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61"/>
    <style:style style:name="ce4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nka Full" table:style-name="ta1">
        <table:shapes>
          <draw:frame draw:z-index="0" draw:style-name="gr1" draw:text-style-name="P1" svg:width="6.2988in" svg:height="3.5429in" svg:x="18.3268in" svg:y="17.6492in">
            <draw:object draw:notify-on-update-of-ranges="'Lenka Full'.T8:'Lenka Full'.T8 'Lenka Full'.T9:'Lenka Full'.T80 'Lenka Full'.U8:'Lenka Full'.U8 'Lenka Full'.U9:'Lenka Full'.U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8.7382in" svg:y="13.5224in">
            <draw:object draw:notify-on-update-of-ranges="'Lenka Full'.V8:'Lenka Full'.V8 'Lenka Full'.V9:'Lenka Full'.V80 'Lenka Full'.W8:'Lenka Full'.W8 'Lenka Full'.W9:'Lenka Full'.W8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3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style-name="ce2" office:value-type="string" calcext:value-type="string">
            <text:p>A</text:p>
          </table:table-cell>
          <table:table-cell office:value-type="string" calcext:value-type="string">
            <text:p>predRA</text:p>
          </table:table-cell>
          <table:table-cell office:value-type="string" calcext:value-type="string">
            <text:p>predRAtrend</text:p>
          </table:table-cell>
          <table:table-cell office:value-type="string" calcext:value-type="string">
            <text:p><text:s/>resA</text:p>
          </table:table-cell>
          <table:table-cell office:value-type="string" calcext:value-type="string">
            <text:p><text:s/>resAtre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edPS</text:p>
          </table:table-cell>
          <table:table-cell office:value-type="string" calcext:value-type="string">
            <text:p><text:s/>predRStrend</text:p>
          </table:table-cell>
          <table:table-cell office:value-type="string" calcext:value-type="string">
            <text:p><text:s/>resS</text:p>
          </table:table-cell>
          <table:table-cell office:value-type="string" calcext:value-type="string">
            <text:p><text:s/>resStre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edD</text:p>
          </table:table-cell>
          <table:table-cell office:value-type="string" calcext:value-type="string">
            <text:p><text:s/>predDtrend</text:p>
          </table:table-cell>
          <table:table-cell table:style-name="ce4"/>
          <table:table-cell table:number-columns-repeated="8"/>
        </table:table-row>
        <table:table-row table:style-name="ro1">
          <table:table-cell office:value-type="date" office:date-value="2020-09-01" calcext:value-type="date">
            <text:p>01/09/20</text:p>
          </table:table-cell>
          <table:table-cell office:value-type="float" office:value="8965" calcext:value-type="float">
            <text:p>8965</text:p>
          </table:table-cell>
          <table:table-cell office:value-type="float" office:value="9022.71" calcext:value-type="float">
            <text:p>9022.71</text:p>
          </table:table-cell>
          <table:table-cell office:value-type="float" office:value="9969.62" calcext:value-type="float">
            <text:p>9969.62</text:p>
          </table:table-cell>
          <table:table-cell office:value-type="float" office:value="-3.69599" calcext:value-type="float">
            <text:p>-3.69599</text:p>
          </table:table-cell>
          <table:table-cell office:value-type="float" office:value="-3.40549" calcext:value-type="float">
            <text:p>-3.40549</text:p>
          </table:table-cell>
          <table:table-cell office:value-type="float" office:value="16281" calcext:value-type="float">
            <text:p>16281</text:p>
          </table:table-cell>
          <table:table-cell office:value-type="float" office:value="16324.5" calcext:value-type="float">
            <text:p>16324.5</text:p>
          </table:table-cell>
          <table:table-cell office:value-type="float" office:value="17420" calcext:value-type="float">
            <text:p>17420</text:p>
          </table:table-cell>
          <table:table-cell office:value-type="float" office:value="-2.14983" calcext:value-type="float">
            <text:p>-2.14983</text:p>
          </table:table-cell>
          <table:table-cell office:value-type="float" office:value="-3.86095" calcext:value-type="float">
            <text:p>-3.86095</text:p>
          </table:table-cell>
          <table:table-cell office:value-type="float" office:value="428" calcext:value-type="float">
            <text:p>428</text:p>
          </table:table-cell>
          <table:table-cell office:value-type="float" office:value="433.198" calcext:value-type="float">
            <text:p>433.198</text:p>
          </table:table-cell>
          <table:table-cell office:value-type="float" office:value="469.273" calcext:value-type="float">
            <text:p>469.273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date" office:date-value="2020-09-02" calcext:value-type="date">
            <text:p>02/09/20</text:p>
          </table:table-cell>
          <table:table-cell office:value-type="float" office:value="9180" calcext:value-type="float">
            <text:p>9180</text:p>
          </table:table-cell>
          <table:table-cell office:value-type="float" office:value="9265.28" calcext:value-type="float">
            <text:p>9265.28</text:p>
          </table:table-cell>
          <table:table-cell office:value-type="float" office:value="10182.6" calcext:value-type="float">
            <text:p>10182.6</text:p>
          </table:table-cell>
          <table:table-cell office:value-type="float" office:value="-4.73949" calcext:value-type="float">
            <text:p>-4.73949</text:p>
          </table:table-cell>
          <table:table-cell office:value-type="float" office:value="-3.25969" calcext:value-type="float">
            <text:p>-3.25969</text:p>
          </table:table-cell>
          <table:table-cell office:value-type="float" office:value="16722" calcext:value-type="float">
            <text:p>16722</text:p>
          </table:table-cell>
          <table:table-cell office:value-type="float" office:value="16900.8" calcext:value-type="float">
            <text:p>16900.8</text:p>
          </table:table-cell>
          <table:table-cell office:value-type="float" office:value="18061.9" calcext:value-type="float">
            <text:p>18061.9</text:p>
          </table:table-cell>
          <table:table-cell office:value-type="float" office:value="-6.68633" calcext:value-type="float">
            <text:p>-6.68633</text:p>
          </table:table-cell>
          <table:table-cell office:value-type="float" office:value="-4.35645" calcext:value-type="float">
            <text:p>-4.35645</text:p>
          </table:table-cell>
          <table:table-cell office:value-type="float" office:value="428" calcext:value-type="float">
            <text:p>428</text:p>
          </table:table-cell>
          <table:table-cell office:value-type="float" office:value="434.521" calcext:value-type="float">
            <text:p>434.521</text:p>
          </table:table-cell>
          <table:table-cell office:value-type="float" office:value="471.53" calcext:value-type="float">
            <text:p>471.53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date" office:date-value="2020-09-03" calcext:value-type="date">
            <text:p>03/09/20</text:p>
          </table:table-cell>
          <table:table-cell office:value-type="float" office:value="9438" calcext:value-type="float">
            <text:p>9438</text:p>
          </table:table-cell>
          <table:table-cell office:value-type="float" office:value="9496.15" calcext:value-type="float">
            <text:p>9496.15</text:p>
          </table:table-cell>
          <table:table-cell office:value-type="float" office:value="10254.5" calcext:value-type="float">
            <text:p>10254.5</text:p>
          </table:table-cell>
          <table:table-cell office:value-type="float" office:value="-3.15083" calcext:value-type="float">
            <text:p>-3.15083</text:p>
          </table:table-cell>
          <table:table-cell office:value-type="float" office:value="-2.69084" calcext:value-type="float">
            <text:p>-2.69084</text:p>
          </table:table-cell>
          <table:table-cell office:value-type="float" office:value="17143" calcext:value-type="float">
            <text:p>17143</text:p>
          </table:table-cell>
          <table:table-cell office:value-type="float" office:value="17336.9" calcext:value-type="float">
            <text:p>17336.9</text:p>
          </table:table-cell>
          <table:table-cell office:value-type="float" office:value="18353.8" calcext:value-type="float">
            <text:p>18353.8</text:p>
          </table:table-cell>
          <table:table-cell office:value-type="float" office:value="-7.31874" calcext:value-type="float">
            <text:p>-7.31874</text:p>
          </table:table-cell>
          <table:table-cell office:value-type="float" office:value="-3.99036" calcext:value-type="float">
            <text:p>-3.99036</text:p>
          </table:table-cell>
          <table:table-cell office:value-type="float" office:value="432" calcext:value-type="float">
            <text:p>432</text:p>
          </table:table-cell>
          <table:table-cell office:value-type="float" office:value="434.653" calcext:value-type="float">
            <text:p>434.653</text:p>
          </table:table-cell>
          <table:table-cell office:value-type="float" office:value="470.206" calcext:value-type="float">
            <text:p>470.206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date" office:date-value="2020-09-04" calcext:value-type="date">
            <text:p>04/09/20</text:p>
          </table:table-cell>
          <table:table-cell office:value-type="float" office:value="9726" calcext:value-type="float">
            <text:p>9726</text:p>
          </table:table-cell>
          <table:table-cell office:value-type="float" office:value="9724.78" calcext:value-type="float">
            <text:p>9724.78</text:p>
          </table:table-cell>
          <table:table-cell office:value-type="float" office:value="10630.6" calcext:value-type="float">
            <text:p>10630.6</text:p>
          </table:table-cell>
          <table:table-cell office:value-type="float" office:value="0.0698525" calcext:value-type="float">
            <text:p>0.0698525</text:p>
          </table:table-cell>
          <table:table-cell office:value-type="float" office:value="-2.84462" calcext:value-type="float">
            <text:p>-2.84462</text:p>
          </table:table-cell>
          <table:table-cell office:value-type="float" office:value="17647" calcext:value-type="float">
            <text:p>17647</text:p>
          </table:table-cell>
          <table:table-cell office:value-type="float" office:value="17593.5" calcext:value-type="float">
            <text:p>17593.5</text:p>
          </table:table-cell>
          <table:table-cell office:value-type="float" office:value="19042.6" calcext:value-type="float">
            <text:p>19042.6</text:p>
          </table:table-cell>
          <table:table-cell office:value-type="float" office:value="2.40509" calcext:value-type="float">
            <text:p>2.40509</text:p>
          </table:table-cell>
          <table:table-cell office:value-type="float" office:value="-4.38875" calcext:value-type="float">
            <text:p>-4.38875</text:p>
          </table:table-cell>
          <table:table-cell office:value-type="float" office:value="435" calcext:value-type="float">
            <text:p>435</text:p>
          </table:table-cell>
          <table:table-cell office:value-type="float" office:value="438.816" calcext:value-type="float">
            <text:p>438.816</text:p>
          </table:table-cell>
          <table:table-cell office:value-type="float" office:value="474.349" calcext:value-type="float">
            <text:p>474.349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date" office:date-value="2020-09-05" calcext:value-type="date">
            <text:p>05/09/20</text:p>
          </table:table-cell>
          <table:table-cell office:value-type="float" office:value="9872" calcext:value-type="float">
            <text:p>9872</text:p>
          </table:table-cell>
          <table:table-cell office:value-type="float" office:value="10137.4" calcext:value-type="float">
            <text:p>10137.4</text:p>
          </table:table-cell>
          <table:table-cell office:value-type="float" office:value="10786.3" calcext:value-type="float">
            <text:p>10786.3</text:p>
          </table:table-cell>
          <table:table-cell office:value-type="float" office:value="-12.6219" calcext:value-type="float">
            <text:p>-12.6219</text:p>
          </table:table-cell>
          <table:table-cell office:value-type="float" office:value="-2.77778" calcext:value-type="float">
            <text:p>-2.77778</text:p>
          </table:table-cell>
          <table:table-cell office:value-type="float" office:value="18009" calcext:value-type="float">
            <text:p>18009</text:p>
          </table:table-cell>
          <table:table-cell office:value-type="float" office:value="18522.8" calcext:value-type="float">
            <text:p>18522.8</text:p>
          </table:table-cell>
          <table:table-cell office:value-type="float" office:value="19564.3" calcext:value-type="float">
            <text:p>19564.3</text:p>
          </table:table-cell>
          <table:table-cell office:value-type="float" office:value="-16.1259" calcext:value-type="float">
            <text:p>-16.1259</text:p>
          </table:table-cell>
          <table:table-cell office:value-type="float" office:value="-4.72542" calcext:value-type="float">
            <text:p>-4.72542</text:p>
          </table:table-cell>
          <table:table-cell office:value-type="float" office:value="440" calcext:value-type="float">
            <text:p>440</text:p>
          </table:table-cell>
          <table:table-cell office:value-type="float" office:value="442.403" calcext:value-type="float">
            <text:p>442.403</text:p>
          </table:table-cell>
          <table:table-cell office:value-type="float" office:value="476.15" calcext:value-type="float">
            <text:p>476.15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date" office:date-value="2020-09-06" calcext:value-type="date">
            <text:p>06/09/20</text:p>
          </table:table-cell>
          <table:table-cell office:value-type="float" office:value="10016" calcext:value-type="float">
            <text:p>10016</text:p>
          </table:table-cell>
          <table:table-cell office:value-type="float" office:value="10178.7" calcext:value-type="float">
            <text:p>10178.7</text:p>
          </table:table-cell>
          <table:table-cell office:value-type="float" office:value="10971.6" calcext:value-type="float">
            <text:p>10971.6</text:p>
          </table:table-cell>
          <table:table-cell office:value-type="float" office:value="-8.97687" calcext:value-type="float">
            <text:p>-8.97687</text:p>
          </table:table-cell>
          <table:table-cell office:value-type="float" office:value="-2.7371" calcext:value-type="float">
            <text:p>-2.7371</text:p>
          </table:table-cell>
          <table:table-cell office:value-type="float" office:value="18269" calcext:value-type="float">
            <text:p>18269</text:p>
          </table:table-cell>
          <table:table-cell office:value-type="float" office:value="18488.5" calcext:value-type="float">
            <text:p>18488.5</text:p>
          </table:table-cell>
          <table:table-cell office:value-type="float" office:value="19896.4" calcext:value-type="float">
            <text:p>19896.4</text:p>
          </table:table-cell>
          <table:table-cell office:value-type="float" office:value="-9.58113" calcext:value-type="float">
            <text:p>-9.58113</text:p>
          </table:table-cell>
          <table:table-cell office:value-type="float" office:value="-4.66117" calcext:value-type="float">
            <text:p>-4.66117</text:p>
          </table:table-cell>
          <table:table-cell office:value-type="float" office:value="443" calcext:value-type="float">
            <text:p>443</text:p>
          </table:table-cell>
          <table:table-cell office:value-type="float" office:value="447.072" calcext:value-type="float">
            <text:p>447.072</text:p>
          </table:table-cell>
          <table:table-cell office:value-type="float" office:value="478.273" calcext:value-type="float">
            <text:p>478.273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date" office:date-value="2020-09-07" calcext:value-type="date">
            <text:p>07/09/20</text:p>
          </table:table-cell>
          <table:table-cell office:value-type="float" office:value="10186" calcext:value-type="float">
            <text:p>10186</text:p>
          </table:table-cell>
          <table:table-cell office:value-type="float" office:value="10268.2" calcext:value-type="float">
            <text:p>10268.2</text:p>
          </table:table-cell>
          <table:table-cell office:value-type="float" office:value="11146.3" calcext:value-type="float">
            <text:p>11146.3</text:p>
          </table:table-cell>
          <table:table-cell office:value-type="float" office:value="-5.01472" calcext:value-type="float">
            <text:p>-5.01472</text:p>
          </table:table-cell>
          <table:table-cell office:value-type="float" office:value="-2.75832" calcext:value-type="float">
            <text:p>-2.75832</text:p>
          </table:table-cell>
          <table:table-cell office:value-type="float" office:value="18659" calcext:value-type="float">
            <text:p>18659</text:p>
          </table:table-cell>
          <table:table-cell office:value-type="float" office:value="18585.3" calcext:value-type="float">
            <text:p>18585.3</text:p>
          </table:table-cell>
          <table:table-cell office:value-type="float" office:value="20170.2" calcext:value-type="float">
            <text:p>20170.2</text:p>
          </table:table-cell>
          <table:table-cell office:value-type="float" office:value="4.01986" calcext:value-type="float">
            <text:p>4.01986</text:p>
          </table:table-cell>
          <table:table-cell office:value-type="float" office:value="-4.34073" calcext:value-type="float">
            <text:p>-4.34073</text:p>
          </table:table-cell>
          <table:table-cell office:value-type="float" office:value="445" calcext:value-type="float">
            <text:p>445</text:p>
          </table:table-cell>
          <table:table-cell office:value-type="float" office:value="450.135" calcext:value-type="float">
            <text:p>450.135</text:p>
          </table:table-cell>
          <table:table-cell office:value-type="float" office:value="481.549" calcext:value-type="float">
            <text:p>481.549</text:p>
          </table:table-cell>
          <table:table-cell table:style-name="Default"/>
          <table:table-cell office:value-type="string" calcext:value-type="string">
            <text:p>Pred A</text:p>
          </table:table-cell>
          <table:table-cell office:value-type="string" calcext:value-type="string">
            <text:p>Act A</text:p>
          </table:table-cell>
          <table:table-cell office:value-type="string" calcext:value-type="string">
            <text:p>Pred S</text:p>
          </table:table-cell>
          <table:table-cell office:value-type="string" calcext:value-type="string">
            <text:p>Act S</text:p>
          </table:table-cell>
          <table:table-cell office:value-type="string" calcext:value-type="string">
            <text:p>Pred D</text:p>
          </table:table-cell>
          <table:table-cell office:value-type="string" calcext:value-type="string">
            <text:p>act D</text:p>
          </table:table-cell>
          <table:table-cell office:value-type="string" calcext:value-type="string">
            <text:p>Pred R</text:p>
          </table:table-cell>
          <table:table-cell office:value-type="string" calcext:value-type="string">
            <text:p>Act R</text:p>
          </table:table-cell>
        </table:table-row>
        <table:table-row table:style-name="ro1">
          <table:table-cell office:value-type="date" office:date-value="2020-09-08" calcext:value-type="date">
            <text:p>08/09/20</text:p>
          </table:table-cell>
          <table:table-cell office:value-type="float" office:value="10572" calcext:value-type="float">
            <text:p>10572</text:p>
          </table:table-cell>
          <table:table-cell office:value-type="float" office:value="10465.1" calcext:value-type="float">
            <text:p>10465.1</text:p>
          </table:table-cell>
          <table:table-cell office:value-type="float" office:value="11407.9" calcext:value-type="float">
            <text:p>11407.9</text:p>
          </table:table-cell>
          <table:table-cell office:value-type="float" office:value="6.21796" calcext:value-type="float">
            <text:p>6.21796</text:p>
          </table:table-cell>
          <table:table-cell office:value-type="float" office:value="-2.27758" calcext:value-type="float">
            <text:p>-2.27758</text:p>
          </table:table-cell>
          <table:table-cell office:value-type="float" office:value="19434" calcext:value-type="float">
            <text:p>19434</text:p>
          </table:table-cell>
          <table:table-cell office:value-type="float" office:value="19135.9" calcext:value-type="float">
            <text:p>19135.9</text:p>
          </table:table-cell>
          <table:table-cell office:value-type="float" office:value="20672.3" calcext:value-type="float">
            <text:p>20672.3</text:p>
          </table:table-cell>
          <table:table-cell office:value-type="float" office:value="13.1022" calcext:value-type="float">
            <text:p>13.1022</text:p>
          </table:table-cell>
          <table:table-cell office:value-type="float" office:value="-3.37407" calcext:value-type="float">
            <text:p>-3.37407</text:p>
          </table:table-cell>
          <table:table-cell office:value-type="float" office:value="450" calcext:value-type="float">
            <text:p>450</text:p>
          </table:table-cell>
          <table:table-cell office:value-type="float" office:value="452.673" calcext:value-type="float">
            <text:p>452.673</text:p>
          </table:table-cell>
          <table:table-cell office:value-type="float" office:value="485.379" calcext:value-type="float">
            <text:p>485.379</text:p>
          </table:table-cell>
          <table:table-cell table:formula="of:=[.A9]" office:value-type="date" office:date-value="2020-09-08" calcext:value-type="date">
            <text:p>08/09/20</text:p>
          </table:table-cell>
          <table:table-cell table:formula="of:=[.D9]-[.B2]" office:value-type="float" office:value="2442.9" calcext:value-type="float">
            <text:p>2442.9</text:p>
          </table:table-cell>
          <table:table-cell table:formula="of:=[.B9]-[.B2]" office:value-type="float" office:value="1607" calcext:value-type="float">
            <text:p>1607</text:p>
          </table:table-cell>
          <table:table-cell table:formula="of:=[.I9]-[.G2]" office:value-type="float" office:value="4391.3" calcext:value-type="float">
            <text:p>4391.3</text:p>
          </table:table-cell>
          <table:table-cell table:formula="of:=[.G9]-[.G2]" office:value-type="float" office:value="3153" calcext:value-type="float">
            <text:p>3153</text:p>
          </table:table-cell>
          <table:table-cell table:formula="of:=[.N9]-[.L2]" office:value-type="float" office:value="57.379" calcext:value-type="float">
            <text:p>57.379</text:p>
          </table:table-cell>
          <table:table-cell table:formula="of:=[.L9]-[.L2]" office:value-type="float" office:value="22" calcext:value-type="float">
            <text:p>22</text:p>
          </table:table-cell>
          <table:table-cell table:formula="of:=[.P9]+[.R9]" office:value-type="float" office:value="6834.2" calcext:value-type="float">
            <text:p>6834.2</text:p>
          </table:table-cell>
          <table:table-cell table:formula="of:=[.Q9]+[.S9]" office:value-type="float" office:value="4760" calcext:value-type="float">
            <text:p>4760</text:p>
          </table:table-cell>
        </table:table-row>
        <table:table-row table:style-name="ro1">
          <table:table-cell office:value-type="date" office:date-value="2020-09-09" calcext:value-type="date">
            <text:p>09/09/20</text:p>
          </table:table-cell>
          <table:table-cell office:value-type="float" office:value="10959" calcext:value-type="float">
            <text:p>10959</text:p>
          </table:table-cell>
          <table:table-cell office:value-type="float" office:value="10977.4" calcext:value-type="float">
            <text:p>10977.4</text:p>
          </table:table-cell>
          <table:table-cell office:value-type="float" office:value="11695.9" calcext:value-type="float">
            <text:p>11695.9</text:p>
          </table:table-cell>
          <table:table-cell office:value-type="float" office:value="-0.891934" calcext:value-type="float">
            <text:p>-0.891934</text:p>
          </table:table-cell>
          <table:table-cell office:value-type="float" office:value="-1.82777" calcext:value-type="float">
            <text:p>-1.82777</text:p>
          </table:table-cell>
          <table:table-cell office:value-type="float" office:value="20206" calcext:value-type="float">
            <text:p>20206</text:p>
          </table:table-cell>
          <table:table-cell office:value-type="float" office:value="20398.7" calcext:value-type="float">
            <text:p>20398.7</text:p>
          </table:table-cell>
          <table:table-cell office:value-type="float" office:value="21430.8" calcext:value-type="float">
            <text:p>21430.8</text:p>
          </table:table-cell>
          <table:table-cell office:value-type="float" office:value="-5.82793" calcext:value-type="float">
            <text:p>-5.82793</text:p>
          </table:table-cell>
          <table:table-cell office:value-type="float" office:value="-3.0381" calcext:value-type="float">
            <text:p>-3.0381</text:p>
          </table:table-cell>
          <table:table-cell office:value-type="float" office:value="453" calcext:value-type="float">
            <text:p>453</text:p>
          </table:table-cell>
          <table:table-cell office:value-type="float" office:value="458.754" calcext:value-type="float">
            <text:p>458.754</text:p>
          </table:table-cell>
          <table:table-cell office:value-type="float" office:value="486.5" calcext:value-type="float">
            <text:p>486.5</text:p>
          </table:table-cell>
          <table:table-cell table:formula="of:=[.A10]" office:value-type="date" office:date-value="2020-09-09" calcext:value-type="date">
            <text:p>09/09/20</text:p>
          </table:table-cell>
          <table:table-cell table:formula="of:=[.D10]-[.B3]" office:value-type="float" office:value="2515.9" calcext:value-type="float">
            <text:p>2515.9</text:p>
          </table:table-cell>
          <table:table-cell table:formula="of:=[.B10]-[.B3]" office:value-type="float" office:value="1779" calcext:value-type="float">
            <text:p>1779</text:p>
          </table:table-cell>
          <table:table-cell table:formula="of:=[.I10]-[.G3]" office:value-type="float" office:value="4708.8" calcext:value-type="float">
            <text:p>4708.8</text:p>
          </table:table-cell>
          <table:table-cell table:formula="of:=[.G10]-[.G3]" office:value-type="float" office:value="3484" calcext:value-type="float">
            <text:p>3484</text:p>
          </table:table-cell>
          <table:table-cell table:formula="of:=[.N10]-[.L3]" office:value-type="float" office:value="58.5" calcext:value-type="float">
            <text:p>58.5</text:p>
          </table:table-cell>
          <table:table-cell table:formula="of:=[.L10]-[.L3]" office:value-type="float" office:value="25" calcext:value-type="float">
            <text:p>25</text:p>
          </table:table-cell>
          <table:table-cell table:formula="of:=[.P10]+[.R10]" office:value-type="float" office:value="7224.7" calcext:value-type="float">
            <text:p>7224.7</text:p>
          </table:table-cell>
          <table:table-cell table:formula="of:=[.Q10]+[.S10]" office:value-type="float" office:value="5263" calcext:value-type="float">
            <text:p>5263</text:p>
          </table:table-cell>
        </table:table-row>
        <table:table-row table:style-name="ro1">
          <table:table-cell office:value-type="date" office:date-value="2020-09-10" calcext:value-type="date">
            <text:p>10/09/20</text:p>
          </table:table-cell>
          <table:table-cell office:value-type="float" office:value="11456" calcext:value-type="float">
            <text:p>11456</text:p>
          </table:table-cell>
          <table:table-cell office:value-type="float" office:value="11418.7" calcext:value-type="float">
            <text:p>11418.7</text:p>
          </table:table-cell>
          <table:table-cell office:value-type="float" office:value="12067.9" calcext:value-type="float">
            <text:p>12067.9</text:p>
          </table:table-cell>
          <table:table-cell office:value-type="float" office:value="1.69389" calcext:value-type="float">
            <text:p>1.69389</text:p>
          </table:table-cell>
          <table:table-cell office:value-type="float" office:value="-1.30477" calcext:value-type="float">
            <text:p>-1.30477</text:p>
          </table:table-cell>
          <table:table-cell office:value-type="float" office:value="21086" calcext:value-type="float">
            <text:p>21086</text:p>
          </table:table-cell>
          <table:table-cell office:value-type="float" office:value="21259.5" calcext:value-type="float">
            <text:p>21259.5</text:p>
          </table:table-cell>
          <table:table-cell office:value-type="float" office:value="22253.9" calcext:value-type="float">
            <text:p>22253.9</text:p>
          </table:table-cell>
          <table:table-cell office:value-type="float" office:value="-5.02258" calcext:value-type="float">
            <text:p>-5.02258</text:p>
          </table:table-cell>
          <table:table-cell office:value-type="float" office:value="-2.49021" calcext:value-type="float">
            <text:p>-2.49021</text:p>
          </table:table-cell>
          <table:table-cell office:value-type="float" office:value="458" calcext:value-type="float">
            <text:p>458</text:p>
          </table:table-cell>
          <table:table-cell office:value-type="float" office:value="462.168" calcext:value-type="float">
            <text:p>462.168</text:p>
          </table:table-cell>
          <table:table-cell office:value-type="float" office:value="491.947" calcext:value-type="float">
            <text:p>491.947</text:p>
          </table:table-cell>
          <table:table-cell table:formula="of:=[.A11]" office:value-type="date" office:date-value="2020-09-10" calcext:value-type="date">
            <text:p>10/09/20</text:p>
          </table:table-cell>
          <table:table-cell table:formula="of:=[.D11]-[.B4]" office:value-type="float" office:value="2629.9" calcext:value-type="float">
            <text:p>2629.9</text:p>
          </table:table-cell>
          <table:table-cell table:formula="of:=[.B11]-[.B4]" office:value-type="float" office:value="2018" calcext:value-type="float">
            <text:p>2018</text:p>
          </table:table-cell>
          <table:table-cell table:formula="of:=[.I11]-[.G4]" office:value-type="float" office:value="5110.9" calcext:value-type="float">
            <text:p>5110.9</text:p>
          </table:table-cell>
          <table:table-cell table:formula="of:=[.G11]-[.G4]" office:value-type="float" office:value="3943" calcext:value-type="float">
            <text:p>3943</text:p>
          </table:table-cell>
          <table:table-cell table:formula="of:=[.N11]-[.L4]" office:value-type="float" office:value="59.947" calcext:value-type="float">
            <text:p>59.947</text:p>
          </table:table-cell>
          <table:table-cell table:formula="of:=[.L11]-[.L4]" office:value-type="float" office:value="26" calcext:value-type="float">
            <text:p>26</text:p>
          </table:table-cell>
          <table:table-cell table:formula="of:=[.P11]+[.R11]" office:value-type="float" office:value="7740.8" calcext:value-type="float">
            <text:p>7740.8</text:p>
          </table:table-cell>
          <table:table-cell table:formula="of:=[.Q11]+[.S11]" office:value-type="float" office:value="5961" calcext:value-type="float">
            <text:p>5961</text:p>
          </table:table-cell>
        </table:table-row>
        <table:table-row table:style-name="ro1">
          <table:table-cell office:value-type="date" office:date-value="2020-09-11" calcext:value-type="date">
            <text:p>11/09/20</text:p>
          </table:table-cell>
          <table:table-cell office:value-type="float" office:value="11939" calcext:value-type="float">
            <text:p>11939</text:p>
          </table:table-cell>
          <table:table-cell office:value-type="float" office:value="11899.1" calcext:value-type="float">
            <text:p>11899.1</text:p>
          </table:table-cell>
          <table:table-cell office:value-type="float" office:value="12600.6" calcext:value-type="float">
            <text:p>12600.6</text:p>
          </table:table-cell>
          <table:table-cell office:value-type="float" office:value="1.85148" calcext:value-type="float">
            <text:p>1.85148</text:p>
          </table:table-cell>
          <table:table-cell office:value-type="float" office:value="-1.33585" calcext:value-type="float">
            <text:p>-1.33585</text:p>
          </table:table-cell>
          <table:table-cell office:value-type="float" office:value="22050" calcext:value-type="float">
            <text:p>22050</text:p>
          </table:table-cell>
          <table:table-cell office:value-type="float" office:value="21920.8" calcext:value-type="float">
            <text:p>21920.8</text:p>
          </table:table-cell>
          <table:table-cell office:value-type="float" office:value="23347.2" calcext:value-type="float">
            <text:p>23347.2</text:p>
          </table:table-cell>
          <table:table-cell office:value-type="float" office:value="4.27966" calcext:value-type="float">
            <text:p>4.27966</text:p>
          </table:table-cell>
          <table:table-cell office:value-type="float" office:value="-2.61908" calcext:value-type="float">
            <text:p>-2.61908</text:p>
          </table:table-cell>
          <table:table-cell office:value-type="float" office:value="461" calcext:value-type="float">
            <text:p>461</text:p>
          </table:table-cell>
          <table:table-cell office:value-type="float" office:value="467.692" calcext:value-type="float">
            <text:p>467.692</text:p>
          </table:table-cell>
          <table:table-cell office:value-type="float" office:value="500.142" calcext:value-type="float">
            <text:p>500.142</text:p>
          </table:table-cell>
          <table:table-cell table:formula="of:=[.A12]" office:value-type="date" office:date-value="2020-09-11" calcext:value-type="date">
            <text:p>11/09/20</text:p>
          </table:table-cell>
          <table:table-cell table:formula="of:=[.D12]-[.B5]" office:value-type="float" office:value="2874.6" calcext:value-type="float">
            <text:p>2874.6</text:p>
          </table:table-cell>
          <table:table-cell table:formula="of:=[.B12]-[.B5]" office:value-type="float" office:value="2213" calcext:value-type="float">
            <text:p>2213</text:p>
          </table:table-cell>
          <table:table-cell table:formula="of:=[.I12]-[.G5]" office:value-type="float" office:value="5700.2" calcext:value-type="float">
            <text:p>5700.2</text:p>
          </table:table-cell>
          <table:table-cell table:formula="of:=[.G12]-[.G5]" office:value-type="float" office:value="4403" calcext:value-type="float">
            <text:p>4403</text:p>
          </table:table-cell>
          <table:table-cell table:formula="of:=[.N12]-[.L5]" office:value-type="float" office:value="65.142" calcext:value-type="float">
            <text:p>65.142</text:p>
          </table:table-cell>
          <table:table-cell table:formula="of:=[.L12]-[.L5]" office:value-type="float" office:value="26" calcext:value-type="float">
            <text:p>26</text:p>
          </table:table-cell>
          <table:table-cell table:formula="of:=[.P12]+[.R12]" office:value-type="float" office:value="8574.8" calcext:value-type="float">
            <text:p>8574.8</text:p>
          </table:table-cell>
          <table:table-cell table:formula="of:=[.Q12]+[.S12]" office:value-type="float" office:value="6616" calcext:value-type="float">
            <text:p>6616</text:p>
          </table:table-cell>
        </table:table-row>
        <table:table-row table:style-name="ro1">
          <table:table-cell office:value-type="date" office:date-value="2020-09-12" calcext:value-type="date">
            <text:p>12/09/20</text:p>
          </table:table-cell>
          <table:table-cell office:value-type="float" office:value="12341" calcext:value-type="float">
            <text:p>12341</text:p>
          </table:table-cell>
          <table:table-cell office:value-type="float" office:value="12544.3" calcext:value-type="float">
            <text:p>12544.3</text:p>
          </table:table-cell>
          <table:table-cell office:value-type="float" office:value="12706.3" calcext:value-type="float">
            <text:p>12706.3</text:p>
          </table:table-cell>
          <table:table-cell office:value-type="float" office:value="-8.04609" calcext:value-type="float">
            <text:p>-8.04609</text:p>
          </table:table-cell>
          <table:table-cell office:value-type="float" office:value="-0.699025" calcext:value-type="float">
            <text:p>-0.699025</text:p>
          </table:table-cell>
          <table:table-cell office:value-type="float" office:value="23189" calcext:value-type="float">
            <text:p>23189</text:p>
          </table:table-cell>
          <table:table-cell office:value-type="float" office:value="23487.4" calcext:value-type="float">
            <text:p>23487.4</text:p>
          </table:table-cell>
          <table:table-cell office:value-type="float" office:value="23743" calcext:value-type="float">
            <text:p>23743</text:p>
          </table:table-cell>
          <table:table-cell office:value-type="float" office:value="-7.38745" calcext:value-type="float">
            <text:p>-7.38745</text:p>
          </table:table-cell>
          <table:table-cell office:value-type="float" office:value="-1.06018" calcext:value-type="float">
            <text:p>-1.06018</text:p>
          </table:table-cell>
          <table:table-cell office:value-type="float" office:value="467" calcext:value-type="float">
            <text:p>467</text:p>
          </table:table-cell>
          <table:table-cell office:value-type="float" office:value="471.587" calcext:value-type="float">
            <text:p>471.587</text:p>
          </table:table-cell>
          <table:table-cell office:value-type="float" office:value="502.055" calcext:value-type="float">
            <text:p>502.055</text:p>
          </table:table-cell>
          <table:table-cell table:formula="of:=[.A13]" office:value-type="date" office:date-value="2020-09-12" calcext:value-type="date">
            <text:p>12/09/20</text:p>
          </table:table-cell>
          <table:table-cell table:formula="of:=[.D13]-[.B6]" office:value-type="float" office:value="2834.3" calcext:value-type="float">
            <text:p>2834.3</text:p>
          </table:table-cell>
          <table:table-cell table:formula="of:=[.B13]-[.B6]" office:value-type="float" office:value="2469" calcext:value-type="float">
            <text:p>2469</text:p>
          </table:table-cell>
          <table:table-cell table:formula="of:=[.I13]-[.G6]" office:value-type="float" office:value="5734" calcext:value-type="float">
            <text:p>5734</text:p>
          </table:table-cell>
          <table:table-cell table:formula="of:=[.G13]-[.G6]" office:value-type="float" office:value="5180" calcext:value-type="float">
            <text:p>5180</text:p>
          </table:table-cell>
          <table:table-cell table:formula="of:=[.N13]-[.L6]" office:value-type="float" office:value="62.055" calcext:value-type="float">
            <text:p>62.055</text:p>
          </table:table-cell>
          <table:table-cell table:formula="of:=[.L13]-[.L6]" office:value-type="float" office:value="27" calcext:value-type="float">
            <text:p>27</text:p>
          </table:table-cell>
          <table:table-cell table:formula="of:=[.P13]+[.R13]" office:value-type="float" office:value="8568.3" calcext:value-type="float">
            <text:p>8568.3</text:p>
          </table:table-cell>
          <table:table-cell table:formula="of:=[.Q13]+[.S13]" office:value-type="float" office:value="7649" calcext:value-type="float">
            <text:p>7649</text:p>
          </table:table-cell>
        </table:table-row>
        <table:table-row table:style-name="ro1">
          <table:table-cell office:value-type="date" office:date-value="2020-09-13" calcext:value-type="date">
            <text:p>13/09/20</text:p>
          </table:table-cell>
          <table:table-cell office:value-type="float" office:value="12612" calcext:value-type="float">
            <text:p>12612</text:p>
          </table:table-cell>
          <table:table-cell office:value-type="float" office:value="12823.6" calcext:value-type="float">
            <text:p>12823.6</text:p>
          </table:table-cell>
          <table:table-cell office:value-type="float" office:value="12887.3" calcext:value-type="float">
            <text:p>12887.3</text:p>
          </table:table-cell>
          <table:table-cell office:value-type="float" office:value="-9.43044" calcext:value-type="float">
            <text:p>-9.43044</text:p>
          </table:table-cell>
          <table:table-cell office:value-type="float" office:value="-0.508574" calcext:value-type="float">
            <text:p>-0.508574</text:p>
          </table:table-cell>
          <table:table-cell office:value-type="float" office:value="23705" calcext:value-type="float">
            <text:p>23705</text:p>
          </table:table-cell>
          <table:table-cell office:value-type="float" office:value="23983.8" calcext:value-type="float">
            <text:p>23983.8</text:p>
          </table:table-cell>
          <table:table-cell office:value-type="float" office:value="23978.2" calcext:value-type="float">
            <text:p>23978.2</text:p>
          </table:table-cell>
          <table:table-cell office:value-type="float" office:value="-9.56055" calcext:value-type="float">
            <text:p>-9.56055</text:p>
          </table:table-cell>
          <table:table-cell office:value-type="float" office:value="-0.50479" calcext:value-type="float">
            <text:p>-0.50479</text:p>
          </table:table-cell>
          <table:table-cell office:value-type="float" office:value="472" calcext:value-type="float">
            <text:p>472</text:p>
          </table:table-cell>
          <table:table-cell office:value-type="float" office:value="477.929" calcext:value-type="float">
            <text:p>477.929</text:p>
          </table:table-cell>
          <table:table-cell office:value-type="float" office:value="505.534" calcext:value-type="float">
            <text:p>505.534</text:p>
          </table:table-cell>
          <table:table-cell table:formula="of:=[.A14]" office:value-type="date" office:date-value="2020-09-13" calcext:value-type="date">
            <text:p>13/09/20</text:p>
          </table:table-cell>
          <table:table-cell table:formula="of:=[.D14]-[.B7]" office:value-type="float" office:value="2871.3" calcext:value-type="float">
            <text:p>2871.3</text:p>
          </table:table-cell>
          <table:table-cell table:formula="of:=[.B14]-[.B7]" office:value-type="float" office:value="2596" calcext:value-type="float">
            <text:p>2596</text:p>
          </table:table-cell>
          <table:table-cell table:formula="of:=[.I14]-[.G7]" office:value-type="float" office:value="5709.2" calcext:value-type="float">
            <text:p>5709.2</text:p>
          </table:table-cell>
          <table:table-cell table:formula="of:=[.G14]-[.G7]" office:value-type="float" office:value="5436" calcext:value-type="float">
            <text:p>5436</text:p>
          </table:table-cell>
          <table:table-cell table:formula="of:=[.N14]-[.L7]" office:value-type="float" office:value="62.534" calcext:value-type="float">
            <text:p>62.534</text:p>
          </table:table-cell>
          <table:table-cell table:formula="of:=[.L14]-[.L7]" office:value-type="float" office:value="29" calcext:value-type="float">
            <text:p>29</text:p>
          </table:table-cell>
          <table:table-cell table:formula="of:=[.P14]+[.R14]" office:value-type="float" office:value="8580.5" calcext:value-type="float">
            <text:p>8580.5</text:p>
          </table:table-cell>
          <table:table-cell table:formula="of:=[.Q14]+[.S14]" office:value-type="float" office:value="8032" calcext:value-type="float">
            <text:p>8032</text:p>
          </table:table-cell>
        </table:table-row>
        <table:table-row table:style-name="ro1">
          <table:table-cell office:value-type="date" office:date-value="2020-09-14" calcext:value-type="date">
            <text:p>14/09/20</text:p>
          </table:table-cell>
          <table:table-cell office:value-type="float" office:value="12945" calcext:value-type="float">
            <text:p>12945</text:p>
          </table:table-cell>
          <table:table-cell office:value-type="float" office:value="13021" calcext:value-type="float">
            <text:p>13021</text:p>
          </table:table-cell>
          <table:table-cell office:value-type="float" office:value="13227.5" calcext:value-type="float">
            <text:p>13227.5</text:p>
          </table:table-cell>
          <table:table-cell office:value-type="float" office:value="-3.68556" calcext:value-type="float">
            <text:p>-3.68556</text:p>
          </table:table-cell>
          <table:table-cell office:value-type="float" office:value="-0.482545" calcext:value-type="float">
            <text:p>-0.482545</text:p>
          </table:table-cell>
          <table:table-cell office:value-type="float" office:value="24406" calcext:value-type="float">
            <text:p>24406</text:p>
          </table:table-cell>
          <table:table-cell office:value-type="float" office:value="24263.1" calcext:value-type="float">
            <text:p>24263.1</text:p>
          </table:table-cell>
          <table:table-cell office:value-type="float" office:value="24635.2" calcext:value-type="float">
            <text:p>24635.2</text:p>
          </table:table-cell>
          <table:table-cell office:value-type="float" office:value="5.9058" calcext:value-type="float">
            <text:p>5.9058</text:p>
          </table:table-cell>
          <table:table-cell office:value-type="float" office:value="-0.391512" calcext:value-type="float">
            <text:p>-0.391512</text:p>
          </table:table-cell>
          <table:table-cell office:value-type="float" office:value="478" calcext:value-type="float">
            <text:p>478</text:p>
          </table:table-cell>
          <table:table-cell office:value-type="float" office:value="483.279" calcext:value-type="float">
            <text:p>483.279</text:p>
          </table:table-cell>
          <table:table-cell office:value-type="float" office:value="512.2" calcext:value-type="float">
            <text:p>512.2</text:p>
          </table:table-cell>
          <table:table-cell table:formula="of:=[.A15]" office:value-type="date" office:date-value="2020-09-14" calcext:value-type="date">
            <text:p>14/09/20</text:p>
          </table:table-cell>
          <table:table-cell table:formula="of:=[.D15]-[.B8]" office:value-type="float" office:value="3041.5" calcext:value-type="float">
            <text:p>3041.5</text:p>
          </table:table-cell>
          <table:table-cell table:formula="of:=[.B15]-[.B8]" office:value-type="float" office:value="2759" calcext:value-type="float">
            <text:p>2759</text:p>
          </table:table-cell>
          <table:table-cell table:formula="of:=[.I15]-[.G8]" office:value-type="float" office:value="5976.2" calcext:value-type="float">
            <text:p>5976.2</text:p>
          </table:table-cell>
          <table:table-cell table:formula="of:=[.G15]-[.G8]" office:value-type="float" office:value="5747" calcext:value-type="float">
            <text:p>5747</text:p>
          </table:table-cell>
          <table:table-cell table:formula="of:=[.N15]-[.L8]" office:value-type="float" office:value="67.2" calcext:value-type="float">
            <text:p>67.2</text:p>
          </table:table-cell>
          <table:table-cell table:formula="of:=[.L15]-[.L8]" office:value-type="float" office:value="33" calcext:value-type="float">
            <text:p>33</text:p>
          </table:table-cell>
          <table:table-cell table:formula="of:=[.P15]+[.R15]" office:value-type="float" office:value="9017.7" calcext:value-type="float">
            <text:p>9017.7</text:p>
          </table:table-cell>
          <table:table-cell table:formula="of:=[.Q15]+[.S15]" office:value-type="float" office:value="8506" calcext:value-type="float">
            <text:p>8506</text:p>
          </table:table-cell>
        </table:table-row>
        <table:table-row table:style-name="ro1">
          <table:table-cell office:value-type="date" office:date-value="2020-09-15" calcext:value-type="date">
            <text:p>15/09/20</text:p>
          </table:table-cell>
          <table:table-cell office:value-type="float" office:value="13453" calcext:value-type="float">
            <text:p>13453</text:p>
          </table:table-cell>
          <table:table-cell office:value-type="float" office:value="13403.8" calcext:value-type="float">
            <text:p>13403.8</text:p>
          </table:table-cell>
          <table:table-cell office:value-type="float" office:value="13988.5" calcext:value-type="float">
            <text:p>13988.5</text:p>
          </table:table-cell>
          <table:table-cell office:value-type="float" office:value="2.25332" calcext:value-type="float">
            <text:p>2.25332</text:p>
          </table:table-cell>
          <table:table-cell office:value-type="float" office:value="-0.787573" calcext:value-type="float">
            <text:p>-0.787573</text:p>
          </table:table-cell>
          <table:table-cell office:value-type="float" office:value="25572" calcext:value-type="float">
            <text:p>25572</text:p>
          </table:table-cell>
          <table:table-cell office:value-type="float" office:value="25234.1" calcext:value-type="float">
            <text:p>25234.1</text:p>
          </table:table-cell>
          <table:table-cell office:value-type="float" office:value="26208.6" calcext:value-type="float">
            <text:p>26208.6</text:p>
          </table:table-cell>
          <table:table-cell office:value-type="float" office:value="11.3679" calcext:value-type="float">
            <text:p>11.3679</text:p>
          </table:table-cell>
          <table:table-cell office:value-type="float" office:value="-0.936208" calcext:value-type="float">
            <text:p>-0.936208</text:p>
          </table:table-cell>
          <table:table-cell office:value-type="float" office:value="488" calcext:value-type="float">
            <text:p>488</text:p>
          </table:table-cell>
          <table:table-cell office:value-type="float" office:value="490.185" calcext:value-type="float">
            <text:p>490.185</text:p>
          </table:table-cell>
          <table:table-cell office:value-type="float" office:value="526.718" calcext:value-type="float">
            <text:p>526.718</text:p>
          </table:table-cell>
          <table:table-cell table:formula="of:=[.A16]" office:value-type="date" office:date-value="2020-09-15" calcext:value-type="date">
            <text:p>15/09/20</text:p>
          </table:table-cell>
          <table:table-cell table:formula="of:=[.D16]-[.B9]" office:value-type="float" office:value="3416.5" calcext:value-type="float">
            <text:p>3416.5</text:p>
          </table:table-cell>
          <table:table-cell table:formula="of:=[.B16]-[.B9]" office:value-type="float" office:value="2881" calcext:value-type="float">
            <text:p>2881</text:p>
          </table:table-cell>
          <table:table-cell table:formula="of:=[.I16]-[.G9]" office:value-type="float" office:value="6774.6" calcext:value-type="float">
            <text:p>6774.6</text:p>
          </table:table-cell>
          <table:table-cell table:formula="of:=[.G16]-[.G9]" office:value-type="float" office:value="6138" calcext:value-type="float">
            <text:p>6138</text:p>
          </table:table-cell>
          <table:table-cell table:formula="of:=[.N16]-[.L9]" office:value-type="float" office:value="76.718" calcext:value-type="float">
            <text:p>76.718</text:p>
          </table:table-cell>
          <table:table-cell table:formula="of:=[.L16]-[.L9]" office:value-type="float" office:value="38" calcext:value-type="float">
            <text:p>38</text:p>
          </table:table-cell>
          <table:table-cell table:formula="of:=[.P16]+[.R16]" office:value-type="float" office:value="10191.1" calcext:value-type="float">
            <text:p>10191.1</text:p>
          </table:table-cell>
          <table:table-cell table:formula="of:=[.Q16]+[.S16]" office:value-type="float" office:value="9019" calcext:value-type="float">
            <text:p>9019</text:p>
          </table:table-cell>
        </table:table-row>
        <table:table-row table:style-name="ro1">
          <table:table-cell office:value-type="date" office:date-value="2020-09-16" calcext:value-type="date">
            <text:p>16/09/20</text:p>
          </table:table-cell>
          <table:table-cell office:value-type="float" office:value="14119" calcext:value-type="float">
            <text:p>14119</text:p>
          </table:table-cell>
          <table:table-cell office:value-type="float" office:value="14084.3" calcext:value-type="float">
            <text:p>14084.3</text:p>
          </table:table-cell>
          <table:table-cell office:value-type="float" office:value="14560.4" calcext:value-type="float">
            <text:p>14560.4</text:p>
          </table:table-cell>
          <table:table-cell office:value-type="float" office:value="1.35372" calcext:value-type="float">
            <text:p>1.35372</text:p>
          </table:table-cell>
          <table:table-cell office:value-type="float" office:value="-0.587116" calcext:value-type="float">
            <text:p>-0.587116</text:p>
          </table:table-cell>
          <table:table-cell office:value-type="float" office:value="27042" calcext:value-type="float">
            <text:p>27042</text:p>
          </table:table-cell>
          <table:table-cell office:value-type="float" office:value="27060.1" calcext:value-type="float">
            <text:p>27060.1</text:p>
          </table:table-cell>
          <table:table-cell office:value-type="float" office:value="27425.8" calcext:value-type="float">
            <text:p>27425.8</text:p>
          </table:table-cell>
          <table:table-cell office:value-type="float" office:value="-0.446262" calcext:value-type="float">
            <text:p>-0.446262</text:p>
          </table:table-cell>
          <table:table-cell office:value-type="float" office:value="-0.510528" calcext:value-type="float">
            <text:p>-0.510528</text:p>
          </table:table-cell>
          <table:table-cell office:value-type="float" office:value="495" calcext:value-type="float">
            <text:p>495</text:p>
          </table:table-cell>
          <table:table-cell office:value-type="float" office:value="501.459" calcext:value-type="float">
            <text:p>501.459</text:p>
          </table:table-cell>
          <table:table-cell office:value-type="float" office:value="533.279" calcext:value-type="float">
            <text:p>533.279</text:p>
          </table:table-cell>
          <table:table-cell table:formula="of:=[.A17]" office:value-type="date" office:date-value="2020-09-16" calcext:value-type="date">
            <text:p>16/09/20</text:p>
          </table:table-cell>
          <table:table-cell table:formula="of:=[.D17]-[.B10]" office:value-type="float" office:value="3601.4" calcext:value-type="float">
            <text:p>3601.4</text:p>
          </table:table-cell>
          <table:table-cell table:formula="of:=[.B17]-[.B10]" office:value-type="float" office:value="3160" calcext:value-type="float">
            <text:p>3160</text:p>
          </table:table-cell>
          <table:table-cell table:formula="of:=[.I17]-[.G10]" office:value-type="float" office:value="7219.8" calcext:value-type="float">
            <text:p>7219.8</text:p>
          </table:table-cell>
          <table:table-cell table:formula="of:=[.G17]-[.G10]" office:value-type="float" office:value="6836" calcext:value-type="float">
            <text:p>6836</text:p>
          </table:table-cell>
          <table:table-cell table:formula="of:=[.N17]-[.L10]" office:value-type="float" office:value="80.279" calcext:value-type="float">
            <text:p>80.279</text:p>
          </table:table-cell>
          <table:table-cell table:formula="of:=[.L17]-[.L10]" office:value-type="float" office:value="42" calcext:value-type="float">
            <text:p>42</text:p>
          </table:table-cell>
          <table:table-cell table:formula="of:=[.P17]+[.R17]" office:value-type="float" office:value="10821.2" calcext:value-type="float">
            <text:p>10821.2</text:p>
          </table:table-cell>
          <table:table-cell table:formula="of:=[.Q17]+[.S17]" office:value-type="float" office:value="9996" calcext:value-type="float">
            <text:p>9996</text:p>
          </table:table-cell>
        </table:table-row>
        <table:table-row table:style-name="ro1">
          <table:table-cell office:value-type="date" office:date-value="2020-09-17" calcext:value-type="date">
            <text:p>17/09/20</text:p>
          </table:table-cell>
          <table:table-cell office:value-type="float" office:value="15088" calcext:value-type="float">
            <text:p>15088</text:p>
          </table:table-cell>
          <table:table-cell office:value-type="float" office:value="14831.7" calcext:value-type="float">
            <text:p>14831.7</text:p>
          </table:table-cell>
          <table:table-cell office:value-type="float" office:value="15286.4" calcext:value-type="float">
            <text:p>15286.4</text:p>
          </table:table-cell>
          <table:table-cell office:value-type="float" office:value="9.40843" calcext:value-type="float">
            <text:p>9.40843</text:p>
          </table:table-cell>
          <table:table-cell office:value-type="float" office:value="-0.233027" calcext:value-type="float">
            <text:p>-0.233027</text:p>
          </table:table-cell>
          <table:table-cell office:value-type="float" office:value="29196" calcext:value-type="float">
            <text:p>29196</text:p>
          </table:table-cell>
          <table:table-cell office:value-type="float" office:value="28634.4" calcext:value-type="float">
            <text:p>28634.4</text:p>
          </table:table-cell>
          <table:table-cell office:value-type="float" office:value="28799.2" calcext:value-type="float">
            <text:p>28799.2</text:p>
          </table:table-cell>
          <table:table-cell office:value-type="float" office:value="13.4366" calcext:value-type="float">
            <text:p>13.4366</text:p>
          </table:table-cell>
          <table:table-cell office:value-type="float" office:value="0.465932" calcext:value-type="float">
            <text:p>0.465932</text:p>
          </table:table-cell>
          <table:table-cell office:value-type="float" office:value="502" calcext:value-type="float">
            <text:p>502</text:p>
          </table:table-cell>
          <table:table-cell office:value-type="float" office:value="509.447" calcext:value-type="float">
            <text:p>509.447</text:p>
          </table:table-cell>
          <table:table-cell office:value-type="float" office:value="542.863" calcext:value-type="float">
            <text:p>542.863</text:p>
          </table:table-cell>
          <table:table-cell table:formula="of:=[.A18]" office:value-type="date" office:date-value="2020-09-17" calcext:value-type="date">
            <text:p>17/09/20</text:p>
          </table:table-cell>
          <table:table-cell table:formula="of:=[.D18]-[.B11]" office:value-type="float" office:value="3830.4" calcext:value-type="float">
            <text:p>3830.4</text:p>
          </table:table-cell>
          <table:table-cell table:formula="of:=[.B18]-[.B11]" office:value-type="float" office:value="3632" calcext:value-type="float">
            <text:p>3632</text:p>
          </table:table-cell>
          <table:table-cell table:formula="of:=[.I18]-[.G11]" office:value-type="float" office:value="7713.2" calcext:value-type="float">
            <text:p>7713.2</text:p>
          </table:table-cell>
          <table:table-cell table:formula="of:=[.G18]-[.G11]" office:value-type="float" office:value="8110" calcext:value-type="float">
            <text:p>8110</text:p>
          </table:table-cell>
          <table:table-cell table:formula="of:=[.N18]-[.L11]" office:value-type="float" office:value="84.8630000000001" calcext:value-type="float">
            <text:p>84.8630000000001</text:p>
          </table:table-cell>
          <table:table-cell table:formula="of:=[.L18]-[.L11]" office:value-type="float" office:value="44" calcext:value-type="float">
            <text:p>44</text:p>
          </table:table-cell>
          <table:table-cell table:formula="of:=[.P18]+[.R18]" office:value-type="float" office:value="11543.6" calcext:value-type="float">
            <text:p>11543.6</text:p>
          </table:table-cell>
          <table:table-cell table:formula="of:=[.Q18]+[.S18]" office:value-type="float" office:value="11742" calcext:value-type="float">
            <text:p>11742</text:p>
          </table:table-cell>
        </table:table-row>
        <table:table-row table:style-name="ro1">
          <table:table-cell office:value-type="date" office:date-value="2020-09-18" calcext:value-type="date">
            <text:p>18/09/20</text:p>
          </table:table-cell>
          <table:table-cell office:value-type="float" office:value="15813" calcext:value-type="float">
            <text:p>15813</text:p>
          </table:table-cell>
          <table:table-cell office:value-type="float" office:value="15803.3" calcext:value-type="float">
            <text:p>15803.3</text:p>
          </table:table-cell>
          <table:table-cell office:value-type="float" office:value="16089.6" calcext:value-type="float">
            <text:p>16089.6</text:p>
          </table:table-cell>
          <table:table-cell office:value-type="float" office:value="0.357846" calcext:value-type="float">
            <text:p>0.357846</text:p>
          </table:table-cell>
          <table:table-cell office:value-type="float" office:value="-0.292612" calcext:value-type="float">
            <text:p>-0.292612</text:p>
          </table:table-cell>
          <table:table-cell office:value-type="float" office:value="30578" calcext:value-type="float">
            <text:p>30578</text:p>
          </table:table-cell>
          <table:table-cell office:value-type="float" office:value="30498.6" calcext:value-type="float">
            <text:p>30498.6</text:p>
          </table:table-cell>
          <table:table-cell office:value-type="float" office:value="30352.2" calcext:value-type="float">
            <text:p>30352.2</text:p>
          </table:table-cell>
          <table:table-cell office:value-type="float" office:value="2.13391" calcext:value-type="float">
            <text:p>2.13391</text:p>
          </table:table-cell>
          <table:table-cell office:value-type="float" office:value="0.238877" calcext:value-type="float">
            <text:p>0.238877</text:p>
          </table:table-cell>
          <table:table-cell office:value-type="float" office:value="514" calcext:value-type="float">
            <text:p>514</text:p>
          </table:table-cell>
          <table:table-cell office:value-type="float" office:value="518.186" calcext:value-type="float">
            <text:p>518.186</text:p>
          </table:table-cell>
          <table:table-cell office:value-type="float" office:value="553.638" calcext:value-type="float">
            <text:p>553.638</text:p>
          </table:table-cell>
          <table:table-cell table:formula="of:=[.A19]" office:value-type="date" office:date-value="2020-09-18" calcext:value-type="date">
            <text:p>18/09/20</text:p>
          </table:table-cell>
          <table:table-cell table:formula="of:=[.D19]-[.B12]" office:value-type="float" office:value="4150.6" calcext:value-type="float">
            <text:p>4150.6</text:p>
          </table:table-cell>
          <table:table-cell table:formula="of:=[.B19]-[.B12]" office:value-type="float" office:value="3874" calcext:value-type="float">
            <text:p>3874</text:p>
          </table:table-cell>
          <table:table-cell table:formula="of:=[.I19]-[.G12]" office:value-type="float" office:value="8302.2" calcext:value-type="float">
            <text:p>8302.2</text:p>
          </table:table-cell>
          <table:table-cell table:formula="of:=[.G19]-[.G12]" office:value-type="float" office:value="8528" calcext:value-type="float">
            <text:p>8528</text:p>
          </table:table-cell>
          <table:table-cell table:formula="of:=[.N19]-[.L12]" office:value-type="float" office:value="92.638" calcext:value-type="float">
            <text:p>92.638</text:p>
          </table:table-cell>
          <table:table-cell table:formula="of:=[.L19]-[.L12]" office:value-type="float" office:value="53" calcext:value-type="float">
            <text:p>53</text:p>
          </table:table-cell>
          <table:table-cell table:formula="of:=[.P19]+[.R19]" office:value-type="float" office:value="12452.8" calcext:value-type="float">
            <text:p>12452.8</text:p>
          </table:table-cell>
          <table:table-cell table:formula="of:=[.Q19]+[.S19]" office:value-type="float" office:value="12402" calcext:value-type="float">
            <text:p>12402</text:p>
          </table:table-cell>
        </table:table-row>
        <table:table-row table:style-name="ro1">
          <table:table-cell office:value-type="date" office:date-value="2020-09-19" calcext:value-type="date">
            <text:p>19/09/20</text:p>
          </table:table-cell>
          <table:table-cell office:value-type="float" office:value="16410" calcext:value-type="float">
            <text:p>16410</text:p>
          </table:table-cell>
          <table:table-cell office:value-type="float" office:value="16747.7" calcext:value-type="float">
            <text:p>16747.7</text:p>
          </table:table-cell>
          <table:table-cell office:value-type="float" office:value="16662" calcext:value-type="float">
            <text:p>16662</text:p>
          </table:table-cell>
          <table:table-cell office:value-type="float" office:value="-10.8375" calcext:value-type="float">
            <text:p>-10.8375</text:p>
          </table:table-cell>
          <table:table-cell office:value-type="float" office:value="-0.230594" calcext:value-type="float">
            <text:p>-0.230594</text:p>
          </table:table-cell>
          <table:table-cell office:value-type="float" office:value="32025" calcext:value-type="float">
            <text:p>32025</text:p>
          </table:table-cell>
          <table:table-cell office:value-type="float" office:value="32489.2" calcext:value-type="float">
            <text:p>32489.2</text:p>
          </table:table-cell>
          <table:table-cell office:value-type="float" office:value="31598.5" calcext:value-type="float">
            <text:p>31598.5</text:p>
          </table:table-cell>
          <table:table-cell office:value-type="float" office:value="-10.1929" calcext:value-type="float">
            <text:p>-10.1929</text:p>
          </table:table-cell>
          <table:table-cell office:value-type="float" office:value="0.390316" calcext:value-type="float">
            <text:p>0.390316</text:p>
          </table:table-cell>
          <table:table-cell office:value-type="float" office:value="522" calcext:value-type="float">
            <text:p>522</text:p>
          </table:table-cell>
          <table:table-cell office:value-type="float" office:value="531.416" calcext:value-type="float">
            <text:p>531.416</text:p>
          </table:table-cell>
          <table:table-cell office:value-type="float" office:value="562.407" calcext:value-type="float">
            <text:p>562.407</text:p>
          </table:table-cell>
          <table:table-cell table:formula="of:=[.A20]" office:value-type="date" office:date-value="2020-09-19" calcext:value-type="date">
            <text:p>19/09/20</text:p>
          </table:table-cell>
          <table:table-cell table:formula="of:=[.D20]-[.B13]" office:value-type="float" office:value="4321" calcext:value-type="float">
            <text:p>4321</text:p>
          </table:table-cell>
          <table:table-cell table:formula="of:=[.B20]-[.B13]" office:value-type="float" office:value="4069" calcext:value-type="float">
            <text:p>4069</text:p>
          </table:table-cell>
          <table:table-cell table:formula="of:=[.I20]-[.G13]" office:value-type="float" office:value="8409.5" calcext:value-type="float">
            <text:p>8409.5</text:p>
          </table:table-cell>
          <table:table-cell table:formula="of:=[.G20]-[.G13]" office:value-type="float" office:value="8836" calcext:value-type="float">
            <text:p>8836</text:p>
          </table:table-cell>
          <table:table-cell table:formula="of:=[.N20]-[.L13]" office:value-type="float" office:value="95.407" calcext:value-type="float">
            <text:p>95.407</text:p>
          </table:table-cell>
          <table:table-cell table:formula="of:=[.L20]-[.L13]" office:value-type="float" office:value="55" calcext:value-type="float">
            <text:p>55</text:p>
          </table:table-cell>
          <table:table-cell table:formula="of:=[.P20]+[.R20]" office:value-type="float" office:value="12730.5" calcext:value-type="float">
            <text:p>12730.5</text:p>
          </table:table-cell>
          <table:table-cell table:formula="of:=[.Q20]+[.S20]" office:value-type="float" office:value="12905" calcext:value-type="float">
            <text:p>12905</text:p>
          </table:table-cell>
        </table:table-row>
        <table:table-row table:style-name="ro1">
          <table:table-cell office:value-type="date" office:date-value="2020-09-20" calcext:value-type="date">
            <text:p>20/09/20</text:p>
          </table:table-cell>
          <table:table-cell office:value-type="float" office:value="16666" calcext:value-type="float">
            <text:p>16666</text:p>
          </table:table-cell>
          <table:table-cell office:value-type="float" office:value="17182.7" calcext:value-type="float">
            <text:p>17182.7</text:p>
          </table:table-cell>
          <table:table-cell office:value-type="float" office:value="17065.9" calcext:value-type="float">
            <text:p>17065.9</text:p>
          </table:table-cell>
          <table:table-cell office:value-type="float" office:value="-18.2851" calcext:value-type="float">
            <text:p>-18.2851</text:p>
          </table:table-cell>
          <table:table-cell office:value-type="float" office:value="-0.348542" calcext:value-type="float">
            <text:p>-0.348542</text:p>
          </table:table-cell>
          <table:table-cell office:value-type="float" office:value="32753" calcext:value-type="float">
            <text:p>32753</text:p>
          </table:table-cell>
          <table:table-cell office:value-type="float" office:value="33142.2" calcext:value-type="float">
            <text:p>33142.2</text:p>
          </table:table-cell>
          <table:table-cell office:value-type="float" office:value="32074.1" calcext:value-type="float">
            <text:p>32074.1</text:p>
          </table:table-cell>
          <table:table-cell office:value-type="float" office:value="-11.3698" calcext:value-type="float">
            <text:p>-11.3698</text:p>
          </table:table-cell>
          <table:table-cell office:value-type="float" office:value="0.59168" calcext:value-type="float">
            <text:p>0.59168</text:p>
          </table:table-cell>
          <table:table-cell office:value-type="float" office:value="528" calcext:value-type="float">
            <text:p>528</text:p>
          </table:table-cell>
          <table:table-cell office:value-type="float" office:value="540.045" calcext:value-type="float">
            <text:p>540.045</text:p>
          </table:table-cell>
          <table:table-cell office:value-type="float" office:value="570.333" calcext:value-type="float">
            <text:p>570.333</text:p>
          </table:table-cell>
          <table:table-cell table:formula="of:=[.A21]" office:value-type="date" office:date-value="2020-09-20" calcext:value-type="date">
            <text:p>20/09/20</text:p>
          </table:table-cell>
          <table:table-cell table:formula="of:=[.D21]-[.B14]" office:value-type="float" office:value="4453.9" calcext:value-type="float">
            <text:p>4453.9</text:p>
          </table:table-cell>
          <table:table-cell table:formula="of:=[.B21]-[.B14]" office:value-type="float" office:value="4054" calcext:value-type="float">
            <text:p>4054</text:p>
          </table:table-cell>
          <table:table-cell table:formula="of:=[.I21]-[.G14]" office:value-type="float" office:value="8369.1" calcext:value-type="float">
            <text:p>8369.1</text:p>
          </table:table-cell>
          <table:table-cell table:formula="of:=[.G21]-[.G14]" office:value-type="float" office:value="9048" calcext:value-type="float">
            <text:p>9048</text:p>
          </table:table-cell>
          <table:table-cell table:formula="of:=[.N21]-[.L14]" office:value-type="float" office:value="98.333" calcext:value-type="float">
            <text:p>98.333</text:p>
          </table:table-cell>
          <table:table-cell table:formula="of:=[.L21]-[.L14]" office:value-type="float" office:value="56" calcext:value-type="float">
            <text:p>56</text:p>
          </table:table-cell>
          <table:table-cell table:formula="of:=[.P21]+[.R21]" office:value-type="float" office:value="12823" calcext:value-type="float">
            <text:p>12823</text:p>
          </table:table-cell>
          <table:table-cell table:formula="of:=[.Q21]+[.S21]" office:value-type="float" office:value="13102" calcext:value-type="float">
            <text:p>13102</text:p>
          </table:table-cell>
        </table:table-row>
        <table:table-row table:style-name="ro1">
          <table:table-cell office:value-type="date" office:date-value="2020-09-21" calcext:value-type="date">
            <text:p>21/09/20</text:p>
          </table:table-cell>
          <table:table-cell office:value-type="float" office:value="17138" calcext:value-type="float">
            <text:p>17138</text:p>
          </table:table-cell>
          <table:table-cell office:value-type="float" office:value="17310.1" calcext:value-type="float">
            <text:p>17310.1</text:p>
          </table:table-cell>
          <table:table-cell office:value-type="float" office:value="17653.1" calcext:value-type="float">
            <text:p>17653.1</text:p>
          </table:table-cell>
          <table:table-cell office:value-type="float" office:value="-6.67482" calcext:value-type="float">
            <text:p>-6.67482</text:p>
          </table:table-cell>
          <table:table-cell office:value-type="float" office:value="-0.423889" calcext:value-type="float">
            <text:p>-0.423889</text:p>
          </table:table-cell>
          <table:table-cell office:value-type="float" office:value="33755" calcext:value-type="float">
            <text:p>33755</text:p>
          </table:table-cell>
          <table:table-cell office:value-type="float" office:value="33523.7" calcext:value-type="float">
            <text:p>33523.7</text:p>
          </table:table-cell>
          <table:table-cell office:value-type="float" office:value="33030.7" calcext:value-type="float">
            <text:p>33030.7</text:p>
          </table:table-cell>
          <table:table-cell office:value-type="float" office:value="8.19138" calcext:value-type="float">
            <text:p>8.19138</text:p>
          </table:table-cell>
          <table:table-cell office:value-type="float" office:value="0.596092" calcext:value-type="float">
            <text:p>0.596092</text:p>
          </table:table-cell>
          <table:table-cell office:value-type="float" office:value="543" calcext:value-type="float">
            <text:p>543</text:p>
          </table:table-cell>
          <table:table-cell office:value-type="float" office:value="546.612" calcext:value-type="float">
            <text:p>546.612</text:p>
          </table:table-cell>
          <table:table-cell office:value-type="float" office:value="584.071" calcext:value-type="float">
            <text:p>584.071</text:p>
          </table:table-cell>
          <table:table-cell table:formula="of:=[.A22]" office:value-type="date" office:date-value="2020-09-21" calcext:value-type="date">
            <text:p>21/09/20</text:p>
          </table:table-cell>
          <table:table-cell table:formula="of:=[.D22]-[.B15]" office:value-type="float" office:value="4708.1" calcext:value-type="float">
            <text:p>4708.1</text:p>
          </table:table-cell>
          <table:table-cell table:formula="of:=[.B22]-[.B15]" office:value-type="float" office:value="4193" calcext:value-type="float">
            <text:p>4193</text:p>
          </table:table-cell>
          <table:table-cell table:formula="of:=[.I22]-[.G15]" office:value-type="float" office:value="8624.7" calcext:value-type="float">
            <text:p>8624.7</text:p>
          </table:table-cell>
          <table:table-cell table:formula="of:=[.G22]-[.G15]" office:value-type="float" office:value="9349" calcext:value-type="float">
            <text:p>9349</text:p>
          </table:table-cell>
          <table:table-cell table:formula="of:=[.N22]-[.L15]" office:value-type="float" office:value="106.071" calcext:value-type="float">
            <text:p>106.071</text:p>
          </table:table-cell>
          <table:table-cell table:formula="of:=[.L22]-[.L15]" office:value-type="float" office:value="65" calcext:value-type="float">
            <text:p>65</text:p>
          </table:table-cell>
          <table:table-cell table:formula="of:=[.P22]+[.R22]" office:value-type="float" office:value="13332.8" calcext:value-type="float">
            <text:p>13332.8</text:p>
          </table:table-cell>
          <table:table-cell table:formula="of:=[.Q22]+[.S22]" office:value-type="float" office:value="13542" calcext:value-type="float">
            <text:p>13542</text:p>
          </table:table-cell>
        </table:table-row>
        <table:table-row table:style-name="ro1">
          <table:table-cell office:value-type="date" office:date-value="2020-09-22" calcext:value-type="date">
            <text:p>22/09/20</text:p>
          </table:table-cell>
          <table:table-cell office:value-type="float" office:value="17746" calcext:value-type="float">
            <text:p>17746</text:p>
          </table:table-cell>
          <table:table-cell office:value-type="float" office:value="17827.3" calcext:value-type="float">
            <text:p>17827.3</text:p>
          </table:table-cell>
          <table:table-cell office:value-type="float" office:value="18506" calcext:value-type="float">
            <text:p>18506</text:p>
          </table:table-cell>
          <table:table-cell office:value-type="float" office:value="-3.04942" calcext:value-type="float">
            <text:p>-3.04942</text:p>
          </table:table-cell>
          <table:table-cell office:value-type="float" office:value="-0.589876" calcext:value-type="float">
            <text:p>-0.589876</text:p>
          </table:table-cell>
          <table:table-cell office:value-type="float" office:value="35541" calcext:value-type="float">
            <text:p>35541</text:p>
          </table:table-cell>
          <table:table-cell office:value-type="float" office:value="34793" calcext:value-type="float">
            <text:p>34793</text:p>
          </table:table-cell>
          <table:table-cell office:value-type="float" office:value="34659.1" calcext:value-type="float">
            <text:p>34659.1</text:p>
          </table:table-cell>
          <table:table-cell office:value-type="float" office:value="22.7225" calcext:value-type="float">
            <text:p>22.7225</text:p>
          </table:table-cell>
          <table:table-cell office:value-type="float" office:value="0.684483" calcext:value-type="float">
            <text:p>0.684483</text:p>
          </table:table-cell>
          <table:table-cell office:value-type="float" office:value="553" calcext:value-type="float">
            <text:p>553</text:p>
          </table:table-cell>
          <table:table-cell office:value-type="float" office:value="562.981" calcext:value-type="float">
            <text:p>562.981</text:p>
          </table:table-cell>
          <table:table-cell office:value-type="float" office:value="604.97" calcext:value-type="float">
            <text:p>604.97</text:p>
          </table:table-cell>
          <table:table-cell table:formula="of:=[.A23]" office:value-type="date" office:date-value="2020-09-22" calcext:value-type="date">
            <text:p>22/09/20</text:p>
          </table:table-cell>
          <table:table-cell table:formula="of:=[.D23]-[.B16]" office:value-type="float" office:value="5053" calcext:value-type="float">
            <text:p>5053</text:p>
          </table:table-cell>
          <table:table-cell table:formula="of:=[.B23]-[.B16]" office:value-type="float" office:value="4293" calcext:value-type="float">
            <text:p>4293</text:p>
          </table:table-cell>
          <table:table-cell table:formula="of:=[.I23]-[.G16]" office:value-type="float" office:value="9087.1" calcext:value-type="float">
            <text:p>9087.1</text:p>
          </table:table-cell>
          <table:table-cell table:formula="of:=[.G23]-[.G16]" office:value-type="float" office:value="9969" calcext:value-type="float">
            <text:p>9969</text:p>
          </table:table-cell>
          <table:table-cell table:formula="of:=[.N23]-[.L16]" office:value-type="float" office:value="116.97" calcext:value-type="float">
            <text:p>116.97</text:p>
          </table:table-cell>
          <table:table-cell table:formula="of:=[.L23]-[.L16]" office:value-type="float" office:value="65" calcext:value-type="float">
            <text:p>65</text:p>
          </table:table-cell>
          <table:table-cell table:formula="of:=[.P23]+[.R23]" office:value-type="float" office:value="14140.1" calcext:value-type="float">
            <text:p>14140.1</text:p>
          </table:table-cell>
          <table:table-cell table:formula="of:=[.Q23]+[.S23]" office:value-type="float" office:value="14262" calcext:value-type="float">
            <text:p>14262</text:p>
          </table:table-cell>
        </table:table-row>
        <table:table-row table:style-name="ro1">
          <table:table-cell office:value-type="date" office:date-value="2020-09-23" calcext:value-type="date">
            <text:p>23/09/20</text:p>
          </table:table-cell>
          <table:table-cell office:value-type="float" office:value="18357" calcext:value-type="float">
            <text:p>18357</text:p>
          </table:table-cell>
          <table:table-cell office:value-type="float" office:value="18672.7" calcext:value-type="float">
            <text:p>18672.7</text:p>
          </table:table-cell>
          <table:table-cell office:value-type="float" office:value="19465.9" calcext:value-type="float">
            <text:p>19465.9</text:p>
          </table:table-cell>
          <table:table-cell office:value-type="float" office:value="-10.2038" calcext:value-type="float">
            <text:p>-10.2038</text:p>
          </table:table-cell>
          <table:table-cell office:value-type="float" office:value="-0.776559" calcext:value-type="float">
            <text:p>-0.776559</text:p>
          </table:table-cell>
          <table:table-cell office:value-type="float" office:value="37236" calcext:value-type="float">
            <text:p>37236</text:p>
          </table:table-cell>
          <table:table-cell office:value-type="float" office:value="37409.4" calcext:value-type="float">
            <text:p>37409.4</text:p>
          </table:table-cell>
          <table:table-cell office:value-type="float" office:value="36504.4" calcext:value-type="float">
            <text:p>36504.4</text:p>
          </table:table-cell>
          <table:table-cell office:value-type="float" office:value="-3.87841" calcext:value-type="float">
            <text:p>-3.87841</text:p>
          </table:table-cell>
          <table:table-cell office:value-type="float" office:value="0.51229" calcext:value-type="float">
            <text:p>0.51229</text:p>
          </table:table-cell>
          <table:table-cell office:value-type="float" office:value="575" calcext:value-type="float">
            <text:p>575</text:p>
          </table:table-cell>
          <table:table-cell office:value-type="float" office:value="574.999" calcext:value-type="float">
            <text:p>574.999</text:p>
          </table:table-cell>
          <table:table-cell office:value-type="float" office:value="620.349" calcext:value-type="float">
            <text:p>620.349</text:p>
          </table:table-cell>
          <table:table-cell table:formula="of:=[.A24]" office:value-type="date" office:date-value="2020-09-23" calcext:value-type="date">
            <text:p>23/09/20</text:p>
          </table:table-cell>
          <table:table-cell table:formula="of:=[.D24]-[.B17]" office:value-type="float" office:value="5346.9" calcext:value-type="float">
            <text:p>5346.9</text:p>
          </table:table-cell>
          <table:table-cell table:formula="of:=[.B24]-[.B17]" office:value-type="float" office:value="4238" calcext:value-type="float">
            <text:p>4238</text:p>
          </table:table-cell>
          <table:table-cell table:formula="of:=[.I24]-[.G17]" office:value-type="float" office:value="9462.4" calcext:value-type="float">
            <text:p>9462.4</text:p>
          </table:table-cell>
          <table:table-cell table:formula="of:=[.G24]-[.G17]" office:value-type="float" office:value="10194" calcext:value-type="float">
            <text:p>10194</text:p>
          </table:table-cell>
          <table:table-cell table:formula="of:=[.N24]-[.L17]" office:value-type="float" office:value="125.349" calcext:value-type="float">
            <text:p>125.349</text:p>
          </table:table-cell>
          <table:table-cell table:formula="of:=[.L24]-[.L17]" office:value-type="float" office:value="80" calcext:value-type="float">
            <text:p>80</text:p>
          </table:table-cell>
          <table:table-cell table:formula="of:=[.P24]+[.R24]" office:value-type="float" office:value="14809.3" calcext:value-type="float">
            <text:p>14809.3</text:p>
          </table:table-cell>
          <table:table-cell table:formula="of:=[.Q24]+[.S24]" office:value-type="float" office:value="14432" calcext:value-type="float">
            <text:p>14432</text:p>
          </table:table-cell>
        </table:table-row>
        <table:table-row table:style-name="ro1">
          <table:table-cell office:value-type="date" office:date-value="2020-09-24" calcext:value-type="date">
            <text:p>24/09/20</text:p>
          </table:table-cell>
          <table:table-cell office:value-type="float" office:value="19187" calcext:value-type="float">
            <text:p>19187</text:p>
          </table:table-cell>
          <table:table-cell office:value-type="float" office:value="19389.1" calcext:value-type="float">
            <text:p>19389.1</text:p>
          </table:table-cell>
          <table:table-cell office:value-type="float" office:value="20966.7" calcext:value-type="float">
            <text:p>20966.7</text:p>
          </table:table-cell>
          <table:table-cell office:value-type="float" office:value="-6.17731" calcext:value-type="float">
            <text:p>-6.17731</text:p>
          </table:table-cell>
          <table:table-cell office:value-type="float" office:value="-1.06098" calcext:value-type="float">
            <text:p>-1.06098</text:p>
          </table:table-cell>
          <table:table-cell office:value-type="float" office:value="39316" calcext:value-type="float">
            <text:p>39316</text:p>
          </table:table-cell>
          <table:table-cell office:value-type="float" office:value="39223.2" calcext:value-type="float">
            <text:p>39223.2</text:p>
          </table:table-cell>
          <table:table-cell office:value-type="float" office:value="39537.9" calcext:value-type="float">
            <text:p>39537.9</text:p>
          </table:table-cell>
          <table:table-cell office:value-type="float" office:value="2.01067" calcext:value-type="float">
            <text:p>2.01067</text:p>
          </table:table-cell>
          <table:table-cell office:value-type="float" office:value="-0.132284" calcext:value-type="float">
            <text:p>-0.132284</text:p>
          </table:table-cell>
          <table:table-cell office:value-type="float" office:value="585" calcext:value-type="float">
            <text:p>585</text:p>
          </table:table-cell>
          <table:table-cell office:value-type="float" office:value="598.109" calcext:value-type="float">
            <text:p>598.109</text:p>
          </table:table-cell>
          <table:table-cell office:value-type="float" office:value="642.305" calcext:value-type="float">
            <text:p>642.305</text:p>
          </table:table-cell>
          <table:table-cell table:formula="of:=[.A25]" office:value-type="date" office:date-value="2020-09-24" calcext:value-type="date">
            <text:p>24/09/20</text:p>
          </table:table-cell>
          <table:table-cell table:formula="of:=[.D25]-[.B18]" office:value-type="float" office:value="5878.7" calcext:value-type="float">
            <text:p>5878.7</text:p>
          </table:table-cell>
          <table:table-cell table:formula="of:=[.B25]-[.B18]" office:value-type="float" office:value="4099" calcext:value-type="float">
            <text:p>4099</text:p>
          </table:table-cell>
          <table:table-cell table:formula="of:=[.I25]-[.G18]" office:value-type="float" office:value="10341.9" calcext:value-type="float">
            <text:p>10341.9</text:p>
          </table:table-cell>
          <table:table-cell table:formula="of:=[.G25]-[.G18]" office:value-type="float" office:value="10120" calcext:value-type="float">
            <text:p>10120</text:p>
          </table:table-cell>
          <table:table-cell table:formula="of:=[.N25]-[.L18]" office:value-type="float" office:value="140.305" calcext:value-type="float">
            <text:p>140.305</text:p>
          </table:table-cell>
          <table:table-cell table:formula="of:=[.L25]-[.L18]" office:value-type="float" office:value="83" calcext:value-type="float">
            <text:p>83</text:p>
          </table:table-cell>
          <table:table-cell table:formula="of:=[.P25]+[.R25]" office:value-type="float" office:value="16220.6" calcext:value-type="float">
            <text:p>16220.6</text:p>
          </table:table-cell>
          <table:table-cell table:formula="of:=[.Q25]+[.S25]" office:value-type="float" office:value="14219" calcext:value-type="float">
            <text:p>14219</text:p>
          </table:table-cell>
        </table:table-row>
        <table:table-row table:style-name="ro1">
          <table:table-cell office:value-type="date" office:date-value="2020-09-25" calcext:value-type="date">
            <text:p>25/09/20</text:p>
          </table:table-cell>
          <table:table-cell office:value-type="float" office:value="20085" calcext:value-type="float">
            <text:p>20085</text:p>
          </table:table-cell>
          <table:table-cell office:value-type="float" office:value="20260.3" calcext:value-type="float">
            <text:p>20260.3</text:p>
          </table:table-cell>
          <table:table-cell office:value-type="float" office:value="22113.1" calcext:value-type="float">
            <text:p>22113.1</text:p>
          </table:table-cell>
          <table:table-cell office:value-type="float" office:value="-5.25792" calcext:value-type="float">
            <text:p>-5.25792</text:p>
          </table:table-cell>
          <table:table-cell office:value-type="float" office:value="-1.14472" calcext:value-type="float">
            <text:p>-1.14472</text:p>
          </table:table-cell>
          <table:table-cell office:value-type="float" office:value="41362" calcext:value-type="float">
            <text:p>41362</text:p>
          </table:table-cell>
          <table:table-cell office:value-type="float" office:value="41165.2" calcext:value-type="float">
            <text:p>41165.2</text:p>
          </table:table-cell>
          <table:table-cell office:value-type="float" office:value="41632.7" calcext:value-type="float">
            <text:p>41632.7</text:p>
          </table:table-cell>
          <table:table-cell office:value-type="float" office:value="4.44194" calcext:value-type="float">
            <text:p>4.44194</text:p>
          </table:table-cell>
          <table:table-cell office:value-type="float" office:value="-0.152784" calcext:value-type="float">
            <text:p>-0.152784</text:p>
          </table:table-cell>
          <table:table-cell office:value-type="float" office:value="595" calcext:value-type="float">
            <text:p>595</text:p>
          </table:table-cell>
          <table:table-cell office:value-type="float" office:value="609.587" calcext:value-type="float">
            <text:p>609.587</text:p>
          </table:table-cell>
          <table:table-cell office:value-type="float" office:value="664.757" calcext:value-type="float">
            <text:p>664.757</text:p>
          </table:table-cell>
          <table:table-cell table:formula="of:=[.A26]" office:value-type="date" office:date-value="2020-09-25" calcext:value-type="date">
            <text:p>25/09/20</text:p>
          </table:table-cell>
          <table:table-cell table:formula="of:=[.D26]-[.B19]" office:value-type="float" office:value="6300.1" calcext:value-type="float">
            <text:p>6300.1</text:p>
          </table:table-cell>
          <table:table-cell table:formula="of:=[.B26]-[.B19]" office:value-type="float" office:value="4272" calcext:value-type="float">
            <text:p>4272</text:p>
          </table:table-cell>
          <table:table-cell table:formula="of:=[.I26]-[.G19]" office:value-type="float" office:value="11054.7" calcext:value-type="float">
            <text:p>11054.7</text:p>
          </table:table-cell>
          <table:table-cell table:formula="of:=[.G26]-[.G19]" office:value-type="float" office:value="10784" calcext:value-type="float">
            <text:p>10784</text:p>
          </table:table-cell>
          <table:table-cell table:formula="of:=[.N26]-[.L19]" office:value-type="float" office:value="150.757" calcext:value-type="float">
            <text:p>150.757</text:p>
          </table:table-cell>
          <table:table-cell table:formula="of:=[.L26]-[.L19]" office:value-type="float" office:value="81" calcext:value-type="float">
            <text:p>81</text:p>
          </table:table-cell>
          <table:table-cell table:formula="of:=[.P26]+[.R26]" office:value-type="float" office:value="17354.8" calcext:value-type="float">
            <text:p>17354.8</text:p>
          </table:table-cell>
          <table:table-cell table:formula="of:=[.Q26]+[.S26]" office:value-type="float" office:value="15056" calcext:value-type="float">
            <text:p>15056</text:p>
          </table:table-cell>
        </table:table-row>
        <table:table-row table:style-name="ro1">
          <table:table-cell office:value-type="date" office:date-value="2020-09-26" calcext:value-type="date">
            <text:p>26/09/20</text:p>
          </table:table-cell>
          <table:table-cell office:value-type="float" office:value="20674" calcext:value-type="float">
            <text:p>20674</text:p>
          </table:table-cell>
          <table:table-cell office:value-type="float" office:value="21291.6" calcext:value-type="float">
            <text:p>21291.6</text:p>
          </table:table-cell>
          <table:table-cell office:value-type="float" office:value="22861.4" calcext:value-type="float">
            <text:p>22861.4</text:p>
          </table:table-cell>
          <table:table-cell office:value-type="float" office:value="-17.4634" calcext:value-type="float">
            <text:p>-17.4634</text:p>
          </table:table-cell>
          <table:table-cell office:value-type="float" office:value="-1.18648" calcext:value-type="float">
            <text:p>-1.18648</text:p>
          </table:table-cell>
          <table:table-cell office:value-type="float" office:value="42749" calcext:value-type="float">
            <text:p>42749</text:p>
          </table:table-cell>
          <table:table-cell office:value-type="float" office:value="43343.6" calcext:value-type="float">
            <text:p>43343.6</text:p>
          </table:table-cell>
          <table:table-cell office:value-type="float" office:value="42894.7" calcext:value-type="float">
            <text:p>42894.7</text:p>
          </table:table-cell>
          <table:table-cell office:value-type="float" office:value="-12.9684" calcext:value-type="float">
            <text:p>-12.9684</text:p>
          </table:table-cell>
          <table:table-cell office:value-type="float" office:value="-0.0790354" calcext:value-type="float">
            <text:p>-0.0790354</text:p>
          </table:table-cell>
          <table:table-cell office:value-type="float" office:value="611" calcext:value-type="float">
            <text:p>611</text:p>
          </table:table-cell>
          <table:table-cell office:value-type="float" office:value="621.242" calcext:value-type="float">
            <text:p>621.242</text:p>
          </table:table-cell>
          <table:table-cell office:value-type="float" office:value="677.769" calcext:value-type="float">
            <text:p>677.769</text:p>
          </table:table-cell>
          <table:table-cell table:formula="of:=[.A27]" office:value-type="date" office:date-value="2020-09-26" calcext:value-type="date">
            <text:p>26/09/20</text:p>
          </table:table-cell>
          <table:table-cell table:formula="of:=[.D27]-[.B20]" office:value-type="float" office:value="6451.4" calcext:value-type="float">
            <text:p>6451.4</text:p>
          </table:table-cell>
          <table:table-cell table:formula="of:=[.B27]-[.B20]" office:value-type="float" office:value="4264" calcext:value-type="float">
            <text:p>4264</text:p>
          </table:table-cell>
          <table:table-cell table:formula="of:=[.I27]-[.G20]" office:value-type="float" office:value="10869.7" calcext:value-type="float">
            <text:p>10869.7</text:p>
          </table:table-cell>
          <table:table-cell table:formula="of:=[.G27]-[.G20]" office:value-type="float" office:value="10724" calcext:value-type="float">
            <text:p>10724</text:p>
          </table:table-cell>
          <table:table-cell table:formula="of:=[.N27]-[.L20]" office:value-type="float" office:value="155.769" calcext:value-type="float">
            <text:p>155.769</text:p>
          </table:table-cell>
          <table:table-cell table:formula="of:=[.L27]-[.L20]" office:value-type="float" office:value="89" calcext:value-type="float">
            <text:p>89</text:p>
          </table:table-cell>
          <table:table-cell table:formula="of:=[.P27]+[.R27]" office:value-type="float" office:value="17321.1" calcext:value-type="float">
            <text:p>17321.1</text:p>
          </table:table-cell>
          <table:table-cell table:formula="of:=[.Q27]+[.S27]" office:value-type="float" office:value="14988" calcext:value-type="float">
            <text:p>14988</text:p>
          </table:table-cell>
        </table:table-row>
        <table:table-row table:style-name="ro1">
          <table:table-cell office:value-type="date" office:date-value="2020-09-27" calcext:value-type="date">
            <text:p>27/09/20</text:p>
          </table:table-cell>
          <table:table-cell office:value-type="float" office:value="21148" calcext:value-type="float">
            <text:p>21148</text:p>
          </table:table-cell>
          <table:table-cell office:value-type="float" office:value="21726.3" calcext:value-type="float">
            <text:p>21726.3</text:p>
          </table:table-cell>
          <table:table-cell office:value-type="float" office:value="23258.4" calcext:value-type="float">
            <text:p>23258.4</text:p>
          </table:table-cell>
          <table:table-cell office:value-type="float" office:value="-17.5246" calcext:value-type="float">
            <text:p>-17.5246</text:p>
          </table:table-cell>
          <table:table-cell office:value-type="float" office:value="-1.1275" calcext:value-type="float">
            <text:p>-1.1275</text:p>
          </table:table-cell>
          <table:table-cell office:value-type="float" office:value="43578" calcext:value-type="float">
            <text:p>43578</text:p>
          </table:table-cell>
          <table:table-cell office:value-type="float" office:value="44040" calcext:value-type="float">
            <text:p>44040</text:p>
          </table:table-cell>
          <table:table-cell office:value-type="float" office:value="43447.9" calcext:value-type="float">
            <text:p>43447.9</text:p>
          </table:table-cell>
          <table:table-cell office:value-type="float" office:value="-12.6075" calcext:value-type="float">
            <text:p>-12.6075</text:p>
          </table:table-cell>
          <table:table-cell office:value-type="float" office:value="0.0694852" calcext:value-type="float">
            <text:p>0.0694852</text:p>
          </table:table-cell>
          <table:table-cell office:value-type="float" office:value="627" calcext:value-type="float">
            <text:p>627</text:p>
          </table:table-cell>
          <table:table-cell office:value-type="float" office:value="637.97" calcext:value-type="float">
            <text:p>637.97</text:p>
          </table:table-cell>
          <table:table-cell office:value-type="float" office:value="688.15" calcext:value-type="float">
            <text:p>688.15</text:p>
          </table:table-cell>
          <table:table-cell table:formula="of:=[.A28]" office:value-type="date" office:date-value="2020-09-27" calcext:value-type="date">
            <text:p>27/09/20</text:p>
          </table:table-cell>
          <table:table-cell table:formula="of:=[.D28]-[.B21]" office:value-type="float" office:value="6592.4" calcext:value-type="float">
            <text:p>6592.4</text:p>
          </table:table-cell>
          <table:table-cell table:formula="of:=[.B28]-[.B21]" office:value-type="float" office:value="4482" calcext:value-type="float">
            <text:p>4482</text:p>
          </table:table-cell>
          <table:table-cell table:formula="of:=[.I28]-[.G21]" office:value-type="float" office:value="10694.9" calcext:value-type="float">
            <text:p>10694.9</text:p>
          </table:table-cell>
          <table:table-cell table:formula="of:=[.G28]-[.G21]" office:value-type="float" office:value="10825" calcext:value-type="float">
            <text:p>10825</text:p>
          </table:table-cell>
          <table:table-cell table:formula="of:=[.N28]-[.L21]" office:value-type="float" office:value="160.15" calcext:value-type="float">
            <text:p>160.15</text:p>
          </table:table-cell>
          <table:table-cell table:formula="of:=[.L28]-[.L21]" office:value-type="float" office:value="99" calcext:value-type="float">
            <text:p>99</text:p>
          </table:table-cell>
          <table:table-cell table:formula="of:=[.P28]+[.R28]" office:value-type="float" office:value="17287.3" calcext:value-type="float">
            <text:p>17287.3</text:p>
          </table:table-cell>
          <table:table-cell table:formula="of:=[.Q28]+[.S28]" office:value-type="float" office:value="15307" calcext:value-type="float">
            <text:p>15307</text:p>
          </table:table-cell>
        </table:table-row>
        <table:table-row table:style-name="ro1">
          <table:table-cell office:value-type="date" office:date-value="2020-09-28" calcext:value-type="date">
            <text:p>28/09/20</text:p>
          </table:table-cell>
          <table:table-cell office:value-type="float" office:value="21602" calcext:value-type="float">
            <text:p>21602</text:p>
          </table:table-cell>
          <table:table-cell office:value-type="float" office:value="22000.3" calcext:value-type="float">
            <text:p>22000.3</text:p>
          </table:table-cell>
          <table:table-cell office:value-type="float" office:value="23994.7" calcext:value-type="float">
            <text:p>23994.7</text:p>
          </table:table-cell>
          <table:table-cell office:value-type="float" office:value="-13.4312" calcext:value-type="float">
            <text:p>-13.4312</text:p>
          </table:table-cell>
          <table:table-cell office:value-type="float" office:value="-1.23683" calcext:value-type="float">
            <text:p>-1.23683</text:p>
          </table:table-cell>
          <table:table-cell office:value-type="float" office:value="44410" calcext:value-type="float">
            <text:p>44410</text:p>
          </table:table-cell>
          <table:table-cell office:value-type="float" office:value="44328.2" calcext:value-type="float">
            <text:p>44328.2</text:p>
          </table:table-cell>
          <table:table-cell office:value-type="float" office:value="44510.2" calcext:value-type="float">
            <text:p>44510.2</text:p>
          </table:table-cell>
          <table:table-cell office:value-type="float" office:value="2.95072" calcext:value-type="float">
            <text:p>2.95072</text:p>
          </table:table-cell>
          <table:table-cell office:value-type="float" office:value="-0.051783" calcext:value-type="float">
            <text:p>-0.051783</text:p>
          </table:table-cell>
          <table:table-cell office:value-type="float" office:value="638" calcext:value-type="float">
            <text:p>638</text:p>
          </table:table-cell>
          <table:table-cell office:value-type="float" office:value="654.81" calcext:value-type="float">
            <text:p>654.81</text:p>
          </table:table-cell>
          <table:table-cell office:value-type="float" office:value="714.481" calcext:value-type="float">
            <text:p>714.481</text:p>
          </table:table-cell>
          <table:table-cell table:formula="of:=[.A29]" office:value-type="date" office:date-value="2020-09-28" calcext:value-type="date">
            <text:p>28/09/20</text:p>
          </table:table-cell>
          <table:table-cell table:formula="of:=[.D29]-[.B22]" office:value-type="float" office:value="6856.7" calcext:value-type="float">
            <text:p>6856.7</text:p>
          </table:table-cell>
          <table:table-cell table:formula="of:=[.B29]-[.B22]" office:value-type="float" office:value="4464" calcext:value-type="float">
            <text:p>4464</text:p>
          </table:table-cell>
          <table:table-cell table:formula="of:=[.I29]-[.G22]" office:value-type="float" office:value="10755.2" calcext:value-type="float">
            <text:p>10755.2</text:p>
          </table:table-cell>
          <table:table-cell table:formula="of:=[.G29]-[.G22]" office:value-type="float" office:value="10655" calcext:value-type="float">
            <text:p>10655</text:p>
          </table:table-cell>
          <table:table-cell table:formula="of:=[.N29]-[.L22]" office:value-type="float" office:value="171.481" calcext:value-type="float">
            <text:p>171.481</text:p>
          </table:table-cell>
          <table:table-cell table:formula="of:=[.L29]-[.L22]" office:value-type="float" office:value="95" calcext:value-type="float">
            <text:p>95</text:p>
          </table:table-cell>
          <table:table-cell table:formula="of:=[.P29]+[.R29]" office:value-type="float" office:value="17611.9" calcext:value-type="float">
            <text:p>17611.9</text:p>
          </table:table-cell>
          <table:table-cell table:formula="of:=[.Q29]+[.S29]" office:value-type="float" office:value="15119" calcext:value-type="float">
            <text:p>15119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float" office:value="22187" calcext:value-type="float">
            <text:p>22187</text:p>
          </table:table-cell>
          <table:table-cell office:value-type="float" office:value="22463" calcext:value-type="float">
            <text:p>22463</text:p>
          </table:table-cell>
          <table:table-cell office:value-type="float" office:value="24964.1" calcext:value-type="float">
            <text:p>24964.1</text:p>
          </table:table-cell>
          <table:table-cell office:value-type="float" office:value="-9.26506" calcext:value-type="float">
            <text:p>-9.26506</text:p>
          </table:table-cell>
          <table:table-cell office:value-type="float" office:value="-1.36303" calcext:value-type="float">
            <text:p>-1.36303</text:p>
          </table:table-cell>
          <table:table-cell office:value-type="float" office:value="45785" calcext:value-type="float">
            <text:p>45785</text:p>
          </table:table-cell>
          <table:table-cell office:value-type="float" office:value="45279.9" calcext:value-type="float">
            <text:p>45279.9</text:p>
          </table:table-cell>
          <table:table-cell office:value-type="float" office:value="46507.6" calcext:value-type="float">
            <text:p>46507.6</text:p>
          </table:table-cell>
          <table:table-cell office:value-type="float" office:value="16.8981" calcext:value-type="float">
            <text:p>16.8981</text:p>
          </table:table-cell>
          <table:table-cell office:value-type="float" office:value="-0.354656" calcext:value-type="float">
            <text:p>-0.354656</text:p>
          </table:table-cell>
          <table:table-cell office:value-type="float" office:value="658" calcext:value-type="float">
            <text:p>658</text:p>
          </table:table-cell>
          <table:table-cell office:value-type="float" office:value="667.306" calcext:value-type="float">
            <text:p>667.306</text:p>
          </table:table-cell>
          <table:table-cell office:value-type="float" office:value="741.107" calcext:value-type="float">
            <text:p>741.107</text:p>
          </table:table-cell>
          <table:table-cell table:formula="of:=[.A30]" office:value-type="date" office:date-value="2020-09-29" calcext:value-type="date">
            <text:p>29/09/20</text:p>
          </table:table-cell>
          <table:table-cell table:formula="of:=[.D30]-[.B23]" office:value-type="float" office:value="7218.1" calcext:value-type="float">
            <text:p>7218.1</text:p>
          </table:table-cell>
          <table:table-cell table:formula="of:=[.B30]-[.B23]" office:value-type="float" office:value="4441" calcext:value-type="float">
            <text:p>4441</text:p>
          </table:table-cell>
          <table:table-cell table:formula="of:=[.I30]-[.G23]" office:value-type="float" office:value="10966.6" calcext:value-type="float">
            <text:p>10966.6</text:p>
          </table:table-cell>
          <table:table-cell table:formula="of:=[.G30]-[.G23]" office:value-type="float" office:value="10244" calcext:value-type="float">
            <text:p>10244</text:p>
          </table:table-cell>
          <table:table-cell table:formula="of:=[.N30]-[.L23]" office:value-type="float" office:value="188.107" calcext:value-type="float">
            <text:p>188.107</text:p>
          </table:table-cell>
          <table:table-cell table:formula="of:=[.L30]-[.L23]" office:value-type="float" office:value="105" calcext:value-type="float">
            <text:p>105</text:p>
          </table:table-cell>
          <table:table-cell table:formula="of:=[.P30]+[.R30]" office:value-type="float" office:value="18184.7" calcext:value-type="float">
            <text:p>18184.7</text:p>
          </table:table-cell>
          <table:table-cell table:formula="of:=[.Q30]+[.S30]" office:value-type="float" office:value="14685" calcext:value-type="float">
            <text:p>14685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float" office:value="23093" calcext:value-type="float">
            <text:p>23093</text:p>
          </table:table-cell>
          <table:table-cell office:value-type="float" office:value="23345.8" calcext:value-type="float">
            <text:p>23345.8</text:p>
          </table:table-cell>
          <table:table-cell office:value-type="float" office:value="25788.9" calcext:value-type="float">
            <text:p>25788.9</text:p>
          </table:table-cell>
          <table:table-cell office:value-type="float" office:value="-7.2992" calcext:value-type="float">
            <text:p>-7.2992</text:p>
          </table:table-cell>
          <table:table-cell office:value-type="float" office:value="-1.30762" calcext:value-type="float">
            <text:p>-1.30762</text:p>
          </table:table-cell>
          <table:table-cell office:value-type="float" office:value="47799" calcext:value-type="float">
            <text:p>47799</text:p>
          </table:table-cell>
          <table:table-cell office:value-type="float" office:value="47716.1" calcext:value-type="float">
            <text:p>47716.1</text:p>
          </table:table-cell>
          <table:table-cell office:value-type="float" office:value="48256.5" calcext:value-type="float">
            <text:p>48256.5</text:p>
          </table:table-cell>
          <table:table-cell office:value-type="float" office:value="1.83549" calcext:value-type="float">
            <text:p>1.83549</text:p>
          </table:table-cell>
          <table:table-cell office:value-type="float" office:value="-0.221894" calcext:value-type="float">
            <text:p>-0.221894</text:p>
          </table:table-cell>
          <table:table-cell office:value-type="float" office:value="674" calcext:value-type="float">
            <text:p>674</text:p>
          </table:table-cell>
          <table:table-cell office:value-type="float" office:value="689.403" calcext:value-type="float">
            <text:p>689.403</text:p>
          </table:table-cell>
          <table:table-cell office:value-type="float" office:value="771.898" calcext:value-type="float">
            <text:p>771.898</text:p>
          </table:table-cell>
          <table:table-cell table:formula="of:=[.A31]" office:value-type="date" office:date-value="2020-09-30" calcext:value-type="date">
            <text:p>30/09/20</text:p>
          </table:table-cell>
          <table:table-cell table:formula="of:=[.D31]-[.B24]" office:value-type="float" office:value="7431.9" calcext:value-type="float">
            <text:p>7431.9</text:p>
          </table:table-cell>
          <table:table-cell table:formula="of:=[.B31]-[.B24]" office:value-type="float" office:value="4736" calcext:value-type="float">
            <text:p>4736</text:p>
          </table:table-cell>
          <table:table-cell table:formula="of:=[.I31]-[.G24]" office:value-type="float" office:value="11020.5" calcext:value-type="float">
            <text:p>11020.5</text:p>
          </table:table-cell>
          <table:table-cell table:formula="of:=[.G31]-[.G24]" office:value-type="float" office:value="10563" calcext:value-type="float">
            <text:p>10563</text:p>
          </table:table-cell>
          <table:table-cell table:formula="of:=[.N31]-[.L24]" office:value-type="float" office:value="196.898" calcext:value-type="float">
            <text:p>196.898</text:p>
          </table:table-cell>
          <table:table-cell table:formula="of:=[.L31]-[.L24]" office:value-type="float" office:value="99" calcext:value-type="float">
            <text:p>99</text:p>
          </table:table-cell>
          <table:table-cell table:formula="of:=[.P31]+[.R31]" office:value-type="float" office:value="18452.4" calcext:value-type="float">
            <text:p>18452.4</text:p>
          </table:table-cell>
          <table:table-cell table:formula="of:=[.Q31]+[.S31]" office:value-type="float" office:value="15299" calcext:value-type="float">
            <text:p>15299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float" office:value="24154" calcext:value-type="float">
            <text:p>24154</text:p>
          </table:table-cell>
          <table:table-cell office:value-type="float" office:value="24426.6" calcext:value-type="float">
            <text:p>24426.6</text:p>
          </table:table-cell>
          <table:table-cell office:value-type="float" office:value="26968.7" calcext:value-type="float">
            <text:p>26968.7</text:p>
          </table:table-cell>
          <table:table-cell office:value-type="float" office:value="-7.32736" calcext:value-type="float">
            <text:p>-7.32736</text:p>
          </table:table-cell>
          <table:table-cell office:value-type="float" office:value="-1.38565" calcext:value-type="float">
            <text:p>-1.38565</text:p>
          </table:table-cell>
          <table:table-cell office:value-type="float" office:value="50230" calcext:value-type="float">
            <text:p>50230</text:p>
          </table:table-cell>
          <table:table-cell office:value-type="float" office:value="50449.7" calcext:value-type="float">
            <text:p>50449.7</text:p>
          </table:table-cell>
          <table:table-cell office:value-type="float" office:value="51179.9" calcext:value-type="float">
            <text:p>51179.9</text:p>
          </table:table-cell>
          <table:table-cell office:value-type="float" office:value="-4.11872" calcext:value-type="float">
            <text:p>-4.11872</text:p>
          </table:table-cell>
          <table:table-cell office:value-type="float" office:value="-0.46762" calcext:value-type="float">
            <text:p>-0.46762</text:p>
          </table:table-cell>
          <table:table-cell office:value-type="float" office:value="703" calcext:value-type="float">
            <text:p>703</text:p>
          </table:table-cell>
          <table:table-cell office:value-type="float" office:value="707.201" calcext:value-type="float">
            <text:p>707.201</text:p>
          </table:table-cell>
          <table:table-cell office:value-type="float" office:value="793.87" calcext:value-type="float">
            <text:p>793.87</text:p>
          </table:table-cell>
          <table:table-cell table:formula="of:=[.A32]" office:value-type="date" office:date-value="2020-10-01" calcext:value-type="date">
            <text:p>01/10/20</text:p>
          </table:table-cell>
          <table:table-cell table:formula="of:=[.D32]-[.B25]" office:value-type="float" office:value="7781.7" calcext:value-type="float">
            <text:p>7781.7</text:p>
          </table:table-cell>
          <table:table-cell table:formula="of:=[.B32]-[.B25]" office:value-type="float" office:value="4967" calcext:value-type="float">
            <text:p>4967</text:p>
          </table:table-cell>
          <table:table-cell table:formula="of:=[.I32]-[.G25]" office:value-type="float" office:value="11863.9" calcext:value-type="float">
            <text:p>11863.9</text:p>
          </table:table-cell>
          <table:table-cell table:formula="of:=[.G32]-[.G25]" office:value-type="float" office:value="10914" calcext:value-type="float">
            <text:p>10914</text:p>
          </table:table-cell>
          <table:table-cell table:formula="of:=[.N32]-[.L25]" office:value-type="float" office:value="208.87" calcext:value-type="float">
            <text:p>208.87</text:p>
          </table:table-cell>
          <table:table-cell table:formula="of:=[.L32]-[.L25]" office:value-type="float" office:value="118" calcext:value-type="float">
            <text:p>118</text:p>
          </table:table-cell>
          <table:table-cell table:formula="of:=[.P32]+[.R32]" office:value-type="float" office:value="19645.6" calcext:value-type="float">
            <text:p>19645.6</text:p>
          </table:table-cell>
          <table:table-cell table:formula="of:=[.Q32]+[.S32]" office:value-type="float" office:value="15881" calcext:value-type="float">
            <text:p>15881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float" office:value="25459" calcext:value-type="float">
            <text:p>25459</text:p>
          </table:table-cell>
          <table:table-cell office:value-type="float" office:value="25723.3" calcext:value-type="float">
            <text:p>25723.3</text:p>
          </table:table-cell>
          <table:table-cell office:value-type="float" office:value="28453.1" calcext:value-type="float">
            <text:p>28453.1</text:p>
          </table:table-cell>
          <table:table-cell office:value-type="float" office:value="-6.53622" calcext:value-type="float">
            <text:p>-6.53622</text:p>
          </table:table-cell>
          <table:table-cell office:value-type="float" office:value="-1.39207" calcext:value-type="float">
            <text:p>-1.39207</text:p>
          </table:table-cell>
          <table:table-cell office:value-type="float" office:value="52721" calcext:value-type="float">
            <text:p>52721</text:p>
          </table:table-cell>
          <table:table-cell office:value-type="float" office:value="53524.2" calcext:value-type="float">
            <text:p>53524.2</text:p>
          </table:table-cell>
          <table:table-cell office:value-type="float" office:value="54996.8" calcext:value-type="float">
            <text:p>54996.8</text:p>
          </table:table-cell>
          <table:table-cell office:value-type="float" office:value="-13.4272" calcext:value-type="float">
            <text:p>-13.4272</text:p>
          </table:table-cell>
          <table:table-cell office:value-type="float" office:value="-1.0581" calcext:value-type="float">
            <text:p>-1.0581</text:p>
          </table:table-cell>
          <table:table-cell office:value-type="float" office:value="724" calcext:value-type="float">
            <text:p>724</text:p>
          </table:table-cell>
          <table:table-cell office:value-type="float" office:value="737.761" calcext:value-type="float">
            <text:p>737.761</text:p>
          </table:table-cell>
          <table:table-cell office:value-type="float" office:value="817.386" calcext:value-type="float">
            <text:p>817.386</text:p>
          </table:table-cell>
          <table:table-cell table:formula="of:=[.A33]" office:value-type="date" office:date-value="2020-10-02" calcext:value-type="date">
            <text:p>02/10/20</text:p>
          </table:table-cell>
          <table:table-cell table:formula="of:=[.D33]-[.B26]" office:value-type="float" office:value="8368.1" calcext:value-type="float">
            <text:p>8368.1</text:p>
          </table:table-cell>
          <table:table-cell table:formula="of:=[.B33]-[.B26]" office:value-type="float" office:value="5374" calcext:value-type="float">
            <text:p>5374</text:p>
          </table:table-cell>
          <table:table-cell table:formula="of:=[.I33]-[.G26]" office:value-type="float" office:value="13634.8" calcext:value-type="float">
            <text:p>13634.8</text:p>
          </table:table-cell>
          <table:table-cell table:formula="of:=[.G33]-[.G26]" office:value-type="float" office:value="11359" calcext:value-type="float">
            <text:p>11359</text:p>
          </table:table-cell>
          <table:table-cell table:formula="of:=[.N33]-[.L26]" office:value-type="float" office:value="222.386" calcext:value-type="float">
            <text:p>222.386</text:p>
          </table:table-cell>
          <table:table-cell table:formula="of:=[.L33]-[.L26]" office:value-type="float" office:value="129" calcext:value-type="float">
            <text:p>129</text:p>
          </table:table-cell>
          <table:table-cell table:formula="of:=[.P33]+[.R33]" office:value-type="float" office:value="22002.9" calcext:value-type="float">
            <text:p>22002.9</text:p>
          </table:table-cell>
          <table:table-cell table:formula="of:=[.Q33]+[.S33]" office:value-type="float" office:value="16733" calcext:value-type="float">
            <text:p>16733</text:p>
          </table:table-cell>
        </table:table-row>
        <table:table-row table:style-name="ro1">
          <table:table-cell office:value-type="date" office:date-value="2020-10-03" calcext:value-type="date">
            <text:p>03/10/20</text:p>
          </table:table-cell>
          <table:table-cell office:value-type="float" office:value="26352" calcext:value-type="float">
            <text:p>26352</text:p>
          </table:table-cell>
          <table:table-cell office:value-type="float" office:value="27045.2" calcext:value-type="float">
            <text:p>27045.2</text:p>
          </table:table-cell>
          <table:table-cell office:value-type="float" office:value="29330.8" calcext:value-type="float">
            <text:p>29330.8</text:p>
          </table:table-cell>
          <table:table-cell table:style-name="ce3" office:value-type="float" office:value="-17.1" calcext:value-type="float">
            <text:p>-1.71E+01</text:p>
          </table:table-cell>
          <table:table-cell office:value-type="float" office:value="-1.39123" calcext:value-type="float">
            <text:p>-1.39123</text:p>
          </table:table-cell>
          <table:table-cell office:value-type="float" office:value="54382" calcext:value-type="float">
            <text:p>54382</text:p>
          </table:table-cell>
          <table:table-cell office:value-type="float" office:value="55812.1" calcext:value-type="float">
            <text:p>55812.1</text:p>
          </table:table-cell>
          <table:table-cell office:value-type="float" office:value="57312.2" calcext:value-type="float">
            <text:p>57312.2</text:p>
          </table:table-cell>
          <table:table-cell office:value-type="float" office:value="-24.7768" calcext:value-type="float">
            <text:p>-24.7768</text:p>
          </table:table-cell>
          <table:table-cell office:value-type="float" office:value="-1.3685" calcext:value-type="float">
            <text:p>-1.3685</text:p>
          </table:table-cell>
          <table:table-cell office:value-type="float" office:value="737" calcext:value-type="float">
            <text:p>737</text:p>
          </table:table-cell>
          <table:table-cell office:value-type="float" office:value="759.834" calcext:value-type="float">
            <text:p>759.834</text:p>
          </table:table-cell>
          <table:table-cell office:value-type="float" office:value="838.892" calcext:value-type="float">
            <text:p>838.892</text:p>
          </table:table-cell>
          <table:table-cell table:formula="of:=[.A34]" office:value-type="date" office:date-value="2020-10-03" calcext:value-type="date">
            <text:p>03/10/20</text:p>
          </table:table-cell>
          <table:table-cell table:formula="of:=[.D34]-[.B27]" office:value-type="float" office:value="8656.8" calcext:value-type="float">
            <text:p>8656.8</text:p>
          </table:table-cell>
          <table:table-cell table:formula="of:=[.B34]-[.B27]" office:value-type="float" office:value="5678" calcext:value-type="float">
            <text:p>5678</text:p>
          </table:table-cell>
          <table:table-cell table:formula="of:=[.I34]-[.G27]" office:value-type="float" office:value="14563.2" calcext:value-type="float">
            <text:p>14563.2</text:p>
          </table:table-cell>
          <table:table-cell table:formula="of:=[.G34]-[.G27]" office:value-type="float" office:value="11633" calcext:value-type="float">
            <text:p>11633</text:p>
          </table:table-cell>
          <table:table-cell table:formula="of:=[.N34]-[.L27]" office:value-type="float" office:value="227.892" calcext:value-type="float">
            <text:p>227.892</text:p>
          </table:table-cell>
          <table:table-cell table:formula="of:=[.L34]-[.L27]" office:value-type="float" office:value="126" calcext:value-type="float">
            <text:p>126</text:p>
          </table:table-cell>
          <table:table-cell table:formula="of:=[.P34]+[.R34]" office:value-type="float" office:value="23220" calcext:value-type="float">
            <text:p>23220</text:p>
          </table:table-cell>
          <table:table-cell table:formula="of:=[.Q34]+[.S34]" office:value-type="float" office:value="17311" calcext:value-type="float">
            <text:p>17311</text:p>
          </table:table-cell>
        </table:table-row>
        <table:table-row table:style-name="ro1">
          <table:table-cell office:value-type="date" office:date-value="2020-10-04" calcext:value-type="date">
            <text:p>04/10/20</text:p>
          </table:table-cell>
          <table:table-cell office:value-type="float" office:value="27043" calcext:value-type="float">
            <text:p>27043</text:p>
          </table:table-cell>
          <table:table-cell office:value-type="float" office:value="27759.1" calcext:value-type="float">
            <text:p>27759.1</text:p>
          </table:table-cell>
          <table:table-cell office:value-type="float" office:value="30108.2" calcext:value-type="float">
            <text:p>30108.2</text:p>
          </table:table-cell>
          <table:table-cell office:value-type="float" office:value="-18.7049" calcext:value-type="float">
            <text:p>-18.7049</text:p>
          </table:table-cell>
          <table:table-cell office:value-type="float" office:value="-1.40173" calcext:value-type="float">
            <text:p>-1.40173</text:p>
          </table:table-cell>
          <table:table-cell office:value-type="float" office:value="55532" calcext:value-type="float">
            <text:p>55532</text:p>
          </table:table-cell>
          <table:table-cell office:value-type="float" office:value="56606.1" calcext:value-type="float">
            <text:p>56606.1</text:p>
          </table:table-cell>
          <table:table-cell office:value-type="float" office:value="58870.6" calcext:value-type="float">
            <text:p>58870.6</text:p>
          </table:table-cell>
          <table:table-cell office:value-type="float" office:value="-22.1486" calcext:value-type="float">
            <text:p>-22.1486</text:p>
          </table:table-cell>
          <table:table-cell office:value-type="float" office:value="-1.52676" calcext:value-type="float">
            <text:p>-1.52676</text:p>
          </table:table-cell>
          <table:table-cell office:value-type="float" office:value="770" calcext:value-type="float">
            <text:p>770</text:p>
          </table:table-cell>
          <table:table-cell office:value-type="float" office:value="773.029" calcext:value-type="float">
            <text:p>773.029</text:p>
          </table:table-cell>
          <table:table-cell office:value-type="float" office:value="861.401" calcext:value-type="float">
            <text:p>861.401</text:p>
          </table:table-cell>
          <table:table-cell table:formula="of:=[.A35]" office:value-type="date" office:date-value="2020-10-04" calcext:value-type="date">
            <text:p>04/10/20</text:p>
          </table:table-cell>
          <table:table-cell table:formula="of:=[.D35]-[.B28]" office:value-type="float" office:value="8960.2" calcext:value-type="float">
            <text:p>8960.2</text:p>
          </table:table-cell>
          <table:table-cell table:formula="of:=[.B35]-[.B28]" office:value-type="float" office:value="5895" calcext:value-type="float">
            <text:p>5895</text:p>
          </table:table-cell>
          <table:table-cell table:formula="of:=[.I35]-[.G28]" office:value-type="float" office:value="15292.6" calcext:value-type="float">
            <text:p>15292.6</text:p>
          </table:table-cell>
          <table:table-cell table:formula="of:=[.G35]-[.G28]" office:value-type="float" office:value="11954" calcext:value-type="float">
            <text:p>11954</text:p>
          </table:table-cell>
          <table:table-cell table:formula="of:=[.N35]-[.L28]" office:value-type="float" office:value="234.401" calcext:value-type="float">
            <text:p>234.401</text:p>
          </table:table-cell>
          <table:table-cell table:formula="of:=[.L35]-[.L28]" office:value-type="float" office:value="143" calcext:value-type="float">
            <text:p>143</text:p>
          </table:table-cell>
          <table:table-cell table:formula="of:=[.P35]+[.R35]" office:value-type="float" office:value="24252.8" calcext:value-type="float">
            <text:p>24252.8</text:p>
          </table:table-cell>
          <table:table-cell table:formula="of:=[.Q35]+[.S35]" office:value-type="float" office:value="17849" calcext:value-type="float">
            <text:p>17849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float" office:value="28086" calcext:value-type="float">
            <text:p>28086</text:p>
          </table:table-cell>
          <table:table-cell office:value-type="float" office:value="28141.7" calcext:value-type="float">
            <text:p>28141.7</text:p>
          </table:table-cell>
          <table:table-cell office:value-type="float" office:value="30883.6" calcext:value-type="float">
            <text:p>30883.6</text:p>
          </table:table-cell>
          <table:table-cell office:value-type="float" office:value="-1.64871" calcext:value-type="float">
            <text:p>-1.64871</text:p>
          </table:table-cell>
          <table:table-cell office:value-type="float" office:value="-1.29525" calcext:value-type="float">
            <text:p>-1.29525</text:p>
          </table:table-cell>
          <table:table-cell office:value-type="float" office:value="57609" calcext:value-type="float">
            <text:p>57609</text:p>
          </table:table-cell>
          <table:table-cell office:value-type="float" office:value="56705.5" calcext:value-type="float">
            <text:p>56705.5</text:p>
          </table:table-cell>
          <table:table-cell office:value-type="float" office:value="60154.7" calcext:value-type="float">
            <text:p>60154.7</text:p>
          </table:table-cell>
          <table:table-cell office:value-type="float" office:value="25.9729" calcext:value-type="float">
            <text:p>25.9729</text:p>
          </table:table-cell>
          <table:table-cell office:value-type="float" office:value="-1.17864" calcext:value-type="float">
            <text:p>-1.17864</text:p>
          </table:table-cell>
          <table:table-cell office:value-type="float" office:value="798" calcext:value-type="float">
            <text:p>798</text:p>
          </table:table-cell>
          <table:table-cell office:value-type="float" office:value="806.453" calcext:value-type="float">
            <text:p>806.453</text:p>
          </table:table-cell>
          <table:table-cell office:value-type="float" office:value="884.313" calcext:value-type="float">
            <text:p>884.313</text:p>
          </table:table-cell>
          <table:table-cell table:formula="of:=[.A36]" office:value-type="date" office:date-value="2020-10-05" calcext:value-type="date">
            <text:p>05/10/20</text:p>
          </table:table-cell>
          <table:table-cell table:formula="of:=[.D36]-[.B29]" office:value-type="float" office:value="9281.6" calcext:value-type="float">
            <text:p>9281.6</text:p>
          </table:table-cell>
          <table:table-cell table:formula="of:=[.B36]-[.B29]" office:value-type="float" office:value="6484" calcext:value-type="float">
            <text:p>6484</text:p>
          </table:table-cell>
          <table:table-cell table:formula="of:=[.I36]-[.G29]" office:value-type="float" office:value="15744.7" calcext:value-type="float">
            <text:p>15744.7</text:p>
          </table:table-cell>
          <table:table-cell table:formula="of:=[.G36]-[.G29]" office:value-type="float" office:value="13199" calcext:value-type="float">
            <text:p>13199</text:p>
          </table:table-cell>
          <table:table-cell table:formula="of:=[.N36]-[.L29]" office:value-type="float" office:value="246.313" calcext:value-type="float">
            <text:p>246.313</text:p>
          </table:table-cell>
          <table:table-cell table:formula="of:=[.L36]-[.L29]" office:value-type="float" office:value="160" calcext:value-type="float">
            <text:p>160</text:p>
          </table:table-cell>
          <table:table-cell table:formula="of:=[.P36]+[.R36]" office:value-type="float" office:value="25026.3" calcext:value-type="float">
            <text:p>25026.3</text:p>
          </table:table-cell>
          <table:table-cell table:formula="of:=[.Q36]+[.S36]" office:value-type="float" office:value="19683" calcext:value-type="float">
            <text:p>19683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float" office:value="29563" calcext:value-type="float">
            <text:p>29563</text:p>
          </table:table-cell>
          <table:table-cell office:value-type="float" office:value="29249.9" calcext:value-type="float">
            <text:p>29249.9</text:p>
          </table:table-cell>
          <table:table-cell office:value-type="float" office:value="31924.4" calcext:value-type="float">
            <text:p>31924.4</text:p>
          </table:table-cell>
          <table:table-cell office:value-type="float" office:value="9.03823" calcext:value-type="float">
            <text:p>9.03823</text:p>
          </table:table-cell>
          <table:table-cell office:value-type="float" office:value="-1.1256" calcext:value-type="float">
            <text:p>-1.1256</text:p>
          </table:table-cell>
          <table:table-cell office:value-type="float" office:value="60588" calcext:value-type="float">
            <text:p>60588</text:p>
          </table:table-cell>
          <table:table-cell office:value-type="float" office:value="59262.8" calcext:value-type="float">
            <text:p>59262.8</text:p>
          </table:table-cell>
          <table:table-cell office:value-type="float" office:value="62645.7" calcext:value-type="float">
            <text:p>62645.7</text:p>
          </table:table-cell>
          <table:table-cell office:value-type="float" office:value="31.9629" calcext:value-type="float">
            <text:p>31.9629</text:p>
          </table:table-cell>
          <table:table-cell table:style-name="ce3" office:value-type="float" office:value="-0.981" calcext:value-type="float">
            <text:p>-9.81E-01</text:p>
          </table:table-cell>
          <table:table-cell office:value-type="float" office:value="834" calcext:value-type="float">
            <text:p>834</text:p>
          </table:table-cell>
          <table:table-cell office:value-type="float" office:value="837.373" calcext:value-type="float">
            <text:p>837.373</text:p>
          </table:table-cell>
          <table:table-cell office:value-type="float" office:value="921.036" calcext:value-type="float">
            <text:p>921.036</text:p>
          </table:table-cell>
          <table:table-cell table:formula="of:=[.A37]" office:value-type="date" office:date-value="2020-10-06" calcext:value-type="date">
            <text:p>06/10/20</text:p>
          </table:table-cell>
          <table:table-cell table:formula="of:=[.D37]-[.B30]" office:value-type="float" office:value="9737.4" calcext:value-type="float">
            <text:p>9737.4</text:p>
          </table:table-cell>
          <table:table-cell table:formula="of:=[.B37]-[.B30]" office:value-type="float" office:value="7376" calcext:value-type="float">
            <text:p>7376</text:p>
          </table:table-cell>
          <table:table-cell table:formula="of:=[.I37]-[.G30]" office:value-type="float" office:value="16860.7" calcext:value-type="float">
            <text:p>16860.7</text:p>
          </table:table-cell>
          <table:table-cell table:formula="of:=[.G37]-[.G30]" office:value-type="float" office:value="14803" calcext:value-type="float">
            <text:p>14803</text:p>
          </table:table-cell>
          <table:table-cell table:formula="of:=[.N37]-[.L30]" office:value-type="float" office:value="263.036" calcext:value-type="float">
            <text:p>263.036</text:p>
          </table:table-cell>
          <table:table-cell table:formula="of:=[.L37]-[.L30]" office:value-type="float" office:value="176" calcext:value-type="float">
            <text:p>176</text:p>
          </table:table-cell>
          <table:table-cell table:formula="of:=[.P37]+[.R37]" office:value-type="float" office:value="26598.1" calcext:value-type="float">
            <text:p>26598.1</text:p>
          </table:table-cell>
          <table:table-cell table:formula="of:=[.Q37]+[.S37]" office:value-type="float" office:value="22179" calcext:value-type="float">
            <text:p>22179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float" office:value="31494" calcext:value-type="float">
            <text:p>31494</text:p>
          </table:table-cell>
          <table:table-cell office:value-type="float" office:value="31041.5" calcext:value-type="float">
            <text:p>31041.5</text:p>
          </table:table-cell>
          <table:table-cell office:value-type="float" office:value="33206.2" calcext:value-type="float">
            <text:p>33206.2</text:p>
          </table:table-cell>
          <table:table-cell office:value-type="float" office:value="11.6012" calcext:value-type="float">
            <text:p>11.6012</text:p>
          </table:table-cell>
          <table:table-cell office:value-type="float" office:value="-0.783429" calcext:value-type="float">
            <text:p>-0.783429</text:p>
          </table:table-cell>
          <table:table-cell office:value-type="float" office:value="63995" calcext:value-type="float">
            <text:p>63995</text:p>
          </table:table-cell>
          <table:table-cell office:value-type="float" office:value="63297.3" calcext:value-type="float">
            <text:p>63297.3</text:p>
          </table:table-cell>
          <table:table-cell office:value-type="float" office:value="65590.4" calcext:value-type="float">
            <text:p>65590.4</text:p>
          </table:table-cell>
          <table:table-cell office:value-type="float" office:value="13.0421" calcext:value-type="float">
            <text:p>13.0421</text:p>
          </table:table-cell>
          <table:table-cell office:value-type="float" office:value="-0.729987" calcext:value-type="float">
            <text:p>-0.729987</text:p>
          </table:table-cell>
          <table:table-cell office:value-type="float" office:value="884" calcext:value-type="float">
            <text:p>884</text:p>
          </table:table-cell>
          <table:table-cell office:value-type="float" office:value="877.167" calcext:value-type="float">
            <text:p>877.167</text:p>
          </table:table-cell>
          <table:table-cell office:value-type="float" office:value="951.157" calcext:value-type="float">
            <text:p>951.157</text:p>
          </table:table-cell>
          <table:table-cell table:formula="of:=[.A38]" office:value-type="date" office:date-value="2020-10-07" calcext:value-type="date">
            <text:p>07/10/20</text:p>
          </table:table-cell>
          <table:table-cell table:formula="of:=[.D38]-[.B31]" office:value-type="float" office:value="10113.2" calcext:value-type="float">
            <text:p>10113.2</text:p>
          </table:table-cell>
          <table:table-cell table:formula="of:=[.B38]-[.B31]" office:value-type="float" office:value="8401" calcext:value-type="float">
            <text:p>8401</text:p>
          </table:table-cell>
          <table:table-cell table:formula="of:=[.I38]-[.G31]" office:value-type="float" office:value="17791.4" calcext:value-type="float">
            <text:p>17791.4</text:p>
          </table:table-cell>
          <table:table-cell table:formula="of:=[.G38]-[.G31]" office:value-type="float" office:value="16196" calcext:value-type="float">
            <text:p>16196</text:p>
          </table:table-cell>
          <table:table-cell table:formula="of:=[.N38]-[.L31]" office:value-type="float" office:value="277.157" calcext:value-type="float">
            <text:p>277.157</text:p>
          </table:table-cell>
          <table:table-cell table:formula="of:=[.L38]-[.L31]" office:value-type="float" office:value="210" calcext:value-type="float">
            <text:p>210</text:p>
          </table:table-cell>
          <table:table-cell table:formula="of:=[.P38]+[.R38]" office:value-type="float" office:value="27904.6" calcext:value-type="float">
            <text:p>27904.6</text:p>
          </table:table-cell>
          <table:table-cell table:formula="of:=[.Q38]+[.S38]" office:value-type="float" office:value="24597" calcext:value-type="float">
            <text:p>24597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float" office:value="33407" calcext:value-type="float">
            <text:p>33407</text:p>
          </table:table-cell>
          <table:table-cell office:value-type="float" office:value="33155" calcext:value-type="float">
            <text:p>33155</text:p>
          </table:table-cell>
          <table:table-cell office:value-type="float" office:value="34559" calcext:value-type="float">
            <text:p>34559</text:p>
          </table:table-cell>
          <table:table-cell office:value-type="float" office:value="6.09847" calcext:value-type="float">
            <text:p>6.09847</text:p>
          </table:table-cell>
          <table:table-cell office:value-type="float" office:value="-0.507787" calcext:value-type="float">
            <text:p>-0.507787</text:p>
          </table:table-cell>
          <table:table-cell office:value-type="float" office:value="67479" calcext:value-type="float">
            <text:p>67479</text:p>
          </table:table-cell>
          <table:table-cell office:value-type="float" office:value="67158" calcext:value-type="float">
            <text:p>67158</text:p>
          </table:table-cell>
          <table:table-cell office:value-type="float" office:value="68470.7" calcext:value-type="float">
            <text:p>68470.7</text:p>
          </table:table-cell>
          <table:table-cell office:value-type="float" office:value="5.54753" calcext:value-type="float">
            <text:p>5.54753</text:p>
          </table:table-cell>
          <table:table-cell office:value-type="float" office:value="-0.437123" calcext:value-type="float">
            <text:p>-0.437123</text:p>
          </table:table-cell>
          <table:table-cell office:value-type="float" office:value="910" calcext:value-type="float">
            <text:p>910</text:p>
          </table:table-cell>
          <table:table-cell office:value-type="float" office:value="930.584" calcext:value-type="float">
            <text:p>930.584</text:p>
          </table:table-cell>
          <table:table-cell office:value-type="float" office:value="992.327" calcext:value-type="float">
            <text:p>992.327</text:p>
          </table:table-cell>
          <table:table-cell table:formula="of:=[.A39]" office:value-type="date" office:date-value="2020-10-08" calcext:value-type="date">
            <text:p>08/10/20</text:p>
          </table:table-cell>
          <table:table-cell table:formula="of:=[.D39]-[.B32]" office:value-type="float" office:value="10405" calcext:value-type="float">
            <text:p>10405</text:p>
          </table:table-cell>
          <table:table-cell table:formula="of:=[.B39]-[.B32]" office:value-type="float" office:value="9253" calcext:value-type="float">
            <text:p>9253</text:p>
          </table:table-cell>
          <table:table-cell table:formula="of:=[.I39]-[.G32]" office:value-type="float" office:value="18240.7" calcext:value-type="float">
            <text:p>18240.7</text:p>
          </table:table-cell>
          <table:table-cell table:formula="of:=[.G39]-[.G32]" office:value-type="float" office:value="17249" calcext:value-type="float">
            <text:p>17249</text:p>
          </table:table-cell>
          <table:table-cell table:formula="of:=[.N39]-[.L32]" office:value-type="float" office:value="289.327" calcext:value-type="float">
            <text:p>289.327</text:p>
          </table:table-cell>
          <table:table-cell table:formula="of:=[.L39]-[.L32]" office:value-type="float" office:value="207" calcext:value-type="float">
            <text:p>207</text:p>
          </table:table-cell>
          <table:table-cell table:formula="of:=[.P39]+[.R39]" office:value-type="float" office:value="28645.7" calcext:value-type="float">
            <text:p>28645.7</text:p>
          </table:table-cell>
          <table:table-cell table:formula="of:=[.Q39]+[.S39]" office:value-type="float" office:value="26502" calcext:value-type="float">
            <text:p>26502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float" office:value="36547" calcext:value-type="float">
            <text:p>36547</text:p>
          </table:table-cell>
          <table:table-cell office:value-type="float" office:value="35323.5" calcext:value-type="float">
            <text:p>35323.5</text:p>
          </table:table-cell>
          <table:table-cell office:value-type="float" office:value="36036.9" calcext:value-type="float">
            <text:p>36036.9</text:p>
          </table:table-cell>
          <table:table-cell office:value-type="float" office:value="27.5382" calcext:value-type="float">
            <text:p>27.5382</text:p>
          </table:table-cell>
          <table:table-cell office:value-type="float" office:value="0.213398" calcext:value-type="float">
            <text:p>0.213398</text:p>
          </table:table-cell>
          <table:table-cell office:value-type="float" office:value="72956" calcext:value-type="float">
            <text:p>72956</text:p>
          </table:table-cell>
          <table:table-cell office:value-type="float" office:value="71020.4" calcext:value-type="float">
            <text:p>71020.4</text:p>
          </table:table-cell>
          <table:table-cell office:value-type="float" office:value="70821.5" calcext:value-type="float">
            <text:p>70821.5</text:p>
          </table:table-cell>
          <table:table-cell office:value-type="float" office:value="31.5942" calcext:value-type="float">
            <text:p>31.5942</text:p>
          </table:table-cell>
          <table:table-cell office:value-type="float" office:value="0.892939" calcext:value-type="float">
            <text:p>0.892939</text:p>
          </table:table-cell>
          <table:table-cell office:value-type="float" office:value="971" calcext:value-type="float">
            <text:p>971</text:p>
          </table:table-cell>
          <table:table-cell office:value-type="float" office:value="959.642" calcext:value-type="float">
            <text:p>959.642</text:p>
          </table:table-cell>
          <table:table-cell office:value-type="float" office:value="1021.66" calcext:value-type="float">
            <text:p>1021.66</text:p>
          </table:table-cell>
          <table:table-cell table:formula="of:=[.A40]" office:value-type="date" office:date-value="2020-10-09" calcext:value-type="date">
            <text:p>09/10/20</text:p>
          </table:table-cell>
          <table:table-cell table:formula="of:=[.D40]-[.B33]" office:value-type="float" office:value="10577.9" calcext:value-type="float">
            <text:p>10577.9</text:p>
          </table:table-cell>
          <table:table-cell table:formula="of:=[.B40]-[.B33]" office:value-type="float" office:value="11088" calcext:value-type="float">
            <text:p>11088</text:p>
          </table:table-cell>
          <table:table-cell table:formula="of:=[.I40]-[.G33]" office:value-type="float" office:value="18100.5" calcext:value-type="float">
            <text:p>18100.5</text:p>
          </table:table-cell>
          <table:table-cell table:formula="of:=[.G40]-[.G33]" office:value-type="float" office:value="20235" calcext:value-type="float">
            <text:p>20235</text:p>
          </table:table-cell>
          <table:table-cell table:formula="of:=[.N40]-[.L33]" office:value-type="float" office:value="297.66" calcext:value-type="float">
            <text:p>297.66</text:p>
          </table:table-cell>
          <table:table-cell table:formula="of:=[.L40]-[.L33]" office:value-type="float" office:value="247" calcext:value-type="float">
            <text:p>247</text:p>
          </table:table-cell>
          <table:table-cell table:formula="of:=[.P40]+[.R40]" office:value-type="float" office:value="28678.4" calcext:value-type="float">
            <text:p>28678.4</text:p>
          </table:table-cell>
          <table:table-cell table:formula="of:=[.Q40]+[.S40]" office:value-type="float" office:value="31323" calcext:value-type="float">
            <text:p>31323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float" office:value="38171" calcext:value-type="float">
            <text:p>38171</text:p>
          </table:table-cell>
          <table:table-cell office:value-type="float" office:value="38542" calcext:value-type="float">
            <text:p>38542</text:p>
          </table:table-cell>
          <table:table-cell office:value-type="float" office:value="36856.7" calcext:value-type="float">
            <text:p>36856.7</text:p>
          </table:table-cell>
          <table:table-cell office:value-type="float" office:value="-8.21348" calcext:value-type="float">
            <text:p>-8.21348</text:p>
          </table:table-cell>
          <table:table-cell office:value-type="float" office:value="0.531467" calcext:value-type="float">
            <text:p>0.531467</text:p>
          </table:table-cell>
          <table:table-cell office:value-type="float" office:value="75967" calcext:value-type="float">
            <text:p>75967</text:p>
          </table:table-cell>
          <table:table-cell office:value-type="float" office:value="76179.4" calcext:value-type="float">
            <text:p>76179.4</text:p>
          </table:table-cell>
          <table:table-cell office:value-type="float" office:value="71523.2" calcext:value-type="float">
            <text:p>71523.2</text:p>
          </table:table-cell>
          <table:table-cell office:value-type="float" office:value="-3.65937" calcext:value-type="float">
            <text:p>-3.65937</text:p>
          </table:table-cell>
          <table:table-cell office:value-type="float" office:value="1.79693" calcext:value-type="float">
            <text:p>1.79693</text:p>
          </table:table-cell>
          <table:table-cell office:value-type="float" office:value="1023" calcext:value-type="float">
            <text:p>1023</text:p>
          </table:table-cell>
          <table:table-cell office:value-type="float" office:value="1026.01" calcext:value-type="float">
            <text:p>1026.01</text:p>
          </table:table-cell>
          <table:table-cell office:value-type="float" office:value="1035.65" calcext:value-type="float">
            <text:p>1035.65</text:p>
          </table:table-cell>
          <table:table-cell table:formula="of:=[.A41]" office:value-type="date" office:date-value="2020-10-10" calcext:value-type="date">
            <text:p>10/10/20</text:p>
          </table:table-cell>
          <table:table-cell table:formula="of:=[.D41]-[.B34]" office:value-type="float" office:value="10504.7" calcext:value-type="float">
            <text:p>10504.7</text:p>
          </table:table-cell>
          <table:table-cell table:formula="of:=[.B41]-[.B34]" office:value-type="float" office:value="11819" calcext:value-type="float">
            <text:p>11819</text:p>
          </table:table-cell>
          <table:table-cell table:formula="of:=[.I41]-[.G34]" office:value-type="float" office:value="17141.2" calcext:value-type="float">
            <text:p>17141.2</text:p>
          </table:table-cell>
          <table:table-cell table:formula="of:=[.G41]-[.G34]" office:value-type="float" office:value="21585" calcext:value-type="float">
            <text:p>21585</text:p>
          </table:table-cell>
          <table:table-cell table:formula="of:=[.N41]-[.L34]" office:value-type="float" office:value="298.65" calcext:value-type="float">
            <text:p>298.65</text:p>
          </table:table-cell>
          <table:table-cell table:formula="of:=[.L41]-[.L34]" office:value-type="float" office:value="286" calcext:value-type="float">
            <text:p>286</text:p>
          </table:table-cell>
          <table:table-cell table:formula="of:=[.P41]+[.R41]" office:value-type="float" office:value="27645.9" calcext:value-type="float">
            <text:p>27645.9</text:p>
          </table:table-cell>
          <table:table-cell table:formula="of:=[.Q41]+[.S41]" office:value-type="float" office:value="33404" calcext:value-type="float">
            <text:p>33404</text:p>
          </table:table-cell>
        </table:table-row>
        <table:table-row table:style-name="ro1">
          <table:table-cell office:value-type="date" office:date-value="2020-10-11" calcext:value-type="date">
            <text:p>11/10/20</text:p>
          </table:table-cell>
          <table:table-cell office:value-type="float" office:value="39290" calcext:value-type="float">
            <text:p>39290</text:p>
          </table:table-cell>
          <table:table-cell office:value-type="float" office:value="40040.9" calcext:value-type="float">
            <text:p>40040.9</text:p>
          </table:table-cell>
          <table:table-cell office:value-type="float" office:value="37543.5" calcext:value-type="float">
            <text:p>37543.5</text:p>
          </table:table-cell>
          <table:table-cell office:value-type="float" office:value="-17.1794" calcext:value-type="float">
            <text:p>-17.1794</text:p>
          </table:table-cell>
          <table:table-cell office:value-type="float" office:value="0.684926" calcext:value-type="float">
            <text:p>0.684926</text:p>
          </table:table-cell>
          <table:table-cell office:value-type="float" office:value="77949" calcext:value-type="float">
            <text:p>77949</text:p>
          </table:table-cell>
          <table:table-cell office:value-type="float" office:value="78701.7" calcext:value-type="float">
            <text:p>78701.7</text:p>
          </table:table-cell>
          <table:table-cell office:value-type="float" office:value="72143.4" calcext:value-type="float">
            <text:p>72143.4</text:p>
          </table:table-cell>
          <table:table-cell office:value-type="float" office:value="-14.1334" calcext:value-type="float">
            <text:p>-14.1334</text:p>
          </table:table-cell>
          <table:table-cell office:value-type="float" office:value="2.27683" calcext:value-type="float">
            <text:p>2.27683</text:p>
          </table:table-cell>
          <table:table-cell office:value-type="float" office:value="1065" calcext:value-type="float">
            <text:p>1065</text:p>
          </table:table-cell>
          <table:table-cell office:value-type="float" office:value="1080.53" calcext:value-type="float">
            <text:p>1080.53</text:p>
          </table:table-cell>
          <table:table-cell office:value-type="float" office:value="1071.57" calcext:value-type="float">
            <text:p>1071.57</text:p>
          </table:table-cell>
          <table:table-cell table:formula="of:=[.A42]" office:value-type="date" office:date-value="2020-10-11" calcext:value-type="date">
            <text:p>11/10/20</text:p>
          </table:table-cell>
          <table:table-cell table:formula="of:=[.D42]-[.B35]" office:value-type="float" office:value="10500.5" calcext:value-type="float">
            <text:p>10500.5</text:p>
          </table:table-cell>
          <table:table-cell table:formula="of:=[.B42]-[.B35]" office:value-type="float" office:value="12247" calcext:value-type="float">
            <text:p>12247</text:p>
          </table:table-cell>
          <table:table-cell table:formula="of:=[.I42]-[.G35]" office:value-type="float" office:value="16611.4" calcext:value-type="float">
            <text:p>16611.4</text:p>
          </table:table-cell>
          <table:table-cell table:formula="of:=[.G42]-[.G35]" office:value-type="float" office:value="22417" calcext:value-type="float">
            <text:p>22417</text:p>
          </table:table-cell>
          <table:table-cell table:formula="of:=[.N42]-[.L35]" office:value-type="float" office:value="301.57" calcext:value-type="float">
            <text:p>301.57</text:p>
          </table:table-cell>
          <table:table-cell table:formula="of:=[.L42]-[.L35]" office:value-type="float" office:value="295" calcext:value-type="float">
            <text:p>295</text:p>
          </table:table-cell>
          <table:table-cell table:formula="of:=[.P42]+[.R42]" office:value-type="float" office:value="27111.9" calcext:value-type="float">
            <text:p>27111.9</text:p>
          </table:table-cell>
          <table:table-cell table:formula="of:=[.Q42]+[.S42]" office:value-type="float" office:value="34664" calcext:value-type="float">
            <text:p>34664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float" office:value="40807" calcext:value-type="float">
            <text:p>40807</text:p>
          </table:table-cell>
          <table:table-cell office:value-type="float" office:value="40804.6" calcext:value-type="float">
            <text:p>40804.6</text:p>
          </table:table-cell>
          <table:table-cell office:value-type="float" office:value="39045.9" calcext:value-type="float">
            <text:p>39045.9</text:p>
          </table:table-cell>
          <table:table-cell office:value-type="float" office:value="0.0610035" calcext:value-type="float">
            <text:p>0.0610035</text:p>
          </table:table-cell>
          <table:table-cell office:value-type="float" office:value="0.626304" calcext:value-type="float">
            <text:p>0.626304</text:p>
          </table:table-cell>
          <table:table-cell office:value-type="float" office:value="80743" calcext:value-type="float">
            <text:p>80743</text:p>
          </table:table-cell>
          <table:table-cell office:value-type="float" office:value="79711.9" calcext:value-type="float">
            <text:p>79711.9</text:p>
          </table:table-cell>
          <table:table-cell office:value-type="float" office:value="75008.3" calcext:value-type="float">
            <text:p>75008.3</text:p>
          </table:table-cell>
          <table:table-cell office:value-type="float" office:value="24.2677" calcext:value-type="float">
            <text:p>24.2677</text:p>
          </table:table-cell>
          <table:table-cell office:value-type="float" office:value="2.03946" calcext:value-type="float">
            <text:p>2.03946</text:p>
          </table:table-cell>
          <table:table-cell office:value-type="float" office:value="1133" calcext:value-type="float">
            <text:p>1133</text:p>
          </table:table-cell>
          <table:table-cell office:value-type="float" office:value="1124.37" calcext:value-type="float">
            <text:p>1124.37</text:p>
          </table:table-cell>
          <table:table-cell office:value-type="float" office:value="1123.18" calcext:value-type="float">
            <text:p>1123.18</text:p>
          </table:table-cell>
          <table:table-cell table:formula="of:=[.A43]" office:value-type="date" office:date-value="2020-10-12" calcext:value-type="date">
            <text:p>12/10/20</text:p>
          </table:table-cell>
          <table:table-cell table:formula="of:=[.D43]-[.B36]" office:value-type="float" office:value="10959.9" calcext:value-type="float">
            <text:p>10959.9</text:p>
          </table:table-cell>
          <table:table-cell table:formula="of:=[.B43]-[.B36]" office:value-type="float" office:value="12721" calcext:value-type="float">
            <text:p>12721</text:p>
          </table:table-cell>
          <table:table-cell table:formula="of:=[.I43]-[.G36]" office:value-type="float" office:value="17399.3" calcext:value-type="float">
            <text:p>17399.3</text:p>
          </table:table-cell>
          <table:table-cell table:formula="of:=[.G43]-[.G36]" office:value-type="float" office:value="23134" calcext:value-type="float">
            <text:p>23134</text:p>
          </table:table-cell>
          <table:table-cell table:formula="of:=[.N43]-[.L36]" office:value-type="float" office:value="325.18" calcext:value-type="float">
            <text:p>325.18</text:p>
          </table:table-cell>
          <table:table-cell table:formula="of:=[.L43]-[.L36]" office:value-type="float" office:value="335" calcext:value-type="float">
            <text:p>335</text:p>
          </table:table-cell>
          <table:table-cell table:formula="of:=[.P43]+[.R43]" office:value-type="float" office:value="28359.2" calcext:value-type="float">
            <text:p>28359.2</text:p>
          </table:table-cell>
          <table:table-cell table:formula="of:=[.Q43]+[.S43]" office:value-type="float" office:value="35855" calcext:value-type="float">
            <text:p>35855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float" office:value="43417" calcext:value-type="float">
            <text:p>43417</text:p>
          </table:table-cell>
          <table:table-cell office:value-type="float" office:value="42463.3" calcext:value-type="float">
            <text:p>42463.3</text:p>
          </table:table-cell>
          <table:table-cell office:value-type="float" office:value="41202.4" calcext:value-type="float">
            <text:p>41202.4</text:p>
          </table:table-cell>
          <table:table-cell office:value-type="float" office:value="23.216" calcext:value-type="float">
            <text:p>23.216</text:p>
          </table:table-cell>
          <table:table-cell office:value-type="float" office:value="0.698956" calcext:value-type="float">
            <text:p>0.698956</text:p>
          </table:table-cell>
          <table:table-cell office:value-type="float" office:value="86458" calcext:value-type="float">
            <text:p>86458</text:p>
          </table:table-cell>
          <table:table-cell office:value-type="float" office:value="83284.6" calcext:value-type="float">
            <text:p>83284.6</text:p>
          </table:table-cell>
          <table:table-cell office:value-type="float" office:value="79328.3" calcext:value-type="float">
            <text:p>79328.3</text:p>
          </table:table-cell>
          <table:table-cell office:value-type="float" office:value="61.942" calcext:value-type="float">
            <text:p>61.942</text:p>
          </table:table-cell>
          <table:table-cell office:value-type="float" office:value="2.25025" calcext:value-type="float">
            <text:p>2.25025</text:p>
          </table:table-cell>
          <table:table-cell office:value-type="float" office:value="1185" calcext:value-type="float">
            <text:p>1185</text:p>
          </table:table-cell>
          <table:table-cell office:value-type="float" office:value="1196.42" calcext:value-type="float">
            <text:p>1196.42</text:p>
          </table:table-cell>
          <table:table-cell office:value-type="float" office:value="1189.93" calcext:value-type="float">
            <text:p>1189.93</text:p>
          </table:table-cell>
          <table:table-cell table:formula="of:=[.A44]" office:value-type="date" office:date-value="2020-10-13" calcext:value-type="date">
            <text:p>13/10/20</text:p>
          </table:table-cell>
          <table:table-cell table:formula="of:=[.D44]-[.B37]" office:value-type="float" office:value="11639.4" calcext:value-type="float">
            <text:p>11639.4</text:p>
          </table:table-cell>
          <table:table-cell table:formula="of:=[.B44]-[.B37]" office:value-type="float" office:value="13854" calcext:value-type="float">
            <text:p>13854</text:p>
          </table:table-cell>
          <table:table-cell table:formula="of:=[.I44]-[.G37]" office:value-type="float" office:value="18740.3" calcext:value-type="float">
            <text:p>18740.3</text:p>
          </table:table-cell>
          <table:table-cell table:formula="of:=[.G44]-[.G37]" office:value-type="float" office:value="25870" calcext:value-type="float">
            <text:p>25870</text:p>
          </table:table-cell>
          <table:table-cell table:formula="of:=[.N44]-[.L37]" office:value-type="float" office:value="355.93" calcext:value-type="float">
            <text:p>355.93</text:p>
          </table:table-cell>
          <table:table-cell table:formula="of:=[.L44]-[.L37]" office:value-type="float" office:value="351" calcext:value-type="float">
            <text:p>351</text:p>
          </table:table-cell>
          <table:table-cell table:formula="of:=[.P44]+[.R44]" office:value-type="float" office:value="30379.7" calcext:value-type="float">
            <text:p>30379.7</text:p>
          </table:table-cell>
          <table:table-cell table:formula="of:=[.Q44]+[.S44]" office:value-type="float" office:value="39724" calcext:value-type="float">
            <text:p>39724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float" office:value="46914" calcext:value-type="float">
            <text:p>46914</text:p>
          </table:table-cell>
          <table:table-cell office:value-type="float" office:value="45548.2" calcext:value-type="float">
            <text:p>45548.2</text:p>
          </table:table-cell>
          <table:table-cell office:value-type="float" office:value="43802.5" calcext:value-type="float">
            <text:p>43802.5</text:p>
          </table:table-cell>
          <table:table-cell office:value-type="float" office:value="29.3157" calcext:value-type="float">
            <text:p>29.3157</text:p>
          </table:table-cell>
          <table:table-cell office:value-type="float" office:value="0.885505" calcext:value-type="float">
            <text:p>0.885505</text:p>
          </table:table-cell>
          <table:table-cell office:value-type="float" office:value="92505" calcext:value-type="float">
            <text:p>92505</text:p>
          </table:table-cell>
          <table:table-cell office:value-type="float" office:value="90973.3" calcext:value-type="float">
            <text:p>90973.3</text:p>
          </table:table-cell>
          <table:table-cell office:value-type="float" office:value="84493.6" calcext:value-type="float">
            <text:p>84493.6</text:p>
          </table:table-cell>
          <table:table-cell office:value-type="float" office:value="22.2523" calcext:value-type="float">
            <text:p>22.2523</text:p>
          </table:table-cell>
          <table:table-cell office:value-type="float" office:value="2.27993" calcext:value-type="float">
            <text:p>2.27993</text:p>
          </table:table-cell>
          <table:table-cell office:value-type="float" office:value="1249" calcext:value-type="float">
            <text:p>1249</text:p>
          </table:table-cell>
          <table:table-cell office:value-type="float" office:value="1255.36" calcext:value-type="float">
            <text:p>1255.36</text:p>
          </table:table-cell>
          <table:table-cell office:value-type="float" office:value="1267.55" calcext:value-type="float">
            <text:p>1267.55</text:p>
          </table:table-cell>
          <table:table-cell table:formula="of:=[.A45]" office:value-type="date" office:date-value="2020-10-14" calcext:value-type="date">
            <text:p>14/10/20</text:p>
          </table:table-cell>
          <table:table-cell table:formula="of:=[.D45]-[.B38]" office:value-type="float" office:value="12308.5" calcext:value-type="float">
            <text:p>12308.5</text:p>
          </table:table-cell>
          <table:table-cell table:formula="of:=[.B45]-[.B38]" office:value-type="float" office:value="15420" calcext:value-type="float">
            <text:p>15420</text:p>
          </table:table-cell>
          <table:table-cell table:formula="of:=[.I45]-[.G38]" office:value-type="float" office:value="20498.6" calcext:value-type="float">
            <text:p>20498.6</text:p>
          </table:table-cell>
          <table:table-cell table:formula="of:=[.G45]-[.G38]" office:value-type="float" office:value="28510" calcext:value-type="float">
            <text:p>28510</text:p>
          </table:table-cell>
          <table:table-cell table:formula="of:=[.N45]-[.L38]" office:value-type="float" office:value="383.55" calcext:value-type="float">
            <text:p>383.55</text:p>
          </table:table-cell>
          <table:table-cell table:formula="of:=[.L45]-[.L38]" office:value-type="float" office:value="365" calcext:value-type="float">
            <text:p>365</text:p>
          </table:table-cell>
          <table:table-cell table:formula="of:=[.P45]+[.R45]" office:value-type="float" office:value="32807.1" calcext:value-type="float">
            <text:p>32807.1</text:p>
          </table:table-cell>
          <table:table-cell table:formula="of:=[.Q45]+[.S45]" office:value-type="float" office:value="43930" calcext:value-type="float">
            <text:p>43930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float" office:value="50499" calcext:value-type="float">
            <text:p>50499</text:p>
          </table:table-cell>
          <table:table-cell office:value-type="float" office:value="49446.1" calcext:value-type="float">
            <text:p>49446.1</text:p>
          </table:table-cell>
          <table:table-cell office:value-type="float" office:value="46455.6" calcext:value-type="float">
            <text:p>46455.6</text:p>
          </table:table-cell>
          <table:table-cell office:value-type="float" office:value="20.7162" calcext:value-type="float">
            <text:p>20.7162</text:p>
          </table:table-cell>
          <table:table-cell office:value-type="float" office:value="1.06799" calcext:value-type="float">
            <text:p>1.06799</text:p>
          </table:table-cell>
          <table:table-cell office:value-type="float" office:value="98640" calcext:value-type="float">
            <text:p>98640</text:p>
          </table:table-cell>
          <table:table-cell office:value-type="float" office:value="98190.1" calcext:value-type="float">
            <text:p>98190.1</text:p>
          </table:table-cell>
          <table:table-cell office:value-type="float" office:value="90027.9" calcext:value-type="float">
            <text:p>90027.9</text:p>
          </table:table-cell>
          <table:table-cell office:value-type="float" office:value="5.80916" calcext:value-type="float">
            <text:p>5.80916</text:p>
          </table:table-cell>
          <table:table-cell office:value-type="float" office:value="2.27473" calcext:value-type="float">
            <text:p>2.27473</text:p>
          </table:table-cell>
          <table:table-cell office:value-type="float" office:value="1309" calcext:value-type="float">
            <text:p>1309</text:p>
          </table:table-cell>
          <table:table-cell office:value-type="float" office:value="1325.23" calcext:value-type="float">
            <text:p>1325.23</text:p>
          </table:table-cell>
          <table:table-cell office:value-type="float" office:value="1317.95" calcext:value-type="float">
            <text:p>1317.95</text:p>
          </table:table-cell>
          <table:table-cell table:formula="of:=[.A46]" office:value-type="date" office:date-value="2020-10-15" calcext:value-type="date">
            <text:p>15/10/20</text:p>
          </table:table-cell>
          <table:table-cell table:formula="of:=[.D46]-[.B39]" office:value-type="float" office:value="13048.6" calcext:value-type="float">
            <text:p>13048.6</text:p>
          </table:table-cell>
          <table:table-cell table:formula="of:=[.B46]-[.B39]" office:value-type="float" office:value="17092" calcext:value-type="float">
            <text:p>17092</text:p>
          </table:table-cell>
          <table:table-cell table:formula="of:=[.I46]-[.G39]" office:value-type="float" office:value="22548.9" calcext:value-type="float">
            <text:p>22548.9</text:p>
          </table:table-cell>
          <table:table-cell table:formula="of:=[.G46]-[.G39]" office:value-type="float" office:value="31161" calcext:value-type="float">
            <text:p>31161</text:p>
          </table:table-cell>
          <table:table-cell table:formula="of:=[.N46]-[.L39]" office:value-type="float" office:value="407.95" calcext:value-type="float">
            <text:p>407.95</text:p>
          </table:table-cell>
          <table:table-cell table:formula="of:=[.L46]-[.L39]" office:value-type="float" office:value="399" calcext:value-type="float">
            <text:p>399</text:p>
          </table:table-cell>
          <table:table-cell table:formula="of:=[.P46]+[.R46]" office:value-type="float" office:value="35597.5" calcext:value-type="float">
            <text:p>35597.5</text:p>
          </table:table-cell>
          <table:table-cell table:formula="of:=[.Q46]+[.S46]" office:value-type="float" office:value="48253" calcext:value-type="float">
            <text:p>48253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float" office:value="54811" calcext:value-type="float">
            <text:p>54811</text:p>
          </table:table-cell>
          <table:table-cell office:value-type="float" office:value="53489.8" calcext:value-type="float">
            <text:p>53489.8</text:p>
          </table:table-cell>
          <table:table-cell office:value-type="float" office:value="50920.5" calcext:value-type="float">
            <text:p>50920.5</text:p>
          </table:table-cell>
          <table:table-cell office:value-type="float" office:value="23.8767" calcext:value-type="float">
            <text:p>23.8767</text:p>
          </table:table-cell>
          <table:table-cell office:value-type="float" office:value="0.869444" calcext:value-type="float">
            <text:p>0.869444</text:p>
          </table:table-cell>
          <table:table-cell office:value-type="float" office:value="105433" calcext:value-type="float">
            <text:p>105433</text:p>
          </table:table-cell>
          <table:table-cell office:value-type="float" office:value="105580" calcext:value-type="float">
            <text:p>105580</text:p>
          </table:table-cell>
          <table:table-cell office:value-type="float" office:value="99359.2" calcext:value-type="float">
            <text:p>99359.2</text:p>
          </table:table-cell>
          <table:table-cell office:value-type="float" office:value="-1.70965" calcext:value-type="float">
            <text:p>-1.70965</text:p>
          </table:table-cell>
          <table:table-cell office:value-type="float" office:value="1.35736" calcext:value-type="float">
            <text:p>1.35736</text:p>
          </table:table-cell>
          <table:table-cell office:value-type="float" office:value="1389" calcext:value-type="float">
            <text:p>1389</text:p>
          </table:table-cell>
          <table:table-cell office:value-type="float" office:value="1390.09" calcext:value-type="float">
            <text:p>1390.09</text:p>
          </table:table-cell>
          <table:table-cell office:value-type="float" office:value="1422.48" calcext:value-type="float">
            <text:p>1422.48</text:p>
          </table:table-cell>
          <table:table-cell table:formula="of:=[.A47]" office:value-type="date" office:date-value="2020-10-16" calcext:value-type="date">
            <text:p>16/10/20</text:p>
          </table:table-cell>
          <table:table-cell table:formula="of:=[.D47]-[.B40]" office:value-type="float" office:value="14373.5" calcext:value-type="float">
            <text:p>14373.5</text:p>
          </table:table-cell>
          <table:table-cell table:formula="of:=[.B47]-[.B40]" office:value-type="float" office:value="18264" calcext:value-type="float">
            <text:p>18264</text:p>
          </table:table-cell>
          <table:table-cell table:formula="of:=[.I47]-[.G40]" office:value-type="float" office:value="26403.2" calcext:value-type="float">
            <text:p>26403.2</text:p>
          </table:table-cell>
          <table:table-cell table:formula="of:=[.G47]-[.G40]" office:value-type="float" office:value="32477" calcext:value-type="float">
            <text:p>32477</text:p>
          </table:table-cell>
          <table:table-cell table:formula="of:=[.N47]-[.L40]" office:value-type="float" office:value="451.48" calcext:value-type="float">
            <text:p>451.48</text:p>
          </table:table-cell>
          <table:table-cell table:formula="of:=[.L47]-[.L40]" office:value-type="float" office:value="418" calcext:value-type="float">
            <text:p>418</text:p>
          </table:table-cell>
          <table:table-cell table:formula="of:=[.P47]+[.R47]" office:value-type="float" office:value="40776.7" calcext:value-type="float">
            <text:p>40776.7</text:p>
          </table:table-cell>
          <table:table-cell table:formula="of:=[.Q47]+[.S47]" office:value-type="float" office:value="50741" calcext:value-type="float">
            <text:p>50741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float" office:value="58067" calcext:value-type="float">
            <text:p>58067</text:p>
          </table:table-cell>
          <table:table-cell office:value-type="float" office:value="58015.7" calcext:value-type="float">
            <text:p>58015.7</text:p>
          </table:table-cell>
          <table:table-cell office:value-type="float" office:value="53469.9" calcext:value-type="float">
            <text:p>53469.9</text:p>
          </table:table-cell>
          <table:table-cell office:value-type="float" office:value="0.895319" calcext:value-type="float">
            <text:p>0.895319</text:p>
          </table:table-cell>
          <table:table-cell office:value-type="float" office:value="0.963344" calcext:value-type="float">
            <text:p>0.963344</text:p>
          </table:table-cell>
          <table:table-cell office:value-type="float" office:value="110889" calcext:value-type="float">
            <text:p>110889</text:p>
          </table:table-cell>
          <table:table-cell office:value-type="float" office:value="112407" calcext:value-type="float">
            <text:p>112407</text:p>
          </table:table-cell>
          <table:table-cell office:value-type="float" office:value="105223" calcext:value-type="float">
            <text:p>105223</text:p>
          </table:table-cell>
          <table:table-cell office:value-type="float" office:value="-17.6839" calcext:value-type="float">
            <text:p>-17.6839</text:p>
          </table:table-cell>
          <table:table-cell office:value-type="float" office:value="1.18743" calcext:value-type="float">
            <text:p>1.18743</text:p>
          </table:table-cell>
          <table:table-cell office:value-type="float" office:value="1469" calcext:value-type="float">
            <text:p>1469</text:p>
          </table:table-cell>
          <table:table-cell office:value-type="float" office:value="1474.72" calcext:value-type="float">
            <text:p>1474.72</text:p>
          </table:table-cell>
          <table:table-cell office:value-type="float" office:value="1493.75" calcext:value-type="float">
            <text:p>1493.75</text:p>
          </table:table-cell>
          <table:table-cell table:formula="of:=[.A48]" office:value-type="date" office:date-value="2020-10-17" calcext:value-type="date">
            <text:p>17/10/20</text:p>
          </table:table-cell>
          <table:table-cell table:formula="of:=[.D48]-[.B41]" office:value-type="float" office:value="15298.9" calcext:value-type="float">
            <text:p>15298.9</text:p>
          </table:table-cell>
          <table:table-cell table:formula="of:=[.B48]-[.B41]" office:value-type="float" office:value="19896" calcext:value-type="float">
            <text:p>19896</text:p>
          </table:table-cell>
          <table:table-cell table:formula="of:=[.I48]-[.G41]" office:value-type="float" office:value="29256" calcext:value-type="float">
            <text:p>29256</text:p>
          </table:table-cell>
          <table:table-cell table:formula="of:=[.G48]-[.G41]" office:value-type="float" office:value="34922" calcext:value-type="float">
            <text:p>34922</text:p>
          </table:table-cell>
          <table:table-cell table:formula="of:=[.N48]-[.L41]" office:value-type="float" office:value="470.75" calcext:value-type="float">
            <text:p>470.75</text:p>
          </table:table-cell>
          <table:table-cell table:formula="of:=[.L48]-[.L41]" office:value-type="float" office:value="446" calcext:value-type="float">
            <text:p>446</text:p>
          </table:table-cell>
          <table:table-cell table:formula="of:=[.P48]+[.R48]" office:value-type="float" office:value="44554.9" calcext:value-type="float">
            <text:p>44554.9</text:p>
          </table:table-cell>
          <table:table-cell table:formula="of:=[.Q48]+[.S48]" office:value-type="float" office:value="54818" calcext:value-type="float">
            <text:p>54818</text:p>
          </table:table-cell>
        </table:table-row>
        <table:table-row table:style-name="ro1">
          <table:table-cell office:value-type="date" office:date-value="2020-10-18" calcext:value-type="date">
            <text:p>18/10/20</text:p>
          </table:table-cell>
          <table:table-cell office:value-type="float" office:value="59916" calcext:value-type="float">
            <text:p>59916</text:p>
          </table:table-cell>
          <table:table-cell office:value-type="float" office:value="60770" calcext:value-type="float">
            <text:p>60770</text:p>
          </table:table-cell>
          <table:table-cell office:value-type="float" office:value="55047.3" calcext:value-type="float">
            <text:p>55047.3</text:p>
          </table:table-cell>
          <table:table-cell office:value-type="float" office:value="-16.2604" calcext:value-type="float">
            <text:p>-16.2604</text:p>
          </table:table-cell>
          <table:table-cell office:value-type="float" office:value="0.983188" calcext:value-type="float">
            <text:p>0.983188</text:p>
          </table:table-cell>
          <table:table-cell office:value-type="float" office:value="114098" calcext:value-type="float">
            <text:p>114098</text:p>
          </table:table-cell>
          <table:table-cell office:value-type="float" office:value="115444" calcext:value-type="float">
            <text:p>115444</text:p>
          </table:table-cell>
          <table:table-cell office:value-type="float" office:value="107959" calcext:value-type="float">
            <text:p>107959</text:p>
          </table:table-cell>
          <table:table-cell office:value-type="float" office:value="-19.5946" calcext:value-type="float">
            <text:p>-19.5946</text:p>
          </table:table-cell>
          <table:table-cell office:value-type="float" office:value="1.23973" calcext:value-type="float">
            <text:p>1.23973</text:p>
          </table:table-cell>
          <table:table-cell office:value-type="float" office:value="1550" calcext:value-type="float">
            <text:p>1550</text:p>
          </table:table-cell>
          <table:table-cell office:value-type="float" office:value="1557.52" calcext:value-type="float">
            <text:p>1557.52</text:p>
          </table:table-cell>
          <table:table-cell office:value-type="float" office:value="1549.09" calcext:value-type="float">
            <text:p>1549.09</text:p>
          </table:table-cell>
          <table:table-cell table:formula="of:=[.A49]" office:value-type="date" office:date-value="2020-10-18" calcext:value-type="date">
            <text:p>18/10/20</text:p>
          </table:table-cell>
          <table:table-cell table:formula="of:=[.D49]-[.B42]" office:value-type="float" office:value="15757.3" calcext:value-type="float">
            <text:p>15757.3</text:p>
          </table:table-cell>
          <table:table-cell table:formula="of:=[.B49]-[.B42]" office:value-type="float" office:value="20626" calcext:value-type="float">
            <text:p>20626</text:p>
          </table:table-cell>
          <table:table-cell table:formula="of:=[.I49]-[.G42]" office:value-type="float" office:value="30010" calcext:value-type="float">
            <text:p>30010</text:p>
          </table:table-cell>
          <table:table-cell table:formula="of:=[.G49]-[.G42]" office:value-type="float" office:value="36149" calcext:value-type="float">
            <text:p>36149</text:p>
          </table:table-cell>
          <table:table-cell table:formula="of:=[.N49]-[.L42]" office:value-type="float" office:value="484.09" calcext:value-type="float">
            <text:p>484.09</text:p>
          </table:table-cell>
          <table:table-cell table:formula="of:=[.L49]-[.L42]" office:value-type="float" office:value="485" calcext:value-type="float">
            <text:p>485</text:p>
          </table:table-cell>
          <table:table-cell table:formula="of:=[.P49]+[.R49]" office:value-type="float" office:value="45767.3" calcext:value-type="float">
            <text:p>45767.3</text:p>
          </table:table-cell>
          <table:table-cell table:formula="of:=[.Q49]+[.S49]" office:value-type="float" office:value="56775" calcext:value-type="float">
            <text:p>56775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float" office:value="62646" calcext:value-type="float">
            <text:p>62646</text:p>
          </table:table-cell>
          <table:table-cell office:value-type="float" office:value="62098.9" calcext:value-type="float">
            <text:p>62098.9</text:p>
          </table:table-cell>
          <table:table-cell office:value-type="float" office:value="57277" calcext:value-type="float">
            <text:p>57277</text:p>
          </table:table-cell>
          <table:table-cell office:value-type="float" office:value="11.6059" calcext:value-type="float">
            <text:p>11.6059</text:p>
          </table:table-cell>
          <table:table-cell office:value-type="float" office:value="1.0482" calcext:value-type="float">
            <text:p>1.0482</text:p>
          </table:table-cell>
          <table:table-cell office:value-type="float" office:value="119445" calcext:value-type="float">
            <text:p>119445</text:p>
          </table:table-cell>
          <table:table-cell office:value-type="float" office:value="116900" calcext:value-type="float">
            <text:p>116900</text:p>
          </table:table-cell>
          <table:table-cell office:value-type="float" office:value="111993" calcext:value-type="float">
            <text:p>111993</text:p>
          </table:table-cell>
          <table:table-cell office:value-type="float" office:value="47.5487" calcext:value-type="float">
            <text:p>47.5487</text:p>
          </table:table-cell>
          <table:table-cell office:value-type="float" office:value="1.45486" calcext:value-type="float">
            <text:p>1.45486</text:p>
          </table:table-cell>
          <table:table-cell office:value-type="float" office:value="1656" calcext:value-type="float">
            <text:p>1656</text:p>
          </table:table-cell>
          <table:table-cell office:value-type="float" office:value="1640.83" calcext:value-type="float">
            <text:p>1640.83</text:p>
          </table:table-cell>
          <table:table-cell office:value-type="float" office:value="1648.06" calcext:value-type="float">
            <text:p>1648.06</text:p>
          </table:table-cell>
          <table:table-cell table:formula="of:=[.A50]" office:value-type="date" office:date-value="2020-10-19" calcext:value-type="date">
            <text:p>19/10/20</text:p>
          </table:table-cell>
          <table:table-cell table:formula="of:=[.D50]-[.B43]" office:value-type="float" office:value="16470" calcext:value-type="float">
            <text:p>16470</text:p>
          </table:table-cell>
          <table:table-cell table:formula="of:=[.B50]-[.B43]" office:value-type="float" office:value="21839" calcext:value-type="float">
            <text:p>21839</text:p>
          </table:table-cell>
          <table:table-cell table:formula="of:=[.I50]-[.G43]" office:value-type="float" office:value="31250" calcext:value-type="float">
            <text:p>31250</text:p>
          </table:table-cell>
          <table:table-cell table:formula="of:=[.G50]-[.G43]" office:value-type="float" office:value="38702" calcext:value-type="float">
            <text:p>38702</text:p>
          </table:table-cell>
          <table:table-cell table:formula="of:=[.N50]-[.L43]" office:value-type="float" office:value="515.06" calcext:value-type="float">
            <text:p>515.06</text:p>
          </table:table-cell>
          <table:table-cell table:formula="of:=[.L50]-[.L43]" office:value-type="float" office:value="523" calcext:value-type="float">
            <text:p>523</text:p>
          </table:table-cell>
          <table:table-cell table:formula="of:=[.P50]+[.R50]" office:value-type="float" office:value="47720" calcext:value-type="float">
            <text:p>47720</text:p>
          </table:table-cell>
          <table:table-cell table:formula="of:=[.Q50]+[.S50]" office:value-type="float" office:value="60541" calcext:value-type="float">
            <text:p>60541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float" office:value="67011" calcext:value-type="float">
            <text:p>67011</text:p>
          </table:table-cell>
          <table:table-cell office:value-type="float" office:value="65014.1" calcext:value-type="float">
            <text:p>65014.1</text:p>
          </table:table-cell>
          <table:table-cell office:value-type="float" office:value="61080.7" calcext:value-type="float">
            <text:p>61080.7</text:p>
          </table:table-cell>
          <table:table-cell office:value-type="float" office:value="40.7274" calcext:value-type="float">
            <text:p>40.7274</text:p>
          </table:table-cell>
          <table:table-cell office:value-type="float" office:value="1.04502" calcext:value-type="float">
            <text:p>1.04502</text:p>
          </table:table-cell>
          <table:table-cell office:value-type="float" office:value="127064" calcext:value-type="float">
            <text:p>127064</text:p>
          </table:table-cell>
          <table:table-cell office:value-type="float" office:value="123423" calcext:value-type="float">
            <text:p>123423</text:p>
          </table:table-cell>
          <table:table-cell office:value-type="float" office:value="120528" calcext:value-type="float">
            <text:p>120528</text:p>
          </table:table-cell>
          <table:table-cell office:value-type="float" office:value="56.9222" calcext:value-type="float">
            <text:p>56.9222</text:p>
          </table:table-cell>
          <table:table-cell office:value-type="float" office:value="1.15168" calcext:value-type="float">
            <text:p>1.15168</text:p>
          </table:table-cell>
          <table:table-cell office:value-type="float" office:value="1761" calcext:value-type="float">
            <text:p>1761</text:p>
          </table:table-cell>
          <table:table-cell office:value-type="float" office:value="1753.21" calcext:value-type="float">
            <text:p>1753.21</text:p>
          </table:table-cell>
          <table:table-cell office:value-type="float" office:value="1753.73" calcext:value-type="float">
            <text:p>1753.73</text:p>
          </table:table-cell>
          <table:table-cell table:formula="of:=[.A51]" office:value-type="date" office:date-value="2020-10-20" calcext:value-type="date">
            <text:p>20/10/20</text:p>
          </table:table-cell>
          <table:table-cell table:formula="of:=[.D51]-[.B44]" office:value-type="float" office:value="17663.7" calcext:value-type="float">
            <text:p>17663.7</text:p>
          </table:table-cell>
          <table:table-cell table:formula="of:=[.B51]-[.B44]" office:value-type="float" office:value="23594" calcext:value-type="float">
            <text:p>23594</text:p>
          </table:table-cell>
          <table:table-cell table:formula="of:=[.I51]-[.G44]" office:value-type="float" office:value="34070" calcext:value-type="float">
            <text:p>34070</text:p>
          </table:table-cell>
          <table:table-cell table:formula="of:=[.G51]-[.G44]" office:value-type="float" office:value="40606" calcext:value-type="float">
            <text:p>40606</text:p>
          </table:table-cell>
          <table:table-cell table:formula="of:=[.N51]-[.L44]" office:value-type="float" office:value="568.73" calcext:value-type="float">
            <text:p>568.73</text:p>
          </table:table-cell>
          <table:table-cell table:formula="of:=[.L51]-[.L44]" office:value-type="float" office:value="576" calcext:value-type="float">
            <text:p>576</text:p>
          </table:table-cell>
          <table:table-cell table:formula="of:=[.P51]+[.R51]" office:value-type="float" office:value="51733.7" calcext:value-type="float">
            <text:p>51733.7</text:p>
          </table:table-cell>
          <table:table-cell table:formula="of:=[.Q51]+[.S51]" office:value-type="float" office:value="64200" calcext:value-type="float">
            <text:p>64200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float" office:value="73077" calcext:value-type="float">
            <text:p>73077</text:p>
          </table:table-cell>
          <table:table-cell office:value-type="float" office:value="69962.5" calcext:value-type="float">
            <text:p>69962.5</text:p>
          </table:table-cell>
          <table:table-cell office:value-type="float" office:value="65612.9" calcext:value-type="float">
            <text:p>65612.9</text:p>
          </table:table-cell>
          <table:table-cell office:value-type="float" office:value="56.9032" calcext:value-type="float">
            <text:p>56.9032</text:p>
          </table:table-cell>
          <table:table-cell office:value-type="float" office:value="1.18937" calcext:value-type="float">
            <text:p>1.18937</text:p>
          </table:table-cell>
          <table:table-cell office:value-type="float" office:value="135967" calcext:value-type="float">
            <text:p>135967</text:p>
          </table:table-cell>
          <table:table-cell office:value-type="float" office:value="133296" calcext:value-type="float">
            <text:p>133296</text:p>
          </table:table-cell>
          <table:table-cell office:value-type="float" office:value="128885" calcext:value-type="float">
            <text:p>128885</text:p>
          </table:table-cell>
          <table:table-cell office:value-type="float" office:value="33.1875" calcext:value-type="float">
            <text:p>33.1875</text:p>
          </table:table-cell>
          <table:table-cell office:value-type="float" office:value="1.12846" calcext:value-type="float">
            <text:p>1.12846</text:p>
          </table:table-cell>
          <table:table-cell office:value-type="float" office:value="1887" calcext:value-type="float">
            <text:p>1887</text:p>
          </table:table-cell>
          <table:table-cell office:value-type="float" office:value="1866.52" calcext:value-type="float">
            <text:p>1866.52</text:p>
          </table:table-cell>
          <table:table-cell office:value-type="float" office:value="1862.55" calcext:value-type="float">
            <text:p>1862.55</text:p>
          </table:table-cell>
          <table:table-cell table:formula="of:=[.A52]" office:value-type="date" office:date-value="2020-10-21" calcext:value-type="date">
            <text:p>21/10/20</text:p>
          </table:table-cell>
          <table:table-cell table:formula="of:=[.D52]-[.B45]" office:value-type="float" office:value="18698.9" calcext:value-type="float">
            <text:p>18698.9</text:p>
          </table:table-cell>
          <table:table-cell table:formula="of:=[.B52]-[.B45]" office:value-type="float" office:value="26163" calcext:value-type="float">
            <text:p>26163</text:p>
          </table:table-cell>
          <table:table-cell table:formula="of:=[.I52]-[.G45]" office:value-type="float" office:value="36380" calcext:value-type="float">
            <text:p>36380</text:p>
          </table:table-cell>
          <table:table-cell table:formula="of:=[.G52]-[.G45]" office:value-type="float" office:value="43462" calcext:value-type="float">
            <text:p>43462</text:p>
          </table:table-cell>
          <table:table-cell table:formula="of:=[.N52]-[.L45]" office:value-type="float" office:value="613.55" calcext:value-type="float">
            <text:p>613.55</text:p>
          </table:table-cell>
          <table:table-cell table:formula="of:=[.L52]-[.L45]" office:value-type="float" office:value="638" calcext:value-type="float">
            <text:p>638</text:p>
          </table:table-cell>
          <table:table-cell table:formula="of:=[.P52]+[.R52]" office:value-type="float" office:value="55078.9" calcext:value-type="float">
            <text:p>55078.9</text:p>
          </table:table-cell>
          <table:table-cell table:formula="of:=[.Q52]+[.S52]" office:value-type="float" office:value="69625" calcext:value-type="float">
            <text:p>69625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float" office:value="78662" calcext:value-type="float">
            <text:p>78662</text:p>
          </table:table-cell>
          <table:table-cell office:value-type="float" office:value="76420.5" calcext:value-type="float">
            <text:p>76420.5</text:p>
          </table:table-cell>
          <table:table-cell office:value-type="float" office:value="69973.2" calcext:value-type="float">
            <text:p>69973.2</text:p>
          </table:table-cell>
          <table:table-cell office:value-type="float" office:value="38.4839" calcext:value-type="float">
            <text:p>38.4839</text:p>
          </table:table-cell>
          <table:table-cell office:value-type="float" office:value="1.26047" calcext:value-type="float">
            <text:p>1.26047</text:p>
          </table:table-cell>
          <table:table-cell office:value-type="float" office:value="144532" calcext:value-type="float">
            <text:p>144532</text:p>
          </table:table-cell>
          <table:table-cell office:value-type="float" office:value="143500" calcext:value-type="float">
            <text:p>143500</text:p>
          </table:table-cell>
          <table:table-cell office:value-type="float" office:value="136716" calcext:value-type="float">
            <text:p>136716</text:p>
          </table:table-cell>
          <table:table-cell office:value-type="float" office:value="11.6497" calcext:value-type="float">
            <text:p>11.6497</text:p>
          </table:table-cell>
          <table:table-cell office:value-type="float" office:value="1.13387" calcext:value-type="float">
            <text:p>1.13387</text:p>
          </table:table-cell>
          <table:table-cell office:value-type="float" office:value="2008" calcext:value-type="float">
            <text:p>2008</text:p>
          </table:table-cell>
          <table:table-cell office:value-type="float" office:value="2000.74" calcext:value-type="float">
            <text:p>2000.74</text:p>
          </table:table-cell>
          <table:table-cell office:value-type="float" office:value="1958.67" calcext:value-type="float">
            <text:p>1958.67</text:p>
          </table:table-cell>
          <table:table-cell table:formula="of:=[.A53]" office:value-type="date" office:date-value="2020-10-22" calcext:value-type="date">
            <text:p>22/10/20</text:p>
          </table:table-cell>
          <table:table-cell table:formula="of:=[.D53]-[.B46]" office:value-type="float" office:value="19474.2" calcext:value-type="float">
            <text:p>19474.2</text:p>
          </table:table-cell>
          <table:table-cell table:formula="of:=[.B53]-[.B46]" office:value-type="float" office:value="28163" calcext:value-type="float">
            <text:p>28163</text:p>
          </table:table-cell>
          <table:table-cell table:formula="of:=[.I53]-[.G46]" office:value-type="float" office:value="38076" calcext:value-type="float">
            <text:p>38076</text:p>
          </table:table-cell>
          <table:table-cell table:formula="of:=[.G53]-[.G46]" office:value-type="float" office:value="45892" calcext:value-type="float">
            <text:p>45892</text:p>
          </table:table-cell>
          <table:table-cell table:formula="of:=[.N53]-[.L46]" office:value-type="float" office:value="649.67" calcext:value-type="float">
            <text:p>649.67</text:p>
          </table:table-cell>
          <table:table-cell table:formula="of:=[.L53]-[.L46]" office:value-type="float" office:value="699" calcext:value-type="float">
            <text:p>699</text:p>
          </table:table-cell>
          <table:table-cell table:formula="of:=[.P53]+[.R53]" office:value-type="float" office:value="57550.2" calcext:value-type="float">
            <text:p>57550.2</text:p>
          </table:table-cell>
          <table:table-cell table:formula="of:=[.Q53]+[.S53]" office:value-type="float" office:value="74055" calcext:value-type="float">
            <text:p>74055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float" office:value="84373" calcext:value-type="float">
            <text:p>84373</text:p>
          </table:table-cell>
          <table:table-cell table:style-name="ce3" office:value-type="float" office:value="82200" calcext:value-type="float">
            <text:p>8.22E+04</text:p>
          </table:table-cell>
          <table:table-cell office:value-type="float" office:value="74753.8" calcext:value-type="float">
            <text:p>74753.8</text:p>
          </table:table-cell>
          <table:table-cell office:value-type="float" office:value="35.4465" calcext:value-type="float">
            <text:p>35.4465</text:p>
          </table:table-cell>
          <table:table-cell office:value-type="float" office:value="1.32702" calcext:value-type="float">
            <text:p>1.32702</text:p>
          </table:table-cell>
          <table:table-cell office:value-type="float" office:value="154081" calcext:value-type="float">
            <text:p>154081</text:p>
          </table:table-cell>
          <table:table-cell office:value-type="float" office:value="152352" calcext:value-type="float">
            <text:p>152352</text:p>
          </table:table-cell>
          <table:table-cell office:value-type="float" office:value="144016" calcext:value-type="float">
            <text:p>144016</text:p>
          </table:table-cell>
          <table:table-cell office:value-type="float" office:value="19.1625" calcext:value-type="float">
            <text:p>19.1625</text:p>
          </table:table-cell>
          <table:table-cell office:value-type="float" office:value="1.38846" calcext:value-type="float">
            <text:p>1.38846</text:p>
          </table:table-cell>
          <table:table-cell office:value-type="float" office:value="2128" calcext:value-type="float">
            <text:p>2128</text:p>
          </table:table-cell>
          <table:table-cell office:value-type="float" office:value="2128.15" calcext:value-type="float">
            <text:p>2128.15</text:p>
          </table:table-cell>
          <table:table-cell office:value-type="float" office:value="2072.67" calcext:value-type="float">
            <text:p>2072.67</text:p>
          </table:table-cell>
          <table:table-cell table:formula="of:=[.A54]" office:value-type="date" office:date-value="2020-10-23" calcext:value-type="date">
            <text:p>23/10/20</text:p>
          </table:table-cell>
          <table:table-cell table:formula="of:=[.D54]-[.B47]" office:value-type="float" office:value="19942.8" calcext:value-type="float">
            <text:p>19942.8</text:p>
          </table:table-cell>
          <table:table-cell table:formula="of:=[.B54]-[.B47]" office:value-type="float" office:value="29562" calcext:value-type="float">
            <text:p>29562</text:p>
          </table:table-cell>
          <table:table-cell table:formula="of:=[.I54]-[.G47]" office:value-type="float" office:value="38583" calcext:value-type="float">
            <text:p>38583</text:p>
          </table:table-cell>
          <table:table-cell table:formula="of:=[.G54]-[.G47]" office:value-type="float" office:value="48648" calcext:value-type="float">
            <text:p>48648</text:p>
          </table:table-cell>
          <table:table-cell table:formula="of:=[.N54]-[.L47]" office:value-type="float" office:value="683.67" calcext:value-type="float">
            <text:p>683.67</text:p>
          </table:table-cell>
          <table:table-cell table:formula="of:=[.L54]-[.L47]" office:value-type="float" office:value="739" calcext:value-type="float">
            <text:p>739</text:p>
          </table:table-cell>
          <table:table-cell table:formula="of:=[.P54]+[.R54]" office:value-type="float" office:value="58525.8" calcext:value-type="float">
            <text:p>58525.8</text:p>
          </table:table-cell>
          <table:table-cell table:formula="of:=[.Q54]+[.S54]" office:value-type="float" office:value="78210" calcext:value-type="float">
            <text:p>78210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float" office:value="88887" calcext:value-type="float">
            <text:p>88887</text:p>
          </table:table-cell>
          <table:table-cell office:value-type="float" office:value="88374" calcext:value-type="float">
            <text:p>88374</text:p>
          </table:table-cell>
          <table:table-cell office:value-type="float" office:value="78330.5" calcext:value-type="float">
            <text:p>78330.5</text:p>
          </table:table-cell>
          <table:table-cell office:value-type="float" office:value="8.04508" calcext:value-type="float">
            <text:p>8.04508</text:p>
          </table:table-cell>
          <table:table-cell office:value-type="float" office:value="1.34802" calcext:value-type="float">
            <text:p>1.34802</text:p>
          </table:table-cell>
          <table:table-cell office:value-type="float" office:value="162039" calcext:value-type="float">
            <text:p>162039</text:p>
          </table:table-cell>
          <table:table-cell office:value-type="float" office:value="163319" calcext:value-type="float">
            <text:p>163319</text:p>
          </table:table-cell>
          <table:table-cell office:value-type="float" office:value="150221" calcext:value-type="float">
            <text:p>150221</text:p>
          </table:table-cell>
          <table:table-cell office:value-type="float" office:value="-13.0392" calcext:value-type="float">
            <text:p>-13.0392</text:p>
          </table:table-cell>
          <table:table-cell office:value-type="float" office:value="1.50915" calcext:value-type="float">
            <text:p>1.50915</text:p>
          </table:table-cell>
          <table:table-cell office:value-type="float" office:value="2268" calcext:value-type="float">
            <text:p>2268</text:p>
          </table:table-cell>
          <table:table-cell office:value-type="float" office:value="2254.92" calcext:value-type="float">
            <text:p>2254.92</text:p>
          </table:table-cell>
          <table:table-cell office:value-type="float" office:value="2171.3" calcext:value-type="float">
            <text:p>2171.3</text:p>
          </table:table-cell>
          <table:table-cell table:formula="of:=[.A55]" office:value-type="date" office:date-value="2020-10-24" calcext:value-type="date">
            <text:p>24/10/20</text:p>
          </table:table-cell>
          <table:table-cell table:formula="of:=[.D55]-[.B48]" office:value-type="float" office:value="20263.5" calcext:value-type="float">
            <text:p>20263.5</text:p>
          </table:table-cell>
          <table:table-cell table:formula="of:=[.B55]-[.B48]" office:value-type="float" office:value="30820" calcext:value-type="float">
            <text:p>30820</text:p>
          </table:table-cell>
          <table:table-cell table:formula="of:=[.I55]-[.G48]" office:value-type="float" office:value="39332" calcext:value-type="float">
            <text:p>39332</text:p>
          </table:table-cell>
          <table:table-cell table:formula="of:=[.G55]-[.G48]" office:value-type="float" office:value="51150" calcext:value-type="float">
            <text:p>51150</text:p>
          </table:table-cell>
          <table:table-cell table:formula="of:=[.N55]-[.L48]" office:value-type="float" office:value="702.3" calcext:value-type="float">
            <text:p>702.3</text:p>
          </table:table-cell>
          <table:table-cell table:formula="of:=[.L55]-[.L48]" office:value-type="float" office:value="799" calcext:value-type="float">
            <text:p>799</text:p>
          </table:table-cell>
          <table:table-cell table:formula="of:=[.P55]+[.R55]" office:value-type="float" office:value="59595.5" calcext:value-type="float">
            <text:p>59595.5</text:p>
          </table:table-cell>
          <table:table-cell table:formula="of:=[.Q55]+[.S55]" office:value-type="float" office:value="81970" calcext:value-type="float">
            <text:p>81970</text:p>
          </table:table-cell>
        </table:table-row>
        <table:table-row table:style-name="ro1">
          <table:table-cell office:value-type="date" office:date-value="2020-10-25" calcext:value-type="date">
            <text:p>25/10/20</text:p>
          </table:table-cell>
          <table:table-cell office:value-type="float" office:value="91294" calcext:value-type="float">
            <text:p>91294</text:p>
          </table:table-cell>
          <table:table-cell office:value-type="float" office:value="92150.1" calcext:value-type="float">
            <text:p>92150.1</text:p>
          </table:table-cell>
          <table:table-cell office:value-type="float" office:value="80245.3" calcext:value-type="float">
            <text:p>80245.3</text:p>
          </table:table-cell>
          <table:table-cell office:value-type="float" office:value="-14.8908" calcext:value-type="float">
            <text:p>-14.8908</text:p>
          </table:table-cell>
          <table:table-cell office:value-type="float" office:value="1.36223" calcext:value-type="float">
            <text:p>1.36223</text:p>
          </table:table-cell>
          <table:table-cell office:value-type="float" office:value="166932" calcext:value-type="float">
            <text:p>166932</text:p>
          </table:table-cell>
          <table:table-cell office:value-type="float" office:value="168084" calcext:value-type="float">
            <text:p>168084</text:p>
          </table:table-cell>
          <table:table-cell office:value-type="float" office:value="153460" calcext:value-type="float">
            <text:p>153460</text:p>
          </table:table-cell>
          <table:table-cell office:value-type="float" office:value="-14.6184" calcext:value-type="float">
            <text:p>-14.6184</text:p>
          </table:table-cell>
          <table:table-cell office:value-type="float" office:value="1.66105" calcext:value-type="float">
            <text:p>1.66105</text:p>
          </table:table-cell>
          <table:table-cell office:value-type="float" office:value="2416" calcext:value-type="float">
            <text:p>2416</text:p>
          </table:table-cell>
          <table:table-cell office:value-type="float" office:value="2398.41" calcext:value-type="float">
            <text:p>2398.41</text:p>
          </table:table-cell>
          <table:table-cell office:value-type="float" office:value="2266.16" calcext:value-type="float">
            <text:p>2266.16</text:p>
          </table:table-cell>
          <table:table-cell table:formula="of:=[.A56]" office:value-type="date" office:date-value="2020-10-25" calcext:value-type="date">
            <text:p>25/10/20</text:p>
          </table:table-cell>
          <table:table-cell table:formula="of:=[.D56]-[.B49]" office:value-type="float" office:value="20329.3" calcext:value-type="float">
            <text:p>20329.3</text:p>
          </table:table-cell>
          <table:table-cell table:formula="of:=[.B56]-[.B49]" office:value-type="float" office:value="31378" calcext:value-type="float">
            <text:p>31378</text:p>
          </table:table-cell>
          <table:table-cell table:formula="of:=[.I56]-[.G49]" office:value-type="float" office:value="39362" calcext:value-type="float">
            <text:p>39362</text:p>
          </table:table-cell>
          <table:table-cell table:formula="of:=[.G56]-[.G49]" office:value-type="float" office:value="52834" calcext:value-type="float">
            <text:p>52834</text:p>
          </table:table-cell>
          <table:table-cell table:formula="of:=[.N56]-[.L49]" office:value-type="float" office:value="716.16" calcext:value-type="float">
            <text:p>716.16</text:p>
          </table:table-cell>
          <table:table-cell table:formula="of:=[.L56]-[.L49]" office:value-type="float" office:value="866" calcext:value-type="float">
            <text:p>866</text:p>
          </table:table-cell>
          <table:table-cell table:formula="of:=[.P56]+[.R56]" office:value-type="float" office:value="59691.3" calcext:value-type="float">
            <text:p>59691.3</text:p>
          </table:table-cell>
          <table:table-cell table:formula="of:=[.Q56]+[.S56]" office:value-type="float" office:value="84212" calcext:value-type="float">
            <text:p>84212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float" office:value="94810" calcext:value-type="float">
            <text:p>94810</text:p>
          </table:table-cell>
          <table:table-cell office:value-type="float" office:value="93909.1" calcext:value-type="float">
            <text:p>93909.1</text:p>
          </table:table-cell>
          <table:table-cell office:value-type="float" office:value="83557.1" calcext:value-type="float">
            <text:p>83557.1</text:p>
          </table:table-cell>
          <table:table-cell office:value-type="float" office:value="17.5205" calcext:value-type="float">
            <text:p>17.5205</text:p>
          </table:table-cell>
          <table:table-cell office:value-type="float" office:value="1.3011" calcext:value-type="float">
            <text:p>1.3011</text:p>
          </table:table-cell>
          <table:table-cell office:value-type="float" office:value="173689" calcext:value-type="float">
            <text:p>173689</text:p>
          </table:table-cell>
          <table:table-cell office:value-type="float" office:value="170674" calcext:value-type="float">
            <text:p>170674</text:p>
          </table:table-cell>
          <table:table-cell office:value-type="float" office:value="160321" calcext:value-type="float">
            <text:p>160321</text:p>
          </table:table-cell>
          <table:table-cell office:value-type="float" office:value="48.8586" calcext:value-type="float">
            <text:p>48.8586</text:p>
          </table:table-cell>
          <table:table-cell office:value-type="float" office:value="1.54567" calcext:value-type="float">
            <text:p>1.54567</text:p>
          </table:table-cell>
          <table:table-cell office:value-type="float" office:value="2576" calcext:value-type="float">
            <text:p>2576</text:p>
          </table:table-cell>
          <table:table-cell office:value-type="float" office:value="2548.94" calcext:value-type="float">
            <text:p>2548.94</text:p>
          </table:table-cell>
          <table:table-cell office:value-type="float" office:value="2417.24" calcext:value-type="float">
            <text:p>2417.24</text:p>
          </table:table-cell>
          <table:table-cell table:formula="of:=[.A57]" office:value-type="date" office:date-value="2020-10-26" calcext:value-type="date">
            <text:p>26/10/20</text:p>
          </table:table-cell>
          <table:table-cell table:formula="of:=[.D57]-[.B50]" office:value-type="float" office:value="20911.1" calcext:value-type="float">
            <text:p>20911.1</text:p>
          </table:table-cell>
          <table:table-cell table:formula="of:=[.B57]-[.B50]" office:value-type="float" office:value="32164" calcext:value-type="float">
            <text:p>32164</text:p>
          </table:table-cell>
          <table:table-cell table:formula="of:=[.I57]-[.G50]" office:value-type="float" office:value="40876" calcext:value-type="float">
            <text:p>40876</text:p>
          </table:table-cell>
          <table:table-cell table:formula="of:=[.G57]-[.G50]" office:value-type="float" office:value="54244" calcext:value-type="float">
            <text:p>54244</text:p>
          </table:table-cell>
          <table:table-cell table:formula="of:=[.N57]-[.L50]" office:value-type="float" office:value="761.24" calcext:value-type="float">
            <text:p>761.24</text:p>
          </table:table-cell>
          <table:table-cell table:formula="of:=[.L57]-[.L50]" office:value-type="float" office:value="920" calcext:value-type="float">
            <text:p>920</text:p>
          </table:table-cell>
          <table:table-cell table:formula="of:=[.P57]+[.R57]" office:value-type="float" office:value="61787.1" calcext:value-type="float">
            <text:p>61787.1</text:p>
          </table:table-cell>
          <table:table-cell table:formula="of:=[.Q57]+[.S57]" office:value-type="float" office:value="86408" calcext:value-type="float">
            <text:p>86408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float" office:value="100467" calcext:value-type="float">
            <text:p>100467</text:p>
          </table:table-cell>
          <table:table-cell office:value-type="float" office:value="97577.4" calcext:value-type="float">
            <text:p>97577.4</text:p>
          </table:table-cell>
          <table:table-cell office:value-type="float" office:value="88710" calcext:value-type="float">
            <text:p>88710</text:p>
          </table:table-cell>
          <table:table-cell office:value-type="float" office:value="54.6696" calcext:value-type="float">
            <text:p>54.6696</text:p>
          </table:table-cell>
          <table:table-cell office:value-type="float" office:value="1.28192" calcext:value-type="float">
            <text:p>1.28192</text:p>
          </table:table-cell>
          <table:table-cell office:value-type="float" office:value="183695" calcext:value-type="float">
            <text:p>183695</text:p>
          </table:table-cell>
          <table:table-cell office:value-type="float" office:value="178545" calcext:value-type="float">
            <text:p>178545</text:p>
          </table:table-cell>
          <table:table-cell office:value-type="float" office:value="170030" calcext:value-type="float">
            <text:p>170030</text:p>
          </table:table-cell>
          <table:table-cell office:value-type="float" office:value="73.1401" calcext:value-type="float">
            <text:p>73.1401</text:p>
          </table:table-cell>
          <table:table-cell office:value-type="float" office:value="1.48991" calcext:value-type="float">
            <text:p>1.48991</text:p>
          </table:table-cell>
          <table:table-cell office:value-type="float" office:value="2764" calcext:value-type="float">
            <text:p>2764</text:p>
          </table:table-cell>
          <table:table-cell office:value-type="float" office:value="2715.28" calcext:value-type="float">
            <text:p>2715.28</text:p>
          </table:table-cell>
          <table:table-cell office:value-type="float" office:value="2581.67" calcext:value-type="float">
            <text:p>2581.67</text:p>
          </table:table-cell>
          <table:table-cell table:formula="of:=[.A58]" office:value-type="date" office:date-value="2020-10-27" calcext:value-type="date">
            <text:p>27/10/20</text:p>
          </table:table-cell>
          <table:table-cell table:formula="of:=[.D58]-[.B51]" office:value-type="float" office:value="21699" calcext:value-type="float">
            <text:p>21699</text:p>
          </table:table-cell>
          <table:table-cell table:formula="of:=[.B58]-[.B51]" office:value-type="float" office:value="33456" calcext:value-type="float">
            <text:p>33456</text:p>
          </table:table-cell>
          <table:table-cell table:formula="of:=[.I58]-[.G51]" office:value-type="float" office:value="42966" calcext:value-type="float">
            <text:p>42966</text:p>
          </table:table-cell>
          <table:table-cell table:formula="of:=[.G58]-[.G51]" office:value-type="float" office:value="56631" calcext:value-type="float">
            <text:p>56631</text:p>
          </table:table-cell>
          <table:table-cell table:formula="of:=[.N58]-[.L51]" office:value-type="float" office:value="820.67" calcext:value-type="float">
            <text:p>820.67</text:p>
          </table:table-cell>
          <table:table-cell table:formula="of:=[.L58]-[.L51]" office:value-type="float" office:value="1003" calcext:value-type="float">
            <text:p>1003</text:p>
          </table:table-cell>
          <table:table-cell table:formula="of:=[.P58]+[.R58]" office:value-type="float" office:value="64665" calcext:value-type="float">
            <text:p>64665</text:p>
          </table:table-cell>
          <table:table-cell table:formula="of:=[.Q58]+[.S58]" office:value-type="float" office:value="90087" calcext:value-type="float">
            <text:p>90087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float" office:value="105061" calcext:value-type="float">
            <text:p>105061</text:p>
          </table:table-cell>
          <table:table-cell office:value-type="float" office:value="103793" calcext:value-type="float">
            <text:p>103793</text:p>
          </table:table-cell>
          <table:table-cell office:value-type="float" office:value="95448.5" calcext:value-type="float">
            <text:p>95448.5</text:p>
          </table:table-cell>
          <table:table-cell office:value-type="float" office:value="21.8799" calcext:value-type="float">
            <text:p>21.8799</text:p>
          </table:table-cell>
          <table:table-cell office:value-type="float" office:value="0.966431" calcext:value-type="float">
            <text:p>0.966431</text:p>
          </table:table-cell>
          <table:table-cell office:value-type="float" office:value="192081" calcext:value-type="float">
            <text:p>192081</text:p>
          </table:table-cell>
          <table:table-cell office:value-type="float" office:value="190842" calcext:value-type="float">
            <text:p>190842</text:p>
          </table:table-cell>
          <table:table-cell office:value-type="float" office:value="180712" calcext:value-type="float">
            <text:p>180712</text:p>
          </table:table-cell>
          <table:table-cell office:value-type="float" office:value="14.4582" calcext:value-type="float">
            <text:p>14.4582</text:p>
          </table:table-cell>
          <table:table-cell office:value-type="float" office:value="1.14303" calcext:value-type="float">
            <text:p>1.14303</text:p>
          </table:table-cell>
          <table:table-cell office:value-type="float" office:value="2930" calcext:value-type="float">
            <text:p>2930</text:p>
          </table:table-cell>
          <table:table-cell office:value-type="float" office:value="2912.17" calcext:value-type="float">
            <text:p>2912.17</text:p>
          </table:table-cell>
          <table:table-cell office:value-type="float" office:value="2765.8" calcext:value-type="float">
            <text:p>2765.8</text:p>
          </table:table-cell>
          <table:table-cell table:formula="of:=[.A59]" office:value-type="date" office:date-value="2020-10-28" calcext:value-type="date">
            <text:p>28/10/20</text:p>
          </table:table-cell>
          <table:table-cell table:formula="of:=[.D59]-[.B52]" office:value-type="float" office:value="22371.5" calcext:value-type="float">
            <text:p>22371.5</text:p>
          </table:table-cell>
          <table:table-cell table:formula="of:=[.B59]-[.B52]" office:value-type="float" office:value="31984" calcext:value-type="float">
            <text:p>31984</text:p>
          </table:table-cell>
          <table:table-cell table:formula="of:=[.I59]-[.G52]" office:value-type="float" office:value="44745" calcext:value-type="float">
            <text:p>44745</text:p>
          </table:table-cell>
          <table:table-cell table:formula="of:=[.G59]-[.G52]" office:value-type="float" office:value="56114" calcext:value-type="float">
            <text:p>56114</text:p>
          </table:table-cell>
          <table:table-cell table:formula="of:=[.N59]-[.L52]" office:value-type="float" office:value="878.8" calcext:value-type="float">
            <text:p>878.8</text:p>
          </table:table-cell>
          <table:table-cell table:formula="of:=[.L59]-[.L52]" office:value-type="float" office:value="1043" calcext:value-type="float">
            <text:p>1043</text:p>
          </table:table-cell>
          <table:table-cell table:formula="of:=[.P59]+[.R59]" office:value-type="float" office:value="67116.5" calcext:value-type="float">
            <text:p>67116.5</text:p>
          </table:table-cell>
          <table:table-cell table:formula="of:=[.Q59]+[.S59]" office:value-type="float" office:value="88098" calcext:value-type="float">
            <text:p>88098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float" office:value="109828" calcext:value-type="float">
            <text:p>109828</text:p>
          </table:table-cell>
          <table:table-cell office:value-type="float" office:value="108728" calcext:value-type="float">
            <text:p>108728</text:p>
          </table:table-cell>
          <table:table-cell office:value-type="float" office:value="101425" calcext:value-type="float">
            <text:p>101425</text:p>
          </table:table-cell>
          <table:table-cell office:value-type="float" office:value="18.0594" calcext:value-type="float">
            <text:p>18.0594</text:p>
          </table:table-cell>
          <table:table-cell office:value-type="float" office:value="0.794307" calcext:value-type="float">
            <text:p>0.794307</text:p>
          </table:table-cell>
          <table:table-cell office:value-type="float" office:value="200369" calcext:value-type="float">
            <text:p>200369</text:p>
          </table:table-cell>
          <table:table-cell office:value-type="float" office:value="199981" calcext:value-type="float">
            <text:p>199981</text:p>
          </table:table-cell>
          <table:table-cell office:value-type="float" office:value="189796" calcext:value-type="float">
            <text:p>189796</text:p>
          </table:table-cell>
          <table:table-cell office:value-type="float" office:value="4.30512" calcext:value-type="float">
            <text:p>4.30512</text:p>
          </table:table-cell>
          <table:table-cell office:value-type="float" office:value="0.999421" calcext:value-type="float">
            <text:p>0.999421</text:p>
          </table:table-cell>
          <table:table-cell office:value-type="float" office:value="3122" calcext:value-type="float">
            <text:p>3122</text:p>
          </table:table-cell>
          <table:table-cell office:value-type="float" office:value="3083.12" calcext:value-type="float">
            <text:p>3083.12</text:p>
          </table:table-cell>
          <table:table-cell office:value-type="float" office:value="2929.63" calcext:value-type="float">
            <text:p>2929.63</text:p>
          </table:table-cell>
          <table:table-cell table:formula="of:=[.A60]" office:value-type="date" office:date-value="2020-10-29" calcext:value-type="date">
            <text:p>29/10/20</text:p>
          </table:table-cell>
          <table:table-cell table:formula="of:=[.D60]-[.B53]" office:value-type="float" office:value="22763" calcext:value-type="float">
            <text:p>22763</text:p>
          </table:table-cell>
          <table:table-cell table:formula="of:=[.B60]-[.B53]" office:value-type="float" office:value="31166" calcext:value-type="float">
            <text:p>31166</text:p>
          </table:table-cell>
          <table:table-cell table:formula="of:=[.I60]-[.G53]" office:value-type="float" office:value="45264" calcext:value-type="float">
            <text:p>45264</text:p>
          </table:table-cell>
          <table:table-cell table:formula="of:=[.G60]-[.G53]" office:value-type="float" office:value="55837" calcext:value-type="float">
            <text:p>55837</text:p>
          </table:table-cell>
          <table:table-cell table:formula="of:=[.N60]-[.L53]" office:value-type="float" office:value="921.63" calcext:value-type="float">
            <text:p>921.63</text:p>
          </table:table-cell>
          <table:table-cell table:formula="of:=[.L60]-[.L53]" office:value-type="float" office:value="1114" calcext:value-type="float">
            <text:p>1114</text:p>
          </table:table-cell>
          <table:table-cell table:formula="of:=[.P60]+[.R60]" office:value-type="float" office:value="68027" calcext:value-type="float">
            <text:p>68027</text:p>
          </table:table-cell>
          <table:table-cell table:formula="of:=[.Q60]+[.S60]" office:value-type="float" office:value="87003" calcext:value-type="float">
            <text:p>87003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float" office:value="114463" calcext:value-type="float">
            <text:p>114463</text:p>
          </table:table-cell>
          <table:table-cell office:value-type="float" office:value="113538" calcext:value-type="float">
            <text:p>113538</text:p>
          </table:table-cell>
          <table:table-cell office:value-type="float" office:value="107407" calcext:value-type="float">
            <text:p>107407</text:p>
          </table:table-cell>
          <table:table-cell office:value-type="float" office:value="15.1013" calcext:value-type="float">
            <text:p>15.1013</text:p>
          </table:table-cell>
          <table:table-cell office:value-type="float" office:value="0.631552" calcext:value-type="float">
            <text:p>0.631552</text:p>
          </table:table-cell>
          <table:table-cell office:value-type="float" office:value="209339" calcext:value-type="float">
            <text:p>209339</text:p>
          </table:table-cell>
          <table:table-cell office:value-type="float" office:value="208067" calcext:value-type="float">
            <text:p>208067</text:p>
          </table:table-cell>
          <table:table-cell office:value-type="float" office:value="199572" calcext:value-type="float">
            <text:p>199572</text:p>
          </table:table-cell>
          <table:table-cell office:value-type="float" office:value="14.3015" calcext:value-type="float">
            <text:p>14.3015</text:p>
          </table:table-cell>
          <table:table-cell office:value-type="float" office:value="0.874178" calcext:value-type="float">
            <text:p>0.874178</text:p>
          </table:table-cell>
          <table:table-cell office:value-type="float" office:value="3334" calcext:value-type="float">
            <text:p>3334</text:p>
          </table:table-cell>
          <table:table-cell office:value-type="float" office:value="3279.12" calcext:value-type="float">
            <text:p>3279.12</text:p>
          </table:table-cell>
          <table:table-cell office:value-type="float" office:value="3094.38" calcext:value-type="float">
            <text:p>3094.38</text:p>
          </table:table-cell>
          <table:table-cell table:formula="of:=[.A61]" office:value-type="date" office:date-value="2020-10-30" calcext:value-type="date">
            <text:p>30/10/20</text:p>
          </table:table-cell>
          <table:table-cell table:formula="of:=[.D61]-[.B54]" office:value-type="float" office:value="23034" calcext:value-type="float">
            <text:p>23034</text:p>
          </table:table-cell>
          <table:table-cell table:formula="of:=[.B61]-[.B54]" office:value-type="float" office:value="30090" calcext:value-type="float">
            <text:p>30090</text:p>
          </table:table-cell>
          <table:table-cell table:formula="of:=[.I61]-[.G54]" office:value-type="float" office:value="45491" calcext:value-type="float">
            <text:p>45491</text:p>
          </table:table-cell>
          <table:table-cell table:formula="of:=[.G61]-[.G54]" office:value-type="float" office:value="55258" calcext:value-type="float">
            <text:p>55258</text:p>
          </table:table-cell>
          <table:table-cell table:formula="of:=[.N61]-[.L54]" office:value-type="float" office:value="966.38" calcext:value-type="float">
            <text:p>966.38</text:p>
          </table:table-cell>
          <table:table-cell table:formula="of:=[.L61]-[.L54]" office:value-type="float" office:value="1206" calcext:value-type="float">
            <text:p>1206</text:p>
          </table:table-cell>
          <table:table-cell table:formula="of:=[.P61]+[.R61]" office:value-type="float" office:value="68525" calcext:value-type="float">
            <text:p>68525</text:p>
          </table:table-cell>
          <table:table-cell table:formula="of:=[.Q61]+[.S61]" office:value-type="float" office:value="85348" calcext:value-type="float">
            <text:p>85348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float" office:value="118106" calcext:value-type="float">
            <text:p>118106</text:p>
          </table:table-cell>
          <table:table-cell office:value-type="float" office:value="118500" calcext:value-type="float">
            <text:p>118500</text:p>
          </table:table-cell>
          <table:table-cell office:value-type="float" office:value="111747" calcext:value-type="float">
            <text:p>111747</text:p>
          </table:table-cell>
          <table:table-cell office:value-type="float" office:value="-6.16401" calcext:value-type="float">
            <text:p>-6.16401</text:p>
          </table:table-cell>
          <table:table-cell office:value-type="float" office:value="0.543059" calcext:value-type="float">
            <text:p>0.543059</text:p>
          </table:table-cell>
          <table:table-cell office:value-type="float" office:value="217125" calcext:value-type="float">
            <text:p>217125</text:p>
          </table:table-cell>
          <table:table-cell office:value-type="float" office:value="217935" calcext:value-type="float">
            <text:p>217935</text:p>
          </table:table-cell>
          <table:table-cell office:value-type="float" office:value="206106" calcext:value-type="float">
            <text:p>206106</text:p>
          </table:table-cell>
          <table:table-cell office:value-type="float" office:value="-8.60962" calcext:value-type="float">
            <text:p>-8.60962</text:p>
          </table:table-cell>
          <table:table-cell office:value-type="float" office:value="0.940984" calcext:value-type="float">
            <text:p>0.940984</text:p>
          </table:table-cell>
          <table:table-cell office:value-type="float" office:value="3521" calcext:value-type="float">
            <text:p>3521</text:p>
          </table:table-cell>
          <table:table-cell office:value-type="float" office:value="3495.38" calcext:value-type="float">
            <text:p>3495.38</text:p>
          </table:table-cell>
          <table:table-cell office:value-type="float" office:value="3253.83" calcext:value-type="float">
            <text:p>3253.83</text:p>
          </table:table-cell>
          <table:table-cell table:formula="of:=[.A62]" office:value-type="date" office:date-value="2020-10-31" calcext:value-type="date">
            <text:p>31/10/20</text:p>
          </table:table-cell>
          <table:table-cell table:formula="of:=[.D62]-[.B55]" office:value-type="float" office:value="22860" calcext:value-type="float">
            <text:p>22860</text:p>
          </table:table-cell>
          <table:table-cell table:formula="of:=[.B62]-[.B55]" office:value-type="float" office:value="29219" calcext:value-type="float">
            <text:p>29219</text:p>
          </table:table-cell>
          <table:table-cell table:formula="of:=[.I62]-[.G55]" office:value-type="float" office:value="44067" calcext:value-type="float">
            <text:p>44067</text:p>
          </table:table-cell>
          <table:table-cell table:formula="of:=[.G62]-[.G55]" office:value-type="float" office:value="55086" calcext:value-type="float">
            <text:p>55086</text:p>
          </table:table-cell>
          <table:table-cell table:formula="of:=[.N62]-[.L55]" office:value-type="float" office:value="985.83" calcext:value-type="float">
            <text:p>985.83</text:p>
          </table:table-cell>
          <table:table-cell table:formula="of:=[.L62]-[.L55]" office:value-type="float" office:value="1253" calcext:value-type="float">
            <text:p>1253</text:p>
          </table:table-cell>
          <table:table-cell table:formula="of:=[.P62]+[.R62]" office:value-type="float" office:value="66927" calcext:value-type="float">
            <text:p>66927</text:p>
          </table:table-cell>
          <table:table-cell table:formula="of:=[.Q62]+[.S62]" office:value-type="float" office:value="84305" calcext:value-type="float">
            <text:p>84305</text:p>
          </table:table-cell>
        </table:table-row>
        <table:table-row table:style-name="ro1">
          <table:table-cell office:value-type="date" office:date-value="2020-11-01" calcext:value-type="date">
            <text:p>01/11/20</text:p>
          </table:table-cell>
          <table:table-cell office:value-type="float" office:value="120063" calcext:value-type="float">
            <text:p>120063</text:p>
          </table:table-cell>
          <table:table-cell office:value-type="float" office:value="121389" calcext:value-type="float">
            <text:p>121389</text:p>
          </table:table-cell>
          <table:table-cell office:value-type="float" office:value="113946" calcext:value-type="float">
            <text:p>113946</text:p>
          </table:table-cell>
          <table:table-cell office:value-type="float" office:value="-23.0275" calcext:value-type="float">
            <text:p>-23.0275</text:p>
          </table:table-cell>
          <table:table-cell office:value-type="float" office:value="0.508459" calcext:value-type="float">
            <text:p>0.508459</text:p>
          </table:table-cell>
          <table:table-cell office:value-type="float" office:value="221710" calcext:value-type="float">
            <text:p>221710</text:p>
          </table:table-cell>
          <table:table-cell office:value-type="float" office:value="222534" calcext:value-type="float">
            <text:p>222534</text:p>
          </table:table-cell>
          <table:table-cell office:value-type="float" office:value="209521" calcext:value-type="float">
            <text:p>209521</text:p>
          </table:table-cell>
          <table:table-cell office:value-type="float" office:value="-11.1039" calcext:value-type="float">
            <text:p>-11.1039</text:p>
          </table:table-cell>
          <table:table-cell office:value-type="float" office:value="1.01316" calcext:value-type="float">
            <text:p>1.01316</text:p>
          </table:table-cell>
          <table:table-cell office:value-type="float" office:value="3734" calcext:value-type="float">
            <text:p>3734</text:p>
          </table:table-cell>
          <table:table-cell office:value-type="float" office:value="3684.22" calcext:value-type="float">
            <text:p>3684.22</text:p>
          </table:table-cell>
          <table:table-cell office:value-type="float" office:value="3413.74" calcext:value-type="float">
            <text:p>3413.74</text:p>
          </table:table-cell>
          <table:table-cell table:formula="of:=[.A63]" office:value-type="date" office:date-value="2020-11-01" calcext:value-type="date">
            <text:p>01/11/20</text:p>
          </table:table-cell>
          <table:table-cell table:formula="of:=[.D63]-[.B56]" office:value-type="float" office:value="22652" calcext:value-type="float">
            <text:p>22652</text:p>
          </table:table-cell>
          <table:table-cell table:formula="of:=[.B63]-[.B56]" office:value-type="float" office:value="28769" calcext:value-type="float">
            <text:p>28769</text:p>
          </table:table-cell>
          <table:table-cell table:formula="of:=[.I63]-[.G56]" office:value-type="float" office:value="42589" calcext:value-type="float">
            <text:p>42589</text:p>
          </table:table-cell>
          <table:table-cell table:formula="of:=[.G63]-[.G56]" office:value-type="float" office:value="54778" calcext:value-type="float">
            <text:p>54778</text:p>
          </table:table-cell>
          <table:table-cell table:formula="of:=[.N63]-[.L56]" office:value-type="float" office:value="997.74" calcext:value-type="float">
            <text:p>997.74</text:p>
          </table:table-cell>
          <table:table-cell table:formula="of:=[.L63]-[.L56]" office:value-type="float" office:value="1318" calcext:value-type="float">
            <text:p>1318</text:p>
          </table:table-cell>
          <table:table-cell table:formula="of:=[.P63]+[.R63]" office:value-type="float" office:value="65241" calcext:value-type="float">
            <text:p>65241</text:p>
          </table:table-cell>
          <table:table-cell table:formula="of:=[.Q63]+[.S63]" office:value-type="float" office:value="83547" calcext:value-type="float">
            <text:p>83547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float" office:value="122918" calcext:value-type="float">
            <text:p>122918</text:p>
          </table:table-cell>
          <table:table-cell office:value-type="float" office:value="122644" calcext:value-type="float">
            <text:p>122644</text:p>
          </table:table-cell>
          <table:table-cell office:value-type="float" office:value="117599" calcext:value-type="float">
            <text:p>117599</text:p>
          </table:table-cell>
          <table:table-cell office:value-type="float" office:value="5.37217" calcext:value-type="float">
            <text:p>5.37217</text:p>
          </table:table-cell>
          <table:table-cell office:value-type="float" office:value="0.430897" calcext:value-type="float">
            <text:p>0.430897</text:p>
          </table:table-cell>
          <table:table-cell office:value-type="float" office:value="228107" calcext:value-type="float">
            <text:p>228107</text:p>
          </table:table-cell>
          <table:table-cell office:value-type="float" office:value="224838" calcext:value-type="float">
            <text:p>224838</text:p>
          </table:table-cell>
          <table:table-cell office:value-type="float" office:value="216304" calcext:value-type="float">
            <text:p>216304</text:p>
          </table:table-cell>
          <table:table-cell office:value-type="float" office:value="58.1171" calcext:value-type="float">
            <text:p>58.1171</text:p>
          </table:table-cell>
          <table:table-cell office:value-type="float" office:value="0.956151" calcext:value-type="float">
            <text:p>0.956151</text:p>
          </table:table-cell>
          <table:table-cell office:value-type="float" office:value="3951" calcext:value-type="float">
            <text:p>3951</text:p>
          </table:table-cell>
          <table:table-cell office:value-type="float" office:value="3898.22" calcext:value-type="float">
            <text:p>3898.22</text:p>
          </table:table-cell>
          <table:table-cell office:value-type="float" office:value="3614.29" calcext:value-type="float">
            <text:p>3614.29</text:p>
          </table:table-cell>
          <table:table-cell table:formula="of:=[.A64]" office:value-type="date" office:date-value="2020-11-02" calcext:value-type="date">
            <text:p>02/11/20</text:p>
          </table:table-cell>
          <table:table-cell table:formula="of:=[.D64]-[.B57]" office:value-type="float" office:value="22789" calcext:value-type="float">
            <text:p>22789</text:p>
          </table:table-cell>
          <table:table-cell table:formula="of:=[.B64]-[.B57]" office:value-type="float" office:value="28108" calcext:value-type="float">
            <text:p>28108</text:p>
          </table:table-cell>
          <table:table-cell table:formula="of:=[.I64]-[.G57]" office:value-type="float" office:value="42615" calcext:value-type="float">
            <text:p>42615</text:p>
          </table:table-cell>
          <table:table-cell table:formula="of:=[.G64]-[.G57]" office:value-type="float" office:value="54418" calcext:value-type="float">
            <text:p>54418</text:p>
          </table:table-cell>
          <table:table-cell table:formula="of:=[.N64]-[.L57]" office:value-type="float" office:value="1038.29" calcext:value-type="float">
            <text:p>1038.29</text:p>
          </table:table-cell>
          <table:table-cell table:formula="of:=[.L64]-[.L57]" office:value-type="float" office:value="1375" calcext:value-type="float">
            <text:p>1375</text:p>
          </table:table-cell>
          <table:table-cell table:formula="of:=[.P64]+[.R64]" office:value-type="float" office:value="65404" calcext:value-type="float">
            <text:p>65404</text:p>
          </table:table-cell>
          <table:table-cell table:formula="of:=[.Q64]+[.S64]" office:value-type="float" office:value="82526" calcext:value-type="float">
            <text:p>82526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float" office:value="126649" calcext:value-type="float">
            <text:p>126649</text:p>
          </table:table-cell>
          <table:table-cell office:value-type="float" office:value="125815" calcext:value-type="float">
            <text:p>125815</text:p>
          </table:table-cell>
          <table:table-cell office:value-type="float" office:value="123770" calcext:value-type="float">
            <text:p>123770</text:p>
          </table:table-cell>
          <table:table-cell office:value-type="float" office:value="15.4303" calcext:value-type="float">
            <text:p>15.4303</text:p>
          </table:table-cell>
          <table:table-cell office:value-type="float" office:value="0.223672" calcext:value-type="float">
            <text:p>0.223672</text:p>
          </table:table-cell>
          <table:table-cell office:value-type="float" office:value="236465" calcext:value-type="float">
            <text:p>236465</text:p>
          </table:table-cell>
          <table:table-cell office:value-type="float" office:value="233496" calcext:value-type="float">
            <text:p>233496</text:p>
          </table:table-cell>
          <table:table-cell office:value-type="float" office:value="228207" calcext:value-type="float">
            <text:p>228207</text:p>
          </table:table-cell>
          <table:table-cell office:value-type="float" office:value="40.0736" calcext:value-type="float">
            <text:p>40.0736</text:p>
          </table:table-cell>
          <table:table-cell office:value-type="float" office:value="0.641634" calcext:value-type="float">
            <text:p>0.641634</text:p>
          </table:table-cell>
          <table:table-cell office:value-type="float" office:value="4207" calcext:value-type="float">
            <text:p>4207</text:p>
          </table:table-cell>
          <table:table-cell office:value-type="float" office:value="4119.7" calcext:value-type="float">
            <text:p>4119.7</text:p>
          </table:table-cell>
          <table:table-cell office:value-type="float" office:value="3861.81" calcext:value-type="float">
            <text:p>3861.81</text:p>
          </table:table-cell>
          <table:table-cell table:formula="of:=[.A65]" office:value-type="date" office:date-value="2020-11-03" calcext:value-type="date">
            <text:p>03/11/20</text:p>
          </table:table-cell>
          <table:table-cell table:formula="of:=[.D65]-[.B58]" office:value-type="float" office:value="23303" calcext:value-type="float">
            <text:p>23303</text:p>
          </table:table-cell>
          <table:table-cell table:formula="of:=[.B65]-[.B58]" office:value-type="float" office:value="26182" calcext:value-type="float">
            <text:p>26182</text:p>
          </table:table-cell>
          <table:table-cell table:formula="of:=[.I65]-[.G58]" office:value-type="float" office:value="44512" calcext:value-type="float">
            <text:p>44512</text:p>
          </table:table-cell>
          <table:table-cell table:formula="of:=[.G65]-[.G58]" office:value-type="float" office:value="52770" calcext:value-type="float">
            <text:p>52770</text:p>
          </table:table-cell>
          <table:table-cell table:formula="of:=[.N65]-[.L58]" office:value-type="float" office:value="1097.81" calcext:value-type="float">
            <text:p>1097.81</text:p>
          </table:table-cell>
          <table:table-cell table:formula="of:=[.L65]-[.L58]" office:value-type="float" office:value="1443" calcext:value-type="float">
            <text:p>1443</text:p>
          </table:table-cell>
          <table:table-cell table:formula="of:=[.P65]+[.R65]" office:value-type="float" office:value="67815" calcext:value-type="float">
            <text:p>67815</text:p>
          </table:table-cell>
          <table:table-cell table:formula="of:=[.Q65]+[.S65]" office:value-type="float" office:value="78952" calcext:value-type="float">
            <text:p>78952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float" office:value="131787" calcext:value-type="float">
            <text:p>131787</text:p>
          </table:table-cell>
          <table:table-cell office:value-type="float" office:value="130187" calcext:value-type="float">
            <text:p>130187</text:p>
          </table:table-cell>
          <table:table-cell office:value-type="float" office:value="128636" calcext:value-type="float">
            <text:p>128636</text:p>
          </table:table-cell>
          <table:table-cell office:value-type="float" office:value="26.7568" calcext:value-type="float">
            <text:p>26.7568</text:p>
          </table:table-cell>
          <table:table-cell office:value-type="float" office:value="0.25035" calcext:value-type="float">
            <text:p>0.25035</text:p>
          </table:table-cell>
          <table:table-cell office:value-type="float" office:value="247058" calcext:value-type="float">
            <text:p>247058</text:p>
          </table:table-cell>
          <table:table-cell office:value-type="float" office:value="244484" calcext:value-type="float">
            <text:p>244484</text:p>
          </table:table-cell>
          <table:table-cell office:value-type="float" office:value="237637" calcext:value-type="float">
            <text:p>237637</text:p>
          </table:table-cell>
          <table:table-cell office:value-type="float" office:value="28.3709" calcext:value-type="float">
            <text:p>28.3709</text:p>
          </table:table-cell>
          <table:table-cell office:value-type="float" office:value="0.748566" calcext:value-type="float">
            <text:p>0.748566</text:p>
          </table:table-cell>
          <table:table-cell office:value-type="float" office:value="4424" calcext:value-type="float">
            <text:p>4424</text:p>
          </table:table-cell>
          <table:table-cell office:value-type="float" office:value="4380.05" calcext:value-type="float">
            <text:p>4380.05</text:p>
          </table:table-cell>
          <table:table-cell office:value-type="float" office:value="4057.54" calcext:value-type="float">
            <text:p>4057.54</text:p>
          </table:table-cell>
          <table:table-cell table:formula="of:=[.A66]" office:value-type="date" office:date-value="2020-11-04" calcext:value-type="date">
            <text:p>04/11/20</text:p>
          </table:table-cell>
          <table:table-cell table:formula="of:=[.D66]-[.B59]" office:value-type="float" office:value="23575" calcext:value-type="float">
            <text:p>23575</text:p>
          </table:table-cell>
          <table:table-cell table:formula="of:=[.B66]-[.B59]" office:value-type="float" office:value="26726" calcext:value-type="float">
            <text:p>26726</text:p>
          </table:table-cell>
          <table:table-cell table:formula="of:=[.I66]-[.G59]" office:value-type="float" office:value="45556" calcext:value-type="float">
            <text:p>45556</text:p>
          </table:table-cell>
          <table:table-cell table:formula="of:=[.G66]-[.G59]" office:value-type="float" office:value="54977" calcext:value-type="float">
            <text:p>54977</text:p>
          </table:table-cell>
          <table:table-cell table:formula="of:=[.N66]-[.L59]" office:value-type="float" office:value="1127.54" calcext:value-type="float">
            <text:p>1127.54</text:p>
          </table:table-cell>
          <table:table-cell table:formula="of:=[.L66]-[.L59]" office:value-type="float" office:value="1494" calcext:value-type="float">
            <text:p>1494</text:p>
          </table:table-cell>
          <table:table-cell table:formula="of:=[.P66]+[.R66]" office:value-type="float" office:value="69131" calcext:value-type="float">
            <text:p>69131</text:p>
          </table:table-cell>
          <table:table-cell table:formula="of:=[.Q66]+[.S66]" office:value-type="float" office:value="81703" calcext:value-type="float">
            <text:p>81703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float" office:value="136154" calcext:value-type="float">
            <text:p>136154</text:p>
          </table:table-cell>
          <table:table-cell office:value-type="float" office:value="135383" calcext:value-type="float">
            <text:p>135383</text:p>
          </table:table-cell>
          <table:table-cell office:value-type="float" office:value="133316" calcext:value-type="float">
            <text:p>133316</text:p>
          </table:table-cell>
          <table:table-cell office:value-type="float" office:value="12.8017" calcext:value-type="float">
            <text:p>12.8017</text:p>
          </table:table-cell>
          <table:table-cell office:value-type="float" office:value="0.228369" calcext:value-type="float">
            <text:p>0.228369</text:p>
          </table:table-cell>
          <table:table-cell office:value-type="float" office:value="255920" calcext:value-type="float">
            <text:p>255920</text:p>
          </table:table-cell>
          <table:table-cell office:value-type="float" office:value="254892" calcext:value-type="float">
            <text:p>254892</text:p>
          </table:table-cell>
          <table:table-cell office:value-type="float" office:value="245790" calcext:value-type="float">
            <text:p>245790</text:p>
          </table:table-cell>
          <table:table-cell office:value-type="float" office:value="11.4685" calcext:value-type="float">
            <text:p>11.4685</text:p>
          </table:table-cell>
          <table:table-cell office:value-type="float" office:value="0.815035" calcext:value-type="float">
            <text:p>0.815035</text:p>
          </table:table-cell>
          <table:table-cell office:value-type="float" office:value="4614" calcext:value-type="float">
            <text:p>4614</text:p>
          </table:table-cell>
          <table:table-cell office:value-type="float" office:value="4601.26" calcext:value-type="float">
            <text:p>4601.26</text:p>
          </table:table-cell>
          <table:table-cell office:value-type="float" office:value="4272.51" calcext:value-type="float">
            <text:p>4272.51</text:p>
          </table:table-cell>
          <table:table-cell table:formula="of:=[.A67]" office:value-type="date" office:date-value="2020-11-05" calcext:value-type="date">
            <text:p>05/11/20</text:p>
          </table:table-cell>
          <table:table-cell table:formula="of:=[.D67]-[.B60]" office:value-type="float" office:value="23488" calcext:value-type="float">
            <text:p>23488</text:p>
          </table:table-cell>
          <table:table-cell table:formula="of:=[.B67]-[.B60]" office:value-type="float" office:value="26326" calcext:value-type="float">
            <text:p>26326</text:p>
          </table:table-cell>
          <table:table-cell table:formula="of:=[.I67]-[.G60]" office:value-type="float" office:value="45421" calcext:value-type="float">
            <text:p>45421</text:p>
          </table:table-cell>
          <table:table-cell table:formula="of:=[.G67]-[.G60]" office:value-type="float" office:value="55551" calcext:value-type="float">
            <text:p>55551</text:p>
          </table:table-cell>
          <table:table-cell table:formula="of:=[.N67]-[.L60]" office:value-type="float" office:value="1150.51" calcext:value-type="float">
            <text:p>1150.51</text:p>
          </table:table-cell>
          <table:table-cell table:formula="of:=[.L67]-[.L60]" office:value-type="float" office:value="1492" calcext:value-type="float">
            <text:p>1492</text:p>
          </table:table-cell>
          <table:table-cell table:formula="of:=[.P67]+[.R67]" office:value-type="float" office:value="68909" calcext:value-type="float">
            <text:p>68909</text:p>
          </table:table-cell>
          <table:table-cell table:formula="of:=[.Q67]+[.S67]" office:value-type="float" office:value="81877" calcext:value-type="float">
            <text:p>81877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float" office:value="139836" calcext:value-type="float">
            <text:p>139836</text:p>
          </table:table-cell>
          <table:table-cell office:value-type="float" office:value="139667" calcext:value-type="float">
            <text:p>139667</text:p>
          </table:table-cell>
          <table:table-cell office:value-type="float" office:value="137774" calcext:value-type="float">
            <text:p>137774</text:p>
          </table:table-cell>
          <table:table-cell office:value-type="float" office:value="2.84562" calcext:value-type="float">
            <text:p>2.84562</text:p>
          </table:table-cell>
          <table:table-cell office:value-type="float" office:value="0.169114" calcext:value-type="float">
            <text:p>0.169114</text:p>
          </table:table-cell>
          <table:table-cell office:value-type="float" office:value="263790" calcext:value-type="float">
            <text:p>263790</text:p>
          </table:table-cell>
          <table:table-cell office:value-type="float" office:value="263264" calcext:value-type="float">
            <text:p>263264</text:p>
          </table:table-cell>
          <table:table-cell office:value-type="float" office:value="254482" calcext:value-type="float">
            <text:p>254482</text:p>
          </table:table-cell>
          <table:table-cell office:value-type="float" office:value="6.06384" calcext:value-type="float">
            <text:p>6.06384</text:p>
          </table:table-cell>
          <table:table-cell office:value-type="float" office:value="0.763423" calcext:value-type="float">
            <text:p>0.763423</text:p>
          </table:table-cell>
          <table:table-cell office:value-type="float" office:value="4819" calcext:value-type="float">
            <text:p>4819</text:p>
          </table:table-cell>
          <table:table-cell office:value-type="float" office:value="4793.69" calcext:value-type="float">
            <text:p>4793.69</text:p>
          </table:table-cell>
          <table:table-cell office:value-type="float" office:value="4509.27" calcext:value-type="float">
            <text:p>4509.27</text:p>
          </table:table-cell>
          <table:table-cell table:formula="of:=[.A68]" office:value-type="date" office:date-value="2020-11-06" calcext:value-type="date">
            <text:p>06/11/20</text:p>
          </table:table-cell>
          <table:table-cell table:formula="of:=[.D68]-[.B61]" office:value-type="float" office:value="23311" calcext:value-type="float">
            <text:p>23311</text:p>
          </table:table-cell>
          <table:table-cell table:formula="of:=[.B68]-[.B61]" office:value-type="float" office:value="25373" calcext:value-type="float">
            <text:p>25373</text:p>
          </table:table-cell>
          <table:table-cell table:formula="of:=[.I68]-[.G61]" office:value-type="float" office:value="45143" calcext:value-type="float">
            <text:p>45143</text:p>
          </table:table-cell>
          <table:table-cell table:formula="of:=[.G68]-[.G61]" office:value-type="float" office:value="54451" calcext:value-type="float">
            <text:p>54451</text:p>
          </table:table-cell>
          <table:table-cell table:formula="of:=[.N68]-[.L61]" office:value-type="float" office:value="1175.27" calcext:value-type="float">
            <text:p>1175.27</text:p>
          </table:table-cell>
          <table:table-cell table:formula="of:=[.L68]-[.L61]" office:value-type="float" office:value="1485" calcext:value-type="float">
            <text:p>1485</text:p>
          </table:table-cell>
          <table:table-cell table:formula="of:=[.P68]+[.R68]" office:value-type="float" office:value="68454" calcext:value-type="float">
            <text:p>68454</text:p>
          </table:table-cell>
          <table:table-cell table:formula="of:=[.Q68]+[.S68]" office:value-type="float" office:value="79824" calcext:value-type="float">
            <text:p>79824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float" office:value="142179" calcext:value-type="float">
            <text:p>142179</text:p>
          </table:table-cell>
          <table:table-cell office:value-type="float" office:value="143509" calcext:value-type="float">
            <text:p>143509</text:p>
          </table:table-cell>
          <table:table-cell office:value-type="float" office:value="140943" calcext:value-type="float">
            <text:p>140943</text:p>
          </table:table-cell>
          <table:table-cell office:value-type="float" office:value="-21.8383" calcext:value-type="float">
            <text:p>-21.8383</text:p>
          </table:table-cell>
          <table:table-cell office:value-type="float" office:value="0.102591" calcext:value-type="float">
            <text:p>0.102591</text:p>
          </table:table-cell>
          <table:table-cell office:value-type="float" office:value="269170" calcext:value-type="float">
            <text:p>269170</text:p>
          </table:table-cell>
          <table:table-cell office:value-type="float" office:value="270867" calcext:value-type="float">
            <text:p>270867</text:p>
          </table:table-cell>
          <table:table-cell office:value-type="float" office:value="260227" calcext:value-type="float">
            <text:p>260227</text:p>
          </table:table-cell>
          <table:table-cell office:value-type="float" office:value="-19.9588" calcext:value-type="float">
            <text:p>-19.9588</text:p>
          </table:table-cell>
          <table:table-cell office:value-type="float" office:value="0.742543" calcext:value-type="float">
            <text:p>0.742543</text:p>
          </table:table-cell>
          <table:table-cell office:value-type="float" office:value="5011" calcext:value-type="float">
            <text:p>5011</text:p>
          </table:table-cell>
          <table:table-cell office:value-type="float" office:value="5000.17" calcext:value-type="float">
            <text:p>5000.17</text:p>
          </table:table-cell>
          <table:table-cell office:value-type="float" office:value="4703.43" calcext:value-type="float">
            <text:p>4703.43</text:p>
          </table:table-cell>
          <table:table-cell table:formula="of:=[.A69]" office:value-type="date" office:date-value="2020-11-07" calcext:value-type="date">
            <text:p>07/11/20</text:p>
          </table:table-cell>
          <table:table-cell table:formula="of:=[.D69]-[.B62]" office:value-type="float" office:value="22837" calcext:value-type="float">
            <text:p>22837</text:p>
          </table:table-cell>
          <table:table-cell table:formula="of:=[.B69]-[.B62]" office:value-type="float" office:value="24073" calcext:value-type="float">
            <text:p>24073</text:p>
          </table:table-cell>
          <table:table-cell table:formula="of:=[.I69]-[.G62]" office:value-type="float" office:value="43102" calcext:value-type="float">
            <text:p>43102</text:p>
          </table:table-cell>
          <table:table-cell table:formula="of:=[.G69]-[.G62]" office:value-type="float" office:value="52045" calcext:value-type="float">
            <text:p>52045</text:p>
          </table:table-cell>
          <table:table-cell table:formula="of:=[.N69]-[.L62]" office:value-type="float" office:value="1182.43" calcext:value-type="float">
            <text:p>1182.43</text:p>
          </table:table-cell>
          <table:table-cell table:formula="of:=[.L69]-[.L62]" office:value-type="float" office:value="1490" calcext:value-type="float">
            <text:p>1490</text:p>
          </table:table-cell>
          <table:table-cell table:formula="of:=[.P69]+[.R69]" office:value-type="float" office:value="65939" calcext:value-type="float">
            <text:p>65939</text:p>
          </table:table-cell>
          <table:table-cell table:formula="of:=[.Q69]+[.S69]" office:value-type="float" office:value="76118" calcext:value-type="float">
            <text:p>76118</text:p>
          </table:table-cell>
        </table:table-row>
        <table:table-row table:style-name="ro1">
          <table:table-cell office:value-type="date" office:date-value="2020-11-08" calcext:value-type="date">
            <text:p>08/11/20</text:p>
          </table:table-cell>
          <table:table-cell office:value-type="float" office:value="143384" calcext:value-type="float">
            <text:p>143384</text:p>
          </table:table-cell>
          <table:table-cell office:value-type="float" office:value="145262" calcext:value-type="float">
            <text:p>145262</text:p>
          </table:table-cell>
          <table:table-cell office:value-type="float" office:value="142598" calcext:value-type="float">
            <text:p>142598</text:p>
          </table:table-cell>
          <table:table-cell office:value-type="float" office:value="-33.6588" calcext:value-type="float">
            <text:p>-33.6588</text:p>
          </table:table-cell>
          <table:table-cell office:value-type="float" office:value="0.0658335" calcext:value-type="float">
            <text:p>0.0658335</text:p>
          </table:table-cell>
          <table:table-cell office:value-type="float" office:value="271573" calcext:value-type="float">
            <text:p>271573</text:p>
          </table:table-cell>
          <table:table-cell office:value-type="float" office:value="274492" calcext:value-type="float">
            <text:p>274492</text:p>
          </table:table-cell>
          <table:table-cell office:value-type="float" office:value="264130" calcext:value-type="float">
            <text:p>264130</text:p>
          </table:table-cell>
          <table:table-cell office:value-type="float" office:value="-39.6805" calcext:value-type="float">
            <text:p>-39.6805</text:p>
          </table:table-cell>
          <table:table-cell office:value-type="float" office:value="0.623649" calcext:value-type="float">
            <text:p>0.623649</text:p>
          </table:table-cell>
          <table:table-cell office:value-type="float" office:value="5207" calcext:value-type="float">
            <text:p>5207</text:p>
          </table:table-cell>
          <table:table-cell office:value-type="float" office:value="5191.1" calcext:value-type="float">
            <text:p>5191.1</text:p>
          </table:table-cell>
          <table:table-cell office:value-type="float" office:value="4917.49" calcext:value-type="float">
            <text:p>4917.49</text:p>
          </table:table-cell>
          <table:table-cell table:formula="of:=[.A70]" office:value-type="date" office:date-value="2020-11-08" calcext:value-type="date">
            <text:p>08/11/20</text:p>
          </table:table-cell>
          <table:table-cell table:formula="of:=[.D70]-[.B63]" office:value-type="float" office:value="22535" calcext:value-type="float">
            <text:p>22535</text:p>
          </table:table-cell>
          <table:table-cell table:formula="of:=[.B70]-[.B63]" office:value-type="float" office:value="23321" calcext:value-type="float">
            <text:p>23321</text:p>
          </table:table-cell>
          <table:table-cell table:formula="of:=[.I70]-[.G63]" office:value-type="float" office:value="42420" calcext:value-type="float">
            <text:p>42420</text:p>
          </table:table-cell>
          <table:table-cell table:formula="of:=[.G70]-[.G63]" office:value-type="float" office:value="49863" calcext:value-type="float">
            <text:p>49863</text:p>
          </table:table-cell>
          <table:table-cell table:formula="of:=[.N70]-[.L63]" office:value-type="float" office:value="1183.49" calcext:value-type="float">
            <text:p>1183.49</text:p>
          </table:table-cell>
          <table:table-cell table:formula="of:=[.L70]-[.L63]" office:value-type="float" office:value="1473" calcext:value-type="float">
            <text:p>1473</text:p>
          </table:table-cell>
          <table:table-cell table:formula="of:=[.P70]+[.R70]" office:value-type="float" office:value="64955" calcext:value-type="float">
            <text:p>64955</text:p>
          </table:table-cell>
          <table:table-cell table:formula="of:=[.Q70]+[.S70]" office:value-type="float" office:value="73184" calcext:value-type="float">
            <text:p>73184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float" office:value="144086" calcext:value-type="float">
            <text:p>144086</text:p>
          </table:table-cell>
          <table:table-cell office:value-type="float" office:value="145744" calcext:value-type="float">
            <text:p>145744</text:p>
          </table:table-cell>
          <table:table-cell office:value-type="float" office:value="145355" calcext:value-type="float">
            <text:p>145355</text:p>
          </table:table-cell>
          <table:table-cell office:value-type="float" office:value="-33.9741" calcext:value-type="float">
            <text:p>-33.9741</text:p>
          </table:table-cell>
          <table:table-cell office:value-type="float" office:value="-0.107668" calcext:value-type="float">
            <text:p>-0.107668</text:p>
          </table:table-cell>
          <table:table-cell office:value-type="float" office:value="273224" calcext:value-type="float">
            <text:p>273224</text:p>
          </table:table-cell>
          <table:table-cell office:value-type="float" office:value="274671" calcext:value-type="float">
            <text:p>274671</text:p>
          </table:table-cell>
          <table:table-cell office:value-type="float" office:value="271059" calcext:value-type="float">
            <text:p>271059</text:p>
          </table:table-cell>
          <table:table-cell office:value-type="float" office:value="-25.8713" calcext:value-type="float">
            <text:p>-25.8713</text:p>
          </table:table-cell>
          <table:table-cell office:value-type="float" office:value="0.183651" calcext:value-type="float">
            <text:p>0.183651</text:p>
          </table:table-cell>
          <table:table-cell office:value-type="float" office:value="5386" calcext:value-type="float">
            <text:p>5386</text:p>
          </table:table-cell>
          <table:table-cell office:value-type="float" office:value="5384.57" calcext:value-type="float">
            <text:p>5384.57</text:p>
          </table:table-cell>
          <table:table-cell office:value-type="float" office:value="5160.54" calcext:value-type="float">
            <text:p>5160.54</text:p>
          </table:table-cell>
          <table:table-cell table:formula="of:=[.A71]" office:value-type="date" office:date-value="2020-11-09" calcext:value-type="date">
            <text:p>09/11/20</text:p>
          </table:table-cell>
          <table:table-cell table:formula="of:=[.D71]-[.B64]" office:value-type="float" office:value="22437" calcext:value-type="float">
            <text:p>22437</text:p>
          </table:table-cell>
          <table:table-cell table:formula="of:=[.B71]-[.B64]" office:value-type="float" office:value="21168" calcext:value-type="float">
            <text:p>21168</text:p>
          </table:table-cell>
          <table:table-cell table:formula="of:=[.I71]-[.G64]" office:value-type="float" office:value="42952" calcext:value-type="float">
            <text:p>42952</text:p>
          </table:table-cell>
          <table:table-cell table:formula="of:=[.G71]-[.G64]" office:value-type="float" office:value="45117" calcext:value-type="float">
            <text:p>45117</text:p>
          </table:table-cell>
          <table:table-cell table:formula="of:=[.N71]-[.L64]" office:value-type="float" office:value="1209.54" calcext:value-type="float">
            <text:p>1209.54</text:p>
          </table:table-cell>
          <table:table-cell table:formula="of:=[.L71]-[.L64]" office:value-type="float" office:value="1435" calcext:value-type="float">
            <text:p>1435</text:p>
          </table:table-cell>
          <table:table-cell table:formula="of:=[.P71]+[.R71]" office:value-type="float" office:value="65389" calcext:value-type="float">
            <text:p>65389</text:p>
          </table:table-cell>
          <table:table-cell table:formula="of:=[.Q71]+[.S71]" office:value-type="float" office:value="66285" calcext:value-type="float">
            <text:p>66285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float" office:value="148082" calcext:value-type="float">
            <text:p>148082</text:p>
          </table:table-cell>
          <table:table-cell office:value-type="float" office:value="146521" calcext:value-type="float">
            <text:p>146521</text:p>
          </table:table-cell>
          <table:table-cell office:value-type="float" office:value="148775" calcext:value-type="float">
            <text:p>148775</text:p>
          </table:table-cell>
          <table:table-cell office:value-type="float" office:value="31.472" calcext:value-type="float">
            <text:p>31.472</text:p>
          </table:table-cell>
          <table:table-cell office:value-type="float" office:value="-0.0614628" calcext:value-type="float">
            <text:p>-0.0614628</text:p>
          </table:table-cell>
          <table:table-cell office:value-type="float" office:value="281927" calcext:value-type="float">
            <text:p>281927</text:p>
          </table:table-cell>
          <table:table-cell office:value-type="float" office:value="276637" calcext:value-type="float">
            <text:p>276637</text:p>
          </table:table-cell>
          <table:table-cell office:value-type="float" office:value="278088" calcext:value-type="float">
            <text:p>278088</text:p>
          </table:table-cell>
          <table:table-cell office:value-type="float" office:value="90.0184" calcext:value-type="float">
            <text:p>90.0184</text:p>
          </table:table-cell>
          <table:table-cell office:value-type="float" office:value="0.340371" calcext:value-type="float">
            <text:p>0.340371</text:p>
          </table:table-cell>
          <table:table-cell office:value-type="float" office:value="5588" calcext:value-type="float">
            <text:p>5588</text:p>
          </table:table-cell>
          <table:table-cell office:value-type="float" office:value="5561.84" calcext:value-type="float">
            <text:p>5561.84</text:p>
          </table:table-cell>
          <table:table-cell office:value-type="float" office:value="5441.43" calcext:value-type="float">
            <text:p>5441.43</text:p>
          </table:table-cell>
          <table:table-cell table:formula="of:=[.A72]" office:value-type="date" office:date-value="2020-11-10" calcext:value-type="date">
            <text:p>10/11/20</text:p>
          </table:table-cell>
          <table:table-cell table:formula="of:=[.D72]-[.B65]" office:value-type="float" office:value="22126" calcext:value-type="float">
            <text:p>22126</text:p>
          </table:table-cell>
          <table:table-cell table:formula="of:=[.B72]-[.B65]" office:value-type="float" office:value="21433" calcext:value-type="float">
            <text:p>21433</text:p>
          </table:table-cell>
          <table:table-cell table:formula="of:=[.I72]-[.G65]" office:value-type="float" office:value="41623" calcext:value-type="float">
            <text:p>41623</text:p>
          </table:table-cell>
          <table:table-cell table:formula="of:=[.G72]-[.G65]" office:value-type="float" office:value="45462" calcext:value-type="float">
            <text:p>45462</text:p>
          </table:table-cell>
          <table:table-cell table:formula="of:=[.N72]-[.L65]" office:value-type="float" office:value="1234.43" calcext:value-type="float">
            <text:p>1234.43</text:p>
          </table:table-cell>
          <table:table-cell table:formula="of:=[.L72]-[.L65]" office:value-type="float" office:value="1381" calcext:value-type="float">
            <text:p>1381</text:p>
          </table:table-cell>
          <table:table-cell table:formula="of:=[.P72]+[.R72]" office:value-type="float" office:value="63749" calcext:value-type="float">
            <text:p>63749</text:p>
          </table:table-cell>
          <table:table-cell table:formula="of:=[.Q72]+[.S72]" office:value-type="float" office:value="66895" calcext:value-type="float">
            <text:p>66895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float" office:value="151117" calcext:value-type="float">
            <text:p>151117</text:p>
          </table:table-cell>
          <table:table-cell office:value-type="float" office:value="150995" calcext:value-type="float">
            <text:p>150995</text:p>
          </table:table-cell>
          <table:table-cell office:value-type="float" office:value="153411" calcext:value-type="float">
            <text:p>153411</text:p>
          </table:table-cell>
          <table:table-cell office:value-type="float" office:value="2.25771" calcext:value-type="float">
            <text:p>2.25771</text:p>
          </table:table-cell>
          <table:table-cell office:value-type="float" office:value="-0.196563" calcext:value-type="float">
            <text:p>-0.196563</text:p>
          </table:table-cell>
          <table:table-cell office:value-type="float" office:value="287817" calcext:value-type="float">
            <text:p>287817</text:p>
          </table:table-cell>
          <table:table-cell office:value-type="float" office:value="286981" calcext:value-type="float">
            <text:p>286981</text:p>
          </table:table-cell>
          <table:table-cell office:value-type="float" office:value="286304" calcext:value-type="float">
            <text:p>286304</text:p>
          </table:table-cell>
          <table:table-cell office:value-type="float" office:value="11.6619" calcext:value-type="float">
            <text:p>11.6619</text:p>
          </table:table-cell>
          <table:table-cell office:value-type="float" office:value="0.129617" calcext:value-type="float">
            <text:p>0.129617</text:p>
          </table:table-cell>
          <table:table-cell office:value-type="float" office:value="5766" calcext:value-type="float">
            <text:p>5766</text:p>
          </table:table-cell>
          <table:table-cell office:value-type="float" office:value="5768.32" calcext:value-type="float">
            <text:p>5768.32</text:p>
          </table:table-cell>
          <table:table-cell office:value-type="float" office:value="5682.5" calcext:value-type="float">
            <text:p>5682.5</text:p>
          </table:table-cell>
          <table:table-cell table:formula="of:=[.A73]" office:value-type="date" office:date-value="2020-11-11" calcext:value-type="date">
            <text:p>11/11/20</text:p>
          </table:table-cell>
          <table:table-cell table:formula="of:=[.D73]-[.B66]" office:value-type="float" office:value="21624" calcext:value-type="float">
            <text:p>21624</text:p>
          </table:table-cell>
          <table:table-cell table:formula="of:=[.B73]-[.B66]" office:value-type="float" office:value="19330" calcext:value-type="float">
            <text:p>19330</text:p>
          </table:table-cell>
          <table:table-cell table:formula="of:=[.I73]-[.G66]" office:value-type="float" office:value="39246" calcext:value-type="float">
            <text:p>39246</text:p>
          </table:table-cell>
          <table:table-cell table:formula="of:=[.G73]-[.G66]" office:value-type="float" office:value="40759" calcext:value-type="float">
            <text:p>40759</text:p>
          </table:table-cell>
          <table:table-cell table:formula="of:=[.N73]-[.L66]" office:value-type="float" office:value="1258.5" calcext:value-type="float">
            <text:p>1258.5</text:p>
          </table:table-cell>
          <table:table-cell table:formula="of:=[.L73]-[.L66]" office:value-type="float" office:value="1342" calcext:value-type="float">
            <text:p>1342</text:p>
          </table:table-cell>
          <table:table-cell table:formula="of:=[.P73]+[.R73]" office:value-type="float" office:value="60870" calcext:value-type="float">
            <text:p>60870</text:p>
          </table:table-cell>
          <table:table-cell table:formula="of:=[.Q73]+[.S73]" office:value-type="float" office:value="60089" calcext:value-type="float">
            <text:p>60089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float" office:value="154003" calcext:value-type="float">
            <text:p>154003</text:p>
          </table:table-cell>
          <table:table-cell office:value-type="float" office:value="154240" calcext:value-type="float">
            <text:p>154240</text:p>
          </table:table-cell>
          <table:table-cell office:value-type="float" office:value="157345" calcext:value-type="float">
            <text:p>157345</text:p>
          </table:table-cell>
          <table:table-cell office:value-type="float" office:value="-4.22683" calcext:value-type="float">
            <text:p>-4.22683</text:p>
          </table:table-cell>
          <table:table-cell office:value-type="float" office:value="-0.285714" calcext:value-type="float">
            <text:p>-0.285714</text:p>
          </table:table-cell>
          <table:table-cell office:value-type="float" office:value="292801" calcext:value-type="float">
            <text:p>292801</text:p>
          </table:table-cell>
          <table:table-cell office:value-type="float" office:value="293225" calcext:value-type="float">
            <text:p>293225</text:p>
          </table:table-cell>
          <table:table-cell office:value-type="float" office:value="293016" calcext:value-type="float">
            <text:p>293016</text:p>
          </table:table-cell>
          <table:table-cell office:value-type="float" office:value="-5.71538" calcext:value-type="float">
            <text:p>-5.71538</text:p>
          </table:table-cell>
          <table:table-cell office:value-type="float" office:value="-0.0183784" calcext:value-type="float">
            <text:p>-0.0183784</text:p>
          </table:table-cell>
          <table:table-cell office:value-type="float" office:value="5925" calcext:value-type="float">
            <text:p>5925</text:p>
          </table:table-cell>
          <table:table-cell office:value-type="float" office:value="5946.71" calcext:value-type="float">
            <text:p>5946.71</text:p>
          </table:table-cell>
          <table:table-cell office:value-type="float" office:value="5883.93" calcext:value-type="float">
            <text:p>5883.93</text:p>
          </table:table-cell>
          <table:table-cell table:formula="of:=[.A74]" office:value-type="date" office:date-value="2020-11-12" calcext:value-type="date">
            <text:p>12/11/20</text:p>
          </table:table-cell>
          <table:table-cell table:formula="of:=[.D74]-[.B67]" office:value-type="float" office:value="21191" calcext:value-type="float">
            <text:p>21191</text:p>
          </table:table-cell>
          <table:table-cell table:formula="of:=[.B74]-[.B67]" office:value-type="float" office:value="17849" calcext:value-type="float">
            <text:p>17849</text:p>
          </table:table-cell>
          <table:table-cell table:formula="of:=[.I74]-[.G67]" office:value-type="float" office:value="37096" calcext:value-type="float">
            <text:p>37096</text:p>
          </table:table-cell>
          <table:table-cell table:formula="of:=[.G74]-[.G67]" office:value-type="float" office:value="36881" calcext:value-type="float">
            <text:p>36881</text:p>
          </table:table-cell>
          <table:table-cell table:formula="of:=[.N74]-[.L67]" office:value-type="float" office:value="1269.93" calcext:value-type="float">
            <text:p>1269.93</text:p>
          </table:table-cell>
          <table:table-cell table:formula="of:=[.L74]-[.L67]" office:value-type="float" office:value="1311" calcext:value-type="float">
            <text:p>1311</text:p>
          </table:table-cell>
          <table:table-cell table:formula="of:=[.P74]+[.R74]" office:value-type="float" office:value="58287" calcext:value-type="float">
            <text:p>58287</text:p>
          </table:table-cell>
          <table:table-cell table:formula="of:=[.Q74]+[.S74]" office:value-type="float" office:value="54730" calcext:value-type="float">
            <text:p>54730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float" office:value="157590" calcext:value-type="float">
            <text:p>157590</text:p>
          </table:table-cell>
          <table:table-cell office:value-type="float" office:value="157004" calcext:value-type="float">
            <text:p>157004</text:p>
          </table:table-cell>
          <table:table-cell office:value-type="float" office:value="160519" calcext:value-type="float">
            <text:p>160519</text:p>
          </table:table-cell>
          <table:table-cell office:value-type="float" office:value="10.6438" calcext:value-type="float">
            <text:p>10.6438</text:p>
          </table:table-cell>
          <table:table-cell office:value-type="float" office:value="-0.256826" calcext:value-type="float">
            <text:p>-0.256826</text:p>
          </table:table-cell>
          <table:table-cell office:value-type="float" office:value="296569" calcext:value-type="float">
            <text:p>296569</text:p>
          </table:table-cell>
          <table:table-cell office:value-type="float" office:value="297657" calcext:value-type="float">
            <text:p>297657</text:p>
          </table:table-cell>
          <table:table-cell office:value-type="float" office:value="298564" calcext:value-type="float">
            <text:p>298564</text:p>
          </table:table-cell>
          <table:table-cell office:value-type="float" office:value="-15.4995" calcext:value-type="float">
            <text:p>-15.4995</text:p>
          </table:table-cell>
          <table:table-cell office:value-type="float" office:value="-0.174927" calcext:value-type="float">
            <text:p>-0.174927</text:p>
          </table:table-cell>
          <table:table-cell office:value-type="float" office:value="6101" calcext:value-type="float">
            <text:p>6101</text:p>
          </table:table-cell>
          <table:table-cell office:value-type="float" office:value="6104.84" calcext:value-type="float">
            <text:p>6104.84</text:p>
          </table:table-cell>
          <table:table-cell office:value-type="float" office:value="6093.8" calcext:value-type="float">
            <text:p>6093.8</text:p>
          </table:table-cell>
          <table:table-cell table:formula="of:=[.A75]" office:value-type="date" office:date-value="2020-11-13" calcext:value-type="date">
            <text:p>13/11/20</text:p>
          </table:table-cell>
          <table:table-cell table:formula="of:=[.D75]-[.B68]" office:value-type="float" office:value="20683" calcext:value-type="float">
            <text:p>20683</text:p>
          </table:table-cell>
          <table:table-cell table:formula="of:=[.B75]-[.B68]" office:value-type="float" office:value="17754" calcext:value-type="float">
            <text:p>17754</text:p>
          </table:table-cell>
          <table:table-cell table:formula="of:=[.I75]-[.G68]" office:value-type="float" office:value="34774" calcext:value-type="float">
            <text:p>34774</text:p>
          </table:table-cell>
          <table:table-cell table:formula="of:=[.G75]-[.G68]" office:value-type="float" office:value="32779" calcext:value-type="float">
            <text:p>32779</text:p>
          </table:table-cell>
          <table:table-cell table:formula="of:=[.N75]-[.L68]" office:value-type="float" office:value="1274.8" calcext:value-type="float">
            <text:p>1274.8</text:p>
          </table:table-cell>
          <table:table-cell table:formula="of:=[.L75]-[.L68]" office:value-type="float" office:value="1282" calcext:value-type="float">
            <text:p>1282</text:p>
          </table:table-cell>
          <table:table-cell table:formula="of:=[.P75]+[.R75]" office:value-type="float" office:value="55457" calcext:value-type="float">
            <text:p>55457</text:p>
          </table:table-cell>
          <table:table-cell table:formula="of:=[.Q75]+[.S75]" office:value-type="float" office:value="50533" calcext:value-type="float">
            <text:p>50533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float" office:value="159639" calcext:value-type="float">
            <text:p>159639</text:p>
          </table:table-cell>
          <table:table-cell office:value-type="float" office:value="160833" calcext:value-type="float">
            <text:p>160833</text:p>
          </table:table-cell>
          <table:table-cell office:value-type="float" office:value="162364" calcext:value-type="float">
            <text:p>162364</text:p>
          </table:table-cell>
          <table:table-cell office:value-type="float" office:value="-20.8541" calcext:value-type="float">
            <text:p>-20.8541</text:p>
          </table:table-cell>
          <table:table-cell office:value-type="float" office:value="-0.250557" calcext:value-type="float">
            <text:p>-0.250557</text:p>
          </table:table-cell>
          <table:table-cell office:value-type="float" office:value="298719" calcext:value-type="float">
            <text:p>298719</text:p>
          </table:table-cell>
          <table:table-cell office:value-type="float" office:value="302022" calcext:value-type="float">
            <text:p>302022</text:p>
          </table:table-cell>
          <table:table-cell office:value-type="float" office:value="302012" calcext:value-type="float">
            <text:p>302012</text:p>
          </table:table-cell>
          <table:table-cell office:value-type="float" office:value="-44.3443" calcext:value-type="float">
            <text:p>-44.3443</text:p>
          </table:table-cell>
          <table:table-cell office:value-type="float" office:value="-0.302797" calcext:value-type="float">
            <text:p>-0.302797</text:p>
          </table:table-cell>
          <table:table-cell office:value-type="float" office:value="6276" calcext:value-type="float">
            <text:p>6276</text:p>
          </table:table-cell>
          <table:table-cell office:value-type="float" office:value="6279.71" calcext:value-type="float">
            <text:p>6279.71</text:p>
          </table:table-cell>
          <table:table-cell office:value-type="float" office:value="6272.88" calcext:value-type="float">
            <text:p>6272.88</text:p>
          </table:table-cell>
          <table:table-cell table:formula="of:=[.A76]" office:value-type="date" office:date-value="2020-11-14" calcext:value-type="date">
            <text:p>14/11/20</text:p>
          </table:table-cell>
          <table:table-cell table:formula="of:=[.D76]-[.B69]" office:value-type="float" office:value="20185" calcext:value-type="float">
            <text:p>20185</text:p>
          </table:table-cell>
          <table:table-cell table:formula="of:=[.B76]-[.B69]" office:value-type="float" office:value="17460" calcext:value-type="float">
            <text:p>17460</text:p>
          </table:table-cell>
          <table:table-cell table:formula="of:=[.I76]-[.G69]" office:value-type="float" office:value="32842" calcext:value-type="float">
            <text:p>32842</text:p>
          </table:table-cell>
          <table:table-cell table:formula="of:=[.G76]-[.G69]" office:value-type="float" office:value="29549" calcext:value-type="float">
            <text:p>29549</text:p>
          </table:table-cell>
          <table:table-cell table:formula="of:=[.N76]-[.L69]" office:value-type="float" office:value="1261.88" calcext:value-type="float">
            <text:p>1261.88</text:p>
          </table:table-cell>
          <table:table-cell table:formula="of:=[.L76]-[.L69]" office:value-type="float" office:value="1265" calcext:value-type="float">
            <text:p>1265</text:p>
          </table:table-cell>
          <table:table-cell table:formula="of:=[.P76]+[.R76]" office:value-type="float" office:value="53027" calcext:value-type="float">
            <text:p>53027</text:p>
          </table:table-cell>
          <table:table-cell table:formula="of:=[.Q76]+[.S76]" office:value-type="float" office:value="47009" calcext:value-type="float">
            <text:p>47009</text:p>
          </table:table-cell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float" office:value="160559" calcext:value-type="float">
            <text:p>160559</text:p>
          </table:table-cell>
          <table:table-cell office:value-type="float" office:value="162328" calcext:value-type="float">
            <text:p>162328</text:p>
          </table:table-cell>
          <table:table-cell office:value-type="float" office:value="163154" calcext:value-type="float">
            <text:p>163154</text:p>
          </table:table-cell>
          <table:table-cell office:value-type="float" office:value="-33.9336" calcext:value-type="float">
            <text:p>-33.9336</text:p>
          </table:table-cell>
          <table:table-cell office:value-type="float" office:value="-0.248202" calcext:value-type="float">
            <text:p>-0.248202</text:p>
          </table:table-cell>
          <table:table-cell office:value-type="float" office:value="299686" calcext:value-type="float">
            <text:p>299686</text:p>
          </table:table-cell>
          <table:table-cell office:value-type="float" office:value="302479" calcext:value-type="float">
            <text:p>302479</text:p>
          </table:table-cell>
          <table:table-cell office:value-type="float" office:value="302274" calcext:value-type="float">
            <text:p>302274</text:p>
          </table:table-cell>
          <table:table-cell office:value-type="float" office:value="-45.2644" calcext:value-type="float">
            <text:p>-45.2644</text:p>
          </table:table-cell>
          <table:table-cell office:value-type="float" office:value="-0.247495" calcext:value-type="float">
            <text:p>-0.247495</text:p>
          </table:table-cell>
          <table:table-cell office:value-type="float" office:value="6418" calcext:value-type="float">
            <text:p>6418</text:p>
          </table:table-cell>
          <table:table-cell office:value-type="float" office:value="6451.02" calcext:value-type="float">
            <text:p>6451.02</text:p>
          </table:table-cell>
          <table:table-cell office:value-type="float" office:value="6446.43" calcext:value-type="float">
            <text:p>6446.43</text:p>
          </table:table-cell>
          <table:table-cell table:formula="of:=[.A77]" office:value-type="date" office:date-value="2020-11-15" calcext:value-type="date">
            <text:p>15/11/20</text:p>
          </table:table-cell>
          <table:table-cell table:formula="of:=[.D77]-[.B70]" office:value-type="float" office:value="19770" calcext:value-type="float">
            <text:p>19770</text:p>
          </table:table-cell>
          <table:table-cell table:formula="of:=[.B77]-[.B70]" office:value-type="float" office:value="17175" calcext:value-type="float">
            <text:p>17175</text:p>
          </table:table-cell>
          <table:table-cell table:formula="of:=[.I77]-[.G70]" office:value-type="float" office:value="30701" calcext:value-type="float">
            <text:p>30701</text:p>
          </table:table-cell>
          <table:table-cell table:formula="of:=[.G77]-[.G70]" office:value-type="float" office:value="28113" calcext:value-type="float">
            <text:p>28113</text:p>
          </table:table-cell>
          <table:table-cell table:formula="of:=[.N77]-[.L70]" office:value-type="float" office:value="1239.43" calcext:value-type="float">
            <text:p>1239.43</text:p>
          </table:table-cell>
          <table:table-cell table:formula="of:=[.L77]-[.L70]" office:value-type="float" office:value="1211" calcext:value-type="float">
            <text:p>1211</text:p>
          </table:table-cell>
          <table:table-cell table:formula="of:=[.P77]+[.R77]" office:value-type="float" office:value="50471" calcext:value-type="float">
            <text:p>50471</text:p>
          </table:table-cell>
          <table:table-cell table:formula="of:=[.Q77]+[.S77]" office:value-type="float" office:value="45288" calcext:value-type="float">
            <text:p>45288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float" office:value="163196" calcext:value-type="float">
            <text:p>163196</text:p>
          </table:table-cell>
          <table:table-cell office:value-type="float" office:value="162596" calcext:value-type="float">
            <text:p>162596</text:p>
          </table:table-cell>
          <table:table-cell office:value-type="float" office:value="163590" calcext:value-type="float">
            <text:p>163590</text:p>
          </table:table-cell>
          <table:table-cell office:value-type="float" office:value="13.2242" calcext:value-type="float">
            <text:p>13.2242</text:p>
          </table:table-cell>
          <table:table-cell office:value-type="float" office:value="-0.0416036" calcext:value-type="float">
            <text:p>-0.0416036</text:p>
          </table:table-cell>
          <table:table-cell office:value-type="float" office:value="302455" calcext:value-type="float">
            <text:p>302455</text:p>
          </table:table-cell>
          <table:table-cell office:value-type="float" office:value="301837" calcext:value-type="float">
            <text:p>301837</text:p>
          </table:table-cell>
          <table:table-cell office:value-type="float" office:value="302570" calcext:value-type="float">
            <text:p>302570</text:p>
          </table:table-cell>
          <table:table-cell office:value-type="float" office:value="13.279" calcext:value-type="float">
            <text:p>13.279</text:p>
          </table:table-cell>
          <table:table-cell office:value-type="float" office:value="-0.0121733" calcext:value-type="float">
            <text:p>-0.0121733</text:p>
          </table:table-cell>
          <table:table-cell office:value-type="float" office:value="6568" calcext:value-type="float">
            <text:p>6568</text:p>
          </table:table-cell>
          <table:table-cell office:value-type="float" office:value="6589.18" calcext:value-type="float">
            <text:p>6589.18</text:p>
          </table:table-cell>
          <table:table-cell office:value-type="float" office:value="6608.9" calcext:value-type="float">
            <text:p>6608.9</text:p>
          </table:table-cell>
          <table:table-cell table:formula="of:=[.A78]" office:value-type="date" office:date-value="2020-11-16" calcext:value-type="date">
            <text:p>16/11/20</text:p>
          </table:table-cell>
          <table:table-cell table:formula="of:=[.D78]-[.B71]" office:value-type="float" office:value="19504" calcext:value-type="float">
            <text:p>19504</text:p>
          </table:table-cell>
          <table:table-cell table:formula="of:=[.B78]-[.B71]" office:value-type="float" office:value="19110" calcext:value-type="float">
            <text:p>19110</text:p>
          </table:table-cell>
          <table:table-cell table:formula="of:=[.I78]-[.G71]" office:value-type="float" office:value="29346" calcext:value-type="float">
            <text:p>29346</text:p>
          </table:table-cell>
          <table:table-cell table:formula="of:=[.G78]-[.G71]" office:value-type="float" office:value="29231" calcext:value-type="float">
            <text:p>29231</text:p>
          </table:table-cell>
          <table:table-cell table:formula="of:=[.N78]-[.L71]" office:value-type="float" office:value="1222.9" calcext:value-type="float">
            <text:p>1222.9</text:p>
          </table:table-cell>
          <table:table-cell table:formula="of:=[.L78]-[.L71]" office:value-type="float" office:value="1182" calcext:value-type="float">
            <text:p>1182</text:p>
          </table:table-cell>
          <table:table-cell table:formula="of:=[.P78]+[.R78]" office:value-type="float" office:value="48850" calcext:value-type="float">
            <text:p>48850</text:p>
          </table:table-cell>
          <table:table-cell table:formula="of:=[.Q78]+[.S78]" office:value-type="float" office:value="48341" calcext:value-type="float">
            <text:p>48341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float" office:value="165268" calcext:value-type="float">
            <text:p>165268</text:p>
          </table:table-cell>
          <table:table-cell office:value-type="float" office:value="165351" calcext:value-type="float">
            <text:p>165351</text:p>
          </table:table-cell>
          <table:table-cell office:value-type="float" office:value="167292" calcext:value-type="float">
            <text:p>167292</text:p>
          </table:table-cell>
          <table:table-cell office:value-type="float" office:value="-1.77627" calcext:value-type="float">
            <text:p>-1.77627</text:p>
          </table:table-cell>
          <table:table-cell office:value-type="float" office:value="-0.211773" calcext:value-type="float">
            <text:p>-0.211773</text:p>
          </table:table-cell>
          <table:table-cell office:value-type="float" office:value="304630" calcext:value-type="float">
            <text:p>304630</text:p>
          </table:table-cell>
          <table:table-cell office:value-type="float" office:value="305433" calcext:value-type="float">
            <text:p>305433</text:p>
          </table:table-cell>
          <table:table-cell office:value-type="float" office:value="311870" calcext:value-type="float">
            <text:p>311870</text:p>
          </table:table-cell>
          <table:table-cell office:value-type="float" office:value="-14.6461" calcext:value-type="float">
            <text:p>-14.6461</text:p>
          </table:table-cell>
          <table:table-cell office:value-type="float" office:value="-0.757595" calcext:value-type="float">
            <text:p>-0.757595</text:p>
          </table:table-cell>
          <table:table-cell office:value-type="float" office:value="6692" calcext:value-type="float">
            <text:p>6692</text:p>
          </table:table-cell>
          <table:table-cell office:value-type="float" office:value="6738.78" calcext:value-type="float">
            <text:p>6738.78</text:p>
          </table:table-cell>
          <table:table-cell office:value-type="float" office:value="6838.03" calcext:value-type="float">
            <text:p>6838.03</text:p>
          </table:table-cell>
          <table:table-cell table:formula="of:=[.A79]" office:value-type="date" office:date-value="2020-11-17" calcext:value-type="date">
            <text:p>17/11/20</text:p>
          </table:table-cell>
          <table:table-cell table:formula="of:=[.D79]-[.B72]" office:value-type="float" office:value="19210" calcext:value-type="float">
            <text:p>19210</text:p>
          </table:table-cell>
          <table:table-cell table:formula="of:=[.B79]-[.B72]" office:value-type="float" office:value="17186" calcext:value-type="float">
            <text:p>17186</text:p>
          </table:table-cell>
          <table:table-cell table:formula="of:=[.I79]-[.G72]" office:value-type="float" office:value="29943" calcext:value-type="float">
            <text:p>29943</text:p>
          </table:table-cell>
          <table:table-cell table:formula="of:=[.G79]-[.G72]" office:value-type="float" office:value="22703" calcext:value-type="float">
            <text:p>22703</text:p>
          </table:table-cell>
          <table:table-cell table:formula="of:=[.N79]-[.L72]" office:value-type="float" office:value="1250.03" calcext:value-type="float">
            <text:p>1250.03</text:p>
          </table:table-cell>
          <table:table-cell table:formula="of:=[.L79]-[.L72]" office:value-type="float" office:value="1104" calcext:value-type="float">
            <text:p>1104</text:p>
          </table:table-cell>
          <table:table-cell table:formula="of:=[.P79]+[.R79]" office:value-type="float" office:value="49153" calcext:value-type="float">
            <text:p>49153</text:p>
          </table:table-cell>
          <table:table-cell table:formula="of:=[.Q79]+[.S79]" office:value-type="float" office:value="39889" calcext:value-type="float">
            <text:p>39889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float" office:value="167958" calcext:value-type="float">
            <text:p>167958</text:p>
          </table:table-cell>
          <table:table-cell office:value-type="float" office:value="167881" calcext:value-type="float">
            <text:p>167881</text:p>
          </table:table-cell>
          <table:table-cell office:value-type="float" office:value="170007" calcext:value-type="float">
            <text:p>170007</text:p>
          </table:table-cell>
          <table:table-cell office:value-type="float" office:value="1.50374" calcext:value-type="float">
            <text:p>1.50374</text:p>
          </table:table-cell>
          <table:table-cell office:value-type="float" office:value="-0.238689" calcext:value-type="float">
            <text:p>-0.238689</text:p>
          </table:table-cell>
          <table:table-cell office:value-type="float" office:value="307455" calcext:value-type="float">
            <text:p>307455</text:p>
          </table:table-cell>
          <table:table-cell office:value-type="float" office:value="308979" calcext:value-type="float">
            <text:p>308979</text:p>
          </table:table-cell>
          <table:table-cell office:value-type="float" office:value="317403" calcext:value-type="float">
            <text:p>317403</text:p>
          </table:table-cell>
          <table:table-cell office:value-type="float" office:value="-22.9286" calcext:value-type="float">
            <text:p>-22.9286</text:p>
          </table:table-cell>
          <table:table-cell office:value-type="float" office:value="-1.15893" calcext:value-type="float">
            <text:p>-1.15893</text:p>
          </table:table-cell>
          <table:table-cell office:value-type="float" office:value="6840" calcext:value-type="float">
            <text:p>6840</text:p>
          </table:table-cell>
          <table:table-cell office:value-type="float" office:value="6860.95" calcext:value-type="float">
            <text:p>6860.95</text:p>
          </table:table-cell>
          <table:table-cell office:value-type="float" office:value="7014.68" calcext:value-type="float">
            <text:p>7014.68</text:p>
          </table:table-cell>
          <table:table-cell table:formula="of:=[.A80]" office:value-type="date" office:date-value="2020-11-18" calcext:value-type="date">
            <text:p>18/11/20</text:p>
          </table:table-cell>
          <table:table-cell table:formula="of:=[.D80]-[.B73]" office:value-type="float" office:value="18890" calcext:value-type="float">
            <text:p>18890</text:p>
          </table:table-cell>
          <table:table-cell table:formula="of:=[.B80]-[.B73]" office:value-type="float" office:value="16841" calcext:value-type="float">
            <text:p>16841</text:p>
          </table:table-cell>
          <table:table-cell table:formula="of:=[.I80]-[.G73]" office:value-type="float" office:value="29586" calcext:value-type="float">
            <text:p>29586</text:p>
          </table:table-cell>
          <table:table-cell table:formula="of:=[.G80]-[.G73]" office:value-type="float" office:value="19638" calcext:value-type="float">
            <text:p>19638</text:p>
          </table:table-cell>
          <table:table-cell table:formula="of:=[.N80]-[.L73]" office:value-type="float" office:value="1248.68" calcext:value-type="float">
            <text:p>1248.68</text:p>
          </table:table-cell>
          <table:table-cell table:formula="of:=[.L80]-[.L73]" office:value-type="float" office:value="1074" calcext:value-type="float">
            <text:p>1074</text:p>
          </table:table-cell>
          <table:table-cell table:formula="of:=[.P80]+[.R80]" office:value-type="float" office:value="48476" calcext:value-type="float">
            <text:p>48476</text:p>
          </table:table-cell>
          <table:table-cell table:formula="of:=[.Q80]+[.S80]" office:value-type="float" office:value="36479" calcext:value-type="float">
            <text:p>36479</text:p>
          </table:table-cell>
        </table:table-row>
      </table:table>
      <table:table table:name="Working full" table:style-name="ta1">
        <table:shapes>
          <draw:frame draw:z-index="0" draw:style-name="gr1" draw:text-style-name="P1" svg:width="6.2988in" svg:height="3.5429in" svg:x="18.3268in" svg:y="17.6492in">
            <draw:object draw:notify-on-update-of-ranges="'Working full'.T8:'Working full'.T8 'Working full'.T9:'Working full'.T80 'Working full'.U8:'Working full'.U8 'Working full'.U9:'Working full'.U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18.7382in" svg:y="13.5224in">
            <draw:object draw:notify-on-update-of-ranges="'Working full'.A8:'Working full'.A8 'Working full'.A9:'Working full'.A80 'Working full'.V8:'Working full'.V8 'Working full'.V9:'Working full'.V80 'Working full'.W8:'Working full'.W8 'Working full'.W9:'Working full'.W8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2" table:default-cell-style-name="Default"/>
        <table:table-row table:style-name="ro1">
          <table:table-cell table:style-name="Default"/>
          <table:table-cell table:style-name="ce2" office:value-type="string" calcext:value-type="string">
            <text:p>A</text:p>
          </table:table-cell>
          <table:table-cell office:value-type="string" calcext:value-type="string">
            <text:p>predRA</text:p>
          </table:table-cell>
          <table:table-cell office:value-type="string" calcext:value-type="string">
            <text:p>predRAtrend</text:p>
          </table:table-cell>
          <table:table-cell office:value-type="string" calcext:value-type="string">
            <text:p><text:s/>resA</text:p>
          </table:table-cell>
          <table:table-cell office:value-type="string" calcext:value-type="string">
            <text:p><text:s/>resAtre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edPS</text:p>
          </table:table-cell>
          <table:table-cell office:value-type="string" calcext:value-type="string">
            <text:p><text:s/>predRStrend</text:p>
          </table:table-cell>
          <table:table-cell office:value-type="string" calcext:value-type="string">
            <text:p><text:s/>resS</text:p>
          </table:table-cell>
          <table:table-cell office:value-type="string" calcext:value-type="string">
            <text:p><text:s/>resStre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edD</text:p>
          </table:table-cell>
          <table:table-cell office:value-type="string" calcext:value-type="string">
            <text:p><text:s/>predDtrend</text:p>
          </table:table-cell>
          <table:table-cell table:style-name="ce4"/>
          <table:table-cell table:number-columns-repeated="8"/>
        </table:table-row>
        <table:table-row table:style-name="ro1">
          <table:table-cell office:value-type="date" office:date-value="2020-09-01" calcext:value-type="date">
            <text:p>01/09/20</text:p>
          </table:table-cell>
          <table:table-cell office:value-type="float" office:value="8965" calcext:value-type="float">
            <text:p>8965</text:p>
          </table:table-cell>
          <table:table-cell office:value-type="float" office:value="8966.44" calcext:value-type="float">
            <text:p>8966.44</text:p>
          </table:table-cell>
          <table:table-cell office:value-type="float" office:value="9457.08" calcext:value-type="float">
            <text:p>9457.08</text:p>
          </table:table-cell>
          <table:table-cell office:value-type="float" office:value="-0.106768" calcext:value-type="float">
            <text:p>-0.106768</text:p>
          </table:table-cell>
          <table:table-cell office:value-type="float" office:value="-1.66806" calcext:value-type="float">
            <text:p>-1.66806</text:p>
          </table:table-cell>
          <table:table-cell office:value-type="float" office:value="16281" calcext:value-type="float">
            <text:p>16281</text:p>
          </table:table-cell>
          <table:table-cell office:value-type="float" office:value="16319.6" calcext:value-type="float">
            <text:p>16319.6</text:p>
          </table:table-cell>
          <table:table-cell office:value-type="float" office:value="16923.4" calcext:value-type="float">
            <text:p>16923.4</text:p>
          </table:table-cell>
          <table:table-cell office:value-type="float" office:value="-1.86202" calcext:value-type="float">
            <text:p>-1.86202</text:p>
          </table:table-cell>
          <table:table-cell office:value-type="float" office:value="-2.17755" calcext:value-type="float">
            <text:p>-2.17755</text:p>
          </table:table-cell>
          <table:table-cell office:value-type="float" office:value="428" calcext:value-type="float">
            <text:p>428</text:p>
          </table:table-cell>
          <table:table-cell office:value-type="float" office:value="432.338" calcext:value-type="float">
            <text:p>432.338</text:p>
          </table:table-cell>
          <table:table-cell office:value-type="float" office:value="454.996" calcext:value-type="float">
            <text:p>454.996</text:p>
          </table:table-cell>
          <table:table-cell table:number-columns-repeated="9"/>
        </table:table-row>
        <table:table-row table:style-name="ro1">
          <table:table-cell office:value-type="date" office:date-value="2020-09-02" calcext:value-type="date">
            <text:p>02/09/20</text:p>
          </table:table-cell>
          <table:table-cell office:value-type="float" office:value="9180" calcext:value-type="float">
            <text:p>9180</text:p>
          </table:table-cell>
          <table:table-cell office:value-type="float" office:value="9182.04" calcext:value-type="float">
            <text:p>9182.04</text:p>
          </table:table-cell>
          <table:table-cell office:value-type="float" office:value="9600.42" calcext:value-type="float">
            <text:p>9600.42</text:p>
          </table:table-cell>
          <table:table-cell office:value-type="float" office:value="-0.13368" calcext:value-type="float">
            <text:p>-0.13368</text:p>
          </table:table-cell>
          <table:table-cell office:value-type="float" office:value="-1.36689" calcext:value-type="float">
            <text:p>-1.36689</text:p>
          </table:table-cell>
          <table:table-cell office:value-type="float" office:value="16722" calcext:value-type="float">
            <text:p>16722</text:p>
          </table:table-cell>
          <table:table-cell office:value-type="float" office:value="16764.5" calcext:value-type="float">
            <text:p>16764.5</text:p>
          </table:table-cell>
          <table:table-cell office:value-type="float" office:value="17286.1" calcext:value-type="float">
            <text:p>17286.1</text:p>
          </table:table-cell>
          <table:table-cell office:value-type="float" office:value="-1.76227" calcext:value-type="float">
            <text:p>-1.76227</text:p>
          </table:table-cell>
          <table:table-cell office:value-type="float" office:value="-1.83407" calcext:value-type="float">
            <text:p>-1.83407</text:p>
          </table:table-cell>
          <table:table-cell office:value-type="float" office:value="428" calcext:value-type="float">
            <text:p>428</text:p>
          </table:table-cell>
          <table:table-cell office:value-type="float" office:value="431.886" calcext:value-type="float">
            <text:p>431.886</text:p>
          </table:table-cell>
          <table:table-cell office:value-type="float" office:value="455.635" calcext:value-type="float">
            <text:p>455.635</text:p>
          </table:table-cell>
          <table:table-cell table:number-columns-repeated="9"/>
        </table:table-row>
        <table:table-row table:style-name="ro1">
          <table:table-cell office:value-type="date" office:date-value="2020-09-03" calcext:value-type="date">
            <text:p>03/09/20</text:p>
          </table:table-cell>
          <table:table-cell office:value-type="float" office:value="9438" calcext:value-type="float">
            <text:p>9438</text:p>
          </table:table-cell>
          <table:table-cell office:value-type="float" office:value="9415.45" calcext:value-type="float">
            <text:p>9415.45</text:p>
          </table:table-cell>
          <table:table-cell office:value-type="float" office:value="9632.03" calcext:value-type="float">
            <text:p>9632.03</text:p>
          </table:table-cell>
          <table:table-cell office:value-type="float" office:value="1.42418" calcext:value-type="float">
            <text:p>1.42418</text:p>
          </table:table-cell>
          <table:table-cell office:value-type="float" office:value="-0.639472" calcext:value-type="float">
            <text:p>-0.639472</text:p>
          </table:table-cell>
          <table:table-cell office:value-type="float" office:value="17143" calcext:value-type="float">
            <text:p>17143</text:p>
          </table:table-cell>
          <table:table-cell office:value-type="float" office:value="17124.3" calcext:value-type="float">
            <text:p>17124.3</text:p>
          </table:table-cell>
          <table:table-cell office:value-type="float" office:value="17349.3" calcext:value-type="float">
            <text:p>17349.3</text:p>
          </table:table-cell>
          <table:table-cell office:value-type="float" office:value="0.870964" calcext:value-type="float">
            <text:p>0.870964</text:p>
          </table:table-cell>
          <table:table-cell office:value-type="float" office:value="-0.679761" calcext:value-type="float">
            <text:p>-0.679761</text:p>
          </table:table-cell>
          <table:table-cell office:value-type="float" office:value="432" calcext:value-type="float">
            <text:p>432</text:p>
          </table:table-cell>
          <table:table-cell office:value-type="float" office:value="433.825" calcext:value-type="float">
            <text:p>433.825</text:p>
          </table:table-cell>
          <table:table-cell office:value-type="float" office:value="455.884" calcext:value-type="float">
            <text:p>455.884</text:p>
          </table:table-cell>
          <table:table-cell table:number-columns-repeated="9"/>
        </table:table-row>
        <table:table-row table:style-name="ro1">
          <table:table-cell office:value-type="date" office:date-value="2020-09-04" calcext:value-type="date">
            <text:p>04/09/20</text:p>
          </table:table-cell>
          <table:table-cell office:value-type="float" office:value="9726" calcext:value-type="float">
            <text:p>9726</text:p>
          </table:table-cell>
          <table:table-cell office:value-type="float" office:value="9667.74" calcext:value-type="float">
            <text:p>9667.74</text:p>
          </table:table-cell>
          <table:table-cell office:value-type="float" office:value="10028.6" calcext:value-type="float">
            <text:p>10028.6</text:p>
          </table:table-cell>
          <table:table-cell office:value-type="float" office:value="3.7512" calcext:value-type="float">
            <text:p>3.7512</text:p>
          </table:table-cell>
          <table:table-cell office:value-type="float" office:value="-0.951641" calcext:value-type="float">
            <text:p>-0.951641</text:p>
          </table:table-cell>
          <table:table-cell office:value-type="float" office:value="17647" calcext:value-type="float">
            <text:p>17647</text:p>
          </table:table-cell>
          <table:table-cell office:value-type="float" office:value="17475.5" calcext:value-type="float">
            <text:p>17475.5</text:p>
          </table:table-cell>
          <table:table-cell office:value-type="float" office:value="18014.9" calcext:value-type="float">
            <text:p>18014.9</text:p>
          </table:table-cell>
          <table:table-cell office:value-type="float" office:value="9.01868" calcext:value-type="float">
            <text:p>9.01868</text:p>
          </table:table-cell>
          <table:table-cell office:value-type="float" office:value="-1.15682" calcext:value-type="float">
            <text:p>-1.15682</text:p>
          </table:table-cell>
          <table:table-cell office:value-type="float" office:value="435" calcext:value-type="float">
            <text:p>435</text:p>
          </table:table-cell>
          <table:table-cell office:value-type="float" office:value="438.225" calcext:value-type="float">
            <text:p>438.225</text:p>
          </table:table-cell>
          <table:table-cell office:value-type="float" office:value="460.392" calcext:value-type="float">
            <text:p>460.392</text:p>
          </table:table-cell>
          <table:table-cell table:number-columns-repeated="9"/>
        </table:table-row>
        <table:table-row table:style-name="ro1">
          <table:table-cell office:value-type="date" office:date-value="2020-09-05" calcext:value-type="date">
            <text:p>05/09/20</text:p>
          </table:table-cell>
          <table:table-cell office:value-type="float" office:value="9872" calcext:value-type="float">
            <text:p>9872</text:p>
          </table:table-cell>
          <table:table-cell office:value-type="float" office:value="10057.5" calcext:value-type="float">
            <text:p>10057.5</text:p>
          </table:table-cell>
          <table:table-cell office:value-type="float" office:value="10167.5" calcext:value-type="float">
            <text:p>10167.5</text:p>
          </table:table-cell>
          <table:table-cell office:value-type="float" office:value="-9.90435" calcext:value-type="float">
            <text:p>-9.90435</text:p>
          </table:table-cell>
          <table:table-cell office:value-type="float" office:value="-0.897813" calcext:value-type="float">
            <text:p>-0.897813</text:p>
          </table:table-cell>
          <table:table-cell office:value-type="float" office:value="18009" calcext:value-type="float">
            <text:p>18009</text:p>
          </table:table-cell>
          <table:table-cell office:value-type="float" office:value="18194.7" calcext:value-type="float">
            <text:p>18194.7</text:p>
          </table:table-cell>
          <table:table-cell office:value-type="float" office:value="18269.1" calcext:value-type="float">
            <text:p>18269.1</text:p>
          </table:table-cell>
          <table:table-cell office:value-type="float" office:value="-7.67338" calcext:value-type="float">
            <text:p>-7.67338</text:p>
          </table:table-cell>
          <table:table-cell office:value-type="float" office:value="-0.790259" calcext:value-type="float">
            <text:p>-0.790259</text:p>
          </table:table-cell>
          <table:table-cell office:value-type="float" office:value="440" calcext:value-type="float">
            <text:p>440</text:p>
          </table:table-cell>
          <table:table-cell office:value-type="float" office:value="440.094" calcext:value-type="float">
            <text:p>440.094</text:p>
          </table:table-cell>
          <table:table-cell office:value-type="float" office:value="462.56" calcext:value-type="float">
            <text:p>462.56</text:p>
          </table:table-cell>
          <table:table-cell table:number-columns-repeated="9"/>
        </table:table-row>
        <table:table-row table:style-name="ro1">
          <table:table-cell office:value-type="date" office:date-value="2020-09-06" calcext:value-type="date">
            <text:p>06/09/20</text:p>
          </table:table-cell>
          <table:table-cell office:value-type="float" office:value="10016" calcext:value-type="float">
            <text:p>10016</text:p>
          </table:table-cell>
          <table:table-cell office:value-type="float" office:value="10134.4" calcext:value-type="float">
            <text:p>10134.4</text:p>
          </table:table-cell>
          <table:table-cell office:value-type="float" office:value="10337.6" calcext:value-type="float">
            <text:p>10337.6</text:p>
          </table:table-cell>
          <table:table-cell office:value-type="float" office:value="-7.13698" calcext:value-type="float">
            <text:p>-7.13698</text:p>
          </table:table-cell>
          <table:table-cell office:value-type="float" office:value="-0.92108" calcext:value-type="float">
            <text:p>-0.92108</text:p>
          </table:table-cell>
          <table:table-cell office:value-type="float" office:value="18269" calcext:value-type="float">
            <text:p>18269</text:p>
          </table:table-cell>
          <table:table-cell office:value-type="float" office:value="18354.2" calcext:value-type="float">
            <text:p>18354.2</text:p>
          </table:table-cell>
          <table:table-cell office:value-type="float" office:value="18508.1" calcext:value-type="float">
            <text:p>18508.1</text:p>
          </table:table-cell>
          <table:table-cell office:value-type="float" office:value="-4.33787" calcext:value-type="float">
            <text:p>-4.33787</text:p>
          </table:table-cell>
          <table:table-cell office:value-type="float" office:value="-0.684767" calcext:value-type="float">
            <text:p>-0.684767</text:p>
          </table:table-cell>
          <table:table-cell office:value-type="float" office:value="443" calcext:value-type="float">
            <text:p>443</text:p>
          </table:table-cell>
          <table:table-cell office:value-type="float" office:value="447.098" calcext:value-type="float">
            <text:p>447.098</text:p>
          </table:table-cell>
          <table:table-cell office:value-type="float" office:value="465.127" calcext:value-type="float">
            <text:p>465.127</text:p>
          </table:table-cell>
          <table:table-cell table:number-columns-repeated="9"/>
        </table:table-row>
        <table:table-row table:style-name="ro1">
          <table:table-cell office:value-type="date" office:date-value="2020-09-07" calcext:value-type="date">
            <text:p>07/09/20</text:p>
          </table:table-cell>
          <table:table-cell office:value-type="float" office:value="10186" calcext:value-type="float">
            <text:p>10186</text:p>
          </table:table-cell>
          <table:table-cell office:value-type="float" office:value="10240.7" calcext:value-type="float">
            <text:p>10240.7</text:p>
          </table:table-cell>
          <table:table-cell office:value-type="float" office:value="10493.4" calcext:value-type="float">
            <text:p>10493.4</text:p>
          </table:table-cell>
          <table:table-cell office:value-type="float" office:value="-3.57259" calcext:value-type="float">
            <text:p>-3.57259</text:p>
          </table:table-cell>
          <table:table-cell office:value-type="float" office:value="-0.883081" calcext:value-type="float">
            <text:p>-0.883081</text:p>
          </table:table-cell>
          <table:table-cell office:value-type="float" office:value="18659" calcext:value-type="float">
            <text:p>18659</text:p>
          </table:table-cell>
          <table:table-cell office:value-type="float" office:value="18540.2" calcext:value-type="float">
            <text:p>18540.2</text:p>
          </table:table-cell>
          <table:table-cell office:value-type="float" office:value="18745" calcext:value-type="float">
            <text:p>18745</text:p>
          </table:table-cell>
          <table:table-cell office:value-type="float" office:value="6.93646" calcext:value-type="float">
            <text:p>6.93646</text:p>
          </table:table-cell>
          <table:table-cell office:value-type="float" office:value="-0.247133" calcext:value-type="float">
            <text:p>-0.247133</text:p>
          </table:table-cell>
          <table:table-cell office:value-type="float" office:value="445" calcext:value-type="float">
            <text:p>445</text:p>
          </table:table-cell>
          <table:table-cell office:value-type="float" office:value="450.348" calcext:value-type="float">
            <text:p>450.348</text:p>
          </table:table-cell>
          <table:table-cell office:value-type="float" office:value="468.306" calcext:value-type="float">
            <text:p>468.306</text:p>
          </table:table-cell>
          <table:table-cell/>
          <table:table-cell office:value-type="string" calcext:value-type="string">
            <text:p>Pred A</text:p>
          </table:table-cell>
          <table:table-cell office:value-type="string" calcext:value-type="string">
            <text:p>Act A</text:p>
          </table:table-cell>
          <table:table-cell office:value-type="string" calcext:value-type="string">
            <text:p>Pred S</text:p>
          </table:table-cell>
          <table:table-cell office:value-type="string" calcext:value-type="string">
            <text:p>Act S</text:p>
          </table:table-cell>
          <table:table-cell office:value-type="string" calcext:value-type="string">
            <text:p>Pred D</text:p>
          </table:table-cell>
          <table:table-cell office:value-type="string" calcext:value-type="string">
            <text:p>act D</text:p>
          </table:table-cell>
          <table:table-cell office:value-type="string" calcext:value-type="string">
            <text:p>Pred R</text:p>
          </table:table-cell>
          <table:table-cell office:value-type="string" calcext:value-type="string">
            <text:p>Act R</text:p>
          </table:table-cell>
        </table:table-row>
        <table:table-row table:style-name="ro1">
          <table:table-cell office:value-type="date" office:date-value="2020-09-08" calcext:value-type="date">
            <text:p>08/09/20</text:p>
          </table:table-cell>
          <table:table-cell office:value-type="float" office:value="10572" calcext:value-type="float">
            <text:p>10572</text:p>
          </table:table-cell>
          <table:table-cell office:value-type="float" office:value="10431.3" calcext:value-type="float">
            <text:p>10431.3</text:p>
          </table:table-cell>
          <table:table-cell office:value-type="float" office:value="10726.9" calcext:value-type="float">
            <text:p>10726.9</text:p>
          </table:table-cell>
          <table:table-cell office:value-type="float" office:value="8.79879" calcext:value-type="float">
            <text:p>8.79879</text:p>
          </table:table-cell>
          <table:table-cell office:value-type="float" office:value="-0.421999" calcext:value-type="float">
            <text:p>-0.421999</text:p>
          </table:table-cell>
          <table:table-cell office:value-type="float" office:value="19434" calcext:value-type="float">
            <text:p>19434</text:p>
          </table:table-cell>
          <table:table-cell office:value-type="float" office:value="19139" calcext:value-type="float">
            <text:p>19139</text:p>
          </table:table-cell>
          <table:table-cell office:value-type="float" office:value="19166.2" calcext:value-type="float">
            <text:p>19166.2</text:p>
          </table:table-cell>
          <table:table-cell office:value-type="float" office:value="12.8427" calcext:value-type="float">
            <text:p>12.8427</text:p>
          </table:table-cell>
          <table:table-cell office:value-type="float" office:value="0.729686" calcext:value-type="float">
            <text:p>0.729686</text:p>
          </table:table-cell>
          <table:table-cell office:value-type="float" office:value="450" calcext:value-type="float">
            <text:p>450</text:p>
          </table:table-cell>
          <table:table-cell office:value-type="float" office:value="453.055" calcext:value-type="float">
            <text:p>453.055</text:p>
          </table:table-cell>
          <table:table-cell office:value-type="float" office:value="471.656" calcext:value-type="float">
            <text:p>471.656</text:p>
          </table:table-cell>
          <table:table-cell table:style-name="ce1" table:formula="of:=[.A9]" office:value-type="date" office:date-value="2020-09-08" calcext:value-type="date">
            <text:p>08/09/20</text:p>
          </table:table-cell>
          <table:table-cell table:formula="of:=[.D9]-[.B2]" office:value-type="float" office:value="1761.9" calcext:value-type="float">
            <text:p>1761.9</text:p>
          </table:table-cell>
          <table:table-cell table:formula="of:=[.B9]-[.B2]" office:value-type="float" office:value="1607" calcext:value-type="float">
            <text:p>1607</text:p>
          </table:table-cell>
          <table:table-cell table:formula="of:=[.I9]-[.G2]" office:value-type="float" office:value="2885.2" calcext:value-type="float">
            <text:p>2885.2</text:p>
          </table:table-cell>
          <table:table-cell table:formula="of:=[.G9]-[.G2]" office:value-type="float" office:value="3153" calcext:value-type="float">
            <text:p>3153</text:p>
          </table:table-cell>
          <table:table-cell table:formula="of:=[.N9]-[.L2]" office:value-type="float" office:value="43.656" calcext:value-type="float">
            <text:p>43.656</text:p>
          </table:table-cell>
          <table:table-cell table:formula="of:=[.L9]-[.L2]" office:value-type="float" office:value="22" calcext:value-type="float">
            <text:p>22</text:p>
          </table:table-cell>
          <table:table-cell table:formula="of:=[.P9]+[.R9]" office:value-type="float" office:value="4647.1" calcext:value-type="float">
            <text:p>4647.1</text:p>
          </table:table-cell>
          <table:table-cell table:formula="of:=[.Q9]+[.S9]" office:value-type="float" office:value="4760" calcext:value-type="float">
            <text:p>4760</text:p>
          </table:table-cell>
        </table:table-row>
        <table:table-row table:style-name="ro1">
          <table:table-cell office:value-type="date" office:date-value="2020-09-09" calcext:value-type="date">
            <text:p>09/09/20</text:p>
          </table:table-cell>
          <table:table-cell office:value-type="float" office:value="10959" calcext:value-type="float">
            <text:p>10959</text:p>
          </table:table-cell>
          <table:table-cell office:value-type="float" office:value="10917.6" calcext:value-type="float">
            <text:p>10917.6</text:p>
          </table:table-cell>
          <table:table-cell office:value-type="float" office:value="11034.9" calcext:value-type="float">
            <text:p>11034.9</text:p>
          </table:table-cell>
          <table:table-cell office:value-type="float" office:value="2.17964" calcext:value-type="float">
            <text:p>2.17964</text:p>
          </table:table-cell>
          <table:table-cell office:value-type="float" office:value="-0.188244" calcext:value-type="float">
            <text:p>-0.188244</text:p>
          </table:table-cell>
          <table:table-cell office:value-type="float" office:value="20206" calcext:value-type="float">
            <text:p>20206</text:p>
          </table:table-cell>
          <table:table-cell office:value-type="float" office:value="20327.6" calcext:value-type="float">
            <text:p>20327.6</text:p>
          </table:table-cell>
          <table:table-cell office:value-type="float" office:value="19934.9" calcext:value-type="float">
            <text:p>19934.9</text:p>
          </table:table-cell>
          <table:table-cell office:value-type="float" office:value="-3.91067" calcext:value-type="float">
            <text:p>-3.91067</text:p>
          </table:table-cell>
          <table:table-cell office:value-type="float" office:value="0.67254" calcext:value-type="float">
            <text:p>0.67254</text:p>
          </table:table-cell>
          <table:table-cell office:value-type="float" office:value="453" calcext:value-type="float">
            <text:p>453</text:p>
          </table:table-cell>
          <table:table-cell office:value-type="float" office:value="459.266" calcext:value-type="float">
            <text:p>459.266</text:p>
          </table:table-cell>
          <table:table-cell office:value-type="float" office:value="475.924" calcext:value-type="float">
            <text:p>475.924</text:p>
          </table:table-cell>
          <table:table-cell table:style-name="ce1" table:formula="of:=[.A10]" office:value-type="date" office:date-value="2020-09-09" calcext:value-type="date">
            <text:p>09/09/20</text:p>
          </table:table-cell>
          <table:table-cell table:formula="of:=[.D10]-[.B3]" office:value-type="float" office:value="1854.9" calcext:value-type="float">
            <text:p>1854.9</text:p>
          </table:table-cell>
          <table:table-cell table:formula="of:=[.B10]-[.B3]" office:value-type="float" office:value="1779" calcext:value-type="float">
            <text:p>1779</text:p>
          </table:table-cell>
          <table:table-cell table:formula="of:=[.I10]-[.G3]" office:value-type="float" office:value="3212.9" calcext:value-type="float">
            <text:p>3212.9</text:p>
          </table:table-cell>
          <table:table-cell table:formula="of:=[.G10]-[.G3]" office:value-type="float" office:value="3484" calcext:value-type="float">
            <text:p>3484</text:p>
          </table:table-cell>
          <table:table-cell table:formula="of:=[.N10]-[.L3]" office:value-type="float" office:value="47.924" calcext:value-type="float">
            <text:p>47.924</text:p>
          </table:table-cell>
          <table:table-cell table:formula="of:=[.L10]-[.L3]" office:value-type="float" office:value="25" calcext:value-type="float">
            <text:p>25</text:p>
          </table:table-cell>
          <table:table-cell table:formula="of:=[.P10]+[.R10]" office:value-type="float" office:value="5067.8" calcext:value-type="float">
            <text:p>5067.8</text:p>
          </table:table-cell>
          <table:table-cell table:formula="of:=[.Q10]+[.S10]" office:value-type="float" office:value="5263" calcext:value-type="float">
            <text:p>5263</text:p>
          </table:table-cell>
        </table:table-row>
        <table:table-row table:style-name="ro1">
          <table:table-cell office:value-type="date" office:date-value="2020-09-10" calcext:value-type="date">
            <text:p>10/09/20</text:p>
          </table:table-cell>
          <table:table-cell office:value-type="float" office:value="11456" calcext:value-type="float">
            <text:p>11456</text:p>
          </table:table-cell>
          <table:table-cell office:value-type="float" office:value="11357.8" calcext:value-type="float">
            <text:p>11357.8</text:p>
          </table:table-cell>
          <table:table-cell office:value-type="float" office:value="11461.5" calcext:value-type="float">
            <text:p>11461.5</text:p>
          </table:table-cell>
          <table:table-cell office:value-type="float" office:value="4.80568" calcext:value-type="float">
            <text:p>4.80568</text:p>
          </table:table-cell>
          <table:table-cell office:value-type="float" office:value="-0.011642" calcext:value-type="float">
            <text:p>-0.011642</text:p>
          </table:table-cell>
          <table:table-cell office:value-type="float" office:value="21086" calcext:value-type="float">
            <text:p>21086</text:p>
          </table:table-cell>
          <table:table-cell office:value-type="float" office:value="20919" calcext:value-type="float">
            <text:p>20919</text:p>
          </table:table-cell>
          <table:table-cell office:value-type="float" office:value="20681" calcext:value-type="float">
            <text:p>20681</text:p>
          </table:table-cell>
          <table:table-cell office:value-type="float" office:value="5.94901" calcext:value-type="float">
            <text:p>5.94901</text:p>
          </table:table-cell>
          <table:table-cell office:value-type="float" office:value="0.863562" calcext:value-type="float">
            <text:p>0.863562</text:p>
          </table:table-cell>
          <table:table-cell office:value-type="float" office:value="458" calcext:value-type="float">
            <text:p>458</text:p>
          </table:table-cell>
          <table:table-cell office:value-type="float" office:value="460.234" calcext:value-type="float">
            <text:p>460.234</text:p>
          </table:table-cell>
          <table:table-cell office:value-type="float" office:value="481.632" calcext:value-type="float">
            <text:p>481.632</text:p>
          </table:table-cell>
          <table:table-cell table:style-name="ce1" table:formula="of:=[.A11]" office:value-type="date" office:date-value="2020-09-10" calcext:value-type="date">
            <text:p>10/09/20</text:p>
          </table:table-cell>
          <table:table-cell table:formula="of:=[.D11]-[.B4]" office:value-type="float" office:value="2023.5" calcext:value-type="float">
            <text:p>2023.5</text:p>
          </table:table-cell>
          <table:table-cell table:formula="of:=[.B11]-[.B4]" office:value-type="float" office:value="2018" calcext:value-type="float">
            <text:p>2018</text:p>
          </table:table-cell>
          <table:table-cell table:formula="of:=[.I11]-[.G4]" office:value-type="float" office:value="3538" calcext:value-type="float">
            <text:p>3538</text:p>
          </table:table-cell>
          <table:table-cell table:formula="of:=[.G11]-[.G4]" office:value-type="float" office:value="3943" calcext:value-type="float">
            <text:p>3943</text:p>
          </table:table-cell>
          <table:table-cell table:formula="of:=[.N11]-[.L4]" office:value-type="float" office:value="49.632" calcext:value-type="float">
            <text:p>49.632</text:p>
          </table:table-cell>
          <table:table-cell table:formula="of:=[.L11]-[.L4]" office:value-type="float" office:value="26" calcext:value-type="float">
            <text:p>26</text:p>
          </table:table-cell>
          <table:table-cell table:formula="of:=[.P11]+[.R11]" office:value-type="float" office:value="5561.5" calcext:value-type="float">
            <text:p>5561.5</text:p>
          </table:table-cell>
          <table:table-cell table:formula="of:=[.Q11]+[.S11]" office:value-type="float" office:value="5961" calcext:value-type="float">
            <text:p>5961</text:p>
          </table:table-cell>
        </table:table-row>
        <table:table-row table:style-name="ro1">
          <table:table-cell office:value-type="date" office:date-value="2020-09-11" calcext:value-type="date">
            <text:p>11/09/20</text:p>
          </table:table-cell>
          <table:table-cell office:value-type="float" office:value="11939" calcext:value-type="float">
            <text:p>11939</text:p>
          </table:table-cell>
          <table:table-cell office:value-type="float" office:value="11868" calcext:value-type="float">
            <text:p>11868</text:p>
          </table:table-cell>
          <table:table-cell office:value-type="float" office:value="12027.5" calcext:value-type="float">
            <text:p>12027.5</text:p>
          </table:table-cell>
          <table:table-cell office:value-type="float" office:value="3.43297" calcext:value-type="float">
            <text:p>3.43297</text:p>
          </table:table-cell>
          <table:table-cell office:value-type="float" office:value="-0.17862" calcext:value-type="float">
            <text:p>-0.17862</text:p>
          </table:table-cell>
          <table:table-cell office:value-type="float" office:value="22050" calcext:value-type="float">
            <text:p>22050</text:p>
          </table:table-cell>
          <table:table-cell office:value-type="float" office:value="21756.9" calcext:value-type="float">
            <text:p>21756.9</text:p>
          </table:table-cell>
          <table:table-cell office:value-type="float" office:value="21736.4" calcext:value-type="float">
            <text:p>21736.4</text:p>
          </table:table-cell>
          <table:table-cell office:value-type="float" office:value="11.0129" calcext:value-type="float">
            <text:p>11.0129</text:p>
          </table:table-cell>
          <table:table-cell office:value-type="float" office:value="0.633257" calcext:value-type="float">
            <text:p>0.633257</text:p>
          </table:table-cell>
          <table:table-cell office:value-type="float" office:value="461" calcext:value-type="float">
            <text:p>461</text:p>
          </table:table-cell>
          <table:table-cell office:value-type="float" office:value="468.791" calcext:value-type="float">
            <text:p>468.791</text:p>
          </table:table-cell>
          <table:table-cell office:value-type="float" office:value="491.776" calcext:value-type="float">
            <text:p>491.776</text:p>
          </table:table-cell>
          <table:table-cell table:style-name="ce1" table:formula="of:=[.A12]" office:value-type="date" office:date-value="2020-09-11" calcext:value-type="date">
            <text:p>11/09/20</text:p>
          </table:table-cell>
          <table:table-cell table:formula="of:=[.D12]-[.B5]" office:value-type="float" office:value="2301.5" calcext:value-type="float">
            <text:p>2301.5</text:p>
          </table:table-cell>
          <table:table-cell table:formula="of:=[.B12]-[.B5]" office:value-type="float" office:value="2213" calcext:value-type="float">
            <text:p>2213</text:p>
          </table:table-cell>
          <table:table-cell table:formula="of:=[.I12]-[.G5]" office:value-type="float" office:value="4089.4" calcext:value-type="float">
            <text:p>4089.4</text:p>
          </table:table-cell>
          <table:table-cell table:formula="of:=[.G12]-[.G5]" office:value-type="float" office:value="4403" calcext:value-type="float">
            <text:p>4403</text:p>
          </table:table-cell>
          <table:table-cell table:formula="of:=[.N12]-[.L5]" office:value-type="float" office:value="56.776" calcext:value-type="float">
            <text:p>56.776</text:p>
          </table:table-cell>
          <table:table-cell table:formula="of:=[.L12]-[.L5]" office:value-type="float" office:value="26" calcext:value-type="float">
            <text:p>26</text:p>
          </table:table-cell>
          <table:table-cell table:formula="of:=[.P12]+[.R12]" office:value-type="float" office:value="6390.9" calcext:value-type="float">
            <text:p>6390.9</text:p>
          </table:table-cell>
          <table:table-cell table:formula="of:=[.Q12]+[.S12]" office:value-type="float" office:value="6616" calcext:value-type="float">
            <text:p>6616</text:p>
          </table:table-cell>
        </table:table-row>
        <table:table-row table:style-name="ro1">
          <table:table-cell office:value-type="date" office:date-value="2020-09-12" calcext:value-type="date">
            <text:p>12/09/20</text:p>
          </table:table-cell>
          <table:table-cell office:value-type="float" office:value="12341" calcext:value-type="float">
            <text:p>12341</text:p>
          </table:table-cell>
          <table:table-cell office:value-type="float" office:value="12503.8" calcext:value-type="float">
            <text:p>12503.8</text:p>
          </table:table-cell>
          <table:table-cell office:value-type="float" office:value="12214" calcext:value-type="float">
            <text:p>12214</text:p>
          </table:table-cell>
          <table:table-cell office:value-type="float" office:value="-6.70191" calcext:value-type="float">
            <text:p>-6.70191</text:p>
          </table:table-cell>
          <table:table-cell office:value-type="float" office:value="0.242947" calcext:value-type="float">
            <text:p>0.242947</text:p>
          </table:table-cell>
          <table:table-cell office:value-type="float" office:value="23189" calcext:value-type="float">
            <text:p>23189</text:p>
          </table:table-cell>
          <table:table-cell office:value-type="float" office:value="22981.8" calcext:value-type="float">
            <text:p>22981.8</text:p>
          </table:table-cell>
          <table:table-cell office:value-type="float" office:value="22082.6" calcext:value-type="float">
            <text:p>22082.6</text:p>
          </table:table-cell>
          <table:table-cell office:value-type="float" office:value="6.61856" calcext:value-type="float">
            <text:p>6.61856</text:p>
          </table:table-cell>
          <table:table-cell office:value-type="float" office:value="2.11714" calcext:value-type="float">
            <text:p>2.11714</text:p>
          </table:table-cell>
          <table:table-cell office:value-type="float" office:value="467" calcext:value-type="float">
            <text:p>467</text:p>
          </table:table-cell>
          <table:table-cell office:value-type="float" office:value="469.979" calcext:value-type="float">
            <text:p>469.979</text:p>
          </table:table-cell>
          <table:table-cell office:value-type="float" office:value="496.099" calcext:value-type="float">
            <text:p>496.099</text:p>
          </table:table-cell>
          <table:table-cell table:style-name="ce1" table:formula="of:=[.A13]" office:value-type="date" office:date-value="2020-09-12" calcext:value-type="date">
            <text:p>12/09/20</text:p>
          </table:table-cell>
          <table:table-cell table:formula="of:=[.D13]-[.B6]" office:value-type="float" office:value="2342" calcext:value-type="float">
            <text:p>2342</text:p>
          </table:table-cell>
          <table:table-cell table:formula="of:=[.B13]-[.B6]" office:value-type="float" office:value="2469" calcext:value-type="float">
            <text:p>2469</text:p>
          </table:table-cell>
          <table:table-cell table:formula="of:=[.I13]-[.G6]" office:value-type="float" office:value="4073.6" calcext:value-type="float">
            <text:p>4073.6</text:p>
          </table:table-cell>
          <table:table-cell table:formula="of:=[.G13]-[.G6]" office:value-type="float" office:value="5180" calcext:value-type="float">
            <text:p>5180</text:p>
          </table:table-cell>
          <table:table-cell table:formula="of:=[.N13]-[.L6]" office:value-type="float" office:value="56.099" calcext:value-type="float">
            <text:p>56.099</text:p>
          </table:table-cell>
          <table:table-cell table:formula="of:=[.L13]-[.L6]" office:value-type="float" office:value="27" calcext:value-type="float">
            <text:p>27</text:p>
          </table:table-cell>
          <table:table-cell table:formula="of:=[.P13]+[.R13]" office:value-type="float" office:value="6415.6" calcext:value-type="float">
            <text:p>6415.6</text:p>
          </table:table-cell>
          <table:table-cell table:formula="of:=[.Q13]+[.S13]" office:value-type="float" office:value="7649" calcext:value-type="float">
            <text:p>7649</text:p>
          </table:table-cell>
        </table:table-row>
        <table:table-row table:style-name="ro1">
          <table:table-cell office:value-type="date" office:date-value="2020-09-13" calcext:value-type="date">
            <text:p>13/09/20</text:p>
          </table:table-cell>
          <table:table-cell office:value-type="float" office:value="12612" calcext:value-type="float">
            <text:p>12612</text:p>
          </table:table-cell>
          <table:table-cell office:value-type="float" office:value="12826.5" calcext:value-type="float">
            <text:p>12826.5</text:p>
          </table:table-cell>
          <table:table-cell office:value-type="float" office:value="12433.3" calcext:value-type="float">
            <text:p>12433.3</text:p>
          </table:table-cell>
          <table:table-cell office:value-type="float" office:value="-9.59761" calcext:value-type="float">
            <text:p>-9.59761</text:p>
          </table:table-cell>
          <table:table-cell office:value-type="float" office:value="0.330224" calcext:value-type="float">
            <text:p>0.330224</text:p>
          </table:table-cell>
          <table:table-cell office:value-type="float" office:value="23705" calcext:value-type="float">
            <text:p>23705</text:p>
          </table:table-cell>
          <table:table-cell office:value-type="float" office:value="23857.2" calcext:value-type="float">
            <text:p>23857.2</text:p>
          </table:table-cell>
          <table:table-cell office:value-type="float" office:value="22389.7" calcext:value-type="float">
            <text:p>22389.7</text:p>
          </table:table-cell>
          <table:table-cell office:value-type="float" office:value="-5.74767" calcext:value-type="float">
            <text:p>-5.74767</text:p>
          </table:table-cell>
          <table:table-cell office:value-type="float" office:value="2.42996" calcext:value-type="float">
            <text:p>2.42996</text:p>
          </table:table-cell>
          <table:table-cell office:value-type="float" office:value="472" calcext:value-type="float">
            <text:p>472</text:p>
          </table:table-cell>
          <table:table-cell office:value-type="float" office:value="480.546" calcext:value-type="float">
            <text:p>480.546</text:p>
          </table:table-cell>
          <table:table-cell office:value-type="float" office:value="501.317" calcext:value-type="float">
            <text:p>501.317</text:p>
          </table:table-cell>
          <table:table-cell table:style-name="ce1" table:formula="of:=[.A14]" office:value-type="date" office:date-value="2020-09-13" calcext:value-type="date">
            <text:p>13/09/20</text:p>
          </table:table-cell>
          <table:table-cell table:formula="of:=[.D14]-[.B7]" office:value-type="float" office:value="2417.3" calcext:value-type="float">
            <text:p>2417.3</text:p>
          </table:table-cell>
          <table:table-cell table:formula="of:=[.B14]-[.B7]" office:value-type="float" office:value="2596" calcext:value-type="float">
            <text:p>2596</text:p>
          </table:table-cell>
          <table:table-cell table:formula="of:=[.I14]-[.G7]" office:value-type="float" office:value="4120.7" calcext:value-type="float">
            <text:p>4120.7</text:p>
          </table:table-cell>
          <table:table-cell table:formula="of:=[.G14]-[.G7]" office:value-type="float" office:value="5436" calcext:value-type="float">
            <text:p>5436</text:p>
          </table:table-cell>
          <table:table-cell table:formula="of:=[.N14]-[.L7]" office:value-type="float" office:value="58.317" calcext:value-type="float">
            <text:p>58.317</text:p>
          </table:table-cell>
          <table:table-cell table:formula="of:=[.L14]-[.L7]" office:value-type="float" office:value="29" calcext:value-type="float">
            <text:p>29</text:p>
          </table:table-cell>
          <table:table-cell table:formula="of:=[.P14]+[.R14]" office:value-type="float" office:value="6538" calcext:value-type="float">
            <text:p>6538</text:p>
          </table:table-cell>
          <table:table-cell table:formula="of:=[.Q14]+[.S14]" office:value-type="float" office:value="8032" calcext:value-type="float">
            <text:p>8032</text:p>
          </table:table-cell>
        </table:table-row>
        <table:table-row table:style-name="ro1">
          <table:table-cell office:value-type="date" office:date-value="2020-09-14" calcext:value-type="date">
            <text:p>14/09/20</text:p>
          </table:table-cell>
          <table:table-cell office:value-type="float" office:value="12945" calcext:value-type="float">
            <text:p>12945</text:p>
          </table:table-cell>
          <table:table-cell office:value-type="float" office:value="13034.6" calcext:value-type="float">
            <text:p>13034.6</text:p>
          </table:table-cell>
          <table:table-cell office:value-type="float" office:value="12790.3" calcext:value-type="float">
            <text:p>12790.3</text:p>
          </table:table-cell>
          <table:table-cell office:value-type="float" office:value="-4.29897" calcext:value-type="float">
            <text:p>-4.29897</text:p>
          </table:table-cell>
          <table:table-cell office:value-type="float" office:value="0.264285" calcext:value-type="float">
            <text:p>0.264285</text:p>
          </table:table-cell>
          <table:table-cell office:value-type="float" office:value="24406" calcext:value-type="float">
            <text:p>24406</text:p>
          </table:table-cell>
          <table:table-cell office:value-type="float" office:value="24247.5" calcext:value-type="float">
            <text:p>24247.5</text:p>
          </table:table-cell>
          <table:table-cell office:value-type="float" office:value="23062" calcext:value-type="float">
            <text:p>23062</text:p>
          </table:table-cell>
          <table:table-cell office:value-type="float" office:value="6.61374" calcext:value-type="float">
            <text:p>6.61374</text:p>
          </table:table-cell>
          <table:table-cell office:value-type="float" office:value="2.29578" calcext:value-type="float">
            <text:p>2.29578</text:p>
          </table:table-cell>
          <table:table-cell office:value-type="float" office:value="478" calcext:value-type="float">
            <text:p>478</text:p>
          </table:table-cell>
          <table:table-cell office:value-type="float" office:value="486.143" calcext:value-type="float">
            <text:p>486.143</text:p>
          </table:table-cell>
          <table:table-cell office:value-type="float" office:value="509.277" calcext:value-type="float">
            <text:p>509.277</text:p>
          </table:table-cell>
          <table:table-cell table:style-name="ce1" table:formula="of:=[.A15]" office:value-type="date" office:date-value="2020-09-14" calcext:value-type="date">
            <text:p>14/09/20</text:p>
          </table:table-cell>
          <table:table-cell table:formula="of:=[.D15]-[.B8]" office:value-type="float" office:value="2604.3" calcext:value-type="float">
            <text:p>2604.3</text:p>
          </table:table-cell>
          <table:table-cell table:formula="of:=[.B15]-[.B8]" office:value-type="float" office:value="2759" calcext:value-type="float">
            <text:p>2759</text:p>
          </table:table-cell>
          <table:table-cell table:formula="of:=[.I15]-[.G8]" office:value-type="float" office:value="4403" calcext:value-type="float">
            <text:p>4403</text:p>
          </table:table-cell>
          <table:table-cell table:formula="of:=[.G15]-[.G8]" office:value-type="float" office:value="5747" calcext:value-type="float">
            <text:p>5747</text:p>
          </table:table-cell>
          <table:table-cell table:formula="of:=[.N15]-[.L8]" office:value-type="float" office:value="64.277" calcext:value-type="float">
            <text:p>64.277</text:p>
          </table:table-cell>
          <table:table-cell table:formula="of:=[.L15]-[.L8]" office:value-type="float" office:value="33" calcext:value-type="float">
            <text:p>33</text:p>
          </table:table-cell>
          <table:table-cell table:formula="of:=[.P15]+[.R15]" office:value-type="float" office:value="7007.3" calcext:value-type="float">
            <text:p>7007.3</text:p>
          </table:table-cell>
          <table:table-cell table:formula="of:=[.Q15]+[.S15]" office:value-type="float" office:value="8506" calcext:value-type="float">
            <text:p>8506</text:p>
          </table:table-cell>
        </table:table-row>
        <table:table-row table:style-name="ro1">
          <table:table-cell office:value-type="date" office:date-value="2020-09-15" calcext:value-type="date">
            <text:p>15/09/20</text:p>
          </table:table-cell>
          <table:table-cell office:value-type="float" office:value="13453" calcext:value-type="float">
            <text:p>13453</text:p>
          </table:table-cell>
          <table:table-cell office:value-type="float" office:value="13414.5" calcext:value-type="float">
            <text:p>13414.5</text:p>
          </table:table-cell>
          <table:table-cell office:value-type="float" office:value="13566" calcext:value-type="float">
            <text:p>13566</text:p>
          </table:table-cell>
          <table:table-cell office:value-type="float" office:value="1.7509" calcext:value-type="float">
            <text:p>1.7509</text:p>
          </table:table-cell>
          <table:table-cell office:value-type="float" office:value="-0.166225" calcext:value-type="float">
            <text:p>-0.166225</text:p>
          </table:table-cell>
          <table:table-cell office:value-type="float" office:value="25572" calcext:value-type="float">
            <text:p>25572</text:p>
          </table:table-cell>
          <table:table-cell office:value-type="float" office:value="25387.9" calcext:value-type="float">
            <text:p>25387.9</text:p>
          </table:table-cell>
          <table:table-cell office:value-type="float" office:value="24659.9" calcext:value-type="float">
            <text:p>24659.9</text:p>
          </table:table-cell>
          <table:table-cell office:value-type="float" office:value="5.644" calcext:value-type="float">
            <text:p>5.644</text:p>
          </table:table-cell>
          <table:table-cell office:value-type="float" office:value="1.34126" calcext:value-type="float">
            <text:p>1.34126</text:p>
          </table:table-cell>
          <table:table-cell office:value-type="float" office:value="488" calcext:value-type="float">
            <text:p>488</text:p>
          </table:table-cell>
          <table:table-cell office:value-type="float" office:value="493.447" calcext:value-type="float">
            <text:p>493.447</text:p>
          </table:table-cell>
          <table:table-cell office:value-type="float" office:value="525.391" calcext:value-type="float">
            <text:p>525.391</text:p>
          </table:table-cell>
          <table:table-cell table:style-name="ce1" table:formula="of:=[.A16]" office:value-type="date" office:date-value="2020-09-15" calcext:value-type="date">
            <text:p>15/09/20</text:p>
          </table:table-cell>
          <table:table-cell table:formula="of:=[.D16]-[.B9]" office:value-type="float" office:value="2994" calcext:value-type="float">
            <text:p>2994</text:p>
          </table:table-cell>
          <table:table-cell table:formula="of:=[.B16]-[.B9]" office:value-type="float" office:value="2881" calcext:value-type="float">
            <text:p>2881</text:p>
          </table:table-cell>
          <table:table-cell table:formula="of:=[.I16]-[.G9]" office:value-type="float" office:value="5225.9" calcext:value-type="float">
            <text:p>5225.9</text:p>
          </table:table-cell>
          <table:table-cell table:formula="of:=[.G16]-[.G9]" office:value-type="float" office:value="6138" calcext:value-type="float">
            <text:p>6138</text:p>
          </table:table-cell>
          <table:table-cell table:formula="of:=[.N16]-[.L9]" office:value-type="float" office:value="75.391" calcext:value-type="float">
            <text:p>75.391</text:p>
          </table:table-cell>
          <table:table-cell table:formula="of:=[.L16]-[.L9]" office:value-type="float" office:value="38" calcext:value-type="float">
            <text:p>38</text:p>
          </table:table-cell>
          <table:table-cell table:formula="of:=[.P16]+[.R16]" office:value-type="float" office:value="8219.9" calcext:value-type="float">
            <text:p>8219.9</text:p>
          </table:table-cell>
          <table:table-cell table:formula="of:=[.Q16]+[.S16]" office:value-type="float" office:value="9019" calcext:value-type="float">
            <text:p>9019</text:p>
          </table:table-cell>
        </table:table-row>
        <table:table-row table:style-name="ro1">
          <table:table-cell office:value-type="date" office:date-value="2020-09-16" calcext:value-type="date">
            <text:p>16/09/20</text:p>
          </table:table-cell>
          <table:table-cell office:value-type="float" office:value="14119" calcext:value-type="float">
            <text:p>14119</text:p>
          </table:table-cell>
          <table:table-cell office:value-type="float" office:value="14085.9" calcext:value-type="float">
            <text:p>14085.9</text:p>
          </table:table-cell>
          <table:table-cell office:value-type="float" office:value="14144.6" calcext:value-type="float">
            <text:p>14144.6</text:p>
          </table:table-cell>
          <table:table-cell office:value-type="float" office:value="1.289" calcext:value-type="float">
            <text:p>1.289</text:p>
          </table:table-cell>
          <table:table-cell office:value-type="float" office:value="-0.0340768" calcext:value-type="float">
            <text:p>-0.0340768</text:p>
          </table:table-cell>
          <table:table-cell office:value-type="float" office:value="27042" calcext:value-type="float">
            <text:p>27042</text:p>
          </table:table-cell>
          <table:table-cell office:value-type="float" office:value="27234.2" calcext:value-type="float">
            <text:p>27234.2</text:p>
          </table:table-cell>
          <table:table-cell office:value-type="float" office:value="25963.6" calcext:value-type="float">
            <text:p>25963.6</text:p>
          </table:table-cell>
          <table:table-cell office:value-type="float" office:value="-4.45434" calcext:value-type="float">
            <text:p>-4.45434</text:p>
          </table:table-cell>
          <table:table-cell office:value-type="float" office:value="1.43435" calcext:value-type="float">
            <text:p>1.43435</text:p>
          </table:table-cell>
          <table:table-cell office:value-type="float" office:value="495" calcext:value-type="float">
            <text:p>495</text:p>
          </table:table-cell>
          <table:table-cell office:value-type="float" office:value="504.973" calcext:value-type="float">
            <text:p>504.973</text:p>
          </table:table-cell>
          <table:table-cell office:value-type="float" office:value="533.091" calcext:value-type="float">
            <text:p>533.091</text:p>
          </table:table-cell>
          <table:table-cell table:style-name="ce1" table:formula="of:=[.A17]" office:value-type="date" office:date-value="2020-09-16" calcext:value-type="date">
            <text:p>16/09/20</text:p>
          </table:table-cell>
          <table:table-cell table:formula="of:=[.D17]-[.B10]" office:value-type="float" office:value="3185.6" calcext:value-type="float">
            <text:p>3185.6</text:p>
          </table:table-cell>
          <table:table-cell table:formula="of:=[.B17]-[.B10]" office:value-type="float" office:value="3160" calcext:value-type="float">
            <text:p>3160</text:p>
          </table:table-cell>
          <table:table-cell table:formula="of:=[.I17]-[.G10]" office:value-type="float" office:value="5757.6" calcext:value-type="float">
            <text:p>5757.6</text:p>
          </table:table-cell>
          <table:table-cell table:formula="of:=[.G17]-[.G10]" office:value-type="float" office:value="6836" calcext:value-type="float">
            <text:p>6836</text:p>
          </table:table-cell>
          <table:table-cell table:formula="of:=[.N17]-[.L10]" office:value-type="float" office:value="80.091" calcext:value-type="float">
            <text:p>80.091</text:p>
          </table:table-cell>
          <table:table-cell table:formula="of:=[.L17]-[.L10]" office:value-type="float" office:value="42" calcext:value-type="float">
            <text:p>42</text:p>
          </table:table-cell>
          <table:table-cell table:formula="of:=[.P17]+[.R17]" office:value-type="float" office:value="8943.2" calcext:value-type="float">
            <text:p>8943.2</text:p>
          </table:table-cell>
          <table:table-cell table:formula="of:=[.Q17]+[.S17]" office:value-type="float" office:value="9996" calcext:value-type="float">
            <text:p>9996</text:p>
          </table:table-cell>
        </table:table-row>
        <table:table-row table:style-name="ro1">
          <table:table-cell office:value-type="date" office:date-value="2020-09-17" calcext:value-type="date">
            <text:p>17/09/20</text:p>
          </table:table-cell>
          <table:table-cell office:value-type="float" office:value="15088" calcext:value-type="float">
            <text:p>15088</text:p>
          </table:table-cell>
          <table:table-cell office:value-type="float" office:value="14836.7" calcext:value-type="float">
            <text:p>14836.7</text:p>
          </table:table-cell>
          <table:table-cell office:value-type="float" office:value="15022.8" calcext:value-type="float">
            <text:p>15022.8</text:p>
          </table:table-cell>
          <table:table-cell office:value-type="float" office:value="9.1726" calcext:value-type="float">
            <text:p>9.1726</text:p>
          </table:table-cell>
          <table:table-cell office:value-type="float" office:value="0.0766145" calcext:value-type="float">
            <text:p>0.0766145</text:p>
          </table:table-cell>
          <table:table-cell office:value-type="float" office:value="29196" calcext:value-type="float">
            <text:p>29196</text:p>
          </table:table-cell>
          <table:table-cell office:value-type="float" office:value="28377.2" calcext:value-type="float">
            <text:p>28377.2</text:p>
          </table:table-cell>
          <table:table-cell office:value-type="float" office:value="27597.7" calcext:value-type="float">
            <text:p>27597.7</text:p>
          </table:table-cell>
          <table:table-cell office:value-type="float" office:value="21.2642" calcext:value-type="float">
            <text:p>21.2642</text:p>
          </table:table-cell>
          <table:table-cell office:value-type="float" office:value="1.87692" calcext:value-type="float">
            <text:p>1.87692</text:p>
          </table:table-cell>
          <table:table-cell office:value-type="float" office:value="502" calcext:value-type="float">
            <text:p>502</text:p>
          </table:table-cell>
          <table:table-cell office:value-type="float" office:value="508.217" calcext:value-type="float">
            <text:p>508.217</text:p>
          </table:table-cell>
          <table:table-cell office:value-type="float" office:value="546.233" calcext:value-type="float">
            <text:p>546.233</text:p>
          </table:table-cell>
          <table:table-cell table:style-name="ce1" table:formula="of:=[.A18]" office:value-type="date" office:date-value="2020-09-17" calcext:value-type="date">
            <text:p>17/09/20</text:p>
          </table:table-cell>
          <table:table-cell table:formula="of:=[.D18]-[.B11]" office:value-type="float" office:value="3566.8" calcext:value-type="float">
            <text:p>3566.8</text:p>
          </table:table-cell>
          <table:table-cell table:formula="of:=[.B18]-[.B11]" office:value-type="float" office:value="3632" calcext:value-type="float">
            <text:p>3632</text:p>
          </table:table-cell>
          <table:table-cell table:formula="of:=[.I18]-[.G11]" office:value-type="float" office:value="6511.7" calcext:value-type="float">
            <text:p>6511.7</text:p>
          </table:table-cell>
          <table:table-cell table:formula="of:=[.G18]-[.G11]" office:value-type="float" office:value="8110" calcext:value-type="float">
            <text:p>8110</text:p>
          </table:table-cell>
          <table:table-cell table:formula="of:=[.N18]-[.L11]" office:value-type="float" office:value="88.2329999999999" calcext:value-type="float">
            <text:p>88.2329999999999</text:p>
          </table:table-cell>
          <table:table-cell table:formula="of:=[.L18]-[.L11]" office:value-type="float" office:value="44" calcext:value-type="float">
            <text:p>44</text:p>
          </table:table-cell>
          <table:table-cell table:formula="of:=[.P18]+[.R18]" office:value-type="float" office:value="10078.5" calcext:value-type="float">
            <text:p>10078.5</text:p>
          </table:table-cell>
          <table:table-cell table:formula="of:=[.Q18]+[.S18]" office:value-type="float" office:value="11742" calcext:value-type="float">
            <text:p>11742</text:p>
          </table:table-cell>
        </table:table-row>
        <table:table-row table:style-name="ro1">
          <table:table-cell office:value-type="date" office:date-value="2020-09-18" calcext:value-type="date">
            <text:p>18/09/20</text:p>
          </table:table-cell>
          <table:table-cell office:value-type="float" office:value="15813" calcext:value-type="float">
            <text:p>15813</text:p>
          </table:table-cell>
          <table:table-cell office:value-type="float" office:value="15851.3" calcext:value-type="float">
            <text:p>15851.3</text:p>
          </table:table-cell>
          <table:table-cell office:value-type="float" office:value="15945.4" calcext:value-type="float">
            <text:p>15945.4</text:p>
          </table:table-cell>
          <table:table-cell office:value-type="float" office:value="-1.36549" calcext:value-type="float">
            <text:p>-1.36549</text:p>
          </table:table-cell>
          <table:table-cell office:value-type="float" office:value="-0.140044" calcext:value-type="float">
            <text:p>-0.140044</text:p>
          </table:table-cell>
          <table:table-cell office:value-type="float" office:value="30578" calcext:value-type="float">
            <text:p>30578</text:p>
          </table:table-cell>
          <table:table-cell office:value-type="float" office:value="30432" calcext:value-type="float">
            <text:p>30432</text:p>
          </table:table-cell>
          <table:table-cell office:value-type="float" office:value="29342.5" calcext:value-type="float">
            <text:p>29342.5</text:p>
          </table:table-cell>
          <table:table-cell office:value-type="float" office:value="4.1054" calcext:value-type="float">
            <text:p>4.1054</text:p>
          </table:table-cell>
          <table:table-cell office:value-type="float" office:value="1.3072" calcext:value-type="float">
            <text:p>1.3072</text:p>
          </table:table-cell>
          <table:table-cell office:value-type="float" office:value="514" calcext:value-type="float">
            <text:p>514</text:p>
          </table:table-cell>
          <table:table-cell office:value-type="float" office:value="522.856" calcext:value-type="float">
            <text:p>522.856</text:p>
          </table:table-cell>
          <table:table-cell office:value-type="float" office:value="561.7" calcext:value-type="float">
            <text:p>561.7</text:p>
          </table:table-cell>
          <table:table-cell table:style-name="ce1" table:formula="of:=[.A19]" office:value-type="date" office:date-value="2020-09-18" calcext:value-type="date">
            <text:p>18/09/20</text:p>
          </table:table-cell>
          <table:table-cell table:formula="of:=[.D19]-[.B12]" office:value-type="float" office:value="4006.4" calcext:value-type="float">
            <text:p>4006.4</text:p>
          </table:table-cell>
          <table:table-cell table:formula="of:=[.B19]-[.B12]" office:value-type="float" office:value="3874" calcext:value-type="float">
            <text:p>3874</text:p>
          </table:table-cell>
          <table:table-cell table:formula="of:=[.I19]-[.G12]" office:value-type="float" office:value="7292.5" calcext:value-type="float">
            <text:p>7292.5</text:p>
          </table:table-cell>
          <table:table-cell table:formula="of:=[.G19]-[.G12]" office:value-type="float" office:value="8528" calcext:value-type="float">
            <text:p>8528</text:p>
          </table:table-cell>
          <table:table-cell table:formula="of:=[.N19]-[.L12]" office:value-type="float" office:value="100.7" calcext:value-type="float">
            <text:p>100.7</text:p>
          </table:table-cell>
          <table:table-cell table:formula="of:=[.L19]-[.L12]" office:value-type="float" office:value="53" calcext:value-type="float">
            <text:p>53</text:p>
          </table:table-cell>
          <table:table-cell table:formula="of:=[.P19]+[.R19]" office:value-type="float" office:value="11298.9" calcext:value-type="float">
            <text:p>11298.9</text:p>
          </table:table-cell>
          <table:table-cell table:formula="of:=[.Q19]+[.S19]" office:value-type="float" office:value="12402" calcext:value-type="float">
            <text:p>12402</text:p>
          </table:table-cell>
        </table:table-row>
        <table:table-row table:style-name="ro1">
          <table:table-cell office:value-type="date" office:date-value="2020-09-19" calcext:value-type="date">
            <text:p>19/09/20</text:p>
          </table:table-cell>
          <table:table-cell office:value-type="float" office:value="16410" calcext:value-type="float">
            <text:p>16410</text:p>
          </table:table-cell>
          <table:table-cell office:value-type="float" office:value="16851.8" calcext:value-type="float">
            <text:p>16851.8</text:p>
          </table:table-cell>
          <table:table-cell office:value-type="float" office:value="16795.1" calcext:value-type="float">
            <text:p>16795.1</text:p>
          </table:table-cell>
          <table:table-cell office:value-type="float" office:value="-13.4106" calcext:value-type="float">
            <text:p>-13.4106</text:p>
          </table:table-cell>
          <table:table-cell office:value-type="float" office:value="-0.35246" calcext:value-type="float">
            <text:p>-0.35246</text:p>
          </table:table-cell>
          <table:table-cell office:value-type="float" office:value="32025" calcext:value-type="float">
            <text:p>32025</text:p>
          </table:table-cell>
          <table:table-cell office:value-type="float" office:value="32369.9" calcext:value-type="float">
            <text:p>32369.9</text:p>
          </table:table-cell>
          <table:table-cell office:value-type="float" office:value="31296.7" calcext:value-type="float">
            <text:p>31296.7</text:p>
          </table:table-cell>
          <table:table-cell office:value-type="float" office:value="-7.83817" calcext:value-type="float">
            <text:p>-7.83817</text:p>
          </table:table-cell>
          <table:table-cell office:value-type="float" office:value="0.666511" calcext:value-type="float">
            <text:p>0.666511</text:p>
          </table:table-cell>
          <table:table-cell office:value-type="float" office:value="522" calcext:value-type="float">
            <text:p>522</text:p>
          </table:table-cell>
          <table:table-cell office:value-type="float" office:value="530.429" calcext:value-type="float">
            <text:p>530.429</text:p>
          </table:table-cell>
          <table:table-cell office:value-type="float" office:value="575.386" calcext:value-type="float">
            <text:p>575.386</text:p>
          </table:table-cell>
          <table:table-cell table:style-name="ce1" table:formula="of:=[.A20]" office:value-type="date" office:date-value="2020-09-19" calcext:value-type="date">
            <text:p>19/09/20</text:p>
          </table:table-cell>
          <table:table-cell table:formula="of:=[.D20]-[.B13]" office:value-type="float" office:value="4454.1" calcext:value-type="float">
            <text:p>4454.1</text:p>
          </table:table-cell>
          <table:table-cell table:formula="of:=[.B20]-[.B13]" office:value-type="float" office:value="4069" calcext:value-type="float">
            <text:p>4069</text:p>
          </table:table-cell>
          <table:table-cell table:formula="of:=[.I20]-[.G13]" office:value-type="float" office:value="8107.7" calcext:value-type="float">
            <text:p>8107.7</text:p>
          </table:table-cell>
          <table:table-cell table:formula="of:=[.G20]-[.G13]" office:value-type="float" office:value="8836" calcext:value-type="float">
            <text:p>8836</text:p>
          </table:table-cell>
          <table:table-cell table:formula="of:=[.N20]-[.L13]" office:value-type="float" office:value="108.386" calcext:value-type="float">
            <text:p>108.386</text:p>
          </table:table-cell>
          <table:table-cell table:formula="of:=[.L20]-[.L13]" office:value-type="float" office:value="55" calcext:value-type="float">
            <text:p>55</text:p>
          </table:table-cell>
          <table:table-cell table:formula="of:=[.P20]+[.R20]" office:value-type="float" office:value="12561.8" calcext:value-type="float">
            <text:p>12561.8</text:p>
          </table:table-cell>
          <table:table-cell table:formula="of:=[.Q20]+[.S20]" office:value-type="float" office:value="12905" calcext:value-type="float">
            <text:p>12905</text:p>
          </table:table-cell>
        </table:table-row>
        <table:table-row table:style-name="ro1">
          <table:table-cell office:value-type="date" office:date-value="2020-09-20" calcext:value-type="date">
            <text:p>20/09/20</text:p>
          </table:table-cell>
          <table:table-cell office:value-type="float" office:value="16666" calcext:value-type="float">
            <text:p>16666</text:p>
          </table:table-cell>
          <table:table-cell office:value-type="float" office:value="17295.3" calcext:value-type="float">
            <text:p>17295.3</text:p>
          </table:table-cell>
          <table:table-cell office:value-type="float" office:value="17307.3" calcext:value-type="float">
            <text:p>17307.3</text:p>
          </table:table-cell>
          <table:table-cell office:value-type="float" office:value="-20.7528" calcext:value-type="float">
            <text:p>-20.7528</text:p>
          </table:table-cell>
          <table:table-cell office:value-type="float" office:value="-0.558935" calcext:value-type="float">
            <text:p>-0.558935</text:p>
          </table:table-cell>
          <table:table-cell office:value-type="float" office:value="32753" calcext:value-type="float">
            <text:p>32753</text:p>
          </table:table-cell>
          <table:table-cell office:value-type="float" office:value="33317.6" calcext:value-type="float">
            <text:p>33317.6</text:p>
          </table:table-cell>
          <table:table-cell office:value-type="float" office:value="32095.1" calcext:value-type="float">
            <text:p>32095.1</text:p>
          </table:table-cell>
          <table:table-cell office:value-type="float" office:value="-15.0345" calcext:value-type="float">
            <text:p>-15.0345</text:p>
          </table:table-cell>
          <table:table-cell office:value-type="float" office:value="0.573347" calcext:value-type="float">
            <text:p>0.573347</text:p>
          </table:table-cell>
          <table:table-cell office:value-type="float" office:value="528" calcext:value-type="float">
            <text:p>528</text:p>
          </table:table-cell>
          <table:table-cell office:value-type="float" office:value="545.618" calcext:value-type="float">
            <text:p>545.618</text:p>
          </table:table-cell>
          <table:table-cell office:value-type="float" office:value="585.727" calcext:value-type="float">
            <text:p>585.727</text:p>
          </table:table-cell>
          <table:table-cell table:style-name="ce1" table:formula="of:=[.A21]" office:value-type="date" office:date-value="2020-09-20" calcext:value-type="date">
            <text:p>20/09/20</text:p>
          </table:table-cell>
          <table:table-cell table:formula="of:=[.D21]-[.B14]" office:value-type="float" office:value="4695.3" calcext:value-type="float">
            <text:p>4695.3</text:p>
          </table:table-cell>
          <table:table-cell table:formula="of:=[.B21]-[.B14]" office:value-type="float" office:value="4054" calcext:value-type="float">
            <text:p>4054</text:p>
          </table:table-cell>
          <table:table-cell table:formula="of:=[.I21]-[.G14]" office:value-type="float" office:value="8390.1" calcext:value-type="float">
            <text:p>8390.1</text:p>
          </table:table-cell>
          <table:table-cell table:formula="of:=[.G21]-[.G14]" office:value-type="float" office:value="9048" calcext:value-type="float">
            <text:p>9048</text:p>
          </table:table-cell>
          <table:table-cell table:formula="of:=[.N21]-[.L14]" office:value-type="float" office:value="113.727" calcext:value-type="float">
            <text:p>113.727</text:p>
          </table:table-cell>
          <table:table-cell table:formula="of:=[.L21]-[.L14]" office:value-type="float" office:value="56" calcext:value-type="float">
            <text:p>56</text:p>
          </table:table-cell>
          <table:table-cell table:formula="of:=[.P21]+[.R21]" office:value-type="float" office:value="13085.4" calcext:value-type="float">
            <text:p>13085.4</text:p>
          </table:table-cell>
          <table:table-cell table:formula="of:=[.Q21]+[.S21]" office:value-type="float" office:value="13102" calcext:value-type="float">
            <text:p>13102</text:p>
          </table:table-cell>
        </table:table-row>
        <table:table-row table:style-name="ro1">
          <table:table-cell office:value-type="date" office:date-value="2020-09-21" calcext:value-type="date">
            <text:p>21/09/20</text:p>
          </table:table-cell>
          <table:table-cell office:value-type="float" office:value="17138" calcext:value-type="float">
            <text:p>17138</text:p>
          </table:table-cell>
          <table:table-cell office:value-type="float" office:value="17398.4" calcext:value-type="float">
            <text:p>17398.4</text:p>
          </table:table-cell>
          <table:table-cell office:value-type="float" office:value="17992.9" calcext:value-type="float">
            <text:p>17992.9</text:p>
          </table:table-cell>
          <table:table-cell office:value-type="float" office:value="-9.44443" calcext:value-type="float">
            <text:p>-9.44443</text:p>
          </table:table-cell>
          <table:table-cell office:value-type="float" office:value="-0.70354" calcext:value-type="float">
            <text:p>-0.70354</text:p>
          </table:table-cell>
          <table:table-cell office:value-type="float" office:value="33755" calcext:value-type="float">
            <text:p>33755</text:p>
          </table:table-cell>
          <table:table-cell office:value-type="float" office:value="33659" calcext:value-type="float">
            <text:p>33659</text:p>
          </table:table-cell>
          <table:table-cell office:value-type="float" office:value="33239.1" calcext:value-type="float">
            <text:p>33239.1</text:p>
          </table:table-cell>
          <table:table-cell office:value-type="float" office:value="3.06711" calcext:value-type="float">
            <text:p>3.06711</text:p>
          </table:table-cell>
          <table:table-cell office:value-type="float" office:value="0.424539" calcext:value-type="float">
            <text:p>0.424539</text:p>
          </table:table-cell>
          <table:table-cell office:value-type="float" office:value="543" calcext:value-type="float">
            <text:p>543</text:p>
          </table:table-cell>
          <table:table-cell office:value-type="float" office:value="551.984" calcext:value-type="float">
            <text:p>551.984</text:p>
          </table:table-cell>
          <table:table-cell office:value-type="float" office:value="602.658" calcext:value-type="float">
            <text:p>602.658</text:p>
          </table:table-cell>
          <table:table-cell table:style-name="ce1" table:formula="of:=[.A22]" office:value-type="date" office:date-value="2020-09-21" calcext:value-type="date">
            <text:p>21/09/20</text:p>
          </table:table-cell>
          <table:table-cell table:formula="of:=[.D22]-[.B15]" office:value-type="float" office:value="5047.9" calcext:value-type="float">
            <text:p>5047.9</text:p>
          </table:table-cell>
          <table:table-cell table:formula="of:=[.B22]-[.B15]" office:value-type="float" office:value="4193" calcext:value-type="float">
            <text:p>4193</text:p>
          </table:table-cell>
          <table:table-cell table:formula="of:=[.I22]-[.G15]" office:value-type="float" office:value="8833.1" calcext:value-type="float">
            <text:p>8833.1</text:p>
          </table:table-cell>
          <table:table-cell table:formula="of:=[.G22]-[.G15]" office:value-type="float" office:value="9349" calcext:value-type="float">
            <text:p>9349</text:p>
          </table:table-cell>
          <table:table-cell table:formula="of:=[.N22]-[.L15]" office:value-type="float" office:value="124.658" calcext:value-type="float">
            <text:p>124.658</text:p>
          </table:table-cell>
          <table:table-cell table:formula="of:=[.L22]-[.L15]" office:value-type="float" office:value="65" calcext:value-type="float">
            <text:p>65</text:p>
          </table:table-cell>
          <table:table-cell table:formula="of:=[.P22]+[.R22]" office:value-type="float" office:value="13881" calcext:value-type="float">
            <text:p>13881</text:p>
          </table:table-cell>
          <table:table-cell table:formula="of:=[.Q22]+[.S22]" office:value-type="float" office:value="13542" calcext:value-type="float">
            <text:p>13542</text:p>
          </table:table-cell>
        </table:table-row>
        <table:table-row table:style-name="ro1">
          <table:table-cell office:value-type="date" office:date-value="2020-09-22" calcext:value-type="date">
            <text:p>22/09/20</text:p>
          </table:table-cell>
          <table:table-cell office:value-type="float" office:value="17746" calcext:value-type="float">
            <text:p>17746</text:p>
          </table:table-cell>
          <table:table-cell office:value-type="float" office:value="17911.9" calcext:value-type="float">
            <text:p>17911.9</text:p>
          </table:table-cell>
          <table:table-cell office:value-type="float" office:value="18916.6" calcext:value-type="float">
            <text:p>18916.6</text:p>
          </table:table-cell>
          <table:table-cell office:value-type="float" office:value="-5.85089" calcext:value-type="float">
            <text:p>-5.85089</text:p>
          </table:table-cell>
          <table:table-cell office:value-type="float" office:value="-0.908555" calcext:value-type="float">
            <text:p>-0.908555</text:p>
          </table:table-cell>
          <table:table-cell office:value-type="float" office:value="35541" calcext:value-type="float">
            <text:p>35541</text:p>
          </table:table-cell>
          <table:table-cell office:value-type="float" office:value="35258.2" calcext:value-type="float">
            <text:p>35258.2</text:p>
          </table:table-cell>
          <table:table-cell office:value-type="float" office:value="35146.4" calcext:value-type="float">
            <text:p>35146.4</text:p>
          </table:table-cell>
          <table:table-cell office:value-type="float" office:value="6.95061" calcext:value-type="float">
            <text:p>6.95061</text:p>
          </table:table-cell>
          <table:table-cell office:value-type="float" office:value="0.306229" calcext:value-type="float">
            <text:p>0.306229</text:p>
          </table:table-cell>
          <table:table-cell office:value-type="float" office:value="553" calcext:value-type="float">
            <text:p>553</text:p>
          </table:table-cell>
          <table:table-cell office:value-type="float" office:value="568.664" calcext:value-type="float">
            <text:p>568.664</text:p>
          </table:table-cell>
          <table:table-cell office:value-type="float" office:value="625.859" calcext:value-type="float">
            <text:p>625.859</text:p>
          </table:table-cell>
          <table:table-cell table:style-name="ce1" table:formula="of:=[.A23]" office:value-type="date" office:date-value="2020-09-22" calcext:value-type="date">
            <text:p>22/09/20</text:p>
          </table:table-cell>
          <table:table-cell table:formula="of:=[.D23]-[.B16]" office:value-type="float" office:value="5463.6" calcext:value-type="float">
            <text:p>5463.6</text:p>
          </table:table-cell>
          <table:table-cell table:formula="of:=[.B23]-[.B16]" office:value-type="float" office:value="4293" calcext:value-type="float">
            <text:p>4293</text:p>
          </table:table-cell>
          <table:table-cell table:formula="of:=[.I23]-[.G16]" office:value-type="float" office:value="9574.4" calcext:value-type="float">
            <text:p>9574.4</text:p>
          </table:table-cell>
          <table:table-cell table:formula="of:=[.G23]-[.G16]" office:value-type="float" office:value="9969" calcext:value-type="float">
            <text:p>9969</text:p>
          </table:table-cell>
          <table:table-cell table:formula="of:=[.N23]-[.L16]" office:value-type="float" office:value="137.859" calcext:value-type="float">
            <text:p>137.859</text:p>
          </table:table-cell>
          <table:table-cell table:formula="of:=[.L23]-[.L16]" office:value-type="float" office:value="65" calcext:value-type="float">
            <text:p>65</text:p>
          </table:table-cell>
          <table:table-cell table:formula="of:=[.P23]+[.R23]" office:value-type="float" office:value="15038" calcext:value-type="float">
            <text:p>15038</text:p>
          </table:table-cell>
          <table:table-cell table:formula="of:=[.Q23]+[.S23]" office:value-type="float" office:value="14262" calcext:value-type="float">
            <text:p>14262</text:p>
          </table:table-cell>
        </table:table-row>
        <table:table-row table:style-name="ro1">
          <table:table-cell office:value-type="date" office:date-value="2020-09-23" calcext:value-type="date">
            <text:p>23/09/20</text:p>
          </table:table-cell>
          <table:table-cell office:value-type="float" office:value="18357" calcext:value-type="float">
            <text:p>18357</text:p>
          </table:table-cell>
          <table:table-cell office:value-type="float" office:value="18768" calcext:value-type="float">
            <text:p>18768</text:p>
          </table:table-cell>
          <table:table-cell office:value-type="float" office:value="19914.2" calcext:value-type="float">
            <text:p>19914.2</text:p>
          </table:table-cell>
          <table:table-cell office:value-type="float" office:value="-12.5479" calcext:value-type="float">
            <text:p>-12.5479</text:p>
          </table:table-cell>
          <table:table-cell office:value-type="float" office:value="-1.09051" calcext:value-type="float">
            <text:p>-1.09051</text:p>
          </table:table-cell>
          <table:table-cell office:value-type="float" office:value="37236" calcext:value-type="float">
            <text:p>37236</text:p>
          </table:table-cell>
          <table:table-cell office:value-type="float" office:value="38221.7" calcext:value-type="float">
            <text:p>38221.7</text:p>
          </table:table-cell>
          <table:table-cell office:value-type="float" office:value="37528.6" calcext:value-type="float">
            <text:p>37528.6</text:p>
          </table:table-cell>
          <table:table-cell office:value-type="float" office:value="-17.733" calcext:value-type="float">
            <text:p>-17.733</text:p>
          </table:table-cell>
          <table:table-cell office:value-type="float" office:value="-0.204871" calcext:value-type="float">
            <text:p>-0.204871</text:p>
          </table:table-cell>
          <table:table-cell office:value-type="float" office:value="575" calcext:value-type="float">
            <text:p>575</text:p>
          </table:table-cell>
          <table:table-cell office:value-type="float" office:value="580.937" calcext:value-type="float">
            <text:p>580.937</text:p>
          </table:table-cell>
          <table:table-cell office:value-type="float" office:value="641.511" calcext:value-type="float">
            <text:p>641.511</text:p>
          </table:table-cell>
          <table:table-cell table:style-name="ce1" table:formula="of:=[.A24]" office:value-type="date" office:date-value="2020-09-23" calcext:value-type="date">
            <text:p>23/09/20</text:p>
          </table:table-cell>
          <table:table-cell table:formula="of:=[.D24]-[.B17]" office:value-type="float" office:value="5795.2" calcext:value-type="float">
            <text:p>5795.2</text:p>
          </table:table-cell>
          <table:table-cell table:formula="of:=[.B24]-[.B17]" office:value-type="float" office:value="4238" calcext:value-type="float">
            <text:p>4238</text:p>
          </table:table-cell>
          <table:table-cell table:formula="of:=[.I24]-[.G17]" office:value-type="float" office:value="10486.6" calcext:value-type="float">
            <text:p>10486.6</text:p>
          </table:table-cell>
          <table:table-cell table:formula="of:=[.G24]-[.G17]" office:value-type="float" office:value="10194" calcext:value-type="float">
            <text:p>10194</text:p>
          </table:table-cell>
          <table:table-cell table:formula="of:=[.N24]-[.L17]" office:value-type="float" office:value="146.511" calcext:value-type="float">
            <text:p>146.511</text:p>
          </table:table-cell>
          <table:table-cell table:formula="of:=[.L24]-[.L17]" office:value-type="float" office:value="80" calcext:value-type="float">
            <text:p>80</text:p>
          </table:table-cell>
          <table:table-cell table:formula="of:=[.P24]+[.R24]" office:value-type="float" office:value="16281.8" calcext:value-type="float">
            <text:p>16281.8</text:p>
          </table:table-cell>
          <table:table-cell table:formula="of:=[.Q24]+[.S24]" office:value-type="float" office:value="14432" calcext:value-type="float">
            <text:p>14432</text:p>
          </table:table-cell>
        </table:table-row>
        <table:table-row table:style-name="ro1">
          <table:table-cell office:value-type="date" office:date-value="2020-09-24" calcext:value-type="date">
            <text:p>24/09/20</text:p>
          </table:table-cell>
          <table:table-cell office:value-type="float" office:value="19187" calcext:value-type="float">
            <text:p>19187</text:p>
          </table:table-cell>
          <table:table-cell office:value-type="float" office:value="19459.4" calcext:value-type="float">
            <text:p>19459.4</text:p>
          </table:table-cell>
          <table:table-cell office:value-type="float" office:value="21805.7" calcext:value-type="float">
            <text:p>21805.7</text:p>
          </table:table-cell>
          <table:table-cell office:value-type="float" office:value="-7.96014" calcext:value-type="float">
            <text:p>-7.96014</text:p>
          </table:table-cell>
          <table:table-cell office:value-type="float" office:value="-1.56116" calcext:value-type="float">
            <text:p>-1.56116</text:p>
          </table:table-cell>
          <table:table-cell office:value-type="float" office:value="39316" calcext:value-type="float">
            <text:p>39316</text:p>
          </table:table-cell>
          <table:table-cell office:value-type="float" office:value="39231.9" calcext:value-type="float">
            <text:p>39231.9</text:p>
          </table:table-cell>
          <table:table-cell office:value-type="float" office:value="41531.4" calcext:value-type="float">
            <text:p>41531.4</text:p>
          </table:table-cell>
          <table:table-cell office:value-type="float" office:value="1.72164" calcext:value-type="float">
            <text:p>1.72164</text:p>
          </table:table-cell>
          <table:table-cell office:value-type="float" office:value="-1.32069" calcext:value-type="float">
            <text:p>-1.32069</text:p>
          </table:table-cell>
          <table:table-cell office:value-type="float" office:value="585" calcext:value-type="float">
            <text:p>585</text:p>
          </table:table-cell>
          <table:table-cell office:value-type="float" office:value="595.708" calcext:value-type="float">
            <text:p>595.708</text:p>
          </table:table-cell>
          <table:table-cell office:value-type="float" office:value="671.308" calcext:value-type="float">
            <text:p>671.308</text:p>
          </table:table-cell>
          <table:table-cell table:style-name="ce1" table:formula="of:=[.A25]" office:value-type="date" office:date-value="2020-09-24" calcext:value-type="date">
            <text:p>24/09/20</text:p>
          </table:table-cell>
          <table:table-cell table:formula="of:=[.D25]-[.B18]" office:value-type="float" office:value="6717.7" calcext:value-type="float">
            <text:p>6717.7</text:p>
          </table:table-cell>
          <table:table-cell table:formula="of:=[.B25]-[.B18]" office:value-type="float" office:value="4099" calcext:value-type="float">
            <text:p>4099</text:p>
          </table:table-cell>
          <table:table-cell table:formula="of:=[.I25]-[.G18]" office:value-type="float" office:value="12335.4" calcext:value-type="float">
            <text:p>12335.4</text:p>
          </table:table-cell>
          <table:table-cell table:formula="of:=[.G25]-[.G18]" office:value-type="float" office:value="10120" calcext:value-type="float">
            <text:p>10120</text:p>
          </table:table-cell>
          <table:table-cell table:formula="of:=[.N25]-[.L18]" office:value-type="float" office:value="169.308" calcext:value-type="float">
            <text:p>169.308</text:p>
          </table:table-cell>
          <table:table-cell table:formula="of:=[.L25]-[.L18]" office:value-type="float" office:value="83" calcext:value-type="float">
            <text:p>83</text:p>
          </table:table-cell>
          <table:table-cell table:formula="of:=[.P25]+[.R25]" office:value-type="float" office:value="19053.1" calcext:value-type="float">
            <text:p>19053.1</text:p>
          </table:table-cell>
          <table:table-cell table:formula="of:=[.Q25]+[.S25]" office:value-type="float" office:value="14219" calcext:value-type="float">
            <text:p>14219</text:p>
          </table:table-cell>
        </table:table-row>
        <table:table-row table:style-name="ro1">
          <table:table-cell office:value-type="date" office:date-value="2020-09-25" calcext:value-type="date">
            <text:p>25/09/20</text:p>
          </table:table-cell>
          <table:table-cell office:value-type="float" office:value="20085" calcext:value-type="float">
            <text:p>20085</text:p>
          </table:table-cell>
          <table:table-cell office:value-type="float" office:value="20344.5" calcext:value-type="float">
            <text:p>20344.5</text:p>
          </table:table-cell>
          <table:table-cell office:value-type="float" office:value="23173.4" calcext:value-type="float">
            <text:p>23173.4</text:p>
          </table:table-cell>
          <table:table-cell office:value-type="float" office:value="-7.41521" calcext:value-type="float">
            <text:p>-7.41521</text:p>
          </table:table-cell>
          <table:table-cell office:value-type="float" office:value="-1.74316" calcext:value-type="float">
            <text:p>-1.74316</text:p>
          </table:table-cell>
          <table:table-cell office:value-type="float" office:value="41362" calcext:value-type="float">
            <text:p>41362</text:p>
          </table:table-cell>
          <table:table-cell office:value-type="float" office:value="41273.8" calcext:value-type="float">
            <text:p>41273.8</text:p>
          </table:table-cell>
          <table:table-cell office:value-type="float" office:value="44168.3" calcext:value-type="float">
            <text:p>44168.3</text:p>
          </table:table-cell>
          <table:table-cell office:value-type="float" office:value="1.87279" calcext:value-type="float">
            <text:p>1.87279</text:p>
          </table:table-cell>
          <table:table-cell office:value-type="float" office:value="-1.58396" calcext:value-type="float">
            <text:p>-1.58396</text:p>
          </table:table-cell>
          <table:table-cell office:value-type="float" office:value="595" calcext:value-type="float">
            <text:p>595</text:p>
          </table:table-cell>
          <table:table-cell office:value-type="float" office:value="614.409" calcext:value-type="float">
            <text:p>614.409</text:p>
          </table:table-cell>
          <table:table-cell office:value-type="float" office:value="699.266" calcext:value-type="float">
            <text:p>699.266</text:p>
          </table:table-cell>
          <table:table-cell table:style-name="ce1" table:formula="of:=[.A26]" office:value-type="date" office:date-value="2020-09-25" calcext:value-type="date">
            <text:p>25/09/20</text:p>
          </table:table-cell>
          <table:table-cell table:formula="of:=[.D26]-[.B19]" office:value-type="float" office:value="7360.4" calcext:value-type="float">
            <text:p>7360.4</text:p>
          </table:table-cell>
          <table:table-cell table:formula="of:=[.B26]-[.B19]" office:value-type="float" office:value="4272" calcext:value-type="float">
            <text:p>4272</text:p>
          </table:table-cell>
          <table:table-cell table:formula="of:=[.I26]-[.G19]" office:value-type="float" office:value="13590.3" calcext:value-type="float">
            <text:p>13590.3</text:p>
          </table:table-cell>
          <table:table-cell table:formula="of:=[.G26]-[.G19]" office:value-type="float" office:value="10784" calcext:value-type="float">
            <text:p>10784</text:p>
          </table:table-cell>
          <table:table-cell table:formula="of:=[.N26]-[.L19]" office:value-type="float" office:value="185.266" calcext:value-type="float">
            <text:p>185.266</text:p>
          </table:table-cell>
          <table:table-cell table:formula="of:=[.L26]-[.L19]" office:value-type="float" office:value="81" calcext:value-type="float">
            <text:p>81</text:p>
          </table:table-cell>
          <table:table-cell table:formula="of:=[.P26]+[.R26]" office:value-type="float" office:value="20950.7" calcext:value-type="float">
            <text:p>20950.7</text:p>
          </table:table-cell>
          <table:table-cell table:formula="of:=[.Q26]+[.S26]" office:value-type="float" office:value="15056" calcext:value-type="float">
            <text:p>15056</text:p>
          </table:table-cell>
        </table:table-row>
        <table:table-row table:style-name="ro1">
          <table:table-cell office:value-type="date" office:date-value="2020-09-26" calcext:value-type="date">
            <text:p>26/09/20</text:p>
          </table:table-cell>
          <table:table-cell office:value-type="float" office:value="20674" calcext:value-type="float">
            <text:p>20674</text:p>
          </table:table-cell>
          <table:table-cell office:value-type="float" office:value="21412.9" calcext:value-type="float">
            <text:p>21412.9</text:p>
          </table:table-cell>
          <table:table-cell office:value-type="float" office:value="24021.7" calcext:value-type="float">
            <text:p>24021.7</text:p>
          </table:table-cell>
          <table:table-cell office:value-type="float" office:value="-19.6843" calcext:value-type="float">
            <text:p>-19.6843</text:p>
          </table:table-cell>
          <table:table-cell office:value-type="float" office:value="-1.81586" calcext:value-type="float">
            <text:p>-1.81586</text:p>
          </table:table-cell>
          <table:table-cell office:value-type="float" office:value="42749" calcext:value-type="float">
            <text:p>42749</text:p>
          </table:table-cell>
          <table:table-cell office:value-type="float" office:value="43544.1" calcext:value-type="float">
            <text:p>43544.1</text:p>
          </table:table-cell>
          <table:table-cell office:value-type="float" office:value="45897.4" calcext:value-type="float">
            <text:p>45897.4</text:p>
          </table:table-cell>
          <table:table-cell office:value-type="float" office:value="-16.0262" calcext:value-type="float">
            <text:p>-16.0262</text:p>
          </table:table-cell>
          <table:table-cell office:value-type="float" office:value="-1.70779" calcext:value-type="float">
            <text:p>-1.70779</text:p>
          </table:table-cell>
          <table:table-cell office:value-type="float" office:value="611" calcext:value-type="float">
            <text:p>611</text:p>
          </table:table-cell>
          <table:table-cell office:value-type="float" office:value="618.615" calcext:value-type="float">
            <text:p>618.615</text:p>
          </table:table-cell>
          <table:table-cell office:value-type="float" office:value="711.02" calcext:value-type="float">
            <text:p>711.02</text:p>
          </table:table-cell>
          <table:table-cell table:style-name="ce1" table:formula="of:=[.A27]" office:value-type="date" office:date-value="2020-09-26" calcext:value-type="date">
            <text:p>26/09/20</text:p>
          </table:table-cell>
          <table:table-cell table:formula="of:=[.D27]-[.B20]" office:value-type="float" office:value="7611.7" calcext:value-type="float">
            <text:p>7611.7</text:p>
          </table:table-cell>
          <table:table-cell table:formula="of:=[.B27]-[.B20]" office:value-type="float" office:value="4264" calcext:value-type="float">
            <text:p>4264</text:p>
          </table:table-cell>
          <table:table-cell table:formula="of:=[.I27]-[.G20]" office:value-type="float" office:value="13872.4" calcext:value-type="float">
            <text:p>13872.4</text:p>
          </table:table-cell>
          <table:table-cell table:formula="of:=[.G27]-[.G20]" office:value-type="float" office:value="10724" calcext:value-type="float">
            <text:p>10724</text:p>
          </table:table-cell>
          <table:table-cell table:formula="of:=[.N27]-[.L20]" office:value-type="float" office:value="189.02" calcext:value-type="float">
            <text:p>189.02</text:p>
          </table:table-cell>
          <table:table-cell table:formula="of:=[.L27]-[.L20]" office:value-type="float" office:value="89" calcext:value-type="float">
            <text:p>89</text:p>
          </table:table-cell>
          <table:table-cell table:formula="of:=[.P27]+[.R27]" office:value-type="float" office:value="21484.1" calcext:value-type="float">
            <text:p>21484.1</text:p>
          </table:table-cell>
          <table:table-cell table:formula="of:=[.Q27]+[.S27]" office:value-type="float" office:value="14988" calcext:value-type="float">
            <text:p>14988</text:p>
          </table:table-cell>
        </table:table-row>
        <table:table-row table:style-name="ro1">
          <table:table-cell office:value-type="date" office:date-value="2020-09-27" calcext:value-type="date">
            <text:p>27/09/20</text:p>
          </table:table-cell>
          <table:table-cell office:value-type="float" office:value="21148" calcext:value-type="float">
            <text:p>21148</text:p>
          </table:table-cell>
          <table:table-cell office:value-type="float" office:value="21830" calcext:value-type="float">
            <text:p>21830</text:p>
          </table:table-cell>
          <table:table-cell office:value-type="float" office:value="24365.3" calcext:value-type="float">
            <text:p>24365.3</text:p>
          </table:table-cell>
          <table:table-cell office:value-type="float" office:value="-19.4926" calcext:value-type="float">
            <text:p>-19.4926</text:p>
          </table:table-cell>
          <table:table-cell office:value-type="float" office:value="-1.71891" calcext:value-type="float">
            <text:p>-1.71891</text:p>
          </table:table-cell>
          <table:table-cell office:value-type="float" office:value="43578" calcext:value-type="float">
            <text:p>43578</text:p>
          </table:table-cell>
          <table:table-cell office:value-type="float" office:value="44413.8" calcext:value-type="float">
            <text:p>44413.8</text:p>
          </table:table-cell>
          <table:table-cell office:value-type="float" office:value="46478" calcext:value-type="float">
            <text:p>46478</text:p>
          </table:table-cell>
          <table:table-cell office:value-type="float" office:value="-19.0972" calcext:value-type="float">
            <text:p>-19.0972</text:p>
          </table:table-cell>
          <table:table-cell office:value-type="float" office:value="-1.54939" calcext:value-type="float">
            <text:p>-1.54939</text:p>
          </table:table-cell>
          <table:table-cell office:value-type="float" office:value="627" calcext:value-type="float">
            <text:p>627</text:p>
          </table:table-cell>
          <table:table-cell office:value-type="float" office:value="642.213" calcext:value-type="float">
            <text:p>642.213</text:p>
          </table:table-cell>
          <table:table-cell office:value-type="float" office:value="719.24" calcext:value-type="float">
            <text:p>719.24</text:p>
          </table:table-cell>
          <table:table-cell table:style-name="ce1" table:formula="of:=[.A28]" office:value-type="date" office:date-value="2020-09-27" calcext:value-type="date">
            <text:p>27/09/20</text:p>
          </table:table-cell>
          <table:table-cell table:formula="of:=[.D28]-[.B21]" office:value-type="float" office:value="7699.3" calcext:value-type="float">
            <text:p>7699.3</text:p>
          </table:table-cell>
          <table:table-cell table:formula="of:=[.B28]-[.B21]" office:value-type="float" office:value="4482" calcext:value-type="float">
            <text:p>4482</text:p>
          </table:table-cell>
          <table:table-cell table:formula="of:=[.I28]-[.G21]" office:value-type="float" office:value="13725" calcext:value-type="float">
            <text:p>13725</text:p>
          </table:table-cell>
          <table:table-cell table:formula="of:=[.G28]-[.G21]" office:value-type="float" office:value="10825" calcext:value-type="float">
            <text:p>10825</text:p>
          </table:table-cell>
          <table:table-cell table:formula="of:=[.N28]-[.L21]" office:value-type="float" office:value="191.24" calcext:value-type="float">
            <text:p>191.24</text:p>
          </table:table-cell>
          <table:table-cell table:formula="of:=[.L28]-[.L21]" office:value-type="float" office:value="99" calcext:value-type="float">
            <text:p>99</text:p>
          </table:table-cell>
          <table:table-cell table:formula="of:=[.P28]+[.R28]" office:value-type="float" office:value="21424.3" calcext:value-type="float">
            <text:p>21424.3</text:p>
          </table:table-cell>
          <table:table-cell table:formula="of:=[.Q28]+[.S28]" office:value-type="float" office:value="15307" calcext:value-type="float">
            <text:p>15307</text:p>
          </table:table-cell>
        </table:table-row>
        <table:table-row table:style-name="ro1">
          <table:table-cell office:value-type="date" office:date-value="2020-09-28" calcext:value-type="date">
            <text:p>28/09/20</text:p>
          </table:table-cell>
          <table:table-cell office:value-type="float" office:value="21602" calcext:value-type="float">
            <text:p>21602</text:p>
          </table:table-cell>
          <table:table-cell office:value-type="float" office:value="22067.9" calcext:value-type="float">
            <text:p>22067.9</text:p>
          </table:table-cell>
          <table:table-cell office:value-type="float" office:value="25200.5" calcext:value-type="float">
            <text:p>25200.5</text:p>
          </table:table-cell>
          <table:table-cell office:value-type="float" office:value="-14.9578" calcext:value-type="float">
            <text:p>-14.9578</text:p>
          </table:table-cell>
          <table:table-cell office:value-type="float" office:value="-1.86008" calcext:value-type="float">
            <text:p>-1.86008</text:p>
          </table:table-cell>
          <table:table-cell office:value-type="float" office:value="44410" calcext:value-type="float">
            <text:p>44410</text:p>
          </table:table-cell>
          <table:table-cell office:value-type="float" office:value="44637.1" calcext:value-type="float">
            <text:p>44637.1</text:p>
          </table:table-cell>
          <table:table-cell office:value-type="float" office:value="47850.9" calcext:value-type="float">
            <text:p>47850.9</text:p>
          </table:table-cell>
          <table:table-cell office:value-type="float" office:value="-6.63315" calcext:value-type="float">
            <text:p>-6.63315</text:p>
          </table:table-cell>
          <table:table-cell office:value-type="float" office:value="-1.77866" calcext:value-type="float">
            <text:p>-1.77866</text:p>
          </table:table-cell>
          <table:table-cell office:value-type="float" office:value="638" calcext:value-type="float">
            <text:p>638</text:p>
          </table:table-cell>
          <table:table-cell office:value-type="float" office:value="657.913" calcext:value-type="float">
            <text:p>657.913</text:p>
          </table:table-cell>
          <table:table-cell office:value-type="float" office:value="747.972" calcext:value-type="float">
            <text:p>747.972</text:p>
          </table:table-cell>
          <table:table-cell table:style-name="ce1" table:formula="of:=[.A29]" office:value-type="date" office:date-value="2020-09-28" calcext:value-type="date">
            <text:p>28/09/20</text:p>
          </table:table-cell>
          <table:table-cell table:formula="of:=[.D29]-[.B22]" office:value-type="float" office:value="8062.5" calcext:value-type="float">
            <text:p>8062.5</text:p>
          </table:table-cell>
          <table:table-cell table:formula="of:=[.B29]-[.B22]" office:value-type="float" office:value="4464" calcext:value-type="float">
            <text:p>4464</text:p>
          </table:table-cell>
          <table:table-cell table:formula="of:=[.I29]-[.G22]" office:value-type="float" office:value="14095.9" calcext:value-type="float">
            <text:p>14095.9</text:p>
          </table:table-cell>
          <table:table-cell table:formula="of:=[.G29]-[.G22]" office:value-type="float" office:value="10655" calcext:value-type="float">
            <text:p>10655</text:p>
          </table:table-cell>
          <table:table-cell table:formula="of:=[.N29]-[.L22]" office:value-type="float" office:value="204.972" calcext:value-type="float">
            <text:p>204.972</text:p>
          </table:table-cell>
          <table:table-cell table:formula="of:=[.L29]-[.L22]" office:value-type="float" office:value="95" calcext:value-type="float">
            <text:p>95</text:p>
          </table:table-cell>
          <table:table-cell table:formula="of:=[.P29]+[.R29]" office:value-type="float" office:value="22158.4" calcext:value-type="float">
            <text:p>22158.4</text:p>
          </table:table-cell>
          <table:table-cell table:formula="of:=[.Q29]+[.S29]" office:value-type="float" office:value="15119" calcext:value-type="float">
            <text:p>15119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float" office:value="22187" calcext:value-type="float">
            <text:p>22187</text:p>
          </table:table-cell>
          <table:table-cell office:value-type="float" office:value="22513.9" calcext:value-type="float">
            <text:p>22513.9</text:p>
          </table:table-cell>
          <table:table-cell office:value-type="float" office:value="26280.6" calcext:value-type="float">
            <text:p>26280.6</text:p>
          </table:table-cell>
          <table:table-cell office:value-type="float" office:value="-10.5328" calcext:value-type="float">
            <text:p>-10.5328</text:p>
          </table:table-cell>
          <table:table-cell office:value-type="float" office:value="-2.00919" calcext:value-type="float">
            <text:p>-2.00919</text:p>
          </table:table-cell>
          <table:table-cell office:value-type="float" office:value="45785" calcext:value-type="float">
            <text:p>45785</text:p>
          </table:table-cell>
          <table:table-cell office:value-type="float" office:value="46008.8" calcext:value-type="float">
            <text:p>46008.8</text:p>
          </table:table-cell>
          <table:table-cell office:value-type="float" office:value="50451.8" calcext:value-type="float">
            <text:p>50451.8</text:p>
          </table:table-cell>
          <table:table-cell office:value-type="float" office:value="-5.24819" calcext:value-type="float">
            <text:p>-5.24819</text:p>
          </table:table-cell>
          <table:table-cell office:value-type="float" office:value="-2.29055" calcext:value-type="float">
            <text:p>-2.29055</text:p>
          </table:table-cell>
          <table:table-cell office:value-type="float" office:value="658" calcext:value-type="float">
            <text:p>658</text:p>
          </table:table-cell>
          <table:table-cell office:value-type="float" office:value="669.746" calcext:value-type="float">
            <text:p>669.746</text:p>
          </table:table-cell>
          <table:table-cell office:value-type="float" office:value="776.203" calcext:value-type="float">
            <text:p>776.203</text:p>
          </table:table-cell>
          <table:table-cell table:style-name="ce1" table:formula="of:=[.A30]" office:value-type="date" office:date-value="2020-09-29" calcext:value-type="date">
            <text:p>29/09/20</text:p>
          </table:table-cell>
          <table:table-cell table:formula="of:=[.D30]-[.B23]" office:value-type="float" office:value="8534.6" calcext:value-type="float">
            <text:p>8534.6</text:p>
          </table:table-cell>
          <table:table-cell table:formula="of:=[.B30]-[.B23]" office:value-type="float" office:value="4441" calcext:value-type="float">
            <text:p>4441</text:p>
          </table:table-cell>
          <table:table-cell table:formula="of:=[.I30]-[.G23]" office:value-type="float" office:value="14910.8" calcext:value-type="float">
            <text:p>14910.8</text:p>
          </table:table-cell>
          <table:table-cell table:formula="of:=[.G30]-[.G23]" office:value-type="float" office:value="10244" calcext:value-type="float">
            <text:p>10244</text:p>
          </table:table-cell>
          <table:table-cell table:formula="of:=[.N30]-[.L23]" office:value-type="float" office:value="223.203" calcext:value-type="float">
            <text:p>223.203</text:p>
          </table:table-cell>
          <table:table-cell table:formula="of:=[.L30]-[.L23]" office:value-type="float" office:value="105" calcext:value-type="float">
            <text:p>105</text:p>
          </table:table-cell>
          <table:table-cell table:formula="of:=[.P30]+[.R30]" office:value-type="float" office:value="23445.4" calcext:value-type="float">
            <text:p>23445.4</text:p>
          </table:table-cell>
          <table:table-cell table:formula="of:=[.Q30]+[.S30]" office:value-type="float" office:value="14685" calcext:value-type="float">
            <text:p>14685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float" office:value="23093" calcext:value-type="float">
            <text:p>23093</text:p>
          </table:table-cell>
          <table:table-cell office:value-type="float" office:value="23332.2" calcext:value-type="float">
            <text:p>23332.2</text:p>
          </table:table-cell>
          <table:table-cell office:value-type="float" office:value="26771.7" calcext:value-type="float">
            <text:p>26771.7</text:p>
          </table:table-cell>
          <table:table-cell office:value-type="float" office:value="-6.83122" calcext:value-type="float">
            <text:p>-6.83122</text:p>
          </table:table-cell>
          <table:table-cell office:value-type="float" office:value="-1.78427" calcext:value-type="float">
            <text:p>-1.78427</text:p>
          </table:table-cell>
          <table:table-cell office:value-type="float" office:value="47799" calcext:value-type="float">
            <text:p>47799</text:p>
          </table:table-cell>
          <table:table-cell office:value-type="float" office:value="48667.6" calcext:value-type="float">
            <text:p>48667.6</text:p>
          </table:table-cell>
          <table:table-cell office:value-type="float" office:value="52162.2" calcext:value-type="float">
            <text:p>52162.2</text:p>
          </table:table-cell>
          <table:table-cell office:value-type="float" office:value="-14.5506" calcext:value-type="float">
            <text:p>-14.5506</text:p>
          </table:table-cell>
          <table:table-cell office:value-type="float" office:value="-2.11631" calcext:value-type="float">
            <text:p>-2.11631</text:p>
          </table:table-cell>
          <table:table-cell office:value-type="float" office:value="674" calcext:value-type="float">
            <text:p>674</text:p>
          </table:table-cell>
          <table:table-cell office:value-type="float" office:value="690.699" calcext:value-type="float">
            <text:p>690.699</text:p>
          </table:table-cell>
          <table:table-cell office:value-type="float" office:value="795.736" calcext:value-type="float">
            <text:p>795.736</text:p>
          </table:table-cell>
          <table:table-cell table:style-name="ce1" table:formula="of:=[.A31]" office:value-type="date" office:date-value="2020-09-30" calcext:value-type="date">
            <text:p>30/09/20</text:p>
          </table:table-cell>
          <table:table-cell table:formula="of:=[.D31]-[.B24]" office:value-type="float" office:value="8414.7" calcext:value-type="float">
            <text:p>8414.7</text:p>
          </table:table-cell>
          <table:table-cell table:formula="of:=[.B31]-[.B24]" office:value-type="float" office:value="4736" calcext:value-type="float">
            <text:p>4736</text:p>
          </table:table-cell>
          <table:table-cell table:formula="of:=[.I31]-[.G24]" office:value-type="float" office:value="14926.2" calcext:value-type="float">
            <text:p>14926.2</text:p>
          </table:table-cell>
          <table:table-cell table:formula="of:=[.G31]-[.G24]" office:value-type="float" office:value="10563" calcext:value-type="float">
            <text:p>10563</text:p>
          </table:table-cell>
          <table:table-cell table:formula="of:=[.N31]-[.L24]" office:value-type="float" office:value="220.736" calcext:value-type="float">
            <text:p>220.736</text:p>
          </table:table-cell>
          <table:table-cell table:formula="of:=[.L31]-[.L24]" office:value-type="float" office:value="99" calcext:value-type="float">
            <text:p>99</text:p>
          </table:table-cell>
          <table:table-cell table:formula="of:=[.P31]+[.R31]" office:value-type="float" office:value="23340.9" calcext:value-type="float">
            <text:p>23340.9</text:p>
          </table:table-cell>
          <table:table-cell table:formula="of:=[.Q31]+[.S31]" office:value-type="float" office:value="15299" calcext:value-type="float">
            <text:p>15299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float" office:value="24154" calcext:value-type="float">
            <text:p>24154</text:p>
          </table:table-cell>
          <table:table-cell office:value-type="float" office:value="24290.1" calcext:value-type="float">
            <text:p>24290.1</text:p>
          </table:table-cell>
          <table:table-cell office:value-type="float" office:value="27988.6" calcext:value-type="float">
            <text:p>27988.6</text:p>
          </table:table-cell>
          <table:table-cell office:value-type="float" office:value="-3.7948" calcext:value-type="float">
            <text:p>-3.7948</text:p>
          </table:table-cell>
          <table:table-cell office:value-type="float" office:value="-1.88777" calcext:value-type="float">
            <text:p>-1.88777</text:p>
          </table:table-cell>
          <table:table-cell office:value-type="float" office:value="50230" calcext:value-type="float">
            <text:p>50230</text:p>
          </table:table-cell>
          <table:table-cell office:value-type="float" office:value="49847.3" calcext:value-type="float">
            <text:p>49847.3</text:p>
          </table:table-cell>
          <table:table-cell office:value-type="float" office:value="54936.6" calcext:value-type="float">
            <text:p>54936.6</text:p>
          </table:table-cell>
          <table:table-cell office:value-type="float" office:value="7.68375" calcext:value-type="float">
            <text:p>7.68375</text:p>
          </table:table-cell>
          <table:table-cell office:value-type="float" office:value="-2.31705" calcext:value-type="float">
            <text:p>-2.31705</text:p>
          </table:table-cell>
          <table:table-cell office:value-type="float" office:value="703" calcext:value-type="float">
            <text:p>703</text:p>
          </table:table-cell>
          <table:table-cell office:value-type="float" office:value="706.439" calcext:value-type="float">
            <text:p>706.439</text:p>
          </table:table-cell>
          <table:table-cell office:value-type="float" office:value="827.117" calcext:value-type="float">
            <text:p>827.117</text:p>
          </table:table-cell>
          <table:table-cell table:style-name="ce1" table:formula="of:=[.A32]" office:value-type="date" office:date-value="2020-10-01" calcext:value-type="date">
            <text:p>01/10/20</text:p>
          </table:table-cell>
          <table:table-cell table:formula="of:=[.D32]-[.B25]" office:value-type="float" office:value="8801.6" calcext:value-type="float">
            <text:p>8801.6</text:p>
          </table:table-cell>
          <table:table-cell table:formula="of:=[.B32]-[.B25]" office:value-type="float" office:value="4967" calcext:value-type="float">
            <text:p>4967</text:p>
          </table:table-cell>
          <table:table-cell table:formula="of:=[.I32]-[.G25]" office:value-type="float" office:value="15620.6" calcext:value-type="float">
            <text:p>15620.6</text:p>
          </table:table-cell>
          <table:table-cell table:formula="of:=[.G32]-[.G25]" office:value-type="float" office:value="10914" calcext:value-type="float">
            <text:p>10914</text:p>
          </table:table-cell>
          <table:table-cell table:formula="of:=[.N32]-[.L25]" office:value-type="float" office:value="242.117" calcext:value-type="float">
            <text:p>242.117</text:p>
          </table:table-cell>
          <table:table-cell table:formula="of:=[.L32]-[.L25]" office:value-type="float" office:value="118" calcext:value-type="float">
            <text:p>118</text:p>
          </table:table-cell>
          <table:table-cell table:formula="of:=[.P32]+[.R32]" office:value-type="float" office:value="24422.2" calcext:value-type="float">
            <text:p>24422.2</text:p>
          </table:table-cell>
          <table:table-cell table:formula="of:=[.Q32]+[.S32]" office:value-type="float" office:value="15881" calcext:value-type="float">
            <text:p>15881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float" office:value="25459" calcext:value-type="float">
            <text:p>25459</text:p>
          </table:table-cell>
          <table:table-cell office:value-type="float" office:value="25560.8" calcext:value-type="float">
            <text:p>25560.8</text:p>
          </table:table-cell>
          <table:table-cell office:value-type="float" office:value="29473.6" calcext:value-type="float">
            <text:p>29473.6</text:p>
          </table:table-cell>
          <table:table-cell office:value-type="float" office:value="-2.62056" calcext:value-type="float">
            <text:p>-2.62056</text:p>
          </table:table-cell>
          <table:table-cell office:value-type="float" office:value="-1.86651" calcext:value-type="float">
            <text:p>-1.86651</text:p>
          </table:table-cell>
          <table:table-cell office:value-type="float" office:value="52721" calcext:value-type="float">
            <text:p>52721</text:p>
          </table:table-cell>
          <table:table-cell office:value-type="float" office:value="52476.4" calcext:value-type="float">
            <text:p>52476.4</text:p>
          </table:table-cell>
          <table:table-cell office:value-type="float" office:value="57986.8" calcext:value-type="float">
            <text:p>57986.8</text:p>
          </table:table-cell>
          <table:table-cell office:value-type="float" office:value="4.84904" calcext:value-type="float">
            <text:p>4.84904</text:p>
          </table:table-cell>
          <table:table-cell office:value-type="float" office:value="-2.44824" calcext:value-type="float">
            <text:p>-2.44824</text:p>
          </table:table-cell>
          <table:table-cell office:value-type="float" office:value="724" calcext:value-type="float">
            <text:p>724</text:p>
          </table:table-cell>
          <table:table-cell office:value-type="float" office:value="729.807" calcext:value-type="float">
            <text:p>729.807</text:p>
          </table:table-cell>
          <table:table-cell office:value-type="float" office:value="841.197" calcext:value-type="float">
            <text:p>841.197</text:p>
          </table:table-cell>
          <table:table-cell table:style-name="ce1" table:formula="of:=[.A33]" office:value-type="date" office:date-value="2020-10-02" calcext:value-type="date">
            <text:p>02/10/20</text:p>
          </table:table-cell>
          <table:table-cell table:formula="of:=[.D33]-[.B26]" office:value-type="float" office:value="9388.6" calcext:value-type="float">
            <text:p>9388.6</text:p>
          </table:table-cell>
          <table:table-cell table:formula="of:=[.B33]-[.B26]" office:value-type="float" office:value="5374" calcext:value-type="float">
            <text:p>5374</text:p>
          </table:table-cell>
          <table:table-cell table:formula="of:=[.I33]-[.G26]" office:value-type="float" office:value="16624.8" calcext:value-type="float">
            <text:p>16624.8</text:p>
          </table:table-cell>
          <table:table-cell table:formula="of:=[.G33]-[.G26]" office:value-type="float" office:value="11359" calcext:value-type="float">
            <text:p>11359</text:p>
          </table:table-cell>
          <table:table-cell table:formula="of:=[.N33]-[.L26]" office:value-type="float" office:value="246.197" calcext:value-type="float">
            <text:p>246.197</text:p>
          </table:table-cell>
          <table:table-cell table:formula="of:=[.L33]-[.L26]" office:value-type="float" office:value="129" calcext:value-type="float">
            <text:p>129</text:p>
          </table:table-cell>
          <table:table-cell table:formula="of:=[.P33]+[.R33]" office:value-type="float" office:value="26013.4" calcext:value-type="float">
            <text:p>26013.4</text:p>
          </table:table-cell>
          <table:table-cell table:formula="of:=[.Q33]+[.S33]" office:value-type="float" office:value="16733" calcext:value-type="float">
            <text:p>16733</text:p>
          </table:table-cell>
        </table:table-row>
        <table:table-row table:style-name="ro1">
          <table:table-cell office:value-type="date" office:date-value="2020-10-03" calcext:value-type="date">
            <text:p>03/10/20</text:p>
          </table:table-cell>
          <table:table-cell office:value-type="float" office:value="26352" calcext:value-type="float">
            <text:p>26352</text:p>
          </table:table-cell>
          <table:table-cell office:value-type="float" office:value="26914.9" calcext:value-type="float">
            <text:p>26914.9</text:p>
          </table:table-cell>
          <table:table-cell office:value-type="float" office:value="29940.2" calcext:value-type="float">
            <text:p>29940.2</text:p>
          </table:table-cell>
          <table:table-cell table:style-name="ce3" office:value-type="float" office:value="-14.3" calcext:value-type="float">
            <text:p>-1.43E+01</text:p>
          </table:table-cell>
          <table:table-cell office:value-type="float" office:value="-1.67586" calcext:value-type="float">
            <text:p>-1.67586</text:p>
          </table:table-cell>
          <table:table-cell office:value-type="float" office:value="54382" calcext:value-type="float">
            <text:p>54382</text:p>
          </table:table-cell>
          <table:table-cell office:value-type="float" office:value="55091.5" calcext:value-type="float">
            <text:p>55091.5</text:p>
          </table:table-cell>
          <table:table-cell office:value-type="float" office:value="59002.5" calcext:value-type="float">
            <text:p>59002.5</text:p>
          </table:table-cell>
          <table:table-cell office:value-type="float" office:value="-13.8221" calcext:value-type="float">
            <text:p>-13.8221</text:p>
          </table:table-cell>
          <table:table-cell office:value-type="float" office:value="-2.15798" calcext:value-type="float">
            <text:p>-2.15798</text:p>
          </table:table-cell>
          <table:table-cell office:value-type="float" office:value="737" calcext:value-type="float">
            <text:p>737</text:p>
          </table:table-cell>
          <table:table-cell office:value-type="float" office:value="752.414" calcext:value-type="float">
            <text:p>752.414</text:p>
          </table:table-cell>
          <table:table-cell office:value-type="float" office:value="852.166" calcext:value-type="float">
            <text:p>852.166</text:p>
          </table:table-cell>
          <table:table-cell table:style-name="ce1" table:formula="of:=[.A34]" office:value-type="date" office:date-value="2020-10-03" calcext:value-type="date">
            <text:p>03/10/20</text:p>
          </table:table-cell>
          <table:table-cell table:formula="of:=[.D34]-[.B27]" office:value-type="float" office:value="9266.2" calcext:value-type="float">
            <text:p>9266.2</text:p>
          </table:table-cell>
          <table:table-cell table:formula="of:=[.B34]-[.B27]" office:value-type="float" office:value="5678" calcext:value-type="float">
            <text:p>5678</text:p>
          </table:table-cell>
          <table:table-cell table:formula="of:=[.I34]-[.G27]" office:value-type="float" office:value="16253.5" calcext:value-type="float">
            <text:p>16253.5</text:p>
          </table:table-cell>
          <table:table-cell table:formula="of:=[.G34]-[.G27]" office:value-type="float" office:value="11633" calcext:value-type="float">
            <text:p>11633</text:p>
          </table:table-cell>
          <table:table-cell table:formula="of:=[.N34]-[.L27]" office:value-type="float" office:value="241.166" calcext:value-type="float">
            <text:p>241.166</text:p>
          </table:table-cell>
          <table:table-cell table:formula="of:=[.L34]-[.L27]" office:value-type="float" office:value="126" calcext:value-type="float">
            <text:p>126</text:p>
          </table:table-cell>
          <table:table-cell table:formula="of:=[.P34]+[.R34]" office:value-type="float" office:value="25519.7" calcext:value-type="float">
            <text:p>25519.7</text:p>
          </table:table-cell>
          <table:table-cell table:formula="of:=[.Q34]+[.S34]" office:value-type="float" office:value="17311" calcext:value-type="float">
            <text:p>17311</text:p>
          </table:table-cell>
        </table:table-row>
        <table:table-row table:style-name="ro1">
          <table:table-cell office:value-type="date" office:date-value="2020-10-04" calcext:value-type="date">
            <text:p>04/10/20</text:p>
          </table:table-cell>
          <table:table-cell office:value-type="float" office:value="27043" calcext:value-type="float">
            <text:p>27043</text:p>
          </table:table-cell>
          <table:table-cell office:value-type="float" office:value="27661.6" calcext:value-type="float">
            <text:p>27661.6</text:p>
          </table:table-cell>
          <table:table-cell office:value-type="float" office:value="30235.2" calcext:value-type="float">
            <text:p>30235.2</text:p>
          </table:table-cell>
          <table:table-cell office:value-type="float" office:value="-16.6274" calcext:value-type="float">
            <text:p>-16.6274</text:p>
          </table:table-cell>
          <table:table-cell office:value-type="float" office:value="-1.45984" calcext:value-type="float">
            <text:p>-1.45984</text:p>
          </table:table-cell>
          <table:table-cell office:value-type="float" office:value="55532" calcext:value-type="float">
            <text:p>55532</text:p>
          </table:table-cell>
          <table:table-cell office:value-type="float" office:value="56213" calcext:value-type="float">
            <text:p>56213</text:p>
          </table:table-cell>
          <table:table-cell office:value-type="float" office:value="59162.5" calcext:value-type="float">
            <text:p>59162.5</text:p>
          </table:table-cell>
          <table:table-cell office:value-type="float" office:value="-14.9558" calcext:value-type="float">
            <text:p>-14.9558</text:p>
          </table:table-cell>
          <table:table-cell office:value-type="float" office:value="-1.66024" calcext:value-type="float">
            <text:p>-1.66024</text:p>
          </table:table-cell>
          <table:table-cell office:value-type="float" office:value="770" calcext:value-type="float">
            <text:p>770</text:p>
          </table:table-cell>
          <table:table-cell office:value-type="float" office:value="773.834" calcext:value-type="float">
            <text:p>773.834</text:p>
          </table:table-cell>
          <table:table-cell office:value-type="float" office:value="865.331" calcext:value-type="float">
            <text:p>865.331</text:p>
          </table:table-cell>
          <table:table-cell table:style-name="ce1" table:formula="of:=[.A35]" office:value-type="date" office:date-value="2020-10-04" calcext:value-type="date">
            <text:p>04/10/20</text:p>
          </table:table-cell>
          <table:table-cell table:formula="of:=[.D35]-[.B28]" office:value-type="float" office:value="9087.2" calcext:value-type="float">
            <text:p>9087.2</text:p>
          </table:table-cell>
          <table:table-cell table:formula="of:=[.B35]-[.B28]" office:value-type="float" office:value="5895" calcext:value-type="float">
            <text:p>5895</text:p>
          </table:table-cell>
          <table:table-cell table:formula="of:=[.I35]-[.G28]" office:value-type="float" office:value="15584.5" calcext:value-type="float">
            <text:p>15584.5</text:p>
          </table:table-cell>
          <table:table-cell table:formula="of:=[.G35]-[.G28]" office:value-type="float" office:value="11954" calcext:value-type="float">
            <text:p>11954</text:p>
          </table:table-cell>
          <table:table-cell table:formula="of:=[.N35]-[.L28]" office:value-type="float" office:value="238.331" calcext:value-type="float">
            <text:p>238.331</text:p>
          </table:table-cell>
          <table:table-cell table:formula="of:=[.L35]-[.L28]" office:value-type="float" office:value="143" calcext:value-type="float">
            <text:p>143</text:p>
          </table:table-cell>
          <table:table-cell table:formula="of:=[.P35]+[.R35]" office:value-type="float" office:value="24671.7" calcext:value-type="float">
            <text:p>24671.7</text:p>
          </table:table-cell>
          <table:table-cell table:formula="of:=[.Q35]+[.S35]" office:value-type="float" office:value="17849" calcext:value-type="float">
            <text:p>17849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float" office:value="28086" calcext:value-type="float">
            <text:p>28086</text:p>
          </table:table-cell>
          <table:table-cell office:value-type="float" office:value="28084.6" calcext:value-type="float">
            <text:p>28084.6</text:p>
          </table:table-cell>
          <table:table-cell office:value-type="float" office:value="30734.8" calcext:value-type="float">
            <text:p>30734.8</text:p>
          </table:table-cell>
          <table:table-cell office:value-type="float" office:value="0.0421399" calcext:value-type="float">
            <text:p>0.0421399</text:p>
          </table:table-cell>
          <table:table-cell office:value-type="float" office:value="-1.22636" calcext:value-type="float">
            <text:p>-1.22636</text:p>
          </table:table-cell>
          <table:table-cell office:value-type="float" office:value="57609" calcext:value-type="float">
            <text:p>57609</text:p>
          </table:table-cell>
          <table:table-cell office:value-type="float" office:value="56661" calcext:value-type="float">
            <text:p>56661</text:p>
          </table:table-cell>
          <table:table-cell office:value-type="float" office:value="59741.5" calcext:value-type="float">
            <text:p>59741.5</text:p>
          </table:table-cell>
          <table:table-cell office:value-type="float" office:value="27.0522" calcext:value-type="float">
            <text:p>27.0522</text:p>
          </table:table-cell>
          <table:table-cell office:value-type="float" office:value="-0.987313" calcext:value-type="float">
            <text:p>-0.987313</text:p>
          </table:table-cell>
          <table:table-cell office:value-type="float" office:value="798" calcext:value-type="float">
            <text:p>798</text:p>
          </table:table-cell>
          <table:table-cell office:value-type="float" office:value="806.89" calcext:value-type="float">
            <text:p>806.89</text:p>
          </table:table-cell>
          <table:table-cell office:value-type="float" office:value="882.681" calcext:value-type="float">
            <text:p>882.681</text:p>
          </table:table-cell>
          <table:table-cell table:style-name="ce1" table:formula="of:=[.A36]" office:value-type="date" office:date-value="2020-10-05" calcext:value-type="date">
            <text:p>05/10/20</text:p>
          </table:table-cell>
          <table:table-cell table:formula="of:=[.D36]-[.B29]" office:value-type="float" office:value="9132.8" calcext:value-type="float">
            <text:p>9132.8</text:p>
          </table:table-cell>
          <table:table-cell table:formula="of:=[.B36]-[.B29]" office:value-type="float" office:value="6484" calcext:value-type="float">
            <text:p>6484</text:p>
          </table:table-cell>
          <table:table-cell table:formula="of:=[.I36]-[.G29]" office:value-type="float" office:value="15331.5" calcext:value-type="float">
            <text:p>15331.5</text:p>
          </table:table-cell>
          <table:table-cell table:formula="of:=[.G36]-[.G29]" office:value-type="float" office:value="13199" calcext:value-type="float">
            <text:p>13199</text:p>
          </table:table-cell>
          <table:table-cell table:formula="of:=[.N36]-[.L29]" office:value-type="float" office:value="244.681" calcext:value-type="float">
            <text:p>244.681</text:p>
          </table:table-cell>
          <table:table-cell table:formula="of:=[.L36]-[.L29]" office:value-type="float" office:value="160" calcext:value-type="float">
            <text:p>160</text:p>
          </table:table-cell>
          <table:table-cell table:formula="of:=[.P36]+[.R36]" office:value-type="float" office:value="24464.3" calcext:value-type="float">
            <text:p>24464.3</text:p>
          </table:table-cell>
          <table:table-cell table:formula="of:=[.Q36]+[.S36]" office:value-type="float" office:value="19683" calcext:value-type="float">
            <text:p>19683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float" office:value="29563" calcext:value-type="float">
            <text:p>29563</text:p>
          </table:table-cell>
          <table:table-cell office:value-type="float" office:value="29192" calcext:value-type="float">
            <text:p>29192</text:p>
          </table:table-cell>
          <table:table-cell office:value-type="float" office:value="31412.4" calcext:value-type="float">
            <text:p>31412.4</text:p>
          </table:table-cell>
          <table:table-cell office:value-type="float" office:value="10.9431" calcext:value-type="float">
            <text:p>10.9431</text:p>
          </table:table-cell>
          <table:table-cell office:value-type="float" office:value="-0.881565" calcext:value-type="float">
            <text:p>-0.881565</text:p>
          </table:table-cell>
          <table:table-cell office:value-type="float" office:value="60588" calcext:value-type="float">
            <text:p>60588</text:p>
          </table:table-cell>
          <table:table-cell office:value-type="float" office:value="59593.7" calcext:value-type="float">
            <text:p>59593.7</text:p>
          </table:table-cell>
          <table:table-cell office:value-type="float" office:value="61290.2" calcext:value-type="float">
            <text:p>61290.2</text:p>
          </table:table-cell>
          <table:table-cell office:value-type="float" office:value="21.5566" calcext:value-type="float">
            <text:p>21.5566</text:p>
          </table:table-cell>
          <table:table-cell table:style-name="ce3" office:value-type="float" office:value="-0.335" calcext:value-type="float">
            <text:p>-3.35E-01</text:p>
          </table:table-cell>
          <table:table-cell office:value-type="float" office:value="834" calcext:value-type="float">
            <text:p>834</text:p>
          </table:table-cell>
          <table:table-cell office:value-type="float" office:value="838.461" calcext:value-type="float">
            <text:p>838.461</text:p>
          </table:table-cell>
          <table:table-cell office:value-type="float" office:value="909.718" calcext:value-type="float">
            <text:p>909.718</text:p>
          </table:table-cell>
          <table:table-cell table:style-name="ce1" table:formula="of:=[.A37]" office:value-type="date" office:date-value="2020-10-06" calcext:value-type="date">
            <text:p>06/10/20</text:p>
          </table:table-cell>
          <table:table-cell table:formula="of:=[.D37]-[.B30]" office:value-type="float" office:value="9225.4" calcext:value-type="float">
            <text:p>9225.4</text:p>
          </table:table-cell>
          <table:table-cell table:formula="of:=[.B37]-[.B30]" office:value-type="float" office:value="7376" calcext:value-type="float">
            <text:p>7376</text:p>
          </table:table-cell>
          <table:table-cell table:formula="of:=[.I37]-[.G30]" office:value-type="float" office:value="15505.2" calcext:value-type="float">
            <text:p>15505.2</text:p>
          </table:table-cell>
          <table:table-cell table:formula="of:=[.G37]-[.G30]" office:value-type="float" office:value="14803" calcext:value-type="float">
            <text:p>14803</text:p>
          </table:table-cell>
          <table:table-cell table:formula="of:=[.N37]-[.L30]" office:value-type="float" office:value="251.718" calcext:value-type="float">
            <text:p>251.718</text:p>
          </table:table-cell>
          <table:table-cell table:formula="of:=[.L37]-[.L30]" office:value-type="float" office:value="176" calcext:value-type="float">
            <text:p>176</text:p>
          </table:table-cell>
          <table:table-cell table:formula="of:=[.P37]+[.R37]" office:value-type="float" office:value="24730.6" calcext:value-type="float">
            <text:p>24730.6</text:p>
          </table:table-cell>
          <table:table-cell table:formula="of:=[.Q37]+[.S37]" office:value-type="float" office:value="22179" calcext:value-type="float">
            <text:p>22179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float" office:value="31494" calcext:value-type="float">
            <text:p>31494</text:p>
          </table:table-cell>
          <table:table-cell office:value-type="float" office:value="30989.3" calcext:value-type="float">
            <text:p>30989.3</text:p>
          </table:table-cell>
          <table:table-cell office:value-type="float" office:value="32136.1" calcext:value-type="float">
            <text:p>32136.1</text:p>
          </table:table-cell>
          <table:table-cell office:value-type="float" office:value="13.1008" calcext:value-type="float">
            <text:p>13.1008</text:p>
          </table:table-cell>
          <table:table-cell office:value-type="float" office:value="-0.293777" calcext:value-type="float">
            <text:p>-0.293777</text:p>
          </table:table-cell>
          <table:table-cell office:value-type="float" office:value="63995" calcext:value-type="float">
            <text:p>63995</text:p>
          </table:table-cell>
          <table:table-cell office:value-type="float" office:value="64159.7" calcext:value-type="float">
            <text:p>64159.7</text:p>
          </table:table-cell>
          <table:table-cell office:value-type="float" office:value="63069.9" calcext:value-type="float">
            <text:p>63069.9</text:p>
          </table:table-cell>
          <table:table-cell office:value-type="float" office:value="-2.63448" calcext:value-type="float">
            <text:p>-2.63448</text:p>
          </table:table-cell>
          <table:table-cell office:value-type="float" office:value="0.423277" calcext:value-type="float">
            <text:p>0.423277</text:p>
          </table:table-cell>
          <table:table-cell office:value-type="float" office:value="884" calcext:value-type="float">
            <text:p>884</text:p>
          </table:table-cell>
          <table:table-cell office:value-type="float" office:value="878.548" calcext:value-type="float">
            <text:p>878.548</text:p>
          </table:table-cell>
          <table:table-cell office:value-type="float" office:value="923.426" calcext:value-type="float">
            <text:p>923.426</text:p>
          </table:table-cell>
          <table:table-cell table:style-name="ce1" table:formula="of:=[.A38]" office:value-type="date" office:date-value="2020-10-07" calcext:value-type="date">
            <text:p>07/10/20</text:p>
          </table:table-cell>
          <table:table-cell table:formula="of:=[.D38]-[.B31]" office:value-type="float" office:value="9043.1" calcext:value-type="float">
            <text:p>9043.1</text:p>
          </table:table-cell>
          <table:table-cell table:formula="of:=[.B38]-[.B31]" office:value-type="float" office:value="8401" calcext:value-type="float">
            <text:p>8401</text:p>
          </table:table-cell>
          <table:table-cell table:formula="of:=[.I38]-[.G31]" office:value-type="float" office:value="15270.9" calcext:value-type="float">
            <text:p>15270.9</text:p>
          </table:table-cell>
          <table:table-cell table:formula="of:=[.G38]-[.G31]" office:value-type="float" office:value="16196" calcext:value-type="float">
            <text:p>16196</text:p>
          </table:table-cell>
          <table:table-cell table:formula="of:=[.N38]-[.L31]" office:value-type="float" office:value="249.426" calcext:value-type="float">
            <text:p>249.426</text:p>
          </table:table-cell>
          <table:table-cell table:formula="of:=[.L38]-[.L31]" office:value-type="float" office:value="210" calcext:value-type="float">
            <text:p>210</text:p>
          </table:table-cell>
          <table:table-cell table:formula="of:=[.P38]+[.R38]" office:value-type="float" office:value="24314" calcext:value-type="float">
            <text:p>24314</text:p>
          </table:table-cell>
          <table:table-cell table:formula="of:=[.Q38]+[.S38]" office:value-type="float" office:value="24597" calcext:value-type="float">
            <text:p>24597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float" office:value="33407" calcext:value-type="float">
            <text:p>33407</text:p>
          </table:table-cell>
          <table:table-cell office:value-type="float" office:value="33090.1" calcext:value-type="float">
            <text:p>33090.1</text:p>
          </table:table-cell>
          <table:table-cell office:value-type="float" office:value="33692.9" calcext:value-type="float">
            <text:p>33692.9</text:p>
          </table:table-cell>
          <table:table-cell office:value-type="float" office:value="7.77557" calcext:value-type="float">
            <text:p>7.77557</text:p>
          </table:table-cell>
          <table:table-cell office:value-type="float" office:value="-0.126033" calcext:value-type="float">
            <text:p>-0.126033</text:p>
          </table:table-cell>
          <table:table-cell office:value-type="float" office:value="67479" calcext:value-type="float">
            <text:p>67479</text:p>
          </table:table-cell>
          <table:table-cell office:value-type="float" office:value="66926.6" calcext:value-type="float">
            <text:p>66926.6</text:p>
          </table:table-cell>
          <table:table-cell office:value-type="float" office:value="66613" calcext:value-type="float">
            <text:p>66613</text:p>
          </table:table-cell>
          <table:table-cell office:value-type="float" office:value="9.82155" calcext:value-type="float">
            <text:p>9.82155</text:p>
          </table:table-cell>
          <table:table-cell office:value-type="float" office:value="0.381703" calcext:value-type="float">
            <text:p>0.381703</text:p>
          </table:table-cell>
          <table:table-cell office:value-type="float" office:value="910" calcext:value-type="float">
            <text:p>910</text:p>
          </table:table-cell>
          <table:table-cell office:value-type="float" office:value="930.603" calcext:value-type="float">
            <text:p>930.603</text:p>
          </table:table-cell>
          <table:table-cell office:value-type="float" office:value="970.743" calcext:value-type="float">
            <text:p>970.743</text:p>
          </table:table-cell>
          <table:table-cell table:style-name="ce1" table:formula="of:=[.A39]" office:value-type="date" office:date-value="2020-10-08" calcext:value-type="date">
            <text:p>08/10/20</text:p>
          </table:table-cell>
          <table:table-cell table:formula="of:=[.D39]-[.B32]" office:value-type="float" office:value="9538.9" calcext:value-type="float">
            <text:p>9538.9</text:p>
          </table:table-cell>
          <table:table-cell table:formula="of:=[.B39]-[.B32]" office:value-type="float" office:value="9253" calcext:value-type="float">
            <text:p>9253</text:p>
          </table:table-cell>
          <table:table-cell table:formula="of:=[.I39]-[.G32]" office:value-type="float" office:value="16383" calcext:value-type="float">
            <text:p>16383</text:p>
          </table:table-cell>
          <table:table-cell table:formula="of:=[.G39]-[.G32]" office:value-type="float" office:value="17249" calcext:value-type="float">
            <text:p>17249</text:p>
          </table:table-cell>
          <table:table-cell table:formula="of:=[.N39]-[.L32]" office:value-type="float" office:value="267.743" calcext:value-type="float">
            <text:p>267.743</text:p>
          </table:table-cell>
          <table:table-cell table:formula="of:=[.L39]-[.L32]" office:value-type="float" office:value="207" calcext:value-type="float">
            <text:p>207</text:p>
          </table:table-cell>
          <table:table-cell table:formula="of:=[.P39]+[.R39]" office:value-type="float" office:value="25921.9" calcext:value-type="float">
            <text:p>25921.9</text:p>
          </table:table-cell>
          <table:table-cell table:formula="of:=[.Q39]+[.S39]" office:value-type="float" office:value="26502" calcext:value-type="float">
            <text:p>26502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float" office:value="36547" calcext:value-type="float">
            <text:p>36547</text:p>
          </table:table-cell>
          <table:table-cell office:value-type="float" office:value="35328.8" calcext:value-type="float">
            <text:p>35328.8</text:p>
          </table:table-cell>
          <table:table-cell office:value-type="float" office:value="35534.1" calcext:value-type="float">
            <text:p>35534.1</text:p>
          </table:table-cell>
          <table:table-cell office:value-type="float" office:value="27.2065" calcext:value-type="float">
            <text:p>27.2065</text:p>
          </table:table-cell>
          <table:table-cell office:value-type="float" office:value="0.423744" calcext:value-type="float">
            <text:p>0.423744</text:p>
          </table:table-cell>
          <table:table-cell office:value-type="float" office:value="72956" calcext:value-type="float">
            <text:p>72956</text:p>
          </table:table-cell>
          <table:table-cell office:value-type="float" office:value="70735.5" calcext:value-type="float">
            <text:p>70735.5</text:p>
          </table:table-cell>
          <table:table-cell office:value-type="float" office:value="70189.3" calcext:value-type="float">
            <text:p>70189.3</text:p>
          </table:table-cell>
          <table:table-cell office:value-type="float" office:value="37.7074" calcext:value-type="float">
            <text:p>37.7074</text:p>
          </table:table-cell>
          <table:table-cell office:value-type="float" office:value="1.15743" calcext:value-type="float">
            <text:p>1.15743</text:p>
          </table:table-cell>
          <table:table-cell office:value-type="float" office:value="971" calcext:value-type="float">
            <text:p>971</text:p>
          </table:table-cell>
          <table:table-cell office:value-type="float" office:value="948.897" calcext:value-type="float">
            <text:p>948.897</text:p>
          </table:table-cell>
          <table:table-cell office:value-type="float" office:value="1005.68" calcext:value-type="float">
            <text:p>1005.68</text:p>
          </table:table-cell>
          <table:table-cell table:style-name="ce1" table:formula="of:=[.A40]" office:value-type="date" office:date-value="2020-10-09" calcext:value-type="date">
            <text:p>09/10/20</text:p>
          </table:table-cell>
          <table:table-cell table:formula="of:=[.D40]-[.B33]" office:value-type="float" office:value="10075.1" calcext:value-type="float">
            <text:p>10075.1</text:p>
          </table:table-cell>
          <table:table-cell table:formula="of:=[.B40]-[.B33]" office:value-type="float" office:value="11088" calcext:value-type="float">
            <text:p>11088</text:p>
          </table:table-cell>
          <table:table-cell table:formula="of:=[.I40]-[.G33]" office:value-type="float" office:value="17468.3" calcext:value-type="float">
            <text:p>17468.3</text:p>
          </table:table-cell>
          <table:table-cell table:formula="of:=[.G40]-[.G33]" office:value-type="float" office:value="20235" calcext:value-type="float">
            <text:p>20235</text:p>
          </table:table-cell>
          <table:table-cell table:formula="of:=[.N40]-[.L33]" office:value-type="float" office:value="281.68" calcext:value-type="float">
            <text:p>281.68</text:p>
          </table:table-cell>
          <table:table-cell table:formula="of:=[.L40]-[.L33]" office:value-type="float" office:value="247" calcext:value-type="float">
            <text:p>247</text:p>
          </table:table-cell>
          <table:table-cell table:formula="of:=[.P40]+[.R40]" office:value-type="float" office:value="27543.4" calcext:value-type="float">
            <text:p>27543.4</text:p>
          </table:table-cell>
          <table:table-cell table:formula="of:=[.Q40]+[.S40]" office:value-type="float" office:value="31323" calcext:value-type="float">
            <text:p>31323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float" office:value="38171" calcext:value-type="float">
            <text:p>38171</text:p>
          </table:table-cell>
          <table:table-cell office:value-type="float" office:value="38661.2" calcext:value-type="float">
            <text:p>38661.2</text:p>
          </table:table-cell>
          <table:table-cell office:value-type="float" office:value="36359.3" calcext:value-type="float">
            <text:p>36359.3</text:p>
          </table:table-cell>
          <table:table-cell office:value-type="float" office:value="-10.5123" calcext:value-type="float">
            <text:p>-10.5123</text:p>
          </table:table-cell>
          <table:table-cell office:value-type="float" office:value="0.73261" calcext:value-type="float">
            <text:p>0.73261</text:p>
          </table:table-cell>
          <table:table-cell office:value-type="float" office:value="75967" calcext:value-type="float">
            <text:p>75967</text:p>
          </table:table-cell>
          <table:table-cell office:value-type="float" office:value="76676.8" calcext:value-type="float">
            <text:p>76676.8</text:p>
          </table:table-cell>
          <table:table-cell office:value-type="float" office:value="71678.7" calcext:value-type="float">
            <text:p>71678.7</text:p>
          </table:table-cell>
          <table:table-cell office:value-type="float" office:value="-11.6528" calcext:value-type="float">
            <text:p>-11.6528</text:p>
          </table:table-cell>
          <table:table-cell office:value-type="float" office:value="1.73407" calcext:value-type="float">
            <text:p>1.73407</text:p>
          </table:table-cell>
          <table:table-cell office:value-type="float" office:value="1023" calcext:value-type="float">
            <text:p>1023</text:p>
          </table:table-cell>
          <table:table-cell office:value-type="float" office:value="1015.57" calcext:value-type="float">
            <text:p>1015.57</text:p>
          </table:table-cell>
          <table:table-cell office:value-type="float" office:value="1015.73" calcext:value-type="float">
            <text:p>1015.73</text:p>
          </table:table-cell>
          <table:table-cell table:style-name="ce1" table:formula="of:=[.A41]" office:value-type="date" office:date-value="2020-10-10" calcext:value-type="date">
            <text:p>10/10/20</text:p>
          </table:table-cell>
          <table:table-cell table:formula="of:=[.D41]-[.B34]" office:value-type="float" office:value="10007.3" calcext:value-type="float">
            <text:p>10007.3</text:p>
          </table:table-cell>
          <table:table-cell table:formula="of:=[.B41]-[.B34]" office:value-type="float" office:value="11819" calcext:value-type="float">
            <text:p>11819</text:p>
          </table:table-cell>
          <table:table-cell table:formula="of:=[.I41]-[.G34]" office:value-type="float" office:value="17296.7" calcext:value-type="float">
            <text:p>17296.7</text:p>
          </table:table-cell>
          <table:table-cell table:formula="of:=[.G41]-[.G34]" office:value-type="float" office:value="21585" calcext:value-type="float">
            <text:p>21585</text:p>
          </table:table-cell>
          <table:table-cell table:formula="of:=[.N41]-[.L34]" office:value-type="float" office:value="278.73" calcext:value-type="float">
            <text:p>278.73</text:p>
          </table:table-cell>
          <table:table-cell table:formula="of:=[.L41]-[.L34]" office:value-type="float" office:value="286" calcext:value-type="float">
            <text:p>286</text:p>
          </table:table-cell>
          <table:table-cell table:formula="of:=[.P41]+[.R41]" office:value-type="float" office:value="27304" calcext:value-type="float">
            <text:p>27304</text:p>
          </table:table-cell>
          <table:table-cell table:formula="of:=[.Q41]+[.S41]" office:value-type="float" office:value="33404" calcext:value-type="float">
            <text:p>33404</text:p>
          </table:table-cell>
        </table:table-row>
        <table:table-row table:style-name="ro1">
          <table:table-cell office:value-type="date" office:date-value="2020-10-11" calcext:value-type="date">
            <text:p>11/10/20</text:p>
          </table:table-cell>
          <table:table-cell office:value-type="float" office:value="39290" calcext:value-type="float">
            <text:p>39290</text:p>
          </table:table-cell>
          <table:table-cell office:value-type="float" office:value="40144.7" calcext:value-type="float">
            <text:p>40144.7</text:p>
          </table:table-cell>
          <table:table-cell office:value-type="float" office:value="36931.9" calcext:value-type="float">
            <text:p>36931.9</text:p>
          </table:table-cell>
          <table:table-cell office:value-type="float" office:value="-18.9707" calcext:value-type="float">
            <text:p>-18.9707</text:p>
          </table:table-cell>
          <table:table-cell office:value-type="float" office:value="0.924809" calcext:value-type="float">
            <text:p>0.924809</text:p>
          </table:table-cell>
          <table:table-cell office:value-type="float" office:value="77949" calcext:value-type="float">
            <text:p>77949</text:p>
          </table:table-cell>
          <table:table-cell office:value-type="float" office:value="79005.7" calcext:value-type="float">
            <text:p>79005.7</text:p>
          </table:table-cell>
          <table:table-cell office:value-type="float" office:value="72456" calcext:value-type="float">
            <text:p>72456</text:p>
          </table:table-cell>
          <table:table-cell office:value-type="float" office:value="-18.5652" calcext:value-type="float">
            <text:p>-18.5652</text:p>
          </table:table-cell>
          <table:table-cell office:value-type="float" office:value="2.15425" calcext:value-type="float">
            <text:p>2.15425</text:p>
          </table:table-cell>
          <table:table-cell office:value-type="float" office:value="1065" calcext:value-type="float">
            <text:p>1065</text:p>
          </table:table-cell>
          <table:table-cell office:value-type="float" office:value="1082.29" calcext:value-type="float">
            <text:p>1082.29</text:p>
          </table:table-cell>
          <table:table-cell office:value-type="float" office:value="1048.47" calcext:value-type="float">
            <text:p>1048.47</text:p>
          </table:table-cell>
          <table:table-cell table:style-name="ce1" table:formula="of:=[.A42]" office:value-type="date" office:date-value="2020-10-11" calcext:value-type="date">
            <text:p>11/10/20</text:p>
          </table:table-cell>
          <table:table-cell table:formula="of:=[.D42]-[.B35]" office:value-type="float" office:value="9888.9" calcext:value-type="float">
            <text:p>9888.9</text:p>
          </table:table-cell>
          <table:table-cell table:formula="of:=[.B42]-[.B35]" office:value-type="float" office:value="12247" calcext:value-type="float">
            <text:p>12247</text:p>
          </table:table-cell>
          <table:table-cell table:formula="of:=[.I42]-[.G35]" office:value-type="float" office:value="16924" calcext:value-type="float">
            <text:p>16924</text:p>
          </table:table-cell>
          <table:table-cell table:formula="of:=[.G42]-[.G35]" office:value-type="float" office:value="22417" calcext:value-type="float">
            <text:p>22417</text:p>
          </table:table-cell>
          <table:table-cell table:formula="of:=[.N42]-[.L35]" office:value-type="float" office:value="278.47" calcext:value-type="float">
            <text:p>278.47</text:p>
          </table:table-cell>
          <table:table-cell table:formula="of:=[.L42]-[.L35]" office:value-type="float" office:value="295" calcext:value-type="float">
            <text:p>295</text:p>
          </table:table-cell>
          <table:table-cell table:formula="of:=[.P42]+[.R42]" office:value-type="float" office:value="26812.9" calcext:value-type="float">
            <text:p>26812.9</text:p>
          </table:table-cell>
          <table:table-cell table:formula="of:=[.Q42]+[.S42]" office:value-type="float" office:value="34664" calcext:value-type="float">
            <text:p>34664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float" office:value="40807" calcext:value-type="float">
            <text:p>40807</text:p>
          </table:table-cell>
          <table:table-cell office:value-type="float" office:value="40872.2" calcext:value-type="float">
            <text:p>40872.2</text:p>
          </table:table-cell>
          <table:table-cell office:value-type="float" office:value="38742.4" calcext:value-type="float">
            <text:p>38742.4</text:p>
          </table:table-cell>
          <table:table-cell office:value-type="float" office:value="-1.62024" calcext:value-type="float">
            <text:p>-1.62024</text:p>
          </table:table-cell>
          <table:table-cell office:value-type="float" office:value="0.734236" calcext:value-type="float">
            <text:p>0.734236</text:p>
          </table:table-cell>
          <table:table-cell office:value-type="float" office:value="80743" calcext:value-type="float">
            <text:p>80743</text:p>
          </table:table-cell>
          <table:table-cell office:value-type="float" office:value="79794" calcext:value-type="float">
            <text:p>79794</text:p>
          </table:table-cell>
          <table:table-cell office:value-type="float" office:value="75916.4" calcext:value-type="float">
            <text:p>75916.4</text:p>
          </table:table-cell>
          <table:table-cell office:value-type="float" office:value="21.5432" calcext:value-type="float">
            <text:p>21.5432</text:p>
          </table:table-cell>
          <table:table-cell office:value-type="float" office:value="1.71651" calcext:value-type="float">
            <text:p>1.71651</text:p>
          </table:table-cell>
          <table:table-cell office:value-type="float" office:value="1133" calcext:value-type="float">
            <text:p>1133</text:p>
          </table:table-cell>
          <table:table-cell office:value-type="float" office:value="1125.21" calcext:value-type="float">
            <text:p>1125.21</text:p>
          </table:table-cell>
          <table:table-cell office:value-type="float" office:value="1105.78" calcext:value-type="float">
            <text:p>1105.78</text:p>
          </table:table-cell>
          <table:table-cell table:style-name="ce1" table:formula="of:=[.A43]" office:value-type="date" office:date-value="2020-10-12" calcext:value-type="date">
            <text:p>12/10/20</text:p>
          </table:table-cell>
          <table:table-cell table:formula="of:=[.D43]-[.B36]" office:value-type="float" office:value="10656.4" calcext:value-type="float">
            <text:p>10656.4</text:p>
          </table:table-cell>
          <table:table-cell table:formula="of:=[.B43]-[.B36]" office:value-type="float" office:value="12721" calcext:value-type="float">
            <text:p>12721</text:p>
          </table:table-cell>
          <table:table-cell table:formula="of:=[.I43]-[.G36]" office:value-type="float" office:value="18307.4" calcext:value-type="float">
            <text:p>18307.4</text:p>
          </table:table-cell>
          <table:table-cell table:formula="of:=[.G43]-[.G36]" office:value-type="float" office:value="23134" calcext:value-type="float">
            <text:p>23134</text:p>
          </table:table-cell>
          <table:table-cell table:formula="of:=[.N43]-[.L36]" office:value-type="float" office:value="307.78" calcext:value-type="float">
            <text:p>307.78</text:p>
          </table:table-cell>
          <table:table-cell table:formula="of:=[.L43]-[.L36]" office:value-type="float" office:value="335" calcext:value-type="float">
            <text:p>335</text:p>
          </table:table-cell>
          <table:table-cell table:formula="of:=[.P43]+[.R43]" office:value-type="float" office:value="28963.8" calcext:value-type="float">
            <text:p>28963.8</text:p>
          </table:table-cell>
          <table:table-cell table:formula="of:=[.Q43]+[.S43]" office:value-type="float" office:value="35855" calcext:value-type="float">
            <text:p>35855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float" office:value="43417" calcext:value-type="float">
            <text:p>43417</text:p>
          </table:table-cell>
          <table:table-cell office:value-type="float" office:value="42508.2" calcext:value-type="float">
            <text:p>42508.2</text:p>
          </table:table-cell>
          <table:table-cell office:value-type="float" office:value="41210.4" calcext:value-type="float">
            <text:p>41210.4</text:p>
          </table:table-cell>
          <table:table-cell office:value-type="float" office:value="21.7656" calcext:value-type="float">
            <text:p>21.7656</text:p>
          </table:table-cell>
          <table:table-cell office:value-type="float" office:value="0.696438" calcext:value-type="float">
            <text:p>0.696438</text:p>
          </table:table-cell>
          <table:table-cell office:value-type="float" office:value="86458" calcext:value-type="float">
            <text:p>86458</text:p>
          </table:table-cell>
          <table:table-cell office:value-type="float" office:value="84119.1" calcext:value-type="float">
            <text:p>84119.1</text:p>
          </table:table-cell>
          <table:table-cell office:value-type="float" office:value="81052.8" calcext:value-type="float">
            <text:p>81052.8</text:p>
          </table:table-cell>
          <table:table-cell office:value-type="float" office:value="39.0812" calcext:value-type="float">
            <text:p>39.0812</text:p>
          </table:table-cell>
          <table:table-cell office:value-type="float" office:value="1.70597" calcext:value-type="float">
            <text:p>1.70597</text:p>
          </table:table-cell>
          <table:table-cell office:value-type="float" office:value="1185" calcext:value-type="float">
            <text:p>1185</text:p>
          </table:table-cell>
          <table:table-cell office:value-type="float" office:value="1198.04" calcext:value-type="float">
            <text:p>1198.04</text:p>
          </table:table-cell>
          <table:table-cell office:value-type="float" office:value="1176.25" calcext:value-type="float">
            <text:p>1176.25</text:p>
          </table:table-cell>
          <table:table-cell table:style-name="ce1" table:formula="of:=[.A44]" office:value-type="date" office:date-value="2020-10-13" calcext:value-type="date">
            <text:p>13/10/20</text:p>
          </table:table-cell>
          <table:table-cell table:formula="of:=[.D44]-[.B37]" office:value-type="float" office:value="11647.4" calcext:value-type="float">
            <text:p>11647.4</text:p>
          </table:table-cell>
          <table:table-cell table:formula="of:=[.B44]-[.B37]" office:value-type="float" office:value="13854" calcext:value-type="float">
            <text:p>13854</text:p>
          </table:table-cell>
          <table:table-cell table:formula="of:=[.I44]-[.G37]" office:value-type="float" office:value="20464.8" calcext:value-type="float">
            <text:p>20464.8</text:p>
          </table:table-cell>
          <table:table-cell table:formula="of:=[.G44]-[.G37]" office:value-type="float" office:value="25870" calcext:value-type="float">
            <text:p>25870</text:p>
          </table:table-cell>
          <table:table-cell table:formula="of:=[.N44]-[.L37]" office:value-type="float" office:value="342.25" calcext:value-type="float">
            <text:p>342.25</text:p>
          </table:table-cell>
          <table:table-cell table:formula="of:=[.L44]-[.L37]" office:value-type="float" office:value="351" calcext:value-type="float">
            <text:p>351</text:p>
          </table:table-cell>
          <table:table-cell table:formula="of:=[.P44]+[.R44]" office:value-type="float" office:value="32112.2" calcext:value-type="float">
            <text:p>32112.2</text:p>
          </table:table-cell>
          <table:table-cell table:formula="of:=[.Q44]+[.S44]" office:value-type="float" office:value="39724" calcext:value-type="float">
            <text:p>39724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float" office:value="46914" calcext:value-type="float">
            <text:p>46914</text:p>
          </table:table-cell>
          <table:table-cell office:value-type="float" office:value="45549.5" calcext:value-type="float">
            <text:p>45549.5</text:p>
          </table:table-cell>
          <table:table-cell office:value-type="float" office:value="43658.7" calcext:value-type="float">
            <text:p>43658.7</text:p>
          </table:table-cell>
          <table:table-cell office:value-type="float" office:value="29.192" calcext:value-type="float">
            <text:p>29.192</text:p>
          </table:table-cell>
          <table:table-cell office:value-type="float" office:value="0.92642" calcext:value-type="float">
            <text:p>0.92642</text:p>
          </table:table-cell>
          <table:table-cell office:value-type="float" office:value="92505" calcext:value-type="float">
            <text:p>92505</text:p>
          </table:table-cell>
          <table:table-cell office:value-type="float" office:value="91825.3" calcext:value-type="float">
            <text:p>91825.3</text:p>
          </table:table-cell>
          <table:table-cell office:value-type="float" office:value="85658.9" calcext:value-type="float">
            <text:p>85658.9</text:p>
          </table:table-cell>
          <table:table-cell office:value-type="float" office:value="9.05796" calcext:value-type="float">
            <text:p>9.05796</text:p>
          </table:table-cell>
          <table:table-cell office:value-type="float" office:value="1.94831" calcext:value-type="float">
            <text:p>1.94831</text:p>
          </table:table-cell>
          <table:table-cell office:value-type="float" office:value="1249" calcext:value-type="float">
            <text:p>1249</text:p>
          </table:table-cell>
          <table:table-cell office:value-type="float" office:value="1258.23" calcext:value-type="float">
            <text:p>1258.23</text:p>
          </table:table-cell>
          <table:table-cell office:value-type="float" office:value="1245.51" calcext:value-type="float">
            <text:p>1245.51</text:p>
          </table:table-cell>
          <table:table-cell table:style-name="ce1" table:formula="of:=[.A45]" office:value-type="date" office:date-value="2020-10-14" calcext:value-type="date">
            <text:p>14/10/20</text:p>
          </table:table-cell>
          <table:table-cell table:formula="of:=[.D45]-[.B38]" office:value-type="float" office:value="12164.7" calcext:value-type="float">
            <text:p>12164.7</text:p>
          </table:table-cell>
          <table:table-cell table:formula="of:=[.B45]-[.B38]" office:value-type="float" office:value="15420" calcext:value-type="float">
            <text:p>15420</text:p>
          </table:table-cell>
          <table:table-cell table:formula="of:=[.I45]-[.G38]" office:value-type="float" office:value="21663.9" calcext:value-type="float">
            <text:p>21663.9</text:p>
          </table:table-cell>
          <table:table-cell table:formula="of:=[.G45]-[.G38]" office:value-type="float" office:value="28510" calcext:value-type="float">
            <text:p>28510</text:p>
          </table:table-cell>
          <table:table-cell table:formula="of:=[.N45]-[.L38]" office:value-type="float" office:value="361.51" calcext:value-type="float">
            <text:p>361.51</text:p>
          </table:table-cell>
          <table:table-cell table:formula="of:=[.L45]-[.L38]" office:value-type="float" office:value="365" calcext:value-type="float">
            <text:p>365</text:p>
          </table:table-cell>
          <table:table-cell table:formula="of:=[.P45]+[.R45]" office:value-type="float" office:value="33828.6" calcext:value-type="float">
            <text:p>33828.6</text:p>
          </table:table-cell>
          <table:table-cell table:formula="of:=[.Q45]+[.S45]" office:value-type="float" office:value="43930" calcext:value-type="float">
            <text:p>43930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float" office:value="50499" calcext:value-type="float">
            <text:p>50499</text:p>
          </table:table-cell>
          <table:table-cell office:value-type="float" office:value="49432.7" calcext:value-type="float">
            <text:p>49432.7</text:p>
          </table:table-cell>
          <table:table-cell office:value-type="float" office:value="46450.8" calcext:value-type="float">
            <text:p>46450.8</text:p>
          </table:table-cell>
          <table:table-cell office:value-type="float" office:value="20.9637" calcext:value-type="float">
            <text:p>20.9637</text:p>
          </table:table-cell>
          <table:table-cell office:value-type="float" office:value="1.06925" calcext:value-type="float">
            <text:p>1.06925</text:p>
          </table:table-cell>
          <table:table-cell office:value-type="float" office:value="98640" calcext:value-type="float">
            <text:p>98640</text:p>
          </table:table-cell>
          <table:table-cell office:value-type="float" office:value="97638.8" calcext:value-type="float">
            <text:p>97638.8</text:p>
          </table:table-cell>
          <table:table-cell office:value-type="float" office:value="91157.3" calcext:value-type="float">
            <text:p>91157.3</text:p>
          </table:table-cell>
          <table:table-cell office:value-type="float" office:value="13.6877" calcext:value-type="float">
            <text:p>13.6877</text:p>
          </table:table-cell>
          <table:table-cell office:value-type="float" office:value="1.97641" calcext:value-type="float">
            <text:p>1.97641</text:p>
          </table:table-cell>
          <table:table-cell office:value-type="float" office:value="1309" calcext:value-type="float">
            <text:p>1309</text:p>
          </table:table-cell>
          <table:table-cell office:value-type="float" office:value="1327.48" calcext:value-type="float">
            <text:p>1327.48</text:p>
          </table:table-cell>
          <table:table-cell office:value-type="float" office:value="1301.63" calcext:value-type="float">
            <text:p>1301.63</text:p>
          </table:table-cell>
          <table:table-cell table:style-name="ce1" table:formula="of:=[.A46]" office:value-type="date" office:date-value="2020-10-15" calcext:value-type="date">
            <text:p>15/10/20</text:p>
          </table:table-cell>
          <table:table-cell table:formula="of:=[.D46]-[.B39]" office:value-type="float" office:value="13043.8" calcext:value-type="float">
            <text:p>13043.8</text:p>
          </table:table-cell>
          <table:table-cell table:formula="of:=[.B46]-[.B39]" office:value-type="float" office:value="17092" calcext:value-type="float">
            <text:p>17092</text:p>
          </table:table-cell>
          <table:table-cell table:formula="of:=[.I46]-[.G39]" office:value-type="float" office:value="23678.3" calcext:value-type="float">
            <text:p>23678.3</text:p>
          </table:table-cell>
          <table:table-cell table:formula="of:=[.G46]-[.G39]" office:value-type="float" office:value="31161" calcext:value-type="float">
            <text:p>31161</text:p>
          </table:table-cell>
          <table:table-cell table:formula="of:=[.N46]-[.L39]" office:value-type="float" office:value="391.63" calcext:value-type="float">
            <text:p>391.63</text:p>
          </table:table-cell>
          <table:table-cell table:formula="of:=[.L46]-[.L39]" office:value-type="float" office:value="399" calcext:value-type="float">
            <text:p>399</text:p>
          </table:table-cell>
          <table:table-cell table:formula="of:=[.P46]+[.R46]" office:value-type="float" office:value="36722.1" calcext:value-type="float">
            <text:p>36722.1</text:p>
          </table:table-cell>
          <table:table-cell table:formula="of:=[.Q46]+[.S46]" office:value-type="float" office:value="48253" calcext:value-type="float">
            <text:p>48253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float" office:value="54811" calcext:value-type="float">
            <text:p>54811</text:p>
          </table:table-cell>
          <table:table-cell office:value-type="float" office:value="53505" calcext:value-type="float">
            <text:p>53505</text:p>
          </table:table-cell>
          <table:table-cell office:value-type="float" office:value="51406.8" calcext:value-type="float">
            <text:p>51406.8</text:p>
          </table:table-cell>
          <table:table-cell office:value-type="float" office:value="23.4708" calcext:value-type="float">
            <text:p>23.4708</text:p>
          </table:table-cell>
          <table:table-cell office:value-type="float" office:value="0.760758" calcext:value-type="float">
            <text:p>0.760758</text:p>
          </table:table-cell>
          <table:table-cell office:value-type="float" office:value="105433" calcext:value-type="float">
            <text:p>105433</text:p>
          </table:table-cell>
          <table:table-cell office:value-type="float" office:value="103936" calcext:value-type="float">
            <text:p>103936</text:p>
          </table:table-cell>
          <table:table-cell office:value-type="float" office:value="100328" calcext:value-type="float">
            <text:p>100328</text:p>
          </table:table-cell>
          <table:table-cell office:value-type="float" office:value="20.1982" calcext:value-type="float">
            <text:p>20.1982</text:p>
          </table:table-cell>
          <table:table-cell office:value-type="float" office:value="1.14094" calcext:value-type="float">
            <text:p>1.14094</text:p>
          </table:table-cell>
          <table:table-cell office:value-type="float" office:value="1389" calcext:value-type="float">
            <text:p>1389</text:p>
          </table:table-cell>
          <table:table-cell office:value-type="float" office:value="1375.15" calcext:value-type="float">
            <text:p>1375.15</text:p>
          </table:table-cell>
          <table:table-cell office:value-type="float" office:value="1418.97" calcext:value-type="float">
            <text:p>1418.97</text:p>
          </table:table-cell>
          <table:table-cell table:style-name="ce1" table:formula="of:=[.A47]" office:value-type="date" office:date-value="2020-10-16" calcext:value-type="date">
            <text:p>16/10/20</text:p>
          </table:table-cell>
          <table:table-cell table:formula="of:=[.D47]-[.B40]" office:value-type="float" office:value="14859.8" calcext:value-type="float">
            <text:p>14859.8</text:p>
          </table:table-cell>
          <table:table-cell table:formula="of:=[.B47]-[.B40]" office:value-type="float" office:value="18264" calcext:value-type="float">
            <text:p>18264</text:p>
          </table:table-cell>
          <table:table-cell table:formula="of:=[.I47]-[.G40]" office:value-type="float" office:value="27372" calcext:value-type="float">
            <text:p>27372</text:p>
          </table:table-cell>
          <table:table-cell table:formula="of:=[.G47]-[.G40]" office:value-type="float" office:value="32477" calcext:value-type="float">
            <text:p>32477</text:p>
          </table:table-cell>
          <table:table-cell table:formula="of:=[.N47]-[.L40]" office:value-type="float" office:value="447.97" calcext:value-type="float">
            <text:p>447.97</text:p>
          </table:table-cell>
          <table:table-cell table:formula="of:=[.L47]-[.L40]" office:value-type="float" office:value="418" calcext:value-type="float">
            <text:p>418</text:p>
          </table:table-cell>
          <table:table-cell table:formula="of:=[.P47]+[.R47]" office:value-type="float" office:value="42231.8" calcext:value-type="float">
            <text:p>42231.8</text:p>
          </table:table-cell>
          <table:table-cell table:formula="of:=[.Q47]+[.S47]" office:value-type="float" office:value="50741" calcext:value-type="float">
            <text:p>50741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float" office:value="58067" calcext:value-type="float">
            <text:p>58067</text:p>
          </table:table-cell>
          <table:table-cell office:value-type="float" office:value="58125.4" calcext:value-type="float">
            <text:p>58125.4</text:p>
          </table:table-cell>
          <table:table-cell office:value-type="float" office:value="53535.6" calcext:value-type="float">
            <text:p>53535.6</text:p>
          </table:table-cell>
          <table:table-cell office:value-type="float" office:value="-1.00052" calcext:value-type="float">
            <text:p>-1.00052</text:p>
          </table:table-cell>
          <table:table-cell office:value-type="float" office:value="0.949588" calcext:value-type="float">
            <text:p>0.949588</text:p>
          </table:table-cell>
          <table:table-cell office:value-type="float" office:value="110889" calcext:value-type="float">
            <text:p>110889</text:p>
          </table:table-cell>
          <table:table-cell office:value-type="float" office:value="111119" calcext:value-type="float">
            <text:p>111119</text:p>
          </table:table-cell>
          <table:table-cell office:value-type="float" office:value="103800" calcext:value-type="float">
            <text:p>103800</text:p>
          </table:table-cell>
          <table:table-cell office:value-type="float" office:value="-3.00407" calcext:value-type="float">
            <text:p>-3.00407</text:p>
          </table:table-cell>
          <table:table-cell office:value-type="float" office:value="1.48549" calcext:value-type="float">
            <text:p>1.48549</text:p>
          </table:table-cell>
          <table:table-cell office:value-type="float" office:value="1469" calcext:value-type="float">
            <text:p>1469</text:p>
          </table:table-cell>
          <table:table-cell office:value-type="float" office:value="1461.13" calcext:value-type="float">
            <text:p>1461.13</text:p>
          </table:table-cell>
          <table:table-cell office:value-type="float" office:value="1477.7" calcext:value-type="float">
            <text:p>1477.7</text:p>
          </table:table-cell>
          <table:table-cell table:style-name="ce1" table:formula="of:=[.A48]" office:value-type="date" office:date-value="2020-10-17" calcext:value-type="date">
            <text:p>17/10/20</text:p>
          </table:table-cell>
          <table:table-cell table:formula="of:=[.D48]-[.B41]" office:value-type="float" office:value="15364.6" calcext:value-type="float">
            <text:p>15364.6</text:p>
          </table:table-cell>
          <table:table-cell table:formula="of:=[.B48]-[.B41]" office:value-type="float" office:value="19896" calcext:value-type="float">
            <text:p>19896</text:p>
          </table:table-cell>
          <table:table-cell table:formula="of:=[.I48]-[.G41]" office:value-type="float" office:value="27833" calcext:value-type="float">
            <text:p>27833</text:p>
          </table:table-cell>
          <table:table-cell table:formula="of:=[.G48]-[.G41]" office:value-type="float" office:value="34922" calcext:value-type="float">
            <text:p>34922</text:p>
          </table:table-cell>
          <table:table-cell table:formula="of:=[.N48]-[.L41]" office:value-type="float" office:value="454.7" calcext:value-type="float">
            <text:p>454.7</text:p>
          </table:table-cell>
          <table:table-cell table:formula="of:=[.L48]-[.L41]" office:value-type="float" office:value="446" calcext:value-type="float">
            <text:p>446</text:p>
          </table:table-cell>
          <table:table-cell table:formula="of:=[.P48]+[.R48]" office:value-type="float" office:value="43197.6" calcext:value-type="float">
            <text:p>43197.6</text:p>
          </table:table-cell>
          <table:table-cell table:formula="of:=[.Q48]+[.S48]" office:value-type="float" office:value="54818" calcext:value-type="float">
            <text:p>54818</text:p>
          </table:table-cell>
        </table:table-row>
        <table:table-row table:style-name="ro1">
          <table:table-cell office:value-type="date" office:date-value="2020-10-18" calcext:value-type="date">
            <text:p>18/10/20</text:p>
          </table:table-cell>
          <table:table-cell office:value-type="float" office:value="59916" calcext:value-type="float">
            <text:p>59916</text:p>
          </table:table-cell>
          <table:table-cell office:value-type="float" office:value="60939.7" calcext:value-type="float">
            <text:p>60939.7</text:p>
          </table:table-cell>
          <table:table-cell office:value-type="float" office:value="54684.5" calcext:value-type="float">
            <text:p>54684.5</text:p>
          </table:table-cell>
          <table:table-cell office:value-type="float" office:value="-18.8937" calcext:value-type="float">
            <text:p>-18.8937</text:p>
          </table:table-cell>
          <table:table-cell office:value-type="float" office:value="1.05644" calcext:value-type="float">
            <text:p>1.05644</text:p>
          </table:table-cell>
          <table:table-cell office:value-type="float" office:value="114098" calcext:value-type="float">
            <text:p>114098</text:p>
          </table:table-cell>
          <table:table-cell office:value-type="float" office:value="115164" calcext:value-type="float">
            <text:p>115164</text:p>
          </table:table-cell>
          <table:table-cell office:value-type="float" office:value="105206" calcext:value-type="float">
            <text:p>105206</text:p>
          </table:table-cell>
          <table:table-cell office:value-type="float" office:value="-15.9586" calcext:value-type="float">
            <text:p>-15.9586</text:p>
          </table:table-cell>
          <table:table-cell office:value-type="float" office:value="1.79563" calcext:value-type="float">
            <text:p>1.79563</text:p>
          </table:table-cell>
          <table:table-cell office:value-type="float" office:value="1550" calcext:value-type="float">
            <text:p>1550</text:p>
          </table:table-cell>
          <table:table-cell office:value-type="float" office:value="1564.99" calcext:value-type="float">
            <text:p>1564.99</text:p>
          </table:table-cell>
          <table:table-cell office:value-type="float" office:value="1524.2" calcext:value-type="float">
            <text:p>1524.2</text:p>
          </table:table-cell>
          <table:table-cell table:style-name="ce1" table:formula="of:=[.A49]" office:value-type="date" office:date-value="2020-10-18" calcext:value-type="date">
            <text:p>18/10/20</text:p>
          </table:table-cell>
          <table:table-cell table:formula="of:=[.D49]-[.B42]" office:value-type="float" office:value="15394.5" calcext:value-type="float">
            <text:p>15394.5</text:p>
          </table:table-cell>
          <table:table-cell table:formula="of:=[.B49]-[.B42]" office:value-type="float" office:value="20626" calcext:value-type="float">
            <text:p>20626</text:p>
          </table:table-cell>
          <table:table-cell table:formula="of:=[.I49]-[.G42]" office:value-type="float" office:value="27257" calcext:value-type="float">
            <text:p>27257</text:p>
          </table:table-cell>
          <table:table-cell table:formula="of:=[.G49]-[.G42]" office:value-type="float" office:value="36149" calcext:value-type="float">
            <text:p>36149</text:p>
          </table:table-cell>
          <table:table-cell table:formula="of:=[.N49]-[.L42]" office:value-type="float" office:value="459.2" calcext:value-type="float">
            <text:p>459.2</text:p>
          </table:table-cell>
          <table:table-cell table:formula="of:=[.L49]-[.L42]" office:value-type="float" office:value="485" calcext:value-type="float">
            <text:p>485</text:p>
          </table:table-cell>
          <table:table-cell table:formula="of:=[.P49]+[.R49]" office:value-type="float" office:value="42651.5" calcext:value-type="float">
            <text:p>42651.5</text:p>
          </table:table-cell>
          <table:table-cell table:formula="of:=[.Q49]+[.S49]" office:value-type="float" office:value="56775" calcext:value-type="float">
            <text:p>56775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float" office:value="62646" calcext:value-type="float">
            <text:p>62646</text:p>
          </table:table-cell>
          <table:table-cell office:value-type="float" office:value="62261.6" calcext:value-type="float">
            <text:p>62261.6</text:p>
          </table:table-cell>
          <table:table-cell office:value-type="float" office:value="56952.4" calcext:value-type="float">
            <text:p>56952.4</text:p>
          </table:table-cell>
          <table:table-cell office:value-type="float" office:value="7.8637" calcext:value-type="float">
            <text:p>7.8637</text:p>
          </table:table-cell>
          <table:table-cell office:value-type="float" office:value="1.11156" calcext:value-type="float">
            <text:p>1.11156</text:p>
          </table:table-cell>
          <table:table-cell office:value-type="float" office:value="119445" calcext:value-type="float">
            <text:p>119445</text:p>
          </table:table-cell>
          <table:table-cell office:value-type="float" office:value="117008" calcext:value-type="float">
            <text:p>117008</text:p>
          </table:table-cell>
          <table:table-cell office:value-type="float" office:value="109221" calcext:value-type="float">
            <text:p>109221</text:p>
          </table:table-cell>
          <table:table-cell office:value-type="float" office:value="44.2779" calcext:value-type="float">
            <text:p>44.2779</text:p>
          </table:table-cell>
          <table:table-cell office:value-type="float" office:value="1.99602" calcext:value-type="float">
            <text:p>1.99602</text:p>
          </table:table-cell>
          <table:table-cell office:value-type="float" office:value="1656" calcext:value-type="float">
            <text:p>1656</text:p>
          </table:table-cell>
          <table:table-cell office:value-type="float" office:value="1648.05" calcext:value-type="float">
            <text:p>1648.05</text:p>
          </table:table-cell>
          <table:table-cell office:value-type="float" office:value="1627.49" calcext:value-type="float">
            <text:p>1627.49</text:p>
          </table:table-cell>
          <table:table-cell table:style-name="ce1" table:formula="of:=[.A50]" office:value-type="date" office:date-value="2020-10-19" calcext:value-type="date">
            <text:p>19/10/20</text:p>
          </table:table-cell>
          <table:table-cell table:formula="of:=[.D50]-[.B43]" office:value-type="float" office:value="16145.4" calcext:value-type="float">
            <text:p>16145.4</text:p>
          </table:table-cell>
          <table:table-cell table:formula="of:=[.B50]-[.B43]" office:value-type="float" office:value="21839" calcext:value-type="float">
            <text:p>21839</text:p>
          </table:table-cell>
          <table:table-cell table:formula="of:=[.I50]-[.G43]" office:value-type="float" office:value="28478" calcext:value-type="float">
            <text:p>28478</text:p>
          </table:table-cell>
          <table:table-cell table:formula="of:=[.G50]-[.G43]" office:value-type="float" office:value="38702" calcext:value-type="float">
            <text:p>38702</text:p>
          </table:table-cell>
          <table:table-cell table:formula="of:=[.N50]-[.L43]" office:value-type="float" office:value="494.49" calcext:value-type="float">
            <text:p>494.49</text:p>
          </table:table-cell>
          <table:table-cell table:formula="of:=[.L50]-[.L43]" office:value-type="float" office:value="523" calcext:value-type="float">
            <text:p>523</text:p>
          </table:table-cell>
          <table:table-cell table:formula="of:=[.P50]+[.R50]" office:value-type="float" office:value="44623.4" calcext:value-type="float">
            <text:p>44623.4</text:p>
          </table:table-cell>
          <table:table-cell table:formula="of:=[.Q50]+[.S50]" office:value-type="float" office:value="60541" calcext:value-type="float">
            <text:p>60541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float" office:value="67011" calcext:value-type="float">
            <text:p>67011</text:p>
          </table:table-cell>
          <table:table-cell office:value-type="float" office:value="65170.9" calcext:value-type="float">
            <text:p>65170.9</text:p>
          </table:table-cell>
          <table:table-cell office:value-type="float" office:value="61045.6" calcext:value-type="float">
            <text:p>61045.6</text:p>
          </table:table-cell>
          <table:table-cell office:value-type="float" office:value="36.3112" calcext:value-type="float">
            <text:p>36.3112</text:p>
          </table:table-cell>
          <table:table-cell office:value-type="float" office:value="1.05119" calcext:value-type="float">
            <text:p>1.05119</text:p>
          </table:table-cell>
          <table:table-cell office:value-type="float" office:value="127064" calcext:value-type="float">
            <text:p>127064</text:p>
          </table:table-cell>
          <table:table-cell office:value-type="float" office:value="124708" calcext:value-type="float">
            <text:p>124708</text:p>
          </table:table-cell>
          <table:table-cell office:value-type="float" office:value="118125" calcext:value-type="float">
            <text:p>118125</text:p>
          </table:table-cell>
          <table:table-cell office:value-type="float" office:value="31.8278" calcext:value-type="float">
            <text:p>31.8278</text:p>
          </table:table-cell>
          <table:table-cell office:value-type="float" office:value="1.57528" calcext:value-type="float">
            <text:p>1.57528</text:p>
          </table:table-cell>
          <table:table-cell office:value-type="float" office:value="1761" calcext:value-type="float">
            <text:p>1761</text:p>
          </table:table-cell>
          <table:table-cell office:value-type="float" office:value="1762.87" calcext:value-type="float">
            <text:p>1762.87</text:p>
          </table:table-cell>
          <table:table-cell office:value-type="float" office:value="1742" calcext:value-type="float">
            <text:p>1742</text:p>
          </table:table-cell>
          <table:table-cell table:style-name="ce1" table:formula="of:=[.A51]" office:value-type="date" office:date-value="2020-10-20" calcext:value-type="date">
            <text:p>20/10/20</text:p>
          </table:table-cell>
          <table:table-cell table:formula="of:=[.D51]-[.B44]" office:value-type="float" office:value="17628.6" calcext:value-type="float">
            <text:p>17628.6</text:p>
          </table:table-cell>
          <table:table-cell table:formula="of:=[.B51]-[.B44]" office:value-type="float" office:value="23594" calcext:value-type="float">
            <text:p>23594</text:p>
          </table:table-cell>
          <table:table-cell table:formula="of:=[.I51]-[.G44]" office:value-type="float" office:value="31667" calcext:value-type="float">
            <text:p>31667</text:p>
          </table:table-cell>
          <table:table-cell table:formula="of:=[.G51]-[.G44]" office:value-type="float" office:value="40606" calcext:value-type="float">
            <text:p>40606</text:p>
          </table:table-cell>
          <table:table-cell table:formula="of:=[.N51]-[.L44]" office:value-type="float" office:value="557" calcext:value-type="float">
            <text:p>557</text:p>
          </table:table-cell>
          <table:table-cell table:formula="of:=[.L51]-[.L44]" office:value-type="float" office:value="576" calcext:value-type="float">
            <text:p>576</text:p>
          </table:table-cell>
          <table:table-cell table:formula="of:=[.P51]+[.R51]" office:value-type="float" office:value="49295.6" calcext:value-type="float">
            <text:p>49295.6</text:p>
          </table:table-cell>
          <table:table-cell table:formula="of:=[.Q51]+[.S51]" office:value-type="float" office:value="64200" calcext:value-type="float">
            <text:p>64200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float" office:value="73077" calcext:value-type="float">
            <text:p>73077</text:p>
          </table:table-cell>
          <table:table-cell office:value-type="float" office:value="70147" calcext:value-type="float">
            <text:p>70147</text:p>
          </table:table-cell>
          <table:table-cell office:value-type="float" office:value="65663.7" calcext:value-type="float">
            <text:p>65663.7</text:p>
          </table:table-cell>
          <table:table-cell office:value-type="float" office:value="51.7993" calcext:value-type="float">
            <text:p>51.7993</text:p>
          </table:table-cell>
          <table:table-cell office:value-type="float" office:value="1.18127" calcext:value-type="float">
            <text:p>1.18127</text:p>
          </table:table-cell>
          <table:table-cell office:value-type="float" office:value="135967" calcext:value-type="float">
            <text:p>135967</text:p>
          </table:table-cell>
          <table:table-cell office:value-type="float" office:value="135371" calcext:value-type="float">
            <text:p>135371</text:p>
          </table:table-cell>
          <table:table-cell office:value-type="float" office:value="127075" calcext:value-type="float">
            <text:p>127075</text:p>
          </table:table-cell>
          <table:table-cell office:value-type="float" office:value="6.38857" calcext:value-type="float">
            <text:p>6.38857</text:p>
          </table:table-cell>
          <table:table-cell office:value-type="float" office:value="1.41683" calcext:value-type="float">
            <text:p>1.41683</text:p>
          </table:table-cell>
          <table:table-cell office:value-type="float" office:value="1887" calcext:value-type="float">
            <text:p>1887</text:p>
          </table:table-cell>
          <table:table-cell office:value-type="float" office:value="1877.01" calcext:value-type="float">
            <text:p>1877.01</text:p>
          </table:table-cell>
          <table:table-cell office:value-type="float" office:value="1850.02" calcext:value-type="float">
            <text:p>1850.02</text:p>
          </table:table-cell>
          <table:table-cell table:style-name="ce1" table:formula="of:=[.A52]" office:value-type="date" office:date-value="2020-10-21" calcext:value-type="date">
            <text:p>21/10/20</text:p>
          </table:table-cell>
          <table:table-cell table:formula="of:=[.D52]-[.B45]" office:value-type="float" office:value="18749.7" calcext:value-type="float">
            <text:p>18749.7</text:p>
          </table:table-cell>
          <table:table-cell table:formula="of:=[.B52]-[.B45]" office:value-type="float" office:value="26163" calcext:value-type="float">
            <text:p>26163</text:p>
          </table:table-cell>
          <table:table-cell table:formula="of:=[.I52]-[.G45]" office:value-type="float" office:value="34570" calcext:value-type="float">
            <text:p>34570</text:p>
          </table:table-cell>
          <table:table-cell table:formula="of:=[.G52]-[.G45]" office:value-type="float" office:value="43462" calcext:value-type="float">
            <text:p>43462</text:p>
          </table:table-cell>
          <table:table-cell table:formula="of:=[.N52]-[.L45]" office:value-type="float" office:value="601.02" calcext:value-type="float">
            <text:p>601.02</text:p>
          </table:table-cell>
          <table:table-cell table:formula="of:=[.L52]-[.L45]" office:value-type="float" office:value="638" calcext:value-type="float">
            <text:p>638</text:p>
          </table:table-cell>
          <table:table-cell table:formula="of:=[.P52]+[.R52]" office:value-type="float" office:value="53319.7" calcext:value-type="float">
            <text:p>53319.7</text:p>
          </table:table-cell>
          <table:table-cell table:formula="of:=[.Q52]+[.S52]" office:value-type="float" office:value="69625" calcext:value-type="float">
            <text:p>69625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float" office:value="78662" calcext:value-type="float">
            <text:p>78662</text:p>
          </table:table-cell>
          <table:table-cell office:value-type="float" office:value="76599.1" calcext:value-type="float">
            <text:p>76599.1</text:p>
          </table:table-cell>
          <table:table-cell office:value-type="float" office:value="70342.8" calcext:value-type="float">
            <text:p>70342.8</text:p>
          </table:table-cell>
          <table:table-cell office:value-type="float" office:value="34.3925" calcext:value-type="float">
            <text:p>34.3925</text:p>
          </table:table-cell>
          <table:table-cell office:value-type="float" office:value="1.20685" calcext:value-type="float">
            <text:p>1.20685</text:p>
          </table:table-cell>
          <table:table-cell office:value-type="float" office:value="144532" calcext:value-type="float">
            <text:p>144532</text:p>
          </table:table-cell>
          <table:table-cell office:value-type="float" office:value="142900" calcext:value-type="float">
            <text:p>142900</text:p>
          </table:table-cell>
          <table:table-cell office:value-type="float" office:value="135153" calcext:value-type="float">
            <text:p>135153</text:p>
          </table:table-cell>
          <table:table-cell office:value-type="float" office:value="19.3417" calcext:value-type="float">
            <text:p>19.3417</text:p>
          </table:table-cell>
          <table:table-cell office:value-type="float" office:value="1.36058" calcext:value-type="float">
            <text:p>1.36058</text:p>
          </table:table-cell>
          <table:table-cell office:value-type="float" office:value="2008" calcext:value-type="float">
            <text:p>2008</text:p>
          </table:table-cell>
          <table:table-cell office:value-type="float" office:value="2009.1" calcext:value-type="float">
            <text:p>2009.1</text:p>
          </table:table-cell>
          <table:table-cell office:value-type="float" office:value="1958.2" calcext:value-type="float">
            <text:p>1958.2</text:p>
          </table:table-cell>
          <table:table-cell table:style-name="ce1" table:formula="of:=[.A53]" office:value-type="date" office:date-value="2020-10-22" calcext:value-type="date">
            <text:p>22/10/20</text:p>
          </table:table-cell>
          <table:table-cell table:formula="of:=[.D53]-[.B46]" office:value-type="float" office:value="19843.8" calcext:value-type="float">
            <text:p>19843.8</text:p>
          </table:table-cell>
          <table:table-cell table:formula="of:=[.B53]-[.B46]" office:value-type="float" office:value="28163" calcext:value-type="float">
            <text:p>28163</text:p>
          </table:table-cell>
          <table:table-cell table:formula="of:=[.I53]-[.G46]" office:value-type="float" office:value="36513" calcext:value-type="float">
            <text:p>36513</text:p>
          </table:table-cell>
          <table:table-cell table:formula="of:=[.G53]-[.G46]" office:value-type="float" office:value="45892" calcext:value-type="float">
            <text:p>45892</text:p>
          </table:table-cell>
          <table:table-cell table:formula="of:=[.N53]-[.L46]" office:value-type="float" office:value="649.2" calcext:value-type="float">
            <text:p>649.2</text:p>
          </table:table-cell>
          <table:table-cell table:formula="of:=[.L53]-[.L46]" office:value-type="float" office:value="699" calcext:value-type="float">
            <text:p>699</text:p>
          </table:table-cell>
          <table:table-cell table:formula="of:=[.P53]+[.R53]" office:value-type="float" office:value="56356.8" calcext:value-type="float">
            <text:p>56356.8</text:p>
          </table:table-cell>
          <table:table-cell table:formula="of:=[.Q53]+[.S53]" office:value-type="float" office:value="74055" calcext:value-type="float">
            <text:p>74055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float" office:value="84373" calcext:value-type="float">
            <text:p>84373</text:p>
          </table:table-cell>
          <table:table-cell table:style-name="ce3" office:value-type="float" office:value="82500" calcext:value-type="float">
            <text:p>8.25E+04</text:p>
          </table:table-cell>
          <table:table-cell office:value-type="float" office:value="75693.6" calcext:value-type="float">
            <text:p>75693.6</text:p>
          </table:table-cell>
          <table:table-cell office:value-type="float" office:value="29.6949" calcext:value-type="float">
            <text:p>29.6949</text:p>
          </table:table-cell>
          <table:table-cell office:value-type="float" office:value="1.19738" calcext:value-type="float">
            <text:p>1.19738</text:p>
          </table:table-cell>
          <table:table-cell office:value-type="float" office:value="154081" calcext:value-type="float">
            <text:p>154081</text:p>
          </table:table-cell>
          <table:table-cell office:value-type="float" office:value="151786" calcext:value-type="float">
            <text:p>151786</text:p>
          </table:table-cell>
          <table:table-cell office:value-type="float" office:value="144340" calcext:value-type="float">
            <text:p>144340</text:p>
          </table:table-cell>
          <table:table-cell office:value-type="float" office:value="26.6401" calcext:value-type="float">
            <text:p>26.6401</text:p>
          </table:table-cell>
          <table:table-cell office:value-type="float" office:value="1.34388" calcext:value-type="float">
            <text:p>1.34388</text:p>
          </table:table-cell>
          <table:table-cell office:value-type="float" office:value="2128" calcext:value-type="float">
            <text:p>2128</text:p>
          </table:table-cell>
          <table:table-cell office:value-type="float" office:value="2112.96" calcext:value-type="float">
            <text:p>2112.96</text:p>
          </table:table-cell>
          <table:table-cell office:value-type="float" office:value="2090.05" calcext:value-type="float">
            <text:p>2090.05</text:p>
          </table:table-cell>
          <table:table-cell table:style-name="ce1" table:formula="of:=[.A54]" office:value-type="date" office:date-value="2020-10-23" calcext:value-type="date">
            <text:p>23/10/20</text:p>
          </table:table-cell>
          <table:table-cell table:formula="of:=[.D54]-[.B47]" office:value-type="float" office:value="20882.6" calcext:value-type="float">
            <text:p>20882.6</text:p>
          </table:table-cell>
          <table:table-cell table:formula="of:=[.B54]-[.B47]" office:value-type="float" office:value="29562" calcext:value-type="float">
            <text:p>29562</text:p>
          </table:table-cell>
          <table:table-cell table:formula="of:=[.I54]-[.G47]" office:value-type="float" office:value="38907" calcext:value-type="float">
            <text:p>38907</text:p>
          </table:table-cell>
          <table:table-cell table:formula="of:=[.G54]-[.G47]" office:value-type="float" office:value="48648" calcext:value-type="float">
            <text:p>48648</text:p>
          </table:table-cell>
          <table:table-cell table:formula="of:=[.N54]-[.L47]" office:value-type="float" office:value="701.05" calcext:value-type="float">
            <text:p>701.05</text:p>
          </table:table-cell>
          <table:table-cell table:formula="of:=[.L54]-[.L47]" office:value-type="float" office:value="739" calcext:value-type="float">
            <text:p>739</text:p>
          </table:table-cell>
          <table:table-cell table:formula="of:=[.P54]+[.R54]" office:value-type="float" office:value="59789.6" calcext:value-type="float">
            <text:p>59789.6</text:p>
          </table:table-cell>
          <table:table-cell table:formula="of:=[.Q54]+[.S54]" office:value-type="float" office:value="78210" calcext:value-type="float">
            <text:p>78210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float" office:value="88887" calcext:value-type="float">
            <text:p>88887</text:p>
          </table:table-cell>
          <table:table-cell office:value-type="float" office:value="88693" calcext:value-type="float">
            <text:p>88693</text:p>
          </table:table-cell>
          <table:table-cell office:value-type="float" office:value="79365.6" calcext:value-type="float">
            <text:p>79365.6</text:p>
          </table:table-cell>
          <table:table-cell office:value-type="float" office:value="2.92102" calcext:value-type="float">
            <text:p>2.92102</text:p>
          </table:table-cell>
          <table:table-cell office:value-type="float" office:value="1.21584" calcext:value-type="float">
            <text:p>1.21584</text:p>
          </table:table-cell>
          <table:table-cell office:value-type="float" office:value="162039" calcext:value-type="float">
            <text:p>162039</text:p>
          </table:table-cell>
          <table:table-cell office:value-type="float" office:value="161597" calcext:value-type="float">
            <text:p>161597</text:p>
          </table:table-cell>
          <table:table-cell office:value-type="float" office:value="150347" calcext:value-type="float">
            <text:p>150347</text:p>
          </table:table-cell>
          <table:table-cell office:value-type="float" office:value="5.05357" calcext:value-type="float">
            <text:p>5.05357</text:p>
          </table:table-cell>
          <table:table-cell office:value-type="float" office:value="1.49298" calcext:value-type="float">
            <text:p>1.49298</text:p>
          </table:table-cell>
          <table:table-cell office:value-type="float" office:value="2268" calcext:value-type="float">
            <text:p>2268</text:p>
          </table:table-cell>
          <table:table-cell office:value-type="float" office:value="2241.35" calcext:value-type="float">
            <text:p>2241.35</text:p>
          </table:table-cell>
          <table:table-cell office:value-type="float" office:value="2191.81" calcext:value-type="float">
            <text:p>2191.81</text:p>
          </table:table-cell>
          <table:table-cell table:style-name="ce1" table:formula="of:=[.A55]" office:value-type="date" office:date-value="2020-10-24" calcext:value-type="date">
            <text:p>24/10/20</text:p>
          </table:table-cell>
          <table:table-cell table:formula="of:=[.D55]-[.B48]" office:value-type="float" office:value="21298.6" calcext:value-type="float">
            <text:p>21298.6</text:p>
          </table:table-cell>
          <table:table-cell table:formula="of:=[.B55]-[.B48]" office:value-type="float" office:value="30820" calcext:value-type="float">
            <text:p>30820</text:p>
          </table:table-cell>
          <table:table-cell table:formula="of:=[.I55]-[.G48]" office:value-type="float" office:value="39458" calcext:value-type="float">
            <text:p>39458</text:p>
          </table:table-cell>
          <table:table-cell table:formula="of:=[.G55]-[.G48]" office:value-type="float" office:value="51150" calcext:value-type="float">
            <text:p>51150</text:p>
          </table:table-cell>
          <table:table-cell table:formula="of:=[.N55]-[.L48]" office:value-type="float" office:value="722.81" calcext:value-type="float">
            <text:p>722.81</text:p>
          </table:table-cell>
          <table:table-cell table:formula="of:=[.L55]-[.L48]" office:value-type="float" office:value="799" calcext:value-type="float">
            <text:p>799</text:p>
          </table:table-cell>
          <table:table-cell table:formula="of:=[.P55]+[.R55]" office:value-type="float" office:value="60756.6" calcext:value-type="float">
            <text:p>60756.6</text:p>
          </table:table-cell>
          <table:table-cell table:formula="of:=[.Q55]+[.S55]" office:value-type="float" office:value="81970" calcext:value-type="float">
            <text:p>81970</text:p>
          </table:table-cell>
        </table:table-row>
        <table:table-row table:style-name="ro1">
          <table:table-cell office:value-type="date" office:date-value="2020-10-25" calcext:value-type="date">
            <text:p>25/10/20</text:p>
          </table:table-cell>
          <table:table-cell office:value-type="float" office:value="91294" calcext:value-type="float">
            <text:p>91294</text:p>
          </table:table-cell>
          <table:table-cell office:value-type="float" office:value="92452.8" calcext:value-type="float">
            <text:p>92452.8</text:p>
          </table:table-cell>
          <table:table-cell office:value-type="float" office:value="81029.8" calcext:value-type="float">
            <text:p>81029.8</text:p>
          </table:table-cell>
          <table:table-cell office:value-type="float" office:value="-19.2631" calcext:value-type="float">
            <text:p>-19.2631</text:p>
          </table:table-cell>
          <table:table-cell office:value-type="float" office:value="1.26552" calcext:value-type="float">
            <text:p>1.26552</text:p>
          </table:table-cell>
          <table:table-cell office:value-type="float" office:value="166932" calcext:value-type="float">
            <text:p>166932</text:p>
          </table:table-cell>
          <table:table-cell office:value-type="float" office:value="167476" calcext:value-type="float">
            <text:p>167476</text:p>
          </table:table-cell>
          <table:table-cell office:value-type="float" office:value="152827" calcext:value-type="float">
            <text:p>152827</text:p>
          </table:table-cell>
          <table:table-cell office:value-type="float" office:value="-7.27284" calcext:value-type="float">
            <text:p>-7.27284</text:p>
          </table:table-cell>
          <table:table-cell office:value-type="float" office:value="1.73906" calcext:value-type="float">
            <text:p>1.73906</text:p>
          </table:table-cell>
          <table:table-cell office:value-type="float" office:value="2416" calcext:value-type="float">
            <text:p>2416</text:p>
          </table:table-cell>
          <table:table-cell office:value-type="float" office:value="2412.7" calcext:value-type="float">
            <text:p>2412.7</text:p>
          </table:table-cell>
          <table:table-cell office:value-type="float" office:value="2281.09" calcext:value-type="float">
            <text:p>2281.09</text:p>
          </table:table-cell>
          <table:table-cell table:style-name="ce1" table:formula="of:=[.A56]" office:value-type="date" office:date-value="2020-10-25" calcext:value-type="date">
            <text:p>25/10/20</text:p>
          </table:table-cell>
          <table:table-cell table:formula="of:=[.D56]-[.B49]" office:value-type="float" office:value="21113.8" calcext:value-type="float">
            <text:p>21113.8</text:p>
          </table:table-cell>
          <table:table-cell table:formula="of:=[.B56]-[.B49]" office:value-type="float" office:value="31378" calcext:value-type="float">
            <text:p>31378</text:p>
          </table:table-cell>
          <table:table-cell table:formula="of:=[.I56]-[.G49]" office:value-type="float" office:value="38729" calcext:value-type="float">
            <text:p>38729</text:p>
          </table:table-cell>
          <table:table-cell table:formula="of:=[.G56]-[.G49]" office:value-type="float" office:value="52834" calcext:value-type="float">
            <text:p>52834</text:p>
          </table:table-cell>
          <table:table-cell table:formula="of:=[.N56]-[.L49]" office:value-type="float" office:value="731.09" calcext:value-type="float">
            <text:p>731.09</text:p>
          </table:table-cell>
          <table:table-cell table:formula="of:=[.L56]-[.L49]" office:value-type="float" office:value="866" calcext:value-type="float">
            <text:p>866</text:p>
          </table:table-cell>
          <table:table-cell table:formula="of:=[.P56]+[.R56]" office:value-type="float" office:value="59842.8" calcext:value-type="float">
            <text:p>59842.8</text:p>
          </table:table-cell>
          <table:table-cell table:formula="of:=[.Q56]+[.S56]" office:value-type="float" office:value="84212" calcext:value-type="float">
            <text:p>84212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float" office:value="94810" calcext:value-type="float">
            <text:p>94810</text:p>
          </table:table-cell>
          <table:table-cell office:value-type="float" office:value="94182.9" calcext:value-type="float">
            <text:p>94182.9</text:p>
          </table:table-cell>
          <table:table-cell office:value-type="float" office:value="84585.2" calcext:value-type="float">
            <text:p>84585.2</text:p>
          </table:table-cell>
          <table:table-cell office:value-type="float" office:value="11.6018" calcext:value-type="float">
            <text:p>11.6018</text:p>
          </table:table-cell>
          <table:table-cell office:value-type="float" office:value="1.18223" calcext:value-type="float">
            <text:p>1.18223</text:p>
          </table:table-cell>
          <table:table-cell office:value-type="float" office:value="173689" calcext:value-type="float">
            <text:p>173689</text:p>
          </table:table-cell>
          <table:table-cell office:value-type="float" office:value="170697" calcext:value-type="float">
            <text:p>170697</text:p>
          </table:table-cell>
          <table:table-cell office:value-type="float" office:value="159925" calcext:value-type="float">
            <text:p>159925</text:p>
          </table:table-cell>
          <table:table-cell office:value-type="float" office:value="48.0706" calcext:value-type="float">
            <text:p>48.0706</text:p>
          </table:table-cell>
          <table:table-cell office:value-type="float" office:value="1.59148" calcext:value-type="float">
            <text:p>1.59148</text:p>
          </table:table-cell>
          <table:table-cell office:value-type="float" office:value="2576" calcext:value-type="float">
            <text:p>2576</text:p>
          </table:table-cell>
          <table:table-cell office:value-type="float" office:value="2562.96" calcext:value-type="float">
            <text:p>2562.96</text:p>
          </table:table-cell>
          <table:table-cell office:value-type="float" office:value="2446.7" calcext:value-type="float">
            <text:p>2446.7</text:p>
          </table:table-cell>
          <table:table-cell table:style-name="ce1" table:formula="of:=[.A57]" office:value-type="date" office:date-value="2020-10-26" calcext:value-type="date">
            <text:p>26/10/20</text:p>
          </table:table-cell>
          <table:table-cell table:formula="of:=[.D57]-[.B50]" office:value-type="float" office:value="21939.2" calcext:value-type="float">
            <text:p>21939.2</text:p>
          </table:table-cell>
          <table:table-cell table:formula="of:=[.B57]-[.B50]" office:value-type="float" office:value="32164" calcext:value-type="float">
            <text:p>32164</text:p>
          </table:table-cell>
          <table:table-cell table:formula="of:=[.I57]-[.G50]" office:value-type="float" office:value="40480" calcext:value-type="float">
            <text:p>40480</text:p>
          </table:table-cell>
          <table:table-cell table:formula="of:=[.G57]-[.G50]" office:value-type="float" office:value="54244" calcext:value-type="float">
            <text:p>54244</text:p>
          </table:table-cell>
          <table:table-cell table:formula="of:=[.N57]-[.L50]" office:value-type="float" office:value="790.7" calcext:value-type="float">
            <text:p>790.7</text:p>
          </table:table-cell>
          <table:table-cell table:formula="of:=[.L57]-[.L50]" office:value-type="float" office:value="920" calcext:value-type="float">
            <text:p>920</text:p>
          </table:table-cell>
          <table:table-cell table:formula="of:=[.P57]+[.R57]" office:value-type="float" office:value="62419.2" calcext:value-type="float">
            <text:p>62419.2</text:p>
          </table:table-cell>
          <table:table-cell table:formula="of:=[.Q57]+[.S57]" office:value-type="float" office:value="86408" calcext:value-type="float">
            <text:p>86408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float" office:value="100467" calcext:value-type="float">
            <text:p>100467</text:p>
          </table:table-cell>
          <table:table-cell office:value-type="float" office:value="97854.1" calcext:value-type="float">
            <text:p>97854.1</text:p>
          </table:table-cell>
          <table:table-cell office:value-type="float" office:value="89956.6" calcext:value-type="float">
            <text:p>89956.6</text:p>
          </table:table-cell>
          <table:table-cell office:value-type="float" office:value="47.0952" calcext:value-type="float">
            <text:p>47.0952</text:p>
          </table:table-cell>
          <table:table-cell office:value-type="float" office:value="1.146" calcext:value-type="float">
            <text:p>1.146</text:p>
          </table:table-cell>
          <table:table-cell office:value-type="float" office:value="183695" calcext:value-type="float">
            <text:p>183695</text:p>
          </table:table-cell>
          <table:table-cell office:value-type="float" office:value="180213" calcext:value-type="float">
            <text:p>180213</text:p>
          </table:table-cell>
          <table:table-cell office:value-type="float" office:value="169805" calcext:value-type="float">
            <text:p>169805</text:p>
          </table:table-cell>
          <table:table-cell office:value-type="float" office:value="42.4674" calcext:value-type="float">
            <text:p>42.4674</text:p>
          </table:table-cell>
          <table:table-cell office:value-type="float" office:value="1.51446" calcext:value-type="float">
            <text:p>1.51446</text:p>
          </table:table-cell>
          <table:table-cell office:value-type="float" office:value="2764" calcext:value-type="float">
            <text:p>2764</text:p>
          </table:table-cell>
          <table:table-cell office:value-type="float" office:value="2731.39" calcext:value-type="float">
            <text:p>2731.39</text:p>
          </table:table-cell>
          <table:table-cell office:value-type="float" office:value="2618.11" calcext:value-type="float">
            <text:p>2618.11</text:p>
          </table:table-cell>
          <table:table-cell table:style-name="ce1" table:formula="of:=[.A58]" office:value-type="date" office:date-value="2020-10-27" calcext:value-type="date">
            <text:p>27/10/20</text:p>
          </table:table-cell>
          <table:table-cell table:formula="of:=[.D58]-[.B51]" office:value-type="float" office:value="22945.6" calcext:value-type="float">
            <text:p>22945.6</text:p>
          </table:table-cell>
          <table:table-cell table:formula="of:=[.B58]-[.B51]" office:value-type="float" office:value="33456" calcext:value-type="float">
            <text:p>33456</text:p>
          </table:table-cell>
          <table:table-cell table:formula="of:=[.I58]-[.G51]" office:value-type="float" office:value="42741" calcext:value-type="float">
            <text:p>42741</text:p>
          </table:table-cell>
          <table:table-cell table:formula="of:=[.G58]-[.G51]" office:value-type="float" office:value="56631" calcext:value-type="float">
            <text:p>56631</text:p>
          </table:table-cell>
          <table:table-cell table:formula="of:=[.N58]-[.L51]" office:value-type="float" office:value="857.11" calcext:value-type="float">
            <text:p>857.11</text:p>
          </table:table-cell>
          <table:table-cell table:formula="of:=[.L58]-[.L51]" office:value-type="float" office:value="1003" calcext:value-type="float">
            <text:p>1003</text:p>
          </table:table-cell>
          <table:table-cell table:formula="of:=[.P58]+[.R58]" office:value-type="float" office:value="65686.6" calcext:value-type="float">
            <text:p>65686.6</text:p>
          </table:table-cell>
          <table:table-cell table:formula="of:=[.Q58]+[.S58]" office:value-type="float" office:value="90087" calcext:value-type="float">
            <text:p>90087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float" office:value="105061" calcext:value-type="float">
            <text:p>105061</text:p>
          </table:table-cell>
          <table:table-cell office:value-type="float" office:value="104108" calcext:value-type="float">
            <text:p>104108</text:p>
          </table:table-cell>
          <table:table-cell office:value-type="float" office:value="96633.8" calcext:value-type="float">
            <text:p>96633.8</text:p>
          </table:table-cell>
          <table:table-cell office:value-type="float" office:value="15.6919" calcext:value-type="float">
            <text:p>15.6919</text:p>
          </table:table-cell>
          <table:table-cell office:value-type="float" office:value="0.847257" calcext:value-type="float">
            <text:p>0.847257</text:p>
          </table:table-cell>
          <table:table-cell office:value-type="float" office:value="192081" calcext:value-type="float">
            <text:p>192081</text:p>
          </table:table-cell>
          <table:table-cell office:value-type="float" office:value="193369" calcext:value-type="float">
            <text:p>193369</text:p>
          </table:table-cell>
          <table:table-cell office:value-type="float" office:value="180010" calcext:value-type="float">
            <text:p>180010</text:p>
          </table:table-cell>
          <table:table-cell office:value-type="float" office:value="-12.9113" calcext:value-type="float">
            <text:p>-12.9113</text:p>
          </table:table-cell>
          <table:table-cell office:value-type="float" office:value="1.21359" calcext:value-type="float">
            <text:p>1.21359</text:p>
          </table:table-cell>
          <table:table-cell office:value-type="float" office:value="2930" calcext:value-type="float">
            <text:p>2930</text:p>
          </table:table-cell>
          <table:table-cell office:value-type="float" office:value="2928.82" calcext:value-type="float">
            <text:p>2928.82</text:p>
          </table:table-cell>
          <table:table-cell office:value-type="float" office:value="2792.81" calcext:value-type="float">
            <text:p>2792.81</text:p>
          </table:table-cell>
          <table:table-cell table:style-name="ce1" table:formula="of:=[.A59]" office:value-type="date" office:date-value="2020-10-28" calcext:value-type="date">
            <text:p>28/10/20</text:p>
          </table:table-cell>
          <table:table-cell table:formula="of:=[.D59]-[.B52]" office:value-type="float" office:value="23556.8" calcext:value-type="float">
            <text:p>23556.8</text:p>
          </table:table-cell>
          <table:table-cell table:formula="of:=[.B59]-[.B52]" office:value-type="float" office:value="31984" calcext:value-type="float">
            <text:p>31984</text:p>
          </table:table-cell>
          <table:table-cell table:formula="of:=[.I59]-[.G52]" office:value-type="float" office:value="44043" calcext:value-type="float">
            <text:p>44043</text:p>
          </table:table-cell>
          <table:table-cell table:formula="of:=[.G59]-[.G52]" office:value-type="float" office:value="56114" calcext:value-type="float">
            <text:p>56114</text:p>
          </table:table-cell>
          <table:table-cell table:formula="of:=[.N59]-[.L52]" office:value-type="float" office:value="905.81" calcext:value-type="float">
            <text:p>905.81</text:p>
          </table:table-cell>
          <table:table-cell table:formula="of:=[.L59]-[.L52]" office:value-type="float" office:value="1043" calcext:value-type="float">
            <text:p>1043</text:p>
          </table:table-cell>
          <table:table-cell table:formula="of:=[.P59]+[.R59]" office:value-type="float" office:value="67599.8" calcext:value-type="float">
            <text:p>67599.8</text:p>
          </table:table-cell>
          <table:table-cell table:formula="of:=[.Q59]+[.S59]" office:value-type="float" office:value="88098" calcext:value-type="float">
            <text:p>88098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float" office:value="109828" calcext:value-type="float">
            <text:p>109828</text:p>
          </table:table-cell>
          <table:table-cell office:value-type="float" office:value="109038" calcext:value-type="float">
            <text:p>109038</text:p>
          </table:table-cell>
          <table:table-cell office:value-type="float" office:value="102916" calcext:value-type="float">
            <text:p>102916</text:p>
          </table:table-cell>
          <table:table-cell office:value-type="float" office:value="12.4027" calcext:value-type="float">
            <text:p>12.4027</text:p>
          </table:table-cell>
          <table:table-cell office:value-type="float" office:value="0.653342" calcext:value-type="float">
            <text:p>0.653342</text:p>
          </table:table-cell>
          <table:table-cell office:value-type="float" office:value="200369" calcext:value-type="float">
            <text:p>200369</text:p>
          </table:table-cell>
          <table:table-cell office:value-type="float" office:value="199899" calcext:value-type="float">
            <text:p>199899</text:p>
          </table:table-cell>
          <table:table-cell office:value-type="float" office:value="189960" calcext:value-type="float">
            <text:p>189960</text:p>
          </table:table-cell>
          <table:table-cell office:value-type="float" office:value="5.20105" calcext:value-type="float">
            <text:p>5.20105</text:p>
          </table:table-cell>
          <table:table-cell office:value-type="float" office:value="0.983904" calcext:value-type="float">
            <text:p>0.983904</text:p>
          </table:table-cell>
          <table:table-cell office:value-type="float" office:value="3122" calcext:value-type="float">
            <text:p>3122</text:p>
          </table:table-cell>
          <table:table-cell office:value-type="float" office:value="3067.58" calcext:value-type="float">
            <text:p>3067.58</text:p>
          </table:table-cell>
          <table:table-cell office:value-type="float" office:value="2942.76" calcext:value-type="float">
            <text:p>2942.76</text:p>
          </table:table-cell>
          <table:table-cell table:style-name="ce1" table:formula="of:=[.A60]" office:value-type="date" office:date-value="2020-10-29" calcext:value-type="date">
            <text:p>29/10/20</text:p>
          </table:table-cell>
          <table:table-cell table:formula="of:=[.D60]-[.B53]" office:value-type="float" office:value="24254" calcext:value-type="float">
            <text:p>24254</text:p>
          </table:table-cell>
          <table:table-cell table:formula="of:=[.B60]-[.B53]" office:value-type="float" office:value="31166" calcext:value-type="float">
            <text:p>31166</text:p>
          </table:table-cell>
          <table:table-cell table:formula="of:=[.I60]-[.G53]" office:value-type="float" office:value="45428" calcext:value-type="float">
            <text:p>45428</text:p>
          </table:table-cell>
          <table:table-cell table:formula="of:=[.G60]-[.G53]" office:value-type="float" office:value="55837" calcext:value-type="float">
            <text:p>55837</text:p>
          </table:table-cell>
          <table:table-cell table:formula="of:=[.N60]-[.L53]" office:value-type="float" office:value="934.76" calcext:value-type="float">
            <text:p>934.76</text:p>
          </table:table-cell>
          <table:table-cell table:formula="of:=[.L60]-[.L53]" office:value-type="float" office:value="1114" calcext:value-type="float">
            <text:p>1114</text:p>
          </table:table-cell>
          <table:table-cell table:formula="of:=[.P60]+[.R60]" office:value-type="float" office:value="69682" calcext:value-type="float">
            <text:p>69682</text:p>
          </table:table-cell>
          <table:table-cell table:formula="of:=[.Q60]+[.S60]" office:value-type="float" office:value="87003" calcext:value-type="float">
            <text:p>87003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float" office:value="114463" calcext:value-type="float">
            <text:p>114463</text:p>
          </table:table-cell>
          <table:table-cell office:value-type="float" office:value="113818" calcext:value-type="float">
            <text:p>113818</text:p>
          </table:table-cell>
          <table:table-cell office:value-type="float" office:value="109137" calcext:value-type="float">
            <text:p>109137</text:p>
          </table:table-cell>
          <table:table-cell office:value-type="float" office:value="10.1069" calcext:value-type="float">
            <text:p>10.1069</text:p>
          </table:table-cell>
          <table:table-cell office:value-type="float" office:value="0.476701" calcext:value-type="float">
            <text:p>0.476701</text:p>
          </table:table-cell>
          <table:table-cell office:value-type="float" office:value="209339" calcext:value-type="float">
            <text:p>209339</text:p>
          </table:table-cell>
          <table:table-cell office:value-type="float" office:value="207904" calcext:value-type="float">
            <text:p>207904</text:p>
          </table:table-cell>
          <table:table-cell office:value-type="float" office:value="200620" calcext:value-type="float">
            <text:p>200620</text:p>
          </table:table-cell>
          <table:table-cell office:value-type="float" office:value="16.2185" calcext:value-type="float">
            <text:p>16.2185</text:p>
          </table:table-cell>
          <table:table-cell office:value-type="float" office:value="0.78037" calcext:value-type="float">
            <text:p>0.78037</text:p>
          </table:table-cell>
          <table:table-cell office:value-type="float" office:value="3334" calcext:value-type="float">
            <text:p>3334</text:p>
          </table:table-cell>
          <table:table-cell office:value-type="float" office:value="3276.05" calcext:value-type="float">
            <text:p>3276.05</text:p>
          </table:table-cell>
          <table:table-cell office:value-type="float" office:value="3132.82" calcext:value-type="float">
            <text:p>3132.82</text:p>
          </table:table-cell>
          <table:table-cell table:style-name="ce1" table:formula="of:=[.A61]" office:value-type="date" office:date-value="2020-10-30" calcext:value-type="date">
            <text:p>30/10/20</text:p>
          </table:table-cell>
          <table:table-cell table:formula="of:=[.D61]-[.B54]" office:value-type="float" office:value="24764" calcext:value-type="float">
            <text:p>24764</text:p>
          </table:table-cell>
          <table:table-cell table:formula="of:=[.B61]-[.B54]" office:value-type="float" office:value="30090" calcext:value-type="float">
            <text:p>30090</text:p>
          </table:table-cell>
          <table:table-cell table:formula="of:=[.I61]-[.G54]" office:value-type="float" office:value="46539" calcext:value-type="float">
            <text:p>46539</text:p>
          </table:table-cell>
          <table:table-cell table:formula="of:=[.G61]-[.G54]" office:value-type="float" office:value="55258" calcext:value-type="float">
            <text:p>55258</text:p>
          </table:table-cell>
          <table:table-cell table:formula="of:=[.N61]-[.L54]" office:value-type="float" office:value="1004.82" calcext:value-type="float">
            <text:p>1004.82</text:p>
          </table:table-cell>
          <table:table-cell table:formula="of:=[.L61]-[.L54]" office:value-type="float" office:value="1206" calcext:value-type="float">
            <text:p>1206</text:p>
          </table:table-cell>
          <table:table-cell table:formula="of:=[.P61]+[.R61]" office:value-type="float" office:value="71303" calcext:value-type="float">
            <text:p>71303</text:p>
          </table:table-cell>
          <table:table-cell table:formula="of:=[.Q61]+[.S61]" office:value-type="float" office:value="85348" calcext:value-type="float">
            <text:p>85348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float" office:value="118106" calcext:value-type="float">
            <text:p>118106</text:p>
          </table:table-cell>
          <table:table-cell office:value-type="float" office:value="118746" calcext:value-type="float">
            <text:p>118746</text:p>
          </table:table-cell>
          <table:table-cell office:value-type="float" office:value="113436" calcext:value-type="float">
            <text:p>113436</text:p>
          </table:table-cell>
          <table:table-cell office:value-type="float" office:value="-9.68142" calcext:value-type="float">
            <text:p>-9.68142</text:p>
          </table:table-cell>
          <table:table-cell office:value-type="float" office:value="0.398783" calcext:value-type="float">
            <text:p>0.398783</text:p>
          </table:table-cell>
          <table:table-cell office:value-type="float" office:value="217125" calcext:value-type="float">
            <text:p>217125</text:p>
          </table:table-cell>
          <table:table-cell office:value-type="float" office:value="216728" calcext:value-type="float">
            <text:p>216728</text:p>
          </table:table-cell>
          <table:table-cell office:value-type="float" office:value="208031" calcext:value-type="float">
            <text:p>208031</text:p>
          </table:table-cell>
          <table:table-cell office:value-type="float" office:value="4.54581" calcext:value-type="float">
            <text:p>4.54581</text:p>
          </table:table-cell>
          <table:table-cell office:value-type="float" office:value="0.776575" calcext:value-type="float">
            <text:p>0.776575</text:p>
          </table:table-cell>
          <table:table-cell office:value-type="float" office:value="3521" calcext:value-type="float">
            <text:p>3521</text:p>
          </table:table-cell>
          <table:table-cell office:value-type="float" office:value="3478.95" calcext:value-type="float">
            <text:p>3478.95</text:p>
          </table:table-cell>
          <table:table-cell office:value-type="float" office:value="3297.38" calcext:value-type="float">
            <text:p>3297.38</text:p>
          </table:table-cell>
          <table:table-cell table:style-name="ce1" table:formula="of:=[.A62]" office:value-type="date" office:date-value="2020-10-31" calcext:value-type="date">
            <text:p>31/10/20</text:p>
          </table:table-cell>
          <table:table-cell table:formula="of:=[.D62]-[.B55]" office:value-type="float" office:value="24549" calcext:value-type="float">
            <text:p>24549</text:p>
          </table:table-cell>
          <table:table-cell table:formula="of:=[.B62]-[.B55]" office:value-type="float" office:value="29219" calcext:value-type="float">
            <text:p>29219</text:p>
          </table:table-cell>
          <table:table-cell table:formula="of:=[.I62]-[.G55]" office:value-type="float" office:value="45992" calcext:value-type="float">
            <text:p>45992</text:p>
          </table:table-cell>
          <table:table-cell table:formula="of:=[.G62]-[.G55]" office:value-type="float" office:value="55086" calcext:value-type="float">
            <text:p>55086</text:p>
          </table:table-cell>
          <table:table-cell table:formula="of:=[.N62]-[.L55]" office:value-type="float" office:value="1029.38" calcext:value-type="float">
            <text:p>1029.38</text:p>
          </table:table-cell>
          <table:table-cell table:formula="of:=[.L62]-[.L55]" office:value-type="float" office:value="1253" calcext:value-type="float">
            <text:p>1253</text:p>
          </table:table-cell>
          <table:table-cell table:formula="of:=[.P62]+[.R62]" office:value-type="float" office:value="70541" calcext:value-type="float">
            <text:p>70541</text:p>
          </table:table-cell>
          <table:table-cell table:formula="of:=[.Q62]+[.S62]" office:value-type="float" office:value="84305" calcext:value-type="float">
            <text:p>84305</text:p>
          </table:table-cell>
        </table:table-row>
        <table:table-row table:style-name="ro1">
          <table:table-cell office:value-type="date" office:date-value="2020-11-01" calcext:value-type="date">
            <text:p>01/11/20</text:p>
          </table:table-cell>
          <table:table-cell office:value-type="float" office:value="120063" calcext:value-type="float">
            <text:p>120063</text:p>
          </table:table-cell>
          <table:table-cell office:value-type="float" office:value="121589" calcext:value-type="float">
            <text:p>121589</text:p>
          </table:table-cell>
          <table:table-cell office:value-type="float" office:value="115349" calcext:value-type="float">
            <text:p>115349</text:p>
          </table:table-cell>
          <table:table-cell office:value-type="float" office:value="-25.6609" calcext:value-type="float">
            <text:p>-25.6609</text:p>
          </table:table-cell>
          <table:table-cell office:value-type="float" office:value="0.391876" calcext:value-type="float">
            <text:p>0.391876</text:p>
          </table:table-cell>
          <table:table-cell office:value-type="float" office:value="221710" calcext:value-type="float">
            <text:p>221710</text:p>
          </table:table-cell>
          <table:table-cell office:value-type="float" office:value="222322" calcext:value-type="float">
            <text:p>222322</text:p>
          </table:table-cell>
          <table:table-cell office:value-type="float" office:value="211692" calcext:value-type="float">
            <text:p>211692</text:p>
          </table:table-cell>
          <table:table-cell office:value-type="float" office:value="-8.36141" calcext:value-type="float">
            <text:p>-8.36141</text:p>
          </table:table-cell>
          <table:table-cell office:value-type="float" office:value="0.832768" calcext:value-type="float">
            <text:p>0.832768</text:p>
          </table:table-cell>
          <table:table-cell office:value-type="float" office:value="3734" calcext:value-type="float">
            <text:p>3734</text:p>
          </table:table-cell>
          <table:table-cell office:value-type="float" office:value="3692.35" calcext:value-type="float">
            <text:p>3692.35</text:p>
          </table:table-cell>
          <table:table-cell office:value-type="float" office:value="3444.42" calcext:value-type="float">
            <text:p>3444.42</text:p>
          </table:table-cell>
          <table:table-cell table:style-name="ce1" table:formula="of:=[.A63]" office:value-type="date" office:date-value="2020-11-01" calcext:value-type="date">
            <text:p>01/11/20</text:p>
          </table:table-cell>
          <table:table-cell table:formula="of:=[.D63]-[.B56]" office:value-type="float" office:value="24055" calcext:value-type="float">
            <text:p>24055</text:p>
          </table:table-cell>
          <table:table-cell table:formula="of:=[.B63]-[.B56]" office:value-type="float" office:value="28769" calcext:value-type="float">
            <text:p>28769</text:p>
          </table:table-cell>
          <table:table-cell table:formula="of:=[.I63]-[.G56]" office:value-type="float" office:value="44760" calcext:value-type="float">
            <text:p>44760</text:p>
          </table:table-cell>
          <table:table-cell table:formula="of:=[.G63]-[.G56]" office:value-type="float" office:value="54778" calcext:value-type="float">
            <text:p>54778</text:p>
          </table:table-cell>
          <table:table-cell table:formula="of:=[.N63]-[.L56]" office:value-type="float" office:value="1028.42" calcext:value-type="float">
            <text:p>1028.42</text:p>
          </table:table-cell>
          <table:table-cell table:formula="of:=[.L63]-[.L56]" office:value-type="float" office:value="1318" calcext:value-type="float">
            <text:p>1318</text:p>
          </table:table-cell>
          <table:table-cell table:formula="of:=[.P63]+[.R63]" office:value-type="float" office:value="68815" calcext:value-type="float">
            <text:p>68815</text:p>
          </table:table-cell>
          <table:table-cell table:formula="of:=[.Q63]+[.S63]" office:value-type="float" office:value="83547" calcext:value-type="float">
            <text:p>83547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float" office:value="122918" calcext:value-type="float">
            <text:p>122918</text:p>
          </table:table-cell>
          <table:table-cell office:value-type="float" office:value="122802" calcext:value-type="float">
            <text:p>122802</text:p>
          </table:table-cell>
          <table:table-cell office:value-type="float" office:value="119127" calcext:value-type="float">
            <text:p>119127</text:p>
          </table:table-cell>
          <table:table-cell office:value-type="float" office:value="2.20977" calcext:value-type="float">
            <text:p>2.20977</text:p>
          </table:table-cell>
          <table:table-cell office:value-type="float" office:value="0.307095" calcext:value-type="float">
            <text:p>0.307095</text:p>
          </table:table-cell>
          <table:table-cell office:value-type="float" office:value="228107" calcext:value-type="float">
            <text:p>228107</text:p>
          </table:table-cell>
          <table:table-cell office:value-type="float" office:value="225095" calcext:value-type="float">
            <text:p>225095</text:p>
          </table:table-cell>
          <table:table-cell office:value-type="float" office:value="219169" calcext:value-type="float">
            <text:p>219169</text:p>
          </table:table-cell>
          <table:table-cell office:value-type="float" office:value="51.0469" calcext:value-type="float">
            <text:p>51.0469</text:p>
          </table:table-cell>
          <table:table-cell office:value-type="float" office:value="0.724075" calcext:value-type="float">
            <text:p>0.724075</text:p>
          </table:table-cell>
          <table:table-cell office:value-type="float" office:value="3951" calcext:value-type="float">
            <text:p>3951</text:p>
          </table:table-cell>
          <table:table-cell office:value-type="float" office:value="3902.96" calcext:value-type="float">
            <text:p>3902.96</text:p>
          </table:table-cell>
          <table:table-cell office:value-type="float" office:value="3655.56" calcext:value-type="float">
            <text:p>3655.56</text:p>
          </table:table-cell>
          <table:table-cell table:style-name="ce1" table:formula="of:=[.A64]" office:value-type="date" office:date-value="2020-11-02" calcext:value-type="date">
            <text:p>02/11/20</text:p>
          </table:table-cell>
          <table:table-cell table:formula="of:=[.D64]-[.B57]" office:value-type="float" office:value="24317" calcext:value-type="float">
            <text:p>24317</text:p>
          </table:table-cell>
          <table:table-cell table:formula="of:=[.B64]-[.B57]" office:value-type="float" office:value="28108" calcext:value-type="float">
            <text:p>28108</text:p>
          </table:table-cell>
          <table:table-cell table:formula="of:=[.I64]-[.G57]" office:value-type="float" office:value="45480" calcext:value-type="float">
            <text:p>45480</text:p>
          </table:table-cell>
          <table:table-cell table:formula="of:=[.G64]-[.G57]" office:value-type="float" office:value="54418" calcext:value-type="float">
            <text:p>54418</text:p>
          </table:table-cell>
          <table:table-cell table:formula="of:=[.N64]-[.L57]" office:value-type="float" office:value="1079.56" calcext:value-type="float">
            <text:p>1079.56</text:p>
          </table:table-cell>
          <table:table-cell table:formula="of:=[.L64]-[.L57]" office:value-type="float" office:value="1375" calcext:value-type="float">
            <text:p>1375</text:p>
          </table:table-cell>
          <table:table-cell table:formula="of:=[.P64]+[.R64]" office:value-type="float" office:value="69797" calcext:value-type="float">
            <text:p>69797</text:p>
          </table:table-cell>
          <table:table-cell table:formula="of:=[.Q64]+[.S64]" office:value-type="float" office:value="82526" calcext:value-type="float">
            <text:p>82526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float" office:value="126649" calcext:value-type="float">
            <text:p>126649</text:p>
          </table:table-cell>
          <table:table-cell office:value-type="float" office:value="125872" calcext:value-type="float">
            <text:p>125872</text:p>
          </table:table-cell>
          <table:table-cell office:value-type="float" office:value="125390" calcext:value-type="float">
            <text:p>125390</text:p>
          </table:table-cell>
          <table:table-cell office:value-type="float" office:value="14.2181" calcext:value-type="float">
            <text:p>14.2181</text:p>
          </table:table-cell>
          <table:table-cell office:value-type="float" office:value="0.0978574" calcext:value-type="float">
            <text:p>0.0978574</text:p>
          </table:table-cell>
          <table:table-cell office:value-type="float" office:value="236465" calcext:value-type="float">
            <text:p>236465</text:p>
          </table:table-cell>
          <table:table-cell office:value-type="float" office:value="234515" calcext:value-type="float">
            <text:p>234515</text:p>
          </table:table-cell>
          <table:table-cell office:value-type="float" office:value="230732" calcext:value-type="float">
            <text:p>230732</text:p>
          </table:table-cell>
          <table:table-cell office:value-type="float" office:value="23.9744" calcext:value-type="float">
            <text:p>23.9744</text:p>
          </table:table-cell>
          <table:table-cell office:value-type="float" office:value="0.445472" calcext:value-type="float">
            <text:p>0.445472</text:p>
          </table:table-cell>
          <table:table-cell office:value-type="float" office:value="4207" calcext:value-type="float">
            <text:p>4207</text:p>
          </table:table-cell>
          <table:table-cell office:value-type="float" office:value="4123.95" calcext:value-type="float">
            <text:p>4123.95</text:p>
          </table:table-cell>
          <table:table-cell office:value-type="float" office:value="3918.97" calcext:value-type="float">
            <text:p>3918.97</text:p>
          </table:table-cell>
          <table:table-cell table:style-name="ce1" table:formula="of:=[.A65]" office:value-type="date" office:date-value="2020-11-03" calcext:value-type="date">
            <text:p>03/11/20</text:p>
          </table:table-cell>
          <table:table-cell table:formula="of:=[.D65]-[.B58]" office:value-type="float" office:value="24923" calcext:value-type="float">
            <text:p>24923</text:p>
          </table:table-cell>
          <table:table-cell table:formula="of:=[.B65]-[.B58]" office:value-type="float" office:value="26182" calcext:value-type="float">
            <text:p>26182</text:p>
          </table:table-cell>
          <table:table-cell table:formula="of:=[.I65]-[.G58]" office:value-type="float" office:value="47037" calcext:value-type="float">
            <text:p>47037</text:p>
          </table:table-cell>
          <table:table-cell table:formula="of:=[.G65]-[.G58]" office:value-type="float" office:value="52770" calcext:value-type="float">
            <text:p>52770</text:p>
          </table:table-cell>
          <table:table-cell table:formula="of:=[.N65]-[.L58]" office:value-type="float" office:value="1154.97" calcext:value-type="float">
            <text:p>1154.97</text:p>
          </table:table-cell>
          <table:table-cell table:formula="of:=[.L65]-[.L58]" office:value-type="float" office:value="1443" calcext:value-type="float">
            <text:p>1443</text:p>
          </table:table-cell>
          <table:table-cell table:formula="of:=[.P65]+[.R65]" office:value-type="float" office:value="71960" calcext:value-type="float">
            <text:p>71960</text:p>
          </table:table-cell>
          <table:table-cell table:formula="of:=[.Q65]+[.S65]" office:value-type="float" office:value="78952" calcext:value-type="float">
            <text:p>78952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float" office:value="131787" calcext:value-type="float">
            <text:p>131787</text:p>
          </table:table-cell>
          <table:table-cell office:value-type="float" office:value="130146" calcext:value-type="float">
            <text:p>130146</text:p>
          </table:table-cell>
          <table:table-cell office:value-type="float" office:value="129567" calcext:value-type="float">
            <text:p>129567</text:p>
          </table:table-cell>
          <table:table-cell office:value-type="float" office:value="27.5169" calcext:value-type="float">
            <text:p>27.5169</text:p>
          </table:table-cell>
          <table:table-cell office:value-type="float" office:value="0.176421" calcext:value-type="float">
            <text:p>0.176421</text:p>
          </table:table-cell>
          <table:table-cell office:value-type="float" office:value="247058" calcext:value-type="float">
            <text:p>247058</text:p>
          </table:table-cell>
          <table:table-cell office:value-type="float" office:value="245232" calcext:value-type="float">
            <text:p>245232</text:p>
          </table:table-cell>
          <table:table-cell office:value-type="float" office:value="237540" calcext:value-type="float">
            <text:p>237540</text:p>
          </table:table-cell>
          <table:table-cell office:value-type="float" office:value="19.0906" calcext:value-type="float">
            <text:p>19.0906</text:p>
          </table:table-cell>
          <table:table-cell office:value-type="float" office:value="0.756296" calcext:value-type="float">
            <text:p>0.756296</text:p>
          </table:table-cell>
          <table:table-cell office:value-type="float" office:value="4424" calcext:value-type="float">
            <text:p>4424</text:p>
          </table:table-cell>
          <table:table-cell office:value-type="float" office:value="4381.75" calcext:value-type="float">
            <text:p>4381.75</text:p>
          </table:table-cell>
          <table:table-cell office:value-type="float" office:value="4055.68" calcext:value-type="float">
            <text:p>4055.68</text:p>
          </table:table-cell>
          <table:table-cell table:style-name="ce1" table:formula="of:=[.A66]" office:value-type="date" office:date-value="2020-11-04" calcext:value-type="date">
            <text:p>04/11/20</text:p>
          </table:table-cell>
          <table:table-cell table:formula="of:=[.D66]-[.B59]" office:value-type="float" office:value="24506" calcext:value-type="float">
            <text:p>24506</text:p>
          </table:table-cell>
          <table:table-cell table:formula="of:=[.B66]-[.B59]" office:value-type="float" office:value="26726" calcext:value-type="float">
            <text:p>26726</text:p>
          </table:table-cell>
          <table:table-cell table:formula="of:=[.I66]-[.G59]" office:value-type="float" office:value="45459" calcext:value-type="float">
            <text:p>45459</text:p>
          </table:table-cell>
          <table:table-cell table:formula="of:=[.G66]-[.G59]" office:value-type="float" office:value="54977" calcext:value-type="float">
            <text:p>54977</text:p>
          </table:table-cell>
          <table:table-cell table:formula="of:=[.N66]-[.L59]" office:value-type="float" office:value="1125.68" calcext:value-type="float">
            <text:p>1125.68</text:p>
          </table:table-cell>
          <table:table-cell table:formula="of:=[.L66]-[.L59]" office:value-type="float" office:value="1494" calcext:value-type="float">
            <text:p>1494</text:p>
          </table:table-cell>
          <table:table-cell table:formula="of:=[.P66]+[.R66]" office:value-type="float" office:value="69965" calcext:value-type="float">
            <text:p>69965</text:p>
          </table:table-cell>
          <table:table-cell table:formula="of:=[.Q66]+[.S66]" office:value-type="float" office:value="81703" calcext:value-type="float">
            <text:p>81703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float" office:value="136154" calcext:value-type="float">
            <text:p>136154</text:p>
          </table:table-cell>
          <table:table-cell office:value-type="float" office:value="135326" calcext:value-type="float">
            <text:p>135326</text:p>
          </table:table-cell>
          <table:table-cell office:value-type="float" office:value="133826" calcext:value-type="float">
            <text:p>133826</text:p>
          </table:table-cell>
          <table:table-cell office:value-type="float" office:value="13.8076" calcext:value-type="float">
            <text:p>13.8076</text:p>
          </table:table-cell>
          <table:table-cell office:value-type="float" office:value="0.187291" calcext:value-type="float">
            <text:p>0.187291</text:p>
          </table:table-cell>
          <table:table-cell office:value-type="float" office:value="255920" calcext:value-type="float">
            <text:p>255920</text:p>
          </table:table-cell>
          <table:table-cell office:value-type="float" office:value="253482" calcext:value-type="float">
            <text:p>253482</text:p>
          </table:table-cell>
          <table:table-cell office:value-type="float" office:value="244304" calcext:value-type="float">
            <text:p>244304</text:p>
          </table:table-cell>
          <table:table-cell office:value-type="float" office:value="30.1534" calcext:value-type="float">
            <text:p>30.1534</text:p>
          </table:table-cell>
          <table:table-cell office:value-type="float" office:value="0.934596" calcext:value-type="float">
            <text:p>0.934596</text:p>
          </table:table-cell>
          <table:table-cell office:value-type="float" office:value="4614" calcext:value-type="float">
            <text:p>4614</text:p>
          </table:table-cell>
          <table:table-cell office:value-type="float" office:value="4599.95" calcext:value-type="float">
            <text:p>4599.95</text:p>
          </table:table-cell>
          <table:table-cell office:value-type="float" office:value="4280.77" calcext:value-type="float">
            <text:p>4280.77</text:p>
          </table:table-cell>
          <table:table-cell table:style-name="ce1" table:formula="of:=[.A67]" office:value-type="date" office:date-value="2020-11-05" calcext:value-type="date">
            <text:p>05/11/20</text:p>
          </table:table-cell>
          <table:table-cell table:formula="of:=[.D67]-[.B60]" office:value-type="float" office:value="23998" calcext:value-type="float">
            <text:p>23998</text:p>
          </table:table-cell>
          <table:table-cell table:formula="of:=[.B67]-[.B60]" office:value-type="float" office:value="26326" calcext:value-type="float">
            <text:p>26326</text:p>
          </table:table-cell>
          <table:table-cell table:formula="of:=[.I67]-[.G60]" office:value-type="float" office:value="43935" calcext:value-type="float">
            <text:p>43935</text:p>
          </table:table-cell>
          <table:table-cell table:formula="of:=[.G67]-[.G60]" office:value-type="float" office:value="55551" calcext:value-type="float">
            <text:p>55551</text:p>
          </table:table-cell>
          <table:table-cell table:formula="of:=[.N67]-[.L60]" office:value-type="float" office:value="1158.77" calcext:value-type="float">
            <text:p>1158.77</text:p>
          </table:table-cell>
          <table:table-cell table:formula="of:=[.L67]-[.L60]" office:value-type="float" office:value="1492" calcext:value-type="float">
            <text:p>1492</text:p>
          </table:table-cell>
          <table:table-cell table:formula="of:=[.P67]+[.R67]" office:value-type="float" office:value="67933" calcext:value-type="float">
            <text:p>67933</text:p>
          </table:table-cell>
          <table:table-cell table:formula="of:=[.Q67]+[.S67]" office:value-type="float" office:value="81877" calcext:value-type="float">
            <text:p>81877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float" office:value="139836" calcext:value-type="float">
            <text:p>139836</text:p>
          </table:table-cell>
          <table:table-cell office:value-type="float" office:value="139604" calcext:value-type="float">
            <text:p>139604</text:p>
          </table:table-cell>
          <table:table-cell office:value-type="float" office:value="137938" calcext:value-type="float">
            <text:p>137938</text:p>
          </table:table-cell>
          <table:table-cell office:value-type="float" office:value="3.93225" calcext:value-type="float">
            <text:p>3.93225</text:p>
          </table:table-cell>
          <table:table-cell office:value-type="float" office:value="0.155704" calcext:value-type="float">
            <text:p>0.155704</text:p>
          </table:table-cell>
          <table:table-cell office:value-type="float" office:value="263790" calcext:value-type="float">
            <text:p>263790</text:p>
          </table:table-cell>
          <table:table-cell office:value-type="float" office:value="261892" calcext:value-type="float">
            <text:p>261892</text:p>
          </table:table-cell>
          <table:table-cell office:value-type="float" office:value="251812" calcext:value-type="float">
            <text:p>251812</text:p>
          </table:table-cell>
          <table:table-cell office:value-type="float" office:value="24.388" calcext:value-type="float">
            <text:p>24.388</text:p>
          </table:table-cell>
          <table:table-cell office:value-type="float" office:value="0.982406" calcext:value-type="float">
            <text:p>0.982406</text:p>
          </table:table-cell>
          <table:table-cell office:value-type="float" office:value="4819" calcext:value-type="float">
            <text:p>4819</text:p>
          </table:table-cell>
          <table:table-cell office:value-type="float" office:value="4791.68" calcext:value-type="float">
            <text:p>4791.68</text:p>
          </table:table-cell>
          <table:table-cell office:value-type="float" office:value="4516.84" calcext:value-type="float">
            <text:p>4516.84</text:p>
          </table:table-cell>
          <table:table-cell table:style-name="ce1" table:formula="of:=[.A68]" office:value-type="date" office:date-value="2020-11-06" calcext:value-type="date">
            <text:p>06/11/20</text:p>
          </table:table-cell>
          <table:table-cell table:formula="of:=[.D68]-[.B61]" office:value-type="float" office:value="23475" calcext:value-type="float">
            <text:p>23475</text:p>
          </table:table-cell>
          <table:table-cell table:formula="of:=[.B68]-[.B61]" office:value-type="float" office:value="25373" calcext:value-type="float">
            <text:p>25373</text:p>
          </table:table-cell>
          <table:table-cell table:formula="of:=[.I68]-[.G61]" office:value-type="float" office:value="42473" calcext:value-type="float">
            <text:p>42473</text:p>
          </table:table-cell>
          <table:table-cell table:formula="of:=[.G68]-[.G61]" office:value-type="float" office:value="54451" calcext:value-type="float">
            <text:p>54451</text:p>
          </table:table-cell>
          <table:table-cell table:formula="of:=[.N68]-[.L61]" office:value-type="float" office:value="1182.84" calcext:value-type="float">
            <text:p>1182.84</text:p>
          </table:table-cell>
          <table:table-cell table:formula="of:=[.L68]-[.L61]" office:value-type="float" office:value="1485" calcext:value-type="float">
            <text:p>1485</text:p>
          </table:table-cell>
          <table:table-cell table:formula="of:=[.P68]+[.R68]" office:value-type="float" office:value="65948" calcext:value-type="float">
            <text:p>65948</text:p>
          </table:table-cell>
          <table:table-cell table:formula="of:=[.Q68]+[.S68]" office:value-type="float" office:value="79824" calcext:value-type="float">
            <text:p>79824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float" office:value="142179" calcext:value-type="float">
            <text:p>142179</text:p>
          </table:table-cell>
          <table:table-cell office:value-type="float" office:value="143484" calcext:value-type="float">
            <text:p>143484</text:p>
          </table:table-cell>
          <table:table-cell office:value-type="float" office:value="140664" calcext:value-type="float">
            <text:p>140664</text:p>
          </table:table-cell>
          <table:table-cell office:value-type="float" office:value="-21.447" calcext:value-type="float">
            <text:p>-21.447</text:p>
          </table:table-cell>
          <table:table-cell office:value-type="float" office:value="0.125764" calcext:value-type="float">
            <text:p>0.125764</text:p>
          </table:table-cell>
          <table:table-cell office:value-type="float" office:value="269170" calcext:value-type="float">
            <text:p>269170</text:p>
          </table:table-cell>
          <table:table-cell office:value-type="float" office:value="270010" calcext:value-type="float">
            <text:p>270010</text:p>
          </table:table-cell>
          <table:table-cell office:value-type="float" office:value="257775" calcext:value-type="float">
            <text:p>257775</text:p>
          </table:table-cell>
          <table:table-cell office:value-type="float" office:value="-10.5471" calcext:value-type="float">
            <text:p>-10.5471</text:p>
          </table:table-cell>
          <table:table-cell office:value-type="float" office:value="0.946107" calcext:value-type="float">
            <text:p>0.946107</text:p>
          </table:table-cell>
          <table:table-cell office:value-type="float" office:value="5011" calcext:value-type="float">
            <text:p>5011</text:p>
          </table:table-cell>
          <table:table-cell office:value-type="float" office:value="4975.23" calcext:value-type="float">
            <text:p>4975.23</text:p>
          </table:table-cell>
          <table:table-cell office:value-type="float" office:value="4696.69" calcext:value-type="float">
            <text:p>4696.69</text:p>
          </table:table-cell>
          <table:table-cell table:style-name="ce1" table:formula="of:=[.A69]" office:value-type="date" office:date-value="2020-11-07" calcext:value-type="date">
            <text:p>07/11/20</text:p>
          </table:table-cell>
          <table:table-cell table:formula="of:=[.D69]-[.B62]" office:value-type="float" office:value="22558" calcext:value-type="float">
            <text:p>22558</text:p>
          </table:table-cell>
          <table:table-cell table:formula="of:=[.B69]-[.B62]" office:value-type="float" office:value="24073" calcext:value-type="float">
            <text:p>24073</text:p>
          </table:table-cell>
          <table:table-cell table:formula="of:=[.I69]-[.G62]" office:value-type="float" office:value="40650" calcext:value-type="float">
            <text:p>40650</text:p>
          </table:table-cell>
          <table:table-cell table:formula="of:=[.G69]-[.G62]" office:value-type="float" office:value="52045" calcext:value-type="float">
            <text:p>52045</text:p>
          </table:table-cell>
          <table:table-cell table:formula="of:=[.N69]-[.L62]" office:value-type="float" office:value="1175.69" calcext:value-type="float">
            <text:p>1175.69</text:p>
          </table:table-cell>
          <table:table-cell table:formula="of:=[.L69]-[.L62]" office:value-type="float" office:value="1490" calcext:value-type="float">
            <text:p>1490</text:p>
          </table:table-cell>
          <table:table-cell table:formula="of:=[.P69]+[.R69]" office:value-type="float" office:value="63208" calcext:value-type="float">
            <text:p>63208</text:p>
          </table:table-cell>
          <table:table-cell table:formula="of:=[.Q69]+[.S69]" office:value-type="float" office:value="76118" calcext:value-type="float">
            <text:p>76118</text:p>
          </table:table-cell>
        </table:table-row>
        <table:table-row table:style-name="ro1">
          <table:table-cell office:value-type="date" office:date-value="2020-11-08" calcext:value-type="date">
            <text:p>08/11/20</text:p>
          </table:table-cell>
          <table:table-cell office:value-type="float" office:value="143384" calcext:value-type="float">
            <text:p>143384</text:p>
          </table:table-cell>
          <table:table-cell office:value-type="float" office:value="145172" calcext:value-type="float">
            <text:p>145172</text:p>
          </table:table-cell>
          <table:table-cell office:value-type="float" office:value="141718" calcext:value-type="float">
            <text:p>141718</text:p>
          </table:table-cell>
          <table:table-cell office:value-type="float" office:value="-32.4749" calcext:value-type="float">
            <text:p>-32.4749</text:p>
          </table:table-cell>
          <table:table-cell office:value-type="float" office:value="0.139618" calcext:value-type="float">
            <text:p>0.139618</text:p>
          </table:table-cell>
          <table:table-cell office:value-type="float" office:value="271573" calcext:value-type="float">
            <text:p>271573</text:p>
          </table:table-cell>
          <table:table-cell office:value-type="float" office:value="273626" calcext:value-type="float">
            <text:p>273626</text:p>
          </table:table-cell>
          <table:table-cell office:value-type="float" office:value="260616" calcext:value-type="float">
            <text:p>260616</text:p>
          </table:table-cell>
          <table:table-cell office:value-type="float" office:value="-30.2386" calcext:value-type="float">
            <text:p>-30.2386</text:p>
          </table:table-cell>
          <table:table-cell office:value-type="float" office:value="0.918067" calcext:value-type="float">
            <text:p>0.918067</text:p>
          </table:table-cell>
          <table:table-cell office:value-type="float" office:value="5207" calcext:value-type="float">
            <text:p>5207</text:p>
          </table:table-cell>
          <table:table-cell office:value-type="float" office:value="5183.32" calcext:value-type="float">
            <text:p>5183.32</text:p>
          </table:table-cell>
          <table:table-cell office:value-type="float" office:value="4877.61" calcext:value-type="float">
            <text:p>4877.61</text:p>
          </table:table-cell>
          <table:table-cell table:style-name="ce1" table:formula="of:=[.A70]" office:value-type="date" office:date-value="2020-11-08" calcext:value-type="date">
            <text:p>08/11/20</text:p>
          </table:table-cell>
          <table:table-cell table:formula="of:=[.D70]-[.B63]" office:value-type="float" office:value="21655" calcext:value-type="float">
            <text:p>21655</text:p>
          </table:table-cell>
          <table:table-cell table:formula="of:=[.B70]-[.B63]" office:value-type="float" office:value="23321" calcext:value-type="float">
            <text:p>23321</text:p>
          </table:table-cell>
          <table:table-cell table:formula="of:=[.I70]-[.G63]" office:value-type="float" office:value="38906" calcext:value-type="float">
            <text:p>38906</text:p>
          </table:table-cell>
          <table:table-cell table:formula="of:=[.G70]-[.G63]" office:value-type="float" office:value="49863" calcext:value-type="float">
            <text:p>49863</text:p>
          </table:table-cell>
          <table:table-cell table:formula="of:=[.N70]-[.L63]" office:value-type="float" office:value="1143.61" calcext:value-type="float">
            <text:p>1143.61</text:p>
          </table:table-cell>
          <table:table-cell table:formula="of:=[.L70]-[.L63]" office:value-type="float" office:value="1473" calcext:value-type="float">
            <text:p>1473</text:p>
          </table:table-cell>
          <table:table-cell table:formula="of:=[.P70]+[.R70]" office:value-type="float" office:value="60561" calcext:value-type="float">
            <text:p>60561</text:p>
          </table:table-cell>
          <table:table-cell table:formula="of:=[.Q70]+[.S70]" office:value-type="float" office:value="73184" calcext:value-type="float">
            <text:p>73184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float" office:value="144086" calcext:value-type="float">
            <text:p>144086</text:p>
          </table:table-cell>
          <table:table-cell office:value-type="float" office:value="145654" calcext:value-type="float">
            <text:p>145654</text:p>
          </table:table-cell>
          <table:table-cell office:value-type="float" office:value="144401" calcext:value-type="float">
            <text:p>144401</text:p>
          </table:table-cell>
          <table:table-cell office:value-type="float" office:value="-32.7299" calcext:value-type="float">
            <text:p>-32.7299</text:p>
          </table:table-cell>
          <table:table-cell office:value-type="float" office:value="-0.0267385" calcext:value-type="float">
            <text:p>-0.0267385</text:p>
          </table:table-cell>
          <table:table-cell office:value-type="float" office:value="273224" calcext:value-type="float">
            <text:p>273224</text:p>
          </table:table-cell>
          <table:table-cell office:value-type="float" office:value="274238" calcext:value-type="float">
            <text:p>274238</text:p>
          </table:table-cell>
          <table:table-cell office:value-type="float" office:value="267134" calcext:value-type="float">
            <text:p>267134</text:p>
          </table:table-cell>
          <table:table-cell office:value-type="float" office:value="-19.367" calcext:value-type="float">
            <text:p>-19.367</text:p>
          </table:table-cell>
          <table:table-cell office:value-type="float" office:value="0.51658" calcext:value-type="float">
            <text:p>0.51658</text:p>
          </table:table-cell>
          <table:table-cell office:value-type="float" office:value="5386" calcext:value-type="float">
            <text:p>5386</text:p>
          </table:table-cell>
          <table:table-cell office:value-type="float" office:value="5370.79" calcext:value-type="float">
            <text:p>5370.79</text:p>
          </table:table-cell>
          <table:table-cell office:value-type="float" office:value="5112.24" calcext:value-type="float">
            <text:p>5112.24</text:p>
          </table:table-cell>
          <table:table-cell table:style-name="ce1" table:formula="of:=[.A71]" office:value-type="date" office:date-value="2020-11-09" calcext:value-type="date">
            <text:p>09/11/20</text:p>
          </table:table-cell>
          <table:table-cell table:formula="of:=[.D71]-[.B64]" office:value-type="float" office:value="21483" calcext:value-type="float">
            <text:p>21483</text:p>
          </table:table-cell>
          <table:table-cell table:formula="of:=[.B71]-[.B64]" office:value-type="float" office:value="21168" calcext:value-type="float">
            <text:p>21168</text:p>
          </table:table-cell>
          <table:table-cell table:formula="of:=[.I71]-[.G64]" office:value-type="float" office:value="39027" calcext:value-type="float">
            <text:p>39027</text:p>
          </table:table-cell>
          <table:table-cell table:formula="of:=[.G71]-[.G64]" office:value-type="float" office:value="45117" calcext:value-type="float">
            <text:p>45117</text:p>
          </table:table-cell>
          <table:table-cell table:formula="of:=[.N71]-[.L64]" office:value-type="float" office:value="1161.24" calcext:value-type="float">
            <text:p>1161.24</text:p>
          </table:table-cell>
          <table:table-cell table:formula="of:=[.L71]-[.L64]" office:value-type="float" office:value="1435" calcext:value-type="float">
            <text:p>1435</text:p>
          </table:table-cell>
          <table:table-cell table:formula="of:=[.P71]+[.R71]" office:value-type="float" office:value="60510" calcext:value-type="float">
            <text:p>60510</text:p>
          </table:table-cell>
          <table:table-cell table:formula="of:=[.Q71]+[.S71]" office:value-type="float" office:value="66285" calcext:value-type="float">
            <text:p>66285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float" office:value="148082" calcext:value-type="float">
            <text:p>148082</text:p>
          </table:table-cell>
          <table:table-cell office:value-type="float" office:value="146392" calcext:value-type="float">
            <text:p>146392</text:p>
          </table:table-cell>
          <table:table-cell office:value-type="float" office:value="147766" calcext:value-type="float">
            <text:p>147766</text:p>
          </table:table-cell>
          <table:table-cell office:value-type="float" office:value="34.932" calcext:value-type="float">
            <text:p>34.932</text:p>
          </table:table-cell>
          <table:table-cell office:value-type="float" office:value="0.0280108" calcext:value-type="float">
            <text:p>0.0280108</text:p>
          </table:table-cell>
          <table:table-cell office:value-type="float" office:value="281927" calcext:value-type="float">
            <text:p>281927</text:p>
          </table:table-cell>
          <table:table-cell office:value-type="float" office:value="277933" calcext:value-type="float">
            <text:p>277933</text:p>
          </table:table-cell>
          <table:table-cell office:value-type="float" office:value="274434" calcext:value-type="float">
            <text:p>274434</text:p>
          </table:table-cell>
          <table:table-cell office:value-type="float" office:value="56.7135" calcext:value-type="float">
            <text:p>56.7135</text:p>
          </table:table-cell>
          <table:table-cell office:value-type="float" office:value="0.664381" calcext:value-type="float">
            <text:p>0.664381</text:p>
          </table:table-cell>
          <table:table-cell office:value-type="float" office:value="5588" calcext:value-type="float">
            <text:p>5588</text:p>
          </table:table-cell>
          <table:table-cell office:value-type="float" office:value="5542.81" calcext:value-type="float">
            <text:p>5542.81</text:p>
          </table:table-cell>
          <table:table-cell office:value-type="float" office:value="5369.82" calcext:value-type="float">
            <text:p>5369.82</text:p>
          </table:table-cell>
          <table:table-cell table:style-name="ce1" table:formula="of:=[.A72]" office:value-type="date" office:date-value="2020-11-10" calcext:value-type="date">
            <text:p>10/11/20</text:p>
          </table:table-cell>
          <table:table-cell table:formula="of:=[.D72]-[.B65]" office:value-type="float" office:value="21117" calcext:value-type="float">
            <text:p>21117</text:p>
          </table:table-cell>
          <table:table-cell table:formula="of:=[.B72]-[.B65]" office:value-type="float" office:value="21433" calcext:value-type="float">
            <text:p>21433</text:p>
          </table:table-cell>
          <table:table-cell table:formula="of:=[.I72]-[.G65]" office:value-type="float" office:value="37969" calcext:value-type="float">
            <text:p>37969</text:p>
          </table:table-cell>
          <table:table-cell table:formula="of:=[.G72]-[.G65]" office:value-type="float" office:value="45462" calcext:value-type="float">
            <text:p>45462</text:p>
          </table:table-cell>
          <table:table-cell table:formula="of:=[.N72]-[.L65]" office:value-type="float" office:value="1162.82" calcext:value-type="float">
            <text:p>1162.82</text:p>
          </table:table-cell>
          <table:table-cell table:formula="of:=[.L72]-[.L65]" office:value-type="float" office:value="1381" calcext:value-type="float">
            <text:p>1381</text:p>
          </table:table-cell>
          <table:table-cell table:formula="of:=[.P72]+[.R72]" office:value-type="float" office:value="59086" calcext:value-type="float">
            <text:p>59086</text:p>
          </table:table-cell>
          <table:table-cell table:formula="of:=[.Q72]+[.S72]" office:value-type="float" office:value="66895" calcext:value-type="float">
            <text:p>66895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float" office:value="151117" calcext:value-type="float">
            <text:p>151117</text:p>
          </table:table-cell>
          <table:table-cell office:value-type="float" office:value="150803" calcext:value-type="float">
            <text:p>150803</text:p>
          </table:table-cell>
          <table:table-cell office:value-type="float" office:value="152407" calcext:value-type="float">
            <text:p>152407</text:p>
          </table:table-cell>
          <table:table-cell office:value-type="float" office:value="5.98604" calcext:value-type="float">
            <text:p>5.98604</text:p>
          </table:table-cell>
          <table:table-cell office:value-type="float" office:value="-0.110486" calcext:value-type="float">
            <text:p>-0.110486</text:p>
          </table:table-cell>
          <table:table-cell office:value-type="float" office:value="287817" calcext:value-type="float">
            <text:p>287817</text:p>
          </table:table-cell>
          <table:table-cell office:value-type="float" office:value="288703" calcext:value-type="float">
            <text:p>288703</text:p>
          </table:table-cell>
          <table:table-cell office:value-type="float" office:value="283599" calcext:value-type="float">
            <text:p>283599</text:p>
          </table:table-cell>
          <table:table-cell office:value-type="float" office:value="-10.6733" calcext:value-type="float">
            <text:p>-10.6733</text:p>
          </table:table-cell>
          <table:table-cell office:value-type="float" office:value="0.361368" calcext:value-type="float">
            <text:p>0.361368</text:p>
          </table:table-cell>
          <table:table-cell office:value-type="float" office:value="5766" calcext:value-type="float">
            <text:p>5766</text:p>
          </table:table-cell>
          <table:table-cell office:value-type="float" office:value="5747.8" calcext:value-type="float">
            <text:p>5747.8</text:p>
          </table:table-cell>
          <table:table-cell office:value-type="float" office:value="5586.96" calcext:value-type="float">
            <text:p>5586.96</text:p>
          </table:table-cell>
          <table:table-cell table:style-name="ce1" table:formula="of:=[.A73]" office:value-type="date" office:date-value="2020-11-11" calcext:value-type="date">
            <text:p>11/11/20</text:p>
          </table:table-cell>
          <table:table-cell table:formula="of:=[.D73]-[.B66]" office:value-type="float" office:value="20620" calcext:value-type="float">
            <text:p>20620</text:p>
          </table:table-cell>
          <table:table-cell table:formula="of:=[.B73]-[.B66]" office:value-type="float" office:value="19330" calcext:value-type="float">
            <text:p>19330</text:p>
          </table:table-cell>
          <table:table-cell table:formula="of:=[.I73]-[.G66]" office:value-type="float" office:value="36541" calcext:value-type="float">
            <text:p>36541</text:p>
          </table:table-cell>
          <table:table-cell table:formula="of:=[.G73]-[.G66]" office:value-type="float" office:value="40759" calcext:value-type="float">
            <text:p>40759</text:p>
          </table:table-cell>
          <table:table-cell table:formula="of:=[.N73]-[.L66]" office:value-type="float" office:value="1162.96" calcext:value-type="float">
            <text:p>1162.96</text:p>
          </table:table-cell>
          <table:table-cell table:formula="of:=[.L73]-[.L66]" office:value-type="float" office:value="1342" calcext:value-type="float">
            <text:p>1342</text:p>
          </table:table-cell>
          <table:table-cell table:formula="of:=[.P73]+[.R73]" office:value-type="float" office:value="57161" calcext:value-type="float">
            <text:p>57161</text:p>
          </table:table-cell>
          <table:table-cell table:formula="of:=[.Q73]+[.S73]" office:value-type="float" office:value="60089" calcext:value-type="float">
            <text:p>60089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float" office:value="154003" calcext:value-type="float">
            <text:p>154003</text:p>
          </table:table-cell>
          <table:table-cell office:value-type="float" office:value="153911" calcext:value-type="float">
            <text:p>153911</text:p>
          </table:table-cell>
          <table:table-cell office:value-type="float" office:value="156353" calcext:value-type="float">
            <text:p>156353</text:p>
          </table:table-cell>
          <table:table-cell office:value-type="float" office:value="1.73395" calcext:value-type="float">
            <text:p>1.73395</text:p>
          </table:table-cell>
          <table:table-cell office:value-type="float" office:value="-0.200936" calcext:value-type="float">
            <text:p>-0.200936</text:p>
          </table:table-cell>
          <table:table-cell office:value-type="float" office:value="292801" calcext:value-type="float">
            <text:p>292801</text:p>
          </table:table-cell>
          <table:table-cell office:value-type="float" office:value="292601" calcext:value-type="float">
            <text:p>292601</text:p>
          </table:table-cell>
          <table:table-cell office:value-type="float" office:value="291631" calcext:value-type="float">
            <text:p>291631</text:p>
          </table:table-cell>
          <table:table-cell office:value-type="float" office:value="2.82857" calcext:value-type="float">
            <text:p>2.82857</text:p>
          </table:table-cell>
          <table:table-cell office:value-type="float" office:value="0.100045" calcext:value-type="float">
            <text:p>0.100045</text:p>
          </table:table-cell>
          <table:table-cell office:value-type="float" office:value="5925" calcext:value-type="float">
            <text:p>5925</text:p>
          </table:table-cell>
          <table:table-cell office:value-type="float" office:value="5902.69" calcext:value-type="float">
            <text:p>5902.69</text:p>
          </table:table-cell>
          <table:table-cell office:value-type="float" office:value="5762.29" calcext:value-type="float">
            <text:p>5762.29</text:p>
          </table:table-cell>
          <table:table-cell table:style-name="ce1" table:formula="of:=[.A74]" office:value-type="date" office:date-value="2020-11-12" calcext:value-type="date">
            <text:p>12/11/20</text:p>
          </table:table-cell>
          <table:table-cell table:formula="of:=[.D74]-[.B67]" office:value-type="float" office:value="20199" calcext:value-type="float">
            <text:p>20199</text:p>
          </table:table-cell>
          <table:table-cell table:formula="of:=[.B74]-[.B67]" office:value-type="float" office:value="17849" calcext:value-type="float">
            <text:p>17849</text:p>
          </table:table-cell>
          <table:table-cell table:formula="of:=[.I74]-[.G67]" office:value-type="float" office:value="35711" calcext:value-type="float">
            <text:p>35711</text:p>
          </table:table-cell>
          <table:table-cell table:formula="of:=[.G74]-[.G67]" office:value-type="float" office:value="36881" calcext:value-type="float">
            <text:p>36881</text:p>
          </table:table-cell>
          <table:table-cell table:formula="of:=[.N74]-[.L67]" office:value-type="float" office:value="1148.29" calcext:value-type="float">
            <text:p>1148.29</text:p>
          </table:table-cell>
          <table:table-cell table:formula="of:=[.L74]-[.L67]" office:value-type="float" office:value="1311" calcext:value-type="float">
            <text:p>1311</text:p>
          </table:table-cell>
          <table:table-cell table:formula="of:=[.P74]+[.R74]" office:value-type="float" office:value="55910" calcext:value-type="float">
            <text:p>55910</text:p>
          </table:table-cell>
          <table:table-cell table:formula="of:=[.Q74]+[.S74]" office:value-type="float" office:value="54730" calcext:value-type="float">
            <text:p>54730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float" office:value="157590" calcext:value-type="float">
            <text:p>157590</text:p>
          </table:table-cell>
          <table:table-cell office:value-type="float" office:value="156614" calcext:value-type="float">
            <text:p>156614</text:p>
          </table:table-cell>
          <table:table-cell office:value-type="float" office:value="159427" calcext:value-type="float">
            <text:p>159427</text:p>
          </table:table-cell>
          <table:table-cell office:value-type="float" office:value="18.9282" calcext:value-type="float">
            <text:p>18.9282</text:p>
          </table:table-cell>
          <table:table-cell office:value-type="float" office:value="-0.161106" calcext:value-type="float">
            <text:p>-0.161106</text:p>
          </table:table-cell>
          <table:table-cell office:value-type="float" office:value="296569" calcext:value-type="float">
            <text:p>296569</text:p>
          </table:table-cell>
          <table:table-cell office:value-type="float" office:value="297030" calcext:value-type="float">
            <text:p>297030</text:p>
          </table:table-cell>
          <table:table-cell office:value-type="float" office:value="298341" calcext:value-type="float">
            <text:p>298341</text:p>
          </table:table-cell>
          <table:table-cell office:value-type="float" office:value="-6.96686" calcext:value-type="float">
            <text:p>-6.96686</text:p>
          </table:table-cell>
          <table:table-cell office:value-type="float" office:value="-0.155426" calcext:value-type="float">
            <text:p>-0.155426</text:p>
          </table:table-cell>
          <table:table-cell office:value-type="float" office:value="6101" calcext:value-type="float">
            <text:p>6101</text:p>
          </table:table-cell>
          <table:table-cell office:value-type="float" office:value="6073.61" calcext:value-type="float">
            <text:p>6073.61</text:p>
          </table:table-cell>
          <table:table-cell office:value-type="float" office:value="5958.91" calcext:value-type="float">
            <text:p>5958.91</text:p>
          </table:table-cell>
          <table:table-cell table:style-name="ce1" table:formula="of:=[.A75]" office:value-type="date" office:date-value="2020-11-13" calcext:value-type="date">
            <text:p>13/11/20</text:p>
          </table:table-cell>
          <table:table-cell table:formula="of:=[.D75]-[.B68]" office:value-type="float" office:value="19591" calcext:value-type="float">
            <text:p>19591</text:p>
          </table:table-cell>
          <table:table-cell table:formula="of:=[.B75]-[.B68]" office:value-type="float" office:value="17754" calcext:value-type="float">
            <text:p>17754</text:p>
          </table:table-cell>
          <table:table-cell table:formula="of:=[.I75]-[.G68]" office:value-type="float" office:value="34551" calcext:value-type="float">
            <text:p>34551</text:p>
          </table:table-cell>
          <table:table-cell table:formula="of:=[.G75]-[.G68]" office:value-type="float" office:value="32779" calcext:value-type="float">
            <text:p>32779</text:p>
          </table:table-cell>
          <table:table-cell table:formula="of:=[.N75]-[.L68]" office:value-type="float" office:value="1139.91" calcext:value-type="float">
            <text:p>1139.91</text:p>
          </table:table-cell>
          <table:table-cell table:formula="of:=[.L75]-[.L68]" office:value-type="float" office:value="1282" calcext:value-type="float">
            <text:p>1282</text:p>
          </table:table-cell>
          <table:table-cell table:formula="of:=[.P75]+[.R75]" office:value-type="float" office:value="54142" calcext:value-type="float">
            <text:p>54142</text:p>
          </table:table-cell>
          <table:table-cell table:formula="of:=[.Q75]+[.S75]" office:value-type="float" office:value="50533" calcext:value-type="float">
            <text:p>50533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float" office:value="159639" calcext:value-type="float">
            <text:p>159639</text:p>
          </table:table-cell>
          <table:table-cell office:value-type="float" office:value="160307" calcext:value-type="float">
            <text:p>160307</text:p>
          </table:table-cell>
          <table:table-cell office:value-type="float" office:value="160666" calcext:value-type="float">
            <text:p>160666</text:p>
          </table:table-cell>
          <table:table-cell office:value-type="float" office:value="-12.6836" calcext:value-type="float">
            <text:p>-12.6836</text:p>
          </table:table-cell>
          <table:table-cell office:value-type="float" office:value="-0.0944353" calcext:value-type="float">
            <text:p>-0.0944353</text:p>
          </table:table-cell>
          <table:table-cell office:value-type="float" office:value="298719" calcext:value-type="float">
            <text:p>298719</text:p>
          </table:table-cell>
          <table:table-cell office:value-type="float" office:value="300815" calcext:value-type="float">
            <text:p>300815</text:p>
          </table:table-cell>
          <table:table-cell office:value-type="float" office:value="301308" calcext:value-type="float">
            <text:p>301308</text:p>
          </table:table-cell>
          <table:table-cell office:value-type="float" office:value="-31.5998" calcext:value-type="float">
            <text:p>-31.5998</text:p>
          </table:table-cell>
          <table:table-cell office:value-type="float" office:value="-0.238053" calcext:value-type="float">
            <text:p>-0.238053</text:p>
          </table:table-cell>
          <table:table-cell office:value-type="float" office:value="6276" calcext:value-type="float">
            <text:p>6276</text:p>
          </table:table-cell>
          <table:table-cell office:value-type="float" office:value="6228.93" calcext:value-type="float">
            <text:p>6228.93</text:p>
          </table:table-cell>
          <table:table-cell office:value-type="float" office:value="6109.01" calcext:value-type="float">
            <text:p>6109.01</text:p>
          </table:table-cell>
          <table:table-cell table:style-name="ce1" table:formula="of:=[.A76]" office:value-type="date" office:date-value="2020-11-14" calcext:value-type="date">
            <text:p>14/11/20</text:p>
          </table:table-cell>
          <table:table-cell table:formula="of:=[.D76]-[.B69]" office:value-type="float" office:value="18487" calcext:value-type="float">
            <text:p>18487</text:p>
          </table:table-cell>
          <table:table-cell table:formula="of:=[.B76]-[.B69]" office:value-type="float" office:value="17460" calcext:value-type="float">
            <text:p>17460</text:p>
          </table:table-cell>
          <table:table-cell table:formula="of:=[.I76]-[.G69]" office:value-type="float" office:value="32138" calcext:value-type="float">
            <text:p>32138</text:p>
          </table:table-cell>
          <table:table-cell table:formula="of:=[.G76]-[.G69]" office:value-type="float" office:value="29549" calcext:value-type="float">
            <text:p>29549</text:p>
          </table:table-cell>
          <table:table-cell table:formula="of:=[.N76]-[.L69]" office:value-type="float" office:value="1098.01" calcext:value-type="float">
            <text:p>1098.01</text:p>
          </table:table-cell>
          <table:table-cell table:formula="of:=[.L76]-[.L69]" office:value-type="float" office:value="1265" calcext:value-type="float">
            <text:p>1265</text:p>
          </table:table-cell>
          <table:table-cell table:formula="of:=[.P76]+[.R76]" office:value-type="float" office:value="50625" calcext:value-type="float">
            <text:p>50625</text:p>
          </table:table-cell>
          <table:table-cell table:formula="of:=[.Q76]+[.S76]" office:value-type="float" office:value="47009" calcext:value-type="float">
            <text:p>47009</text:p>
          </table:table-cell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float" office:value="160559" calcext:value-type="float">
            <text:p>160559</text:p>
          </table:table-cell>
          <table:table-cell office:value-type="float" office:value="161812" calcext:value-type="float">
            <text:p>161812</text:p>
          </table:table-cell>
          <table:table-cell office:value-type="float" office:value="160763" calcext:value-type="float">
            <text:p>160763</text:p>
          </table:table-cell>
          <table:table-cell office:value-type="float" office:value="-26.6286" calcext:value-type="float">
            <text:p>-26.6286</text:p>
          </table:table-cell>
          <table:table-cell office:value-type="float" office:value="-0.0195533" calcext:value-type="float">
            <text:p>-0.0195533</text:p>
          </table:table-cell>
          <table:table-cell office:value-type="float" office:value="299686" calcext:value-type="float">
            <text:p>299686</text:p>
          </table:table-cell>
          <table:table-cell office:value-type="float" office:value="301672" calcext:value-type="float">
            <text:p>301672</text:p>
          </table:table-cell>
          <table:table-cell office:value-type="float" office:value="301369" calcext:value-type="float">
            <text:p>301369</text:p>
          </table:table-cell>
          <table:table-cell office:value-type="float" office:value="-35.6631" calcext:value-type="float">
            <text:p>-35.6631</text:p>
          </table:table-cell>
          <table:table-cell office:value-type="float" office:value="-0.160962" calcext:value-type="float">
            <text:p>-0.160962</text:p>
          </table:table-cell>
          <table:table-cell office:value-type="float" office:value="6418" calcext:value-type="float">
            <text:p>6418</text:p>
          </table:table-cell>
          <table:table-cell office:value-type="float" office:value="6409.94" calcext:value-type="float">
            <text:p>6409.94</text:p>
          </table:table-cell>
          <table:table-cell office:value-type="float" office:value="6239.77" calcext:value-type="float">
            <text:p>6239.77</text:p>
          </table:table-cell>
          <table:table-cell table:style-name="ce1" table:formula="of:=[.A77]" office:value-type="date" office:date-value="2020-11-15" calcext:value-type="date">
            <text:p>15/11/20</text:p>
          </table:table-cell>
          <table:table-cell table:formula="of:=[.D77]-[.B70]" office:value-type="float" office:value="17379" calcext:value-type="float">
            <text:p>17379</text:p>
          </table:table-cell>
          <table:table-cell table:formula="of:=[.B77]-[.B70]" office:value-type="float" office:value="17175" calcext:value-type="float">
            <text:p>17175</text:p>
          </table:table-cell>
          <table:table-cell table:formula="of:=[.I77]-[.G70]" office:value-type="float" office:value="29796" calcext:value-type="float">
            <text:p>29796</text:p>
          </table:table-cell>
          <table:table-cell table:formula="of:=[.G77]-[.G70]" office:value-type="float" office:value="28113" calcext:value-type="float">
            <text:p>28113</text:p>
          </table:table-cell>
          <table:table-cell table:formula="of:=[.N77]-[.L70]" office:value-type="float" office:value="1032.77" calcext:value-type="float">
            <text:p>1032.77</text:p>
          </table:table-cell>
          <table:table-cell table:formula="of:=[.L77]-[.L70]" office:value-type="float" office:value="1211" calcext:value-type="float">
            <text:p>1211</text:p>
          </table:table-cell>
          <table:table-cell table:formula="of:=[.P77]+[.R77]" office:value-type="float" office:value="47175" calcext:value-type="float">
            <text:p>47175</text:p>
          </table:table-cell>
          <table:table-cell table:formula="of:=[.Q77]+[.S77]" office:value-type="float" office:value="45288" calcext:value-type="float">
            <text:p>45288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float" office:value="163196" calcext:value-type="float">
            <text:p>163196</text:p>
          </table:table-cell>
          <table:table-cell office:value-type="float" office:value="162168" calcext:value-type="float">
            <text:p>162168</text:p>
          </table:table-cell>
          <table:table-cell office:value-type="float" office:value="160655" calcext:value-type="float">
            <text:p>160655</text:p>
          </table:table-cell>
          <table:table-cell office:value-type="float" office:value="25.4112" calcext:value-type="float">
            <text:p>25.4112</text:p>
          </table:table-cell>
          <table:table-cell office:value-type="float" office:value="0.26838" calcext:value-type="float">
            <text:p>0.26838</text:p>
          </table:table-cell>
          <table:table-cell office:value-type="float" office:value="302455" calcext:value-type="float">
            <text:p>302455</text:p>
          </table:table-cell>
          <table:table-cell office:value-type="float" office:value="301398" calcext:value-type="float">
            <text:p>301398</text:p>
          </table:table-cell>
          <table:table-cell office:value-type="float" office:value="301507" calcext:value-type="float">
            <text:p>301507</text:p>
          </table:table-cell>
          <table:table-cell office:value-type="float" office:value="25.0741" calcext:value-type="float">
            <text:p>25.0741</text:p>
          </table:table-cell>
          <table:table-cell office:value-type="float" office:value="0.100086" calcext:value-type="float">
            <text:p>0.100086</text:p>
          </table:table-cell>
          <table:table-cell office:value-type="float" office:value="6568" calcext:value-type="float">
            <text:p>6568</text:p>
          </table:table-cell>
          <table:table-cell office:value-type="float" office:value="6543.23" calcext:value-type="float">
            <text:p>6543.23</text:p>
          </table:table-cell>
          <table:table-cell office:value-type="float" office:value="6364.85" calcext:value-type="float">
            <text:p>6364.85</text:p>
          </table:table-cell>
          <table:table-cell table:style-name="ce1" table:formula="of:=[.A78]" office:value-type="date" office:date-value="2020-11-16" calcext:value-type="date">
            <text:p>16/11/20</text:p>
          </table:table-cell>
          <table:table-cell table:formula="of:=[.D78]-[.B71]" office:value-type="float" office:value="16569" calcext:value-type="float">
            <text:p>16569</text:p>
          </table:table-cell>
          <table:table-cell table:formula="of:=[.B78]-[.B71]" office:value-type="float" office:value="19110" calcext:value-type="float">
            <text:p>19110</text:p>
          </table:table-cell>
          <table:table-cell table:formula="of:=[.I78]-[.G71]" office:value-type="float" office:value="28283" calcext:value-type="float">
            <text:p>28283</text:p>
          </table:table-cell>
          <table:table-cell table:formula="of:=[.G78]-[.G71]" office:value-type="float" office:value="29231" calcext:value-type="float">
            <text:p>29231</text:p>
          </table:table-cell>
          <table:table-cell table:formula="of:=[.N78]-[.L71]" office:value-type="float" office:value="978.85" calcext:value-type="float">
            <text:p>978.85</text:p>
          </table:table-cell>
          <table:table-cell table:formula="of:=[.L78]-[.L71]" office:value-type="float" office:value="1182" calcext:value-type="float">
            <text:p>1182</text:p>
          </table:table-cell>
          <table:table-cell table:formula="of:=[.P78]+[.R78]" office:value-type="float" office:value="44852" calcext:value-type="float">
            <text:p>44852</text:p>
          </table:table-cell>
          <table:table-cell table:formula="of:=[.Q78]+[.S78]" office:value-type="float" office:value="48341" calcext:value-type="float">
            <text:p>48341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float" office:value="165268" calcext:value-type="float">
            <text:p>165268</text:p>
          </table:table-cell>
          <table:table-cell office:value-type="float" office:value="164856" calcext:value-type="float">
            <text:p>164856</text:p>
          </table:table-cell>
          <table:table-cell office:value-type="float" office:value="164586" calcext:value-type="float">
            <text:p>164586</text:p>
          </table:table-cell>
          <table:table-cell office:value-type="float" office:value="10.0339" calcext:value-type="float">
            <text:p>10.0339</text:p>
          </table:table-cell>
          <table:table-cell office:value-type="float" office:value="0.0713643" calcext:value-type="float">
            <text:p>0.0713643</text:p>
          </table:table-cell>
          <table:table-cell office:value-type="float" office:value="304630" calcext:value-type="float">
            <text:p>304630</text:p>
          </table:table-cell>
          <table:table-cell office:value-type="float" office:value="305577" calcext:value-type="float">
            <text:p>305577</text:p>
          </table:table-cell>
          <table:table-cell office:value-type="float" office:value="310153" calcext:value-type="float">
            <text:p>310153</text:p>
          </table:table-cell>
          <table:table-cell office:value-type="float" office:value="-16.6835" calcext:value-type="float">
            <text:p>-16.6835</text:p>
          </table:table-cell>
          <table:table-cell office:value-type="float" office:value="-0.577969" calcext:value-type="float">
            <text:p>-0.577969</text:p>
          </table:table-cell>
          <table:table-cell office:value-type="float" office:value="6692" calcext:value-type="float">
            <text:p>6692</text:p>
          </table:table-cell>
          <table:table-cell office:value-type="float" office:value="6690.43" calcext:value-type="float">
            <text:p>6690.43</text:p>
          </table:table-cell>
          <table:table-cell office:value-type="float" office:value="6583.78" calcext:value-type="float">
            <text:p>6583.78</text:p>
          </table:table-cell>
          <table:table-cell table:style-name="ce1" table:formula="of:=[.A79]" office:value-type="date" office:date-value="2020-11-17" calcext:value-type="date">
            <text:p>17/11/20</text:p>
          </table:table-cell>
          <table:table-cell table:formula="of:=[.D79]-[.B72]" office:value-type="float" office:value="16504" calcext:value-type="float">
            <text:p>16504</text:p>
          </table:table-cell>
          <table:table-cell table:formula="of:=[.B79]-[.B72]" office:value-type="float" office:value="17186" calcext:value-type="float">
            <text:p>17186</text:p>
          </table:table-cell>
          <table:table-cell table:formula="of:=[.I79]-[.G72]" office:value-type="float" office:value="28226" calcext:value-type="float">
            <text:p>28226</text:p>
          </table:table-cell>
          <table:table-cell table:formula="of:=[.G79]-[.G72]" office:value-type="float" office:value="22703" calcext:value-type="float">
            <text:p>22703</text:p>
          </table:table-cell>
          <table:table-cell table:formula="of:=[.N79]-[.L72]" office:value-type="float" office:value="995.78" calcext:value-type="float">
            <text:p>995.78</text:p>
          </table:table-cell>
          <table:table-cell table:formula="of:=[.L79]-[.L72]" office:value-type="float" office:value="1104" calcext:value-type="float">
            <text:p>1104</text:p>
          </table:table-cell>
          <table:table-cell table:formula="of:=[.P79]+[.R79]" office:value-type="float" office:value="44730" calcext:value-type="float">
            <text:p>44730</text:p>
          </table:table-cell>
          <table:table-cell table:formula="of:=[.Q79]+[.S79]" office:value-type="float" office:value="39889" calcext:value-type="float">
            <text:p>39889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float" office:value="167958" calcext:value-type="float">
            <text:p>167958</text:p>
          </table:table-cell>
          <table:table-cell office:value-type="float" office:value="167153" calcext:value-type="float">
            <text:p>167153</text:p>
          </table:table-cell>
          <table:table-cell office:value-type="float" office:value="166771" calcext:value-type="float">
            <text:p>166771</text:p>
          </table:table-cell>
          <table:table-cell office:value-type="float" office:value="18.3464" calcext:value-type="float">
            <text:p>18.3464</text:p>
          </table:table-cell>
          <table:table-cell office:value-type="float" office:value="0.138229" calcext:value-type="float">
            <text:p>0.138229</text:p>
          </table:table-cell>
          <table:table-cell office:value-type="float" office:value="307455" calcext:value-type="float">
            <text:p>307455</text:p>
          </table:table-cell>
          <table:table-cell office:value-type="float" office:value="308821" calcext:value-type="float">
            <text:p>308821</text:p>
          </table:table-cell>
          <table:table-cell office:value-type="float" office:value="313503" calcext:value-type="float">
            <text:p>313503</text:p>
          </table:table-cell>
          <table:table-cell office:value-type="float" office:value="-20.4087" calcext:value-type="float">
            <text:p>-20.4087</text:p>
          </table:table-cell>
          <table:table-cell office:value-type="float" office:value="-0.704527" calcext:value-type="float">
            <text:p>-0.704527</text:p>
          </table:table-cell>
          <table:table-cell office:value-type="float" office:value="6840" calcext:value-type="float">
            <text:p>6840</text:p>
          </table:table-cell>
          <table:table-cell office:value-type="float" office:value="6808.23" calcext:value-type="float">
            <text:p>6808.23</text:p>
          </table:table-cell>
          <table:table-cell office:value-type="float" office:value="6714.27" calcext:value-type="float">
            <text:p>6714.27</text:p>
          </table:table-cell>
          <table:table-cell table:style-name="ce1" table:formula="of:=[.A80]" office:value-type="date" office:date-value="2020-11-18" calcext:value-type="date">
            <text:p>18/11/20</text:p>
          </table:table-cell>
          <table:table-cell table:formula="of:=[.D80]-[.B73]" office:value-type="float" office:value="15654" calcext:value-type="float">
            <text:p>15654</text:p>
          </table:table-cell>
          <table:table-cell table:formula="of:=[.B80]-[.B73]" office:value-type="float" office:value="16841" calcext:value-type="float">
            <text:p>16841</text:p>
          </table:table-cell>
          <table:table-cell table:formula="of:=[.I80]-[.G73]" office:value-type="float" office:value="25686" calcext:value-type="float">
            <text:p>25686</text:p>
          </table:table-cell>
          <table:table-cell table:formula="of:=[.G80]-[.G73]" office:value-type="float" office:value="19638" calcext:value-type="float">
            <text:p>19638</text:p>
          </table:table-cell>
          <table:table-cell table:formula="of:=[.N80]-[.L73]" office:value-type="float" office:value="948.270000000001" calcext:value-type="float">
            <text:p>948.270000000001</text:p>
          </table:table-cell>
          <table:table-cell table:formula="of:=[.L80]-[.L73]" office:value-type="float" office:value="1074" calcext:value-type="float">
            <text:p>1074</text:p>
          </table:table-cell>
          <table:table-cell table:formula="of:=[.P80]+[.R80]" office:value-type="float" office:value="41340" calcext:value-type="float">
            <text:p>41340</text:p>
          </table:table-cell>
          <table:table-cell table:formula="of:=[.Q80]+[.S80]" office:value-type="float" office:value="36479" calcext:value-type="float">
            <text:p>36479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table:number-columns-repeated="2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table:number-columns-repeated="2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table:number-columns-repeated="22"/>
        </table:table-row>
        <table:table-row table:style-name="ro1">
          <table:table-cell office:value-type="date" office:date-value="2020-11-22" calcext:value-type="date">
            <text:p>22/11/20</text:p>
          </table:table-cell>
          <table:table-cell table:number-columns-repeated="2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table:number-columns-repeated="2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table:number-columns-repeated="2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table:number-columns-repeated="22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table:number-columns-repeated="22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table:number-columns-repeated="22"/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table:number-columns-repeated="22"/>
        </table:table-row>
        <table:table-row table:style-name="ro1">
          <table:table-cell office:value-type="date" office:date-value="2020-11-29" calcext:value-type="date">
            <text:p>29/11/20</text:p>
          </table:table-cell>
          <table:table-cell table:number-columns-repeated="22"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table:number-columns-repeated="22"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table:number-columns-repeated="22"/>
        </table:table-row>
        <table:table-row table:style-name="ro1">
          <table:table-cell office:value-type="date" office:date-value="2020-12-02" calcext:value-type="date">
            <text:p>02/12/20</text:p>
          </table:table-cell>
          <table:table-cell table:number-columns-repeated="22"/>
        </table:table-row>
        <table:table-row table:style-name="ro1">
          <table:table-cell office:value-type="date" office:date-value="2020-12-03" calcext:value-type="date">
            <text:p>03/12/20</text:p>
          </table:table-cell>
          <table:table-cell table:number-columns-repeated="22"/>
        </table:table-row>
        <table:table-row table:style-name="ro1">
          <table:table-cell office:value-type="date" office:date-value="2020-12-04" calcext:value-type="date">
            <text:p>04/12/20</text:p>
          </table:table-cell>
          <table:table-cell table:number-columns-repeated="22"/>
        </table:table-row>
        <table:table-row table:style-name="ro1">
          <table:table-cell office:value-type="date" office:date-value="2020-12-05" calcext:value-type="date">
            <text:p>05/12/20</text:p>
          </table:table-cell>
          <table:table-cell table:number-columns-repeated="22"/>
        </table:table-row>
        <table:table-row table:style-name="ro1">
          <table:table-cell office:value-type="date" office:date-value="2020-12-06" calcext:value-type="date">
            <text:p>06/12/20</text:p>
          </table:table-cell>
          <table:table-cell table:number-columns-repeated="22"/>
        </table:table-row>
        <table:table-row table:style-name="ro1">
          <table:table-cell office:value-type="date" office:date-value="2020-12-07" calcext:value-type="date">
            <text:p>07/12/20</text:p>
          </table:table-cell>
          <table:table-cell table:number-columns-repeated="22"/>
        </table:table-row>
        <table:table-row table:style-name="ro1">
          <table:table-cell office:value-type="date" office:date-value="2020-12-08" calcext:value-type="date">
            <text:p>08/12/20</text:p>
          </table:table-cell>
          <table:table-cell table:number-columns-repeated="22"/>
        </table:table-row>
        <table:table-row table:style-name="ro1">
          <table:table-cell office:value-type="date" office:date-value="2020-12-09" calcext:value-type="date">
            <text:p>09/12/20</text:p>
          </table:table-cell>
          <table:table-cell table:number-columns-repeated="22"/>
        </table:table-row>
        <table:table-row table:style-name="ro1">
          <table:table-cell office:value-type="date" office:date-value="2020-12-10" calcext:value-type="date">
            <text:p>10/12/20</text:p>
          </table:table-cell>
          <table:table-cell table:number-columns-repeated="22"/>
        </table:table-row>
        <table:table-row table:style-name="ro1">
          <table:table-cell office:value-type="date" office:date-value="2020-12-11" calcext:value-type="date">
            <text:p>11/12/20</text:p>
          </table:table-cell>
          <table:table-cell table:number-columns-repeated="22"/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table:number-columns-repeated="22"/>
        </table:table-row>
        <table:table-row table:style-name="ro1">
          <table:table-cell office:value-type="date" office:date-value="2020-12-13" calcext:value-type="date">
            <text:p>13/12/20</text:p>
          </table:table-cell>
          <table:table-cell table:number-columns-repeated="22"/>
        </table:table-row>
        <table:table-row table:style-name="ro1">
          <table:table-cell office:value-type="date" office:date-value="2020-12-14" calcext:value-type="date">
            <text:p>14/12/20</text:p>
          </table:table-cell>
          <table:table-cell table:number-columns-repeated="22"/>
        </table:table-row>
        <table:table-row table:style-name="ro1">
          <table:table-cell office:value-type="date" office:date-value="2020-12-15" calcext:value-type="date">
            <text:p>15/12/20</text:p>
          </table:table-cell>
          <table:table-cell table:number-columns-repeated="22"/>
        </table:table-row>
        <table:table-row table:style-name="ro1">
          <table:table-cell office:value-type="date" office:date-value="2020-12-16" calcext:value-type="date">
            <text:p>16/12/20</text:p>
          </table:table-cell>
          <table:table-cell table:number-columns-repeated="22"/>
        </table:table-row>
        <table:table-row table:style-name="ro1">
          <table:table-cell office:value-type="date" office:date-value="2020-12-17" calcext:value-type="date">
            <text:p>17/12/20</text:p>
          </table:table-cell>
          <table:table-cell table:number-columns-repeated="22"/>
        </table:table-row>
        <table:table-row table:style-name="ro1">
          <table:table-cell office:value-type="date" office:date-value="2020-12-18" calcext:value-type="date">
            <text:p>18/12/20</text:p>
          </table:table-cell>
          <table:table-cell table:number-columns-repeated="22"/>
        </table:table-row>
        <table:table-row table:style-name="ro1">
          <table:table-cell office:value-type="date" office:date-value="2020-12-19" calcext:value-type="date">
            <text:p>19/12/20</text:p>
          </table:table-cell>
          <table:table-cell table:number-columns-repeated="22"/>
        </table:table-row>
        <table:table-row table:style-name="ro1">
          <table:table-cell office:value-type="date" office:date-value="2020-12-20" calcext:value-type="date">
            <text:p>20/12/20</text:p>
          </table:table-cell>
          <table:table-cell table:number-columns-repeated="22"/>
        </table:table-row>
        <table:table-row table:style-name="ro1">
          <table:table-cell office:value-type="date" office:date-value="2020-12-21" calcext:value-type="date">
            <text:p>21/12/20</text:p>
          </table:table-cell>
          <table:table-cell table:number-columns-repeated="22"/>
        </table:table-row>
        <table:table-row table:style-name="ro1">
          <table:table-cell office:value-type="date" office:date-value="2020-12-22" calcext:value-type="date">
            <text:p>22/12/20</text:p>
          </table:table-cell>
          <table:table-cell table:number-columns-repeated="22"/>
        </table:table-row>
        <table:table-row table:style-name="ro1">
          <table:table-cell office:value-type="date" office:date-value="2020-12-23" calcext:value-type="date">
            <text:p>23/12/20</text:p>
          </table:table-cell>
          <table:table-cell table:number-columns-repeated="22"/>
        </table:table-row>
        <table:table-row table:style-name="ro1">
          <table:table-cell office:value-type="date" office:date-value="2020-12-24" calcext:value-type="date">
            <text:p>24/12/20</text:p>
          </table:table-cell>
          <table:table-cell table:number-columns-repeated="22"/>
        </table:table-row>
        <table:table-row table:style-name="ro1">
          <table:table-cell office:value-type="date" office:date-value="2020-12-25" calcext:value-type="date">
            <text:p>25/12/20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  <table:table-row table:style-name="ro1">
          <table:table-cell office:value-type="date" office:date-value="1899-12-30" calcext:value-type="date">
            <text:p>30/12/99</text:p>
          </table:table-cell>
          <table:table-cell table:number-columns-repeated="2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1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number-style style:name="N116">
      <number:number number:decimal-places="7" loext:min-decimal-places="7" number:min-integer-digits="1"/>
    </number:number-style>
    <number:number-style style:name="N11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8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1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0">
      <number:number number:decimal-places="6" loext:min-decimal-places="6" number:min-integer-digits="1"/>
    </number:number-style>
    <number:number-style style:name="N121" number:title="User-defined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date-style style:name="N124">
      <number:day number:style="long"/>
      <number:text>-</number:text>
      <number:month number:textual="true"/>
      <number:text>-</number:text>
      <number:year/>
    </number:date-style>
    <number:date-style style:name="N125">
      <number:day number:style="long"/>
      <number:text>-</number:text>
      <number:month number:textual="true"/>
    </number:date-style>
    <number:date-style style:name="N126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9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£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>
      <number:number number:decimal-places="3" loext:min-decimal-places="3" number:min-integer-digits="0"/>
    </number:number-style>
    <number:number-style style:name="N143">
      <number:number number:decimal-places="1" loext:min-decimal-places="1" number:min-integer-digits="1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7:45:52.741346556</meta:creation-date>
    <dc:date>2020-11-23T21:05:23.740681562</dc:date>
    <meta:editing-duration>PT8M52S</meta:editing-duration>
    <meta:editing-cycles>2</meta:editing-cycles>
    <meta:generator>LibreOffice/6.4.6.2$Linux_X86_64 LibreOffice_project/40$Build-2</meta:generator>
    <meta:document-statistic meta:table-count="3" meta:cell-count="363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3.952cm" style:legend-expansion="high" chart:style-name="ch2"/>
        <chart:plot-area chart:style-name="ch3" table:cell-range-address="'Lenka Full'.T8:'Lenka Full'.U80" chart:data-source-has-labels="row" svg:x="0.32cm" svg:y="0.18cm" svg:width="12.958cm" svg:height="8.64cm">
          <chartooo:coordinate-region svg:x="1.312cm" svg:y="0.379cm" svg:width="11.96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enka Full'.T9:'Lenka Full'.T80" chart:label-cell-address="'Lenka Full'.T8:'Lenka Full'.T8" chart:class="chart:line">
            <chart:data-point chart:repeated="72"/>
          </chart:series>
          <chart:series chart:style-name="ch7" chart:values-cell-range-address="'Lenka Full'.U9:'Lenka Full'.U80" chart:label-cell-address="'Lenka Full'.U8:'Lenka Full'.U8" chart:class="chart:line"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 D</text:p>
                <draw:g>
                  <svg:desc>'Lenka Full'.T8:'Lenka Full'.T8</svg:desc>
                </draw:g>
              </table:table-cell>
              <table:table-cell office:value-type="string">
                <text:p>act D</text:p>
                <draw:g>
                  <svg:desc>'Lenka Full'.U8:'Lenka Full'.U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.379">
                <text:p>57.379</text:p>
                <draw:g>
                  <svg:desc>'Lenka Full'.T9:'Lenka Full'.T80</svg:desc>
                </draw:g>
              </table:table-cell>
              <table:table-cell office:value-type="float" office:value="22">
                <text:p>22</text:p>
                <draw:g>
                  <svg:desc>'Lenka Full'.U9:'Lenka Full'.U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5">
                <text:p>58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947">
                <text:p>59.9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142">
                <text:p>65.1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.055">
                <text:p>62.0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534">
                <text:p>62.5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.2">
                <text:p>67.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.718">
                <text:p>76.7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279">
                <text:p>80.2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.8630000000001">
                <text:p>84.86300000000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.638">
                <text:p>92.6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.407">
                <text:p>95.40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.333">
                <text:p>98.33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6.071">
                <text:p>106.0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.97">
                <text:p>116.9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.349">
                <text:p>125.3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.305">
                <text:p>140.30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.757">
                <text:p>150.75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5.769">
                <text:p>155.76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.15">
                <text:p>160.1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1.481">
                <text:p>171.48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8.107">
                <text:p>188.10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6.898">
                <text:p>196.8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.87">
                <text:p>208.8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2.386">
                <text:p>222.38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7.892">
                <text:p>227.89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4.401">
                <text:p>234.4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6.313">
                <text:p>246.31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3.036">
                <text:p>263.03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7.157">
                <text:p>277.15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9.327">
                <text:p>289.32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7.66">
                <text:p>297.6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8.65">
                <text:p>298.6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1.57">
                <text:p>301.5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5.18">
                <text:p>325.1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5.93">
                <text:p>355.9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3.55">
                <text:p>383.5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7.95">
                <text:p>407.9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1.48">
                <text:p>451.4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0.75">
                <text:p>470.7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4.09">
                <text:p>484.09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5.06">
                <text:p>515.0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8.73">
                <text:p>568.7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3.55">
                <text:p>613.5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9.67">
                <text:p>649.6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3.67">
                <text:p>683.67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2.3">
                <text:p>702.3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6.16">
                <text:p>716.16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1.24">
                <text:p>761.24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0.67">
                <text:p>820.67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78.8">
                <text:p>878.8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21.63">
                <text:p>921.63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66.38">
                <text:p>966.38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5.83">
                <text:p>985.83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7.74">
                <text:p>997.74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38.29">
                <text:p>1038.29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97.81">
                <text:p>1097.81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7.54">
                <text:p>1127.54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50.51">
                <text:p>1150.51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75.27">
                <text:p>1175.27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82.43">
                <text:p>1182.43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83.49">
                <text:p>1183.49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09.54">
                <text:p>1209.54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34.43">
                <text:p>1234.43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8.5">
                <text:p>1258.5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69.93">
                <text:p>1269.93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74.8">
                <text:p>1274.8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61.88">
                <text:p>1261.8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39.43">
                <text:p>1239.43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22.9">
                <text:p>1222.9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50.03">
                <text:p>1250.03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48.68">
                <text:p>1248.68</text:p>
              </table:table-cell>
              <table:table-cell office:value-type="float" office:value="1074">
                <text:p>10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3.952cm" style:legend-expansion="high" chart:style-name="ch2"/>
        <chart:plot-area chart:style-name="ch3" table:cell-range-address="'Lenka Full'.V8:'Lenka Full'.W80" chart:data-source-has-labels="row" svg:x="0.32cm" svg:y="0.18cm" svg:width="12.958cm" svg:height="8.64cm">
          <chartooo:coordinate-region svg:x="1.682cm" svg:y="0.379cm" svg:width="11.59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enka Full'.V9:'Lenka Full'.V80" chart:label-cell-address="'Lenka Full'.V8:'Lenka Full'.V8" chart:class="chart:line">
            <chart:data-point chart:repeated="72"/>
          </chart:series>
          <chart:series chart:style-name="ch7" chart:values-cell-range-address="'Lenka Full'.W9:'Lenka Full'.W80" chart:label-cell-address="'Lenka Full'.W8:'Lenka Full'.W8" chart:class="chart:line"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 R</text:p>
                <draw:g>
                  <svg:desc>'Lenka Full'.V8:'Lenka Full'.V8</svg:desc>
                </draw:g>
              </table:table-cell>
              <table:table-cell office:value-type="string">
                <text:p>Act R</text:p>
                <draw:g>
                  <svg:desc>'Lenka Full'.W8:'Lenka Full'.W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34.2">
                <text:p>6834.2</text:p>
                <draw:g>
                  <svg:desc>'Lenka Full'.V9:'Lenka Full'.V80</svg:desc>
                </draw:g>
              </table:table-cell>
              <table:table-cell office:value-type="float" office:value="4760">
                <text:p>4760</text:p>
                <draw:g>
                  <svg:desc>'Lenka Full'.W9:'Lenka Full'.W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24.7">
                <text:p>7224.7</text:p>
              </table:table-cell>
              <table:table-cell office:value-type="float" office:value="5263">
                <text:p>5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40.8">
                <text:p>7740.8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74.8">
                <text:p>8574.8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68.3">
                <text:p>8568.3</text:p>
              </table:table-cell>
              <table:table-cell office:value-type="float" office:value="7649">
                <text:p>7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80.5">
                <text:p>8580.5</text:p>
              </table:table-cell>
              <table:table-cell office:value-type="float" office:value="8032">
                <text:p>8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17.7">
                <text:p>9017.7</text:p>
              </table:table-cell>
              <table:table-cell office:value-type="float" office:value="8506">
                <text:p>8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91.1">
                <text:p>10191.1</text:p>
              </table:table-cell>
              <table:table-cell office:value-type="float" office:value="9019">
                <text:p>9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21.2">
                <text:p>10821.2</text:p>
              </table:table-cell>
              <table:table-cell office:value-type="float" office:value="9996">
                <text:p>9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43.6">
                <text:p>11543.6</text:p>
              </table:table-cell>
              <table:table-cell office:value-type="float" office:value="11742">
                <text:p>11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452.8">
                <text:p>12452.8</text:p>
              </table:table-cell>
              <table:table-cell office:value-type="float" office:value="12402">
                <text:p>124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30.5">
                <text:p>12730.5</text:p>
              </table:table-cell>
              <table:table-cell office:value-type="float" office:value="12905">
                <text:p>129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23">
                <text:p>12823</text:p>
              </table:table-cell>
              <table:table-cell office:value-type="float" office:value="13102">
                <text:p>13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332.8">
                <text:p>13332.8</text:p>
              </table:table-cell>
              <table:table-cell office:value-type="float" office:value="13542">
                <text:p>13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140.1">
                <text:p>14140.1</text:p>
              </table:table-cell>
              <table:table-cell office:value-type="float" office:value="14262">
                <text:p>142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809.3">
                <text:p>14809.3</text:p>
              </table:table-cell>
              <table:table-cell office:value-type="float" office:value="14432">
                <text:p>144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220.6">
                <text:p>16220.6</text:p>
              </table:table-cell>
              <table:table-cell office:value-type="float" office:value="14219">
                <text:p>142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354.8">
                <text:p>17354.8</text:p>
              </table:table-cell>
              <table:table-cell office:value-type="float" office:value="15056">
                <text:p>150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321.1">
                <text:p>17321.1</text:p>
              </table:table-cell>
              <table:table-cell office:value-type="float" office:value="14988">
                <text:p>14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287.3">
                <text:p>17287.3</text:p>
              </table:table-cell>
              <table:table-cell office:value-type="float" office:value="15307">
                <text:p>153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611.9">
                <text:p>17611.9</text:p>
              </table:table-cell>
              <table:table-cell office:value-type="float" office:value="15119">
                <text:p>151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184.7">
                <text:p>18184.7</text:p>
              </table:table-cell>
              <table:table-cell office:value-type="float" office:value="14685">
                <text:p>146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452.4">
                <text:p>18452.4</text:p>
              </table:table-cell>
              <table:table-cell office:value-type="float" office:value="15299">
                <text:p>15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645.6">
                <text:p>19645.6</text:p>
              </table:table-cell>
              <table:table-cell office:value-type="float" office:value="15881">
                <text:p>158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002.9">
                <text:p>22002.9</text:p>
              </table:table-cell>
              <table:table-cell office:value-type="float" office:value="16733">
                <text:p>167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220">
                <text:p>23220</text:p>
              </table:table-cell>
              <table:table-cell office:value-type="float" office:value="17311">
                <text:p>173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252.8">
                <text:p>24252.8</text:p>
              </table:table-cell>
              <table:table-cell office:value-type="float" office:value="17849">
                <text:p>178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026.3">
                <text:p>25026.3</text:p>
              </table:table-cell>
              <table:table-cell office:value-type="float" office:value="19683">
                <text:p>196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598.1">
                <text:p>26598.1</text:p>
              </table:table-cell>
              <table:table-cell office:value-type="float" office:value="22179">
                <text:p>221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904.6">
                <text:p>27904.6</text:p>
              </table:table-cell>
              <table:table-cell office:value-type="float" office:value="24597">
                <text:p>245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645.7">
                <text:p>28645.7</text:p>
              </table:table-cell>
              <table:table-cell office:value-type="float" office:value="26502">
                <text:p>265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678.4">
                <text:p>28678.4</text:p>
              </table:table-cell>
              <table:table-cell office:value-type="float" office:value="31323">
                <text:p>313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645.9">
                <text:p>27645.9</text:p>
              </table:table-cell>
              <table:table-cell office:value-type="float" office:value="33404">
                <text:p>334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111.9">
                <text:p>27111.9</text:p>
              </table:table-cell>
              <table:table-cell office:value-type="float" office:value="34664">
                <text:p>346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359.2">
                <text:p>28359.2</text:p>
              </table:table-cell>
              <table:table-cell office:value-type="float" office:value="35855">
                <text:p>358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379.7">
                <text:p>30379.7</text:p>
              </table:table-cell>
              <table:table-cell office:value-type="float" office:value="39724">
                <text:p>397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807.1">
                <text:p>32807.1</text:p>
              </table:table-cell>
              <table:table-cell office:value-type="float" office:value="43930">
                <text:p>439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597.5">
                <text:p>35597.5</text:p>
              </table:table-cell>
              <table:table-cell office:value-type="float" office:value="48253">
                <text:p>482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776.7">
                <text:p>40776.7</text:p>
              </table:table-cell>
              <table:table-cell office:value-type="float" office:value="50741">
                <text:p>507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554.9">
                <text:p>44554.9</text:p>
              </table:table-cell>
              <table:table-cell office:value-type="float" office:value="54818">
                <text:p>548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767.3">
                <text:p>45767.3</text:p>
              </table:table-cell>
              <table:table-cell office:value-type="float" office:value="56775">
                <text:p>567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720">
                <text:p>47720</text:p>
              </table:table-cell>
              <table:table-cell office:value-type="float" office:value="60541">
                <text:p>605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733.7">
                <text:p>51733.7</text:p>
              </table:table-cell>
              <table:table-cell office:value-type="float" office:value="64200">
                <text:p>642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078.9">
                <text:p>55078.9</text:p>
              </table:table-cell>
              <table:table-cell office:value-type="float" office:value="69625">
                <text:p>69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550.2">
                <text:p>57550.2</text:p>
              </table:table-cell>
              <table:table-cell office:value-type="float" office:value="74055">
                <text:p>740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525.8">
                <text:p>58525.8</text:p>
              </table:table-cell>
              <table:table-cell office:value-type="float" office:value="78210">
                <text:p>782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595.5">
                <text:p>59595.5</text:p>
              </table:table-cell>
              <table:table-cell office:value-type="float" office:value="81970">
                <text:p>819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691.3">
                <text:p>59691.3</text:p>
              </table:table-cell>
              <table:table-cell office:value-type="float" office:value="84212">
                <text:p>842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787.1">
                <text:p>61787.1</text:p>
              </table:table-cell>
              <table:table-cell office:value-type="float" office:value="86408">
                <text:p>864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665">
                <text:p>64665</text:p>
              </table:table-cell>
              <table:table-cell office:value-type="float" office:value="90087">
                <text:p>900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116.5">
                <text:p>67116.5</text:p>
              </table:table-cell>
              <table:table-cell office:value-type="float" office:value="88098">
                <text:p>88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8027">
                <text:p>68027</text:p>
              </table:table-cell>
              <table:table-cell office:value-type="float" office:value="87003">
                <text:p>870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525">
                <text:p>68525</text:p>
              </table:table-cell>
              <table:table-cell office:value-type="float" office:value="85348">
                <text:p>853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927">
                <text:p>66927</text:p>
              </table:table-cell>
              <table:table-cell office:value-type="float" office:value="84305">
                <text:p>843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241">
                <text:p>65241</text:p>
              </table:table-cell>
              <table:table-cell office:value-type="float" office:value="83547">
                <text:p>835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404">
                <text:p>65404</text:p>
              </table:table-cell>
              <table:table-cell office:value-type="float" office:value="82526">
                <text:p>825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815">
                <text:p>67815</text:p>
              </table:table-cell>
              <table:table-cell office:value-type="float" office:value="78952">
                <text:p>789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131">
                <text:p>69131</text:p>
              </table:table-cell>
              <table:table-cell office:value-type="float" office:value="81703">
                <text:p>817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909">
                <text:p>68909</text:p>
              </table:table-cell>
              <table:table-cell office:value-type="float" office:value="81877">
                <text:p>818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454">
                <text:p>68454</text:p>
              </table:table-cell>
              <table:table-cell office:value-type="float" office:value="79824">
                <text:p>798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939">
                <text:p>65939</text:p>
              </table:table-cell>
              <table:table-cell office:value-type="float" office:value="76118">
                <text:p>761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955">
                <text:p>64955</text:p>
              </table:table-cell>
              <table:table-cell office:value-type="float" office:value="73184">
                <text:p>731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389">
                <text:p>65389</text:p>
              </table:table-cell>
              <table:table-cell office:value-type="float" office:value="66285">
                <text:p>662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749">
                <text:p>63749</text:p>
              </table:table-cell>
              <table:table-cell office:value-type="float" office:value="66895">
                <text:p>668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870">
                <text:p>60870</text:p>
              </table:table-cell>
              <table:table-cell office:value-type="float" office:value="60089">
                <text:p>600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287">
                <text:p>58287</text:p>
              </table:table-cell>
              <table:table-cell office:value-type="float" office:value="54730">
                <text:p>547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457">
                <text:p>55457</text:p>
              </table:table-cell>
              <table:table-cell office:value-type="float" office:value="50533">
                <text:p>505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027">
                <text:p>53027</text:p>
              </table:table-cell>
              <table:table-cell office:value-type="float" office:value="47009">
                <text:p>470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471">
                <text:p>50471</text:p>
              </table:table-cell>
              <table:table-cell office:value-type="float" office:value="45288">
                <text:p>452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850">
                <text:p>48850</text:p>
              </table:table-cell>
              <table:table-cell office:value-type="float" office:value="48341">
                <text:p>483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153">
                <text:p>49153</text:p>
              </table:table-cell>
              <table:table-cell office:value-type="float" office:value="39889">
                <text:p>39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476">
                <text:p>48476</text:p>
              </table:table-cell>
              <table:table-cell office:value-type="float" office:value="36479">
                <text:p>36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3.952cm" style:legend-expansion="high" chart:style-name="ch2"/>
        <chart:plot-area chart:style-name="ch3" table:cell-range-address="'Working full'.T8:'Working full'.U80" chart:data-source-has-labels="row" svg:x="0.32cm" svg:y="0.18cm" svg:width="12.958cm" svg:height="8.64cm">
          <chartooo:coordinate-region svg:x="1.312cm" svg:y="0.379cm" svg:width="11.96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Working full'.T9:'Working full'.T80" chart:label-cell-address="'Working full'.T8:'Working full'.T8" chart:class="chart:line">
            <chart:data-point chart:repeated="72"/>
          </chart:series>
          <chart:series chart:style-name="ch7" chart:values-cell-range-address="'Working full'.U9:'Working full'.U80" chart:label-cell-address="'Working full'.U8:'Working full'.U8" chart:class="chart:line"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 D</text:p>
                <draw:g>
                  <svg:desc>'Working full'.T8:'Working full'.T8</svg:desc>
                </draw:g>
              </table:table-cell>
              <table:table-cell office:value-type="string">
                <text:p>act D</text:p>
                <draw:g>
                  <svg:desc>'Working full'.U8:'Working full'.U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.656">
                <text:p>43.656</text:p>
                <draw:g>
                  <svg:desc>'Working full'.T9:'Working full'.T80</svg:desc>
                </draw:g>
              </table:table-cell>
              <table:table-cell office:value-type="float" office:value="22">
                <text:p>22</text:p>
                <draw:g>
                  <svg:desc>'Working full'.U9:'Working full'.U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924">
                <text:p>47.9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632">
                <text:p>49.6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.776">
                <text:p>56.7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099">
                <text:p>56.0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.317">
                <text:p>58.3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.277">
                <text:p>64.27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.391">
                <text:p>75.39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091">
                <text:p>80.0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.2329999999999">
                <text:p>88.23299999999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">
                <text:p>100.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.386">
                <text:p>108.38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727">
                <text:p>113.7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.658">
                <text:p>124.65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.859">
                <text:p>137.8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.511">
                <text:p>146.5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9.308">
                <text:p>169.30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5.266">
                <text:p>185.26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9.02">
                <text:p>189.0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.24">
                <text:p>191.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4.972">
                <text:p>204.9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3.203">
                <text:p>223.20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36">
                <text:p>220.7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2.117">
                <text:p>242.11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6.197">
                <text:p>246.19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1.166">
                <text:p>241.16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8.331">
                <text:p>238.33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4.681">
                <text:p>244.68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1.718">
                <text:p>251.71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9.426">
                <text:p>249.42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7.743">
                <text:p>267.74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1.68">
                <text:p>281.6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8.73">
                <text:p>278.73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8.47">
                <text:p>278.4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7.78">
                <text:p>307.7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2.25">
                <text:p>342.2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1.51">
                <text:p>361.51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1.63">
                <text:p>391.6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7.97">
                <text:p>447.97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4.7">
                <text:p>454.7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9.2">
                <text:p>459.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4.49">
                <text:p>494.4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7">
                <text:p>55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1.02">
                <text:p>601.02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9.2">
                <text:p>649.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1.05">
                <text:p>701.05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2.81">
                <text:p>722.81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1.09">
                <text:p>731.09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90.7">
                <text:p>790.7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7.11">
                <text:p>857.11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5.81">
                <text:p>905.81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34.76">
                <text:p>934.76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4.82">
                <text:p>1004.82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29.38">
                <text:p>1029.38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28.42">
                <text:p>1028.42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79.56">
                <text:p>1079.56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54.97">
                <text:p>1154.97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5.68">
                <text:p>1125.68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58.77">
                <text:p>1158.77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2.84">
                <text:p>1182.84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75.69">
                <text:p>1175.69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43.61">
                <text:p>1143.61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61.24">
                <text:p>1161.24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62.82">
                <text:p>1162.82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62.96">
                <text:p>1162.96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48.29">
                <text:p>1148.29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39.91">
                <text:p>1139.91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98.01">
                <text:p>1098.01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32.77">
                <text:p>1032.77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78.85">
                <text:p>978.85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5.78">
                <text:p>995.78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48.270000000001">
                <text:p>948.270000000001</text:p>
              </table:table-cell>
              <table:table-cell office:value-type="float" office:value="1074">
                <text:p>10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3.952cm" style:legend-expansion="high" chart:style-name="ch2"/>
        <chart:plot-area chart:style-name="ch3" table:cell-range-address="'Working full'.A8:'Working full'.A80 'Working full'.V8:'Working full'.W80" chart:data-source-has-labels="both" svg:x="0.32cm" svg:y="0.18cm" svg:width="12.958cm" svg:height="8.64cm">
          <chartooo:coordinate-region svg:x="1.682cm" svg:y="0.18cm" svg:width="11.596cm" svg:height="6.975cm"/>
          <chart:axis chart:dimension="x" chart:name="primary-x" chart:style-name="ch4" chartooo:axis-type="text">
            <chart:categories table:cell-range-address="'Working full'.A9:'Working full'.A8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Working full'.V9:'Working full'.V80" chart:label-cell-address="'Working full'.V8:'Working full'.V8" chart:class="chart:line">
            <chart:data-point chart:repeated="72"/>
          </chart:series>
          <chart:series chart:style-name="ch7" chart:values-cell-range-address="'Working full'.W9:'Working full'.W80" chart:label-cell-address="'Working full'.W8:'Working full'.W8" chart:class="chart:line"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 R</text:p>
                <draw:g>
                  <svg:desc>'Working full'.V8:'Working full'.V8</svg:desc>
                </draw:g>
              </table:table-cell>
              <table:table-cell office:value-type="string">
                <text:p>Act R</text:p>
                <draw:g>
                  <svg:desc>'Working full'.W8:'Working full'.W8</svg:desc>
                </draw:g>
              </table:table-cell>
            </table:table-row>
          </table:table-header-rows>
          <table:table-rows>
            <table:table-row>
              <table:table-cell office:value-type="float" office:value="44082">
                <text:p>44082</text:p>
                <draw:g>
                  <svg:desc>'Working full'.A9:'Working full'.A80</svg:desc>
                </draw:g>
              </table:table-cell>
              <table:table-cell office:value-type="float" office:value="4647.1">
                <text:p>4647.1</text:p>
                <draw:g>
                  <svg:desc>'Working full'.V9:'Working full'.V80</svg:desc>
                </draw:g>
              </table:table-cell>
              <table:table-cell office:value-type="float" office:value="4760">
                <text:p>4760</text:p>
                <draw:g>
                  <svg:desc>'Working full'.W9:'Working full'.W80</svg:desc>
                </draw:g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5067.8">
                <text:p>5067.8</text:p>
              </table:table-cell>
              <table:table-cell office:value-type="float" office:value="5263">
                <text:p>5263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561.5">
                <text:p>5561.5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6390.9">
                <text:p>6390.9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6415.6">
                <text:p>6415.6</text:p>
              </table:table-cell>
              <table:table-cell office:value-type="float" office:value="7649">
                <text:p>7649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6538">
                <text:p>6538</text:p>
              </table:table-cell>
              <table:table-cell office:value-type="float" office:value="8032">
                <text:p>8032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7007.3">
                <text:p>7007.3</text:p>
              </table:table-cell>
              <table:table-cell office:value-type="float" office:value="8506">
                <text:p>8506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8219.9">
                <text:p>8219.9</text:p>
              </table:table-cell>
              <table:table-cell office:value-type="float" office:value="9019">
                <text:p>901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943.2">
                <text:p>8943.2</text:p>
              </table:table-cell>
              <table:table-cell office:value-type="float" office:value="9996">
                <text:p>9996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10078.5">
                <text:p>10078.5</text:p>
              </table:table-cell>
              <table:table-cell office:value-type="float" office:value="11742">
                <text:p>11742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1298.9">
                <text:p>11298.9</text:p>
              </table:table-cell>
              <table:table-cell office:value-type="float" office:value="12402">
                <text:p>12402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2561.8">
                <text:p>12561.8</text:p>
              </table:table-cell>
              <table:table-cell office:value-type="float" office:value="12905">
                <text:p>1290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3085.4">
                <text:p>13085.4</text:p>
              </table:table-cell>
              <table:table-cell office:value-type="float" office:value="13102">
                <text:p>13102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3881">
                <text:p>13881</text:p>
              </table:table-cell>
              <table:table-cell office:value-type="float" office:value="13542">
                <text:p>13542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5038">
                <text:p>15038</text:p>
              </table:table-cell>
              <table:table-cell office:value-type="float" office:value="14262">
                <text:p>14262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6281.8">
                <text:p>16281.8</text:p>
              </table:table-cell>
              <table:table-cell office:value-type="float" office:value="14432">
                <text:p>14432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9053.1">
                <text:p>19053.1</text:p>
              </table:table-cell>
              <table:table-cell office:value-type="float" office:value="14219">
                <text:p>1421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20950.7">
                <text:p>20950.7</text:p>
              </table:table-cell>
              <table:table-cell office:value-type="float" office:value="15056">
                <text:p>1505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21484.1">
                <text:p>21484.1</text:p>
              </table:table-cell>
              <table:table-cell office:value-type="float" office:value="14988">
                <text:p>14988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1424.3">
                <text:p>21424.3</text:p>
              </table:table-cell>
              <table:table-cell office:value-type="float" office:value="15307">
                <text:p>15307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22158.4">
                <text:p>22158.4</text:p>
              </table:table-cell>
              <table:table-cell office:value-type="float" office:value="15119">
                <text:p>15119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23445.4">
                <text:p>23445.4</text:p>
              </table:table-cell>
              <table:table-cell office:value-type="float" office:value="14685">
                <text:p>1468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3340.9">
                <text:p>23340.9</text:p>
              </table:table-cell>
              <table:table-cell office:value-type="float" office:value="15299">
                <text:p>15299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24422.2">
                <text:p>24422.2</text:p>
              </table:table-cell>
              <table:table-cell office:value-type="float" office:value="15881">
                <text:p>1588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26013.4">
                <text:p>26013.4</text:p>
              </table:table-cell>
              <table:table-cell office:value-type="float" office:value="16733">
                <text:p>16733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5519.7">
                <text:p>25519.7</text:p>
              </table:table-cell>
              <table:table-cell office:value-type="float" office:value="17311">
                <text:p>17311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24671.7">
                <text:p>24671.7</text:p>
              </table:table-cell>
              <table:table-cell office:value-type="float" office:value="17849">
                <text:p>17849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4464.3">
                <text:p>24464.3</text:p>
              </table:table-cell>
              <table:table-cell office:value-type="float" office:value="19683">
                <text:p>1968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4730.6">
                <text:p>24730.6</text:p>
              </table:table-cell>
              <table:table-cell office:value-type="float" office:value="22179">
                <text:p>22179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24314">
                <text:p>24314</text:p>
              </table:table-cell>
              <table:table-cell office:value-type="float" office:value="24597">
                <text:p>24597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25921.9">
                <text:p>25921.9</text:p>
              </table:table-cell>
              <table:table-cell office:value-type="float" office:value="26502">
                <text:p>26502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27543.4">
                <text:p>27543.4</text:p>
              </table:table-cell>
              <table:table-cell office:value-type="float" office:value="31323">
                <text:p>31323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27304">
                <text:p>27304</text:p>
              </table:table-cell>
              <table:table-cell office:value-type="float" office:value="33404">
                <text:p>33404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26812.9">
                <text:p>26812.9</text:p>
              </table:table-cell>
              <table:table-cell office:value-type="float" office:value="34664">
                <text:p>34664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28963.8">
                <text:p>28963.8</text:p>
              </table:table-cell>
              <table:table-cell office:value-type="float" office:value="35855">
                <text:p>35855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32112.2">
                <text:p>32112.2</text:p>
              </table:table-cell>
              <table:table-cell office:value-type="float" office:value="39724">
                <text:p>39724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33828.6">
                <text:p>33828.6</text:p>
              </table:table-cell>
              <table:table-cell office:value-type="float" office:value="43930">
                <text:p>43930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36722.1">
                <text:p>36722.1</text:p>
              </table:table-cell>
              <table:table-cell office:value-type="float" office:value="48253">
                <text:p>4825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2231.8">
                <text:p>42231.8</text:p>
              </table:table-cell>
              <table:table-cell office:value-type="float" office:value="50741">
                <text:p>50741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3197.6">
                <text:p>43197.6</text:p>
              </table:table-cell>
              <table:table-cell office:value-type="float" office:value="54818">
                <text:p>5481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2651.5">
                <text:p>42651.5</text:p>
              </table:table-cell>
              <table:table-cell office:value-type="float" office:value="56775">
                <text:p>56775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4623.4">
                <text:p>44623.4</text:p>
              </table:table-cell>
              <table:table-cell office:value-type="float" office:value="60541">
                <text:p>60541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9295.6">
                <text:p>49295.6</text:p>
              </table:table-cell>
              <table:table-cell office:value-type="float" office:value="64200">
                <text:p>64200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53319.7">
                <text:p>53319.7</text:p>
              </table:table-cell>
              <table:table-cell office:value-type="float" office:value="69625">
                <text:p>69625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56356.8">
                <text:p>56356.8</text:p>
              </table:table-cell>
              <table:table-cell office:value-type="float" office:value="74055">
                <text:p>74055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59789.6">
                <text:p>59789.6</text:p>
              </table:table-cell>
              <table:table-cell office:value-type="float" office:value="78210">
                <text:p>78210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60756.6">
                <text:p>60756.6</text:p>
              </table:table-cell>
              <table:table-cell office:value-type="float" office:value="81970">
                <text:p>81970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59842.8">
                <text:p>59842.8</text:p>
              </table:table-cell>
              <table:table-cell office:value-type="float" office:value="84212">
                <text:p>8421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62419.2">
                <text:p>62419.2</text:p>
              </table:table-cell>
              <table:table-cell office:value-type="float" office:value="86408">
                <text:p>86408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65686.6">
                <text:p>65686.6</text:p>
              </table:table-cell>
              <table:table-cell office:value-type="float" office:value="90087">
                <text:p>9008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67599.8">
                <text:p>67599.8</text:p>
              </table:table-cell>
              <table:table-cell office:value-type="float" office:value="88098">
                <text:p>8809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69682">
                <text:p>69682</text:p>
              </table:table-cell>
              <table:table-cell office:value-type="float" office:value="87003">
                <text:p>87003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71303">
                <text:p>71303</text:p>
              </table:table-cell>
              <table:table-cell office:value-type="float" office:value="85348">
                <text:p>8534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70541">
                <text:p>70541</text:p>
              </table:table-cell>
              <table:table-cell office:value-type="float" office:value="84305">
                <text:p>84305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68815">
                <text:p>68815</text:p>
              </table:table-cell>
              <table:table-cell office:value-type="float" office:value="83547">
                <text:p>83547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69797">
                <text:p>69797</text:p>
              </table:table-cell>
              <table:table-cell office:value-type="float" office:value="82526">
                <text:p>82526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71960">
                <text:p>71960</text:p>
              </table:table-cell>
              <table:table-cell office:value-type="float" office:value="78952">
                <text:p>78952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9965">
                <text:p>69965</text:p>
              </table:table-cell>
              <table:table-cell office:value-type="float" office:value="81703">
                <text:p>81703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7933">
                <text:p>67933</text:p>
              </table:table-cell>
              <table:table-cell office:value-type="float" office:value="81877">
                <text:p>81877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5948">
                <text:p>65948</text:p>
              </table:table-cell>
              <table:table-cell office:value-type="float" office:value="79824">
                <text:p>79824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3208">
                <text:p>63208</text:p>
              </table:table-cell>
              <table:table-cell office:value-type="float" office:value="76118">
                <text:p>76118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0561">
                <text:p>60561</text:p>
              </table:table-cell>
              <table:table-cell office:value-type="float" office:value="73184">
                <text:p>73184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0510">
                <text:p>60510</text:p>
              </table:table-cell>
              <table:table-cell office:value-type="float" office:value="66285">
                <text:p>66285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59086">
                <text:p>59086</text:p>
              </table:table-cell>
              <table:table-cell office:value-type="float" office:value="66895">
                <text:p>66895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57161">
                <text:p>57161</text:p>
              </table:table-cell>
              <table:table-cell office:value-type="float" office:value="60089">
                <text:p>60089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55910">
                <text:p>55910</text:p>
              </table:table-cell>
              <table:table-cell office:value-type="float" office:value="54730">
                <text:p>54730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54142">
                <text:p>54142</text:p>
              </table:table-cell>
              <table:table-cell office:value-type="float" office:value="50533">
                <text:p>50533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50625">
                <text:p>50625</text:p>
              </table:table-cell>
              <table:table-cell office:value-type="float" office:value="47009">
                <text:p>4700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7175">
                <text:p>47175</text:p>
              </table:table-cell>
              <table:table-cell office:value-type="float" office:value="45288">
                <text:p>45288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44852">
                <text:p>44852</text:p>
              </table:table-cell>
              <table:table-cell office:value-type="float" office:value="48341">
                <text:p>48341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44730">
                <text:p>44730</text:p>
              </table:table-cell>
              <table:table-cell office:value-type="float" office:value="39889">
                <text:p>39889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1340">
                <text:p>41340</text:p>
              </table:table-cell>
              <table:table-cell office:value-type="float" office:value="36479">
                <text:p>364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